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Arial1" svg:font-family="Arial" style:font-family-generic="swiss"/>
    <style:font-face style:name="Arial" svg:font-family="Arial" style:font-adornments="Regular" style:font-family-generic="swiss"/>
    <style:font-face style:name="Sans1" svg:font-family="Sans" style:font-adornments="Regular" style:font-family-generic="swiss"/>
    <style:font-face style:name="arial" svg:font-family="arial" style:font-family-generic="swiss"/>
    <style:font-face style:name="arial1" svg:font-family="arial" style:font-adornments="Regular" style:font-family-generic="swiss"/>
    <style:font-face style:name="Liberation Mono" svg:font-family="'Liberation Mono', 'Nimbus Mono L', 'DejaVu Sans Mono', Courier"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21" style:family="table-column">
      <style:table-column-properties fo:break-before="auto" style:column-width="64.01pt"/>
    </style:style>
    <style:style style:name="co22" style:family="table-column">
      <style:table-column-properties fo:break-before="auto" style:column-width="82.15pt"/>
    </style:style>
    <style:style style:name="co3" style:family="table-column">
      <style:table-column-properties fo:break-before="auto" style:column-width="64.26pt"/>
    </style:style>
    <style:style style:name="co4" style:family="table-column">
      <style:table-column-properties fo:break-before="auto" style:column-width="93.86pt"/>
    </style:style>
    <style:style style:name="co5" style:family="table-column">
      <style:table-column-properties fo:break-before="auto" style:column-width="270.26pt"/>
    </style:style>
    <style:style style:name="co6" style:family="table-column">
      <style:table-column-properties fo:break-before="auto" style:column-width="48.25pt"/>
    </style:style>
    <style:style style:name="co7" style:family="table-column">
      <style:table-column-properties fo:break-before="auto" style:column-width="148.05pt"/>
    </style:style>
    <style:style style:name="co8" style:family="table-column">
      <style:table-column-properties fo:break-before="auto" style:column-width="102.61pt"/>
    </style:style>
    <style:style style:name="co9" style:family="table-column">
      <style:table-column-properties fo:break-before="auto" style:column-width="145.56pt"/>
    </style:style>
    <style:style style:name="co10" style:family="table-column">
      <style:table-column-properties fo:break-before="auto" style:column-width="66.61pt"/>
    </style:style>
    <style:style style:name="co11" style:family="table-column">
      <style:table-column-properties fo:break-before="auto" style:column-width="35.66pt"/>
    </style:style>
    <style:style style:name="co12" style:family="table-column">
      <style:table-column-properties fo:break-before="auto" style:column-width="59.61pt"/>
    </style:style>
    <style:style style:name="co13" style:family="table-column">
      <style:table-column-properties fo:break-before="auto" style:column-width="61.26pt"/>
    </style:style>
    <style:style style:name="co14" style:family="table-column">
      <style:table-column-properties fo:break-before="auto" style:column-width="46.46pt"/>
    </style:style>
    <style:style style:name="co15" style:family="table-column">
      <style:table-column-properties fo:break-before="auto" style:column-width="54.2pt"/>
    </style:style>
    <style:style style:name="co16" style:family="table-column">
      <style:table-column-properties fo:break-before="auto" style:column-width="68.2pt"/>
    </style:style>
    <style:style style:name="co17" style:family="table-column">
      <style:table-column-properties fo:break-before="auto" style:column-width="69.65pt"/>
    </style:style>
    <style:style style:name="co18" style:family="table-column">
      <style:table-column-properties fo:break-before="auto" style:column-width="67.35pt"/>
    </style:style>
    <style:style style:name="co19" style:family="table-column">
      <style:table-column-properties fo:break-before="auto" style:column-width="118.69pt"/>
    </style:style>
    <style:style style:name="co20" style:family="table-column">
      <style:table-column-properties fo:break-before="auto" style:column-width="58.85pt"/>
    </style:style>
    <style:style style:name="co23" style:family="table-column">
      <style:table-column-properties fo:break-before="auto" style:column-width="573pt"/>
    </style:style>
    <style:style style:name="co24" style:family="table-column">
      <style:table-column-properties fo:break-before="auto" style:column-width="264.16pt"/>
    </style:style>
    <style:style style:name="ro15" style:family="table-row">
      <style:table-row-properties style:row-height="12.1pt" fo:break-before="auto" style:use-optimal-row-height="true"/>
    </style:style>
    <style:style style:name="ro16" style:family="table-row">
      <style:table-row-properties style:row-height="12.5pt" fo:break-before="auto" style:use-optimal-row-height="true"/>
    </style:style>
    <style:style style:name="ro17" style:family="table-row">
      <style:table-row-properties style:row-height="14.09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33.56pt" fo:break-before="auto" style:use-optimal-row-height="false"/>
    </style:style>
    <style:style style:name="ro6" style:family="table-row">
      <style:table-row-properties style:row-height="13.04pt" fo:break-before="auto" style:use-optimal-row-height="true"/>
    </style:style>
    <style:style style:name="ro7" style:family="table-row">
      <style:table-row-properties style:row-height="14.6pt" fo:break-before="auto" style:use-optimal-row-height="true"/>
    </style:style>
    <style:style style:name="ro8" style:family="table-row">
      <style:table-row-properties style:row-height="13.8pt" fo:break-before="auto" style:use-optimal-row-height="true"/>
    </style:style>
    <style:style style:name="ro9" style:family="table-row">
      <style:table-row-properties style:row-height="14.66pt" fo:break-before="auto" style:use-optimal-row-height="true"/>
    </style:style>
    <style:style style:name="ro10" style:family="table-row">
      <style:table-row-properties style:row-height="13.95pt" fo:break-before="auto" style:use-optimal-row-height="true"/>
    </style:style>
    <style:style style:name="ro11" style:family="table-row">
      <style:table-row-properties style:row-height="14.2pt" fo:break-before="auto" style:use-optimal-row-height="false"/>
    </style:style>
    <style:style style:name="ro12" style:family="table-row">
      <style:table-row-properties style:row-height="24.86pt" fo:break-before="auto" style:use-optimal-row-height="true"/>
    </style:style>
    <style:style style:name="ro13" style:family="table-row">
      <style:table-row-properties style:row-height="22.79pt" fo:break-before="auto" style:use-optimal-row-height="false"/>
    </style:style>
    <style:style style:name="ro14" style:family="table-row">
      <style:table-row-properties style:row-height="15.65pt" fo:break-before="auto" style:use-optimal-row-height="false"/>
    </style:style>
    <style:style style:name="ro18" style:family="table-row">
      <style:table-row-properties style:row-height="35.04pt" fo:break-before="auto" style:use-optimal-row-height="true"/>
    </style:style>
    <style:style style:name="ro19" style:family="table-row">
      <style:table-row-properties style:row-height="12.95pt" fo:break-before="auto" style:use-optimal-row-height="false"/>
    </style:style>
    <style:style style:name="ro20" style:family="table-row">
      <style:table-row-properties style:row-height="33.96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7" number:automatic-order="true">
      <number:month number:style="long"/>
      <number:text>/</number:text>
      <number:day number:style="long"/>
      <number:text>/</number:text>
      <number:year/>
    </number:date-style>
    <number:text-style style:name="N100">
      <number:text-content/>
    </number:text-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normal" style:font-weight-asian="normal" style:font-weight-complex="normal"/>
    </style:style>
    <style:style style:name="ce461" style:family="table-cell" style:parent-style-name="Default">
      <style:text-properties fo:color="#ff0000" style:text-position=""/>
    </style:style>
    <style:style style:name="ce46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0pt" fo:font-style="normal" style:text-underline-style="none" fo:font-weight="bold"/>
    </style:style>
    <style:style style:name="ce4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normal"/>
    </style:style>
    <style:style style:name="ce4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 fo:font-size="10pt" fo:font-style="normal" style:text-underline-style="none" fo:font-weight="normal"/>
    </style:style>
    <style:style style:name="ce465" style:family="table-cell" style:parent-style-name="Default">
      <style:text-properties style:text-position="" style:font-name="arial"/>
    </style:style>
    <style:style style:name="ce4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bold"/>
    </style:style>
    <style:style style:name="ce4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 fo:font-size="10pt" fo:font-style="normal" style:text-underline-style="none" fo:font-weight="normal" style:font-name-asian="Droid Sans" style:font-name-complex="FreeSans1"/>
    </style:style>
    <style:style style:name="ce468" style:family="table-cell" style:parent-style-name="Default">
      <style:table-cell-properties fo:background-color="transparent"/>
      <style:text-properties style:text-position="" style:font-name="arial"/>
    </style:style>
    <style:style style:name="ce469" style:family="table-cell" style:parent-style-name="Default">
      <style:text-properties style:text-position="" fo:font-weight="normal" style:font-weight-asian="normal" style:font-weight-complex="normal"/>
    </style:style>
    <style:style style:name="ce4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style:use-window-font-color="true" style:text-line-through-style="none" style:text-line-through-type="none" style:text-position="" style:font-name="arial" fo:font-size="10pt" fo:font-style="normal" style:text-underline-style="none" fo:font-weight="normal"/>
    </style:style>
    <style:style style:name="ce471" style:family="table-cell" style:parent-style-name="Default">
      <style:table-cell-properties fo:background-color="transparent"/>
      <style:text-properties style:text-position="" style:font-name="arial" fo:font-size="10pt"/>
    </style:style>
    <style:style style:name="ce472" style:family="table-cell" style:parent-style-name="Default">
      <style:table-cell-properties fo:background-color="transparent" fo:border="none"/>
      <style:text-properties fo:color="#000000"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transparent"/>
      <style:text-properties style:text-position="" style:font-name="Liberation Serif" style:font-name-asian="Droid Sans" style:font-name-complex="FreeSans1"/>
    </style:style>
    <style:style style:name="ce474" style:family="table-cell" style:parent-style-name="Default">
      <style:table-cell-properties fo:background-color="transparent"/>
      <style:text-properties style:text-position="" style:font-name="Arial" style:font-name-asian="Droid Sans" style:font-name-complex="FreeSans1"/>
    </style:style>
    <style:style style:name="ce475"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 fo:font-size="10pt" fo:font-style="normal" style:text-underline-style="none" fo:font-weight="normal"/>
    </style:style>
    <style:style style:name="ce476"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normal" style:font-weight-asian="normal" style:font-weight-complex="normal"/>
    </style:style>
    <style:style style:name="ce477" style:family="table-cell" style:parent-style-name="Default" style:data-style-name="N104">
      <style:table-cell-properties fo:background-color="transparent"/>
      <style:text-properties style:text-position="" fo:font-weight="normal" style:font-weight-asian="normal" style:font-weight-complex="normal"/>
    </style:style>
    <style:style style:name="ce478" style:family="table-cell" style:parent-style-name="Default" style:data-style-name="N104">
      <style:table-cell-properties fo:background-color="transparent" fo:border="none"/>
      <style:text-properties fo:color="#000000"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9"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bold"/>
    </style:style>
    <style:style style:name="ce480"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 fo:font-size="10pt" fo:font-style="normal" style:text-underline-style="none" fo:font-weight="normal" style:font-weight-asian="normal" style:font-weight-complex="normal"/>
    </style:style>
    <style:style style:name="ce48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2"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 fo:font-size="10pt" fo:font-style="normal" style:text-underline-style="none" fo:font-weight="normal"/>
    </style:style>
    <style:style style:name="ce483" style:family="table-cell" style:parent-style-name="Gnumeric-default">
      <style:text-properties style:text-position="" style:font-name="Arial1"/>
    </style:style>
    <style:style style:name="ce484"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bold"/>
    </style:style>
    <style:style style:name="ce485"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normal" style:font-weight-asian="normal" style:font-weight-complex="normal"/>
    </style:style>
    <style:style style:name="ce486"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normal"/>
    </style:style>
    <style:style style:name="ce487"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text-position="" style:font-name="arial" fo:font-size="10pt" fo:font-style="italic" style:text-underline-style="none" fo:font-weight="normal" style:font-style-asian="italic" style:font-style-complex="italic"/>
    </style:style>
    <style:style style:name="ce3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31" style:family="table-cell" style:parent-style-name="Default">
      <style:table-cell-properties fo:background-color="transparent" fo:border="0.74pt solid #999999"/>
      <style:text-properties fo:color="#000000" fo:font-weight="normal" style:font-weight-asian="normal" style:font-weight-complex="normal"/>
    </style:style>
    <style:style style:name="ce3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35" style:family="table-cell" style:parent-style-name="Gnumeric-default">
      <style:table-cell-properties fo:background-color="transparent" fo:border="0.74pt solid #999999"/>
      <style:text-properties fo:color="#000000" style:font-name="Arial" fo:font-style="normal" fo:font-weight="normal" style:font-weight-asian="normal" style:font-weight-complex="normal"/>
    </style:style>
    <style:style style:name="ce36" style:family="table-cell" style:parent-style-name="Default">
      <style:table-cell-properties fo:background-color="transparent" fo:border="0.74pt solid #999999"/>
      <style:text-properties fo:color="#000000" style:font-name="Arial" fo:font-style="normal" fo:font-weight="normal" style:font-style-asian="normal" style:font-weight-asian="normal" style:font-style-complex="normal" style:font-weight-complex="normal"/>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transparent" fo:border="0.74pt solid #999999"/>
      <style:text-properties fo:color="#000000" style:font-name="Arial" fo:font-style="normal" fo:font-weight="normal" style:font-weight-asian="normal" style:font-weight-complex="normal"/>
    </style:style>
    <style:style style:name="ce4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800000" style:text-line-through-style="none" style:text-line-through-type="none" style:font-name="Arial" fo:font-size="10pt" fo:font-style="normal" style:text-underline-style="none" fo:font-weight="bold" style:font-weight-asian="bold" style:font-weight-complex="bold"/>
    </style:style>
    <style:style style:name="ce43" style:family="table-cell" style:parent-style-name="Default">
      <style:table-cell-properties style:glyph-orientation-vertical="auto" fo:background-color="#23ff23" style:cell-protect="protected" style:print-content="true" style:diagonal-bl-tr="none" style:diagonal-tl-br="none" style:text-align-source="value-type" style:repeat-content="false" fo:wrap-option="wrap" fo:border="0.74pt solid #c0c0c0"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4" style:family="table-cell" style:parent-style-name="Gnumeric-default">
      <style:table-cell-properties fo:background-color="#ffcc99" fo:border="0.74pt solid #999999"/>
      <style:text-properties fo:color="#000000" style:font-name="Arial" fo:font-style="normal" fo:font-weight="normal" style:font-weight-asian="normal" style:font-weight-complex="normal"/>
    </style:style>
    <style:style style:name="ce45"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6"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49" style:family="table-cell" style:parent-style-name="Gnumeric-default">
      <style:table-cell-properties fo:background-color="transparent" fo:border="0.74pt solid #999999"/>
      <style:text-properties fo:color="#000000" style:font-name="Arial" fo:font-style="normal" fo:font-weight="bold" style:font-weight-asian="bold" style:font-weight-complex="bold"/>
    </style:style>
    <style:style style:name="ce50" style:family="table-cell" style:parent-style-name="Gnumeric-default">
      <style:table-cell-properties fo:background-color="transparent" fo:border="0.74pt solid #999999"/>
      <style:text-properties style:font-name="Arial" fo:font-style="normal" fo:font-weight="normal"/>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52" style:family="table-cell" style:parent-style-name="Gnumeric-default">
      <style:table-cell-properties fo:background-color="transparent"/>
      <style:text-properties style:font-name="Arial" fo:font-style="normal" fo:font-weight="normal"/>
    </style:style>
    <style:style style:name="ce53"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55" style:family="table-cell" style:parent-style-name="Default">
      <style:table-cell-properties fo:background-color="transparent" fo:border="0.74pt solid #999999"/>
      <style:text-properties fo:color="#000000" style:font-name="Arial" fo:font-weight="normal" style:font-weight-asian="normal" style:font-weight-complex="normal"/>
    </style:style>
    <style:style style:name="ce56" style:family="table-cell" style:parent-style-name="Gnumeric-default">
      <style:table-cell-properties fo:background-color="transparent" fo:border="0.74pt solid #999999"/>
      <style:text-properties fo:color="#000000" style:font-name="Arial1" fo:font-weight="normal" style:font-weight-asian="normal" style:font-weight-complex="normal"/>
    </style:style>
    <style:style style:name="ce57" style:family="table-cell" style:parent-style-name="Gnumeric-default">
      <style:table-cell-properties fo:background-color="transparent"/>
      <style:text-properties fo:color="#000000" style:font-name="Arial1" fo:font-weight="normal" style:font-weight-asian="normal" style:font-weight-complex="normal"/>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name-complex="FreeSans1"/>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name-asian="Droid Sans" style:font-name-complex="FreeSans1"/>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61" style:family="table-cell" style:parent-style-name="Gnumeric-default">
      <style:table-cell-properties fo:background-color="transparent" fo:border="0.74pt solid #999999"/>
      <style:text-properties fo:color="#000000" style:font-name="arial" fo:font-weight="normal" style:font-weight-asian="normal" style:font-weight-complex="normal"/>
    </style:style>
    <style:style style:name="ce62" style:family="table-cell" style:parent-style-name="Default">
      <style:table-cell-properties fo:background-color="transparent" fo:border="0.74pt solid #999999"/>
      <style:text-properties fo:color="#000000" style:font-name="Arial" fo:font-style="normal" fo:font-weight="normal" style:font-name-asian="Droid Sans" style:font-weight-asian="normal" style:font-name-complex="FreeSans1" style:font-weight-complex="normal"/>
    </style:style>
    <style:style style:name="ce63" style:family="table-cell" style:parent-style-name="Default">
      <style:table-cell-properties fo:background-color="transparent" fo:border="0.74pt solid #999999"/>
      <style:text-properties fo:color="#000000" style:font-name="arial" fo:font-weight="normal" style:font-name-asian="Droid Sans" style:font-weight-asian="normal" style:font-name-complex="FreeSans1" style:font-weight-complex="normal"/>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65"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66" style:family="table-cell" style:parent-style-name="Default">
      <style:table-cell-properties fo:background-color="transparent" fo:border="0.74pt solid #999999"/>
      <style:text-properties style:font-name="Arial"/>
    </style:style>
    <style:style style:name="ce67" style:family="table-cell" style:parent-style-name="Default">
      <style:table-cell-properties fo:background-color="transparent" fo:border="0.74pt solid #999999"/>
      <style:text-properties fo:color="#000000" style:font-name="arial1" fo:font-weight="normal" style:font-weight-asian="normal" style:font-weight-complex="normal"/>
    </style:style>
    <style:style style:name="ce68" style:family="table-cell" style:parent-style-name="Default">
      <style:table-cell-properties fo:background-color="transparent" fo:border="0.74pt solid #999999"/>
      <style:text-properties fo:color="#000000" style:font-name="Arial" fo:font-size="10pt" fo:font-style="normal" fo:font-weight="normal" style:font-name-asian="Droid Sans" style:font-weight-asian="normal" style:font-name-complex="FreeSans1" style:font-weight-complex="normal"/>
    </style:style>
    <style:style style:name="ce69" style:family="table-cell" style:parent-style-name="Gnumeric-default">
      <style:table-cell-properties fo:background-color="transparent" fo:border="0.74pt solid #999999"/>
      <style:text-properties style:use-window-font-color="true" style:font-name="Arial" fo:font-style="normal" fo:font-weight="normal"/>
    </style:style>
    <style:style style:name="ce70" style:family="table-cell" style:parent-style-name="Gnumeric-default">
      <style:table-cell-properties fo:background-color="transparent" fo:border="0.74pt solid #999999"/>
      <style:text-properties style:font-name="Arial" fo:font-style="normal" fo:font-weight="bold" style:font-weight-asian="bold" style:font-weight-complex="bold"/>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7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name-complex="FreeSans1"/>
    </style:style>
    <style:style style:name="ce73" style:family="table-cell" style:parent-style-name="Gnumeric-default">
      <style:table-cell-properties fo:background-color="#ff0000" fo:border="0.74pt solid #999999"/>
      <style:text-properties fo:color="#000000" style:font-name="Arial1" fo:font-weight="normal" style:font-weight-asian="normal" style:font-weight-complex="normal"/>
    </style:style>
    <style:style style:name="ce74" style:family="table-cell" style:parent-style-name="Gnumeric-default">
      <style:table-cell-properties fo:background-color="#00ff00" fo:border="0.74pt solid #999999"/>
      <style:text-properties fo:color="#000000" style:font-name="Arial1" fo:font-weight="normal" style:font-weight-asian="normal" style:font-weight-complex="normal"/>
    </style:style>
    <style:style style:name="ce75" style:family="table-cell" style:parent-style-name="Gnumeric-default">
      <style:table-cell-properties fo:background-color="#b3b300" fo:border="0.74pt solid #999999"/>
      <style:text-properties fo:color="#000000" style:font-name="Arial1" fo:font-weight="normal" style:font-weight-asian="normal" style:font-weight-complex="normal"/>
    </style:style>
    <style:style style:name="ce76" style:family="table-cell" style:parent-style-name="Gnumeric-default">
      <style:table-cell-properties fo:background-color="#0084d1" fo:border="0.74pt solid #999999"/>
      <style:text-properties fo:color="#000000" style:font-name="Arial1" fo:font-weight="normal" style:font-weight-asian="normal" style:font-weight-complex="normal"/>
    </style:style>
    <style:style style:name="ce77" style:family="table-cell" style:parent-style-name="Default">
      <style:text-properties style:font-name="arial1"/>
    </style:style>
    <style:style style:name="ce78" style:family="table-cell" style:parent-style-name="Default" style:data-style-name="N4">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style>
    <style:style style:name="ce80" style:family="table-cell" style:parent-style-name="Default">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transparent" fo:border="0.74pt solid #999999"/>
      <style:text-properties fo:color="#000000" style:font-name="Arial" fo:font-style="normal" fo:font-weight="normal" style:font-name-asian="Droid Sans" style:language-asian="en" style:country-asian="US" style:font-weight-asian="normal" style:font-name-complex="FreeSans1" style:language-complex="en" style:country-complex="US" style:font-weight-complex="normal"/>
    </style:style>
    <style:style style:name="ce82" style:family="table-cell" style:parent-style-name="Default">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style>
    <style:style style:name="ce86" style:family="table-cell" style:parent-style-name="Gnumeric-default">
      <style:table-cell-properties fo:background-color="transparent" fo:border="0.74pt solid #999999"/>
      <style:text-properties fo:color="#000000" style:font-name="Arial" fo:font-style="normal" fo:font-weight="normal" style:font-name-asian="Droid Sans" style:font-weight-asian="normal" style:font-name-complex="FreeSans1" style:font-weight-complex="normal"/>
    </style:style>
    <style:style style:name="ce87" style:family="table-cell" style:parent-style-name="Gnumeric-default">
      <style:table-cell-properties fo:background-color="#ffcc99" fo:border="0.74pt solid #999999"/>
      <style:text-properties fo:color="#000000" style:font-name="Arial" fo:font-style="normal" fo:font-weight="normal" style:font-name-asian="Droid Sans" style:font-weight-asian="normal" style:font-name-complex="FreeSans1" style:font-weight-complex="normal"/>
    </style:style>
    <style:style style:name="ce88" style:family="table-cell" style:parent-style-name="Default">
      <style:table-cell-properties fo:background-color="#ffcc99" fo:wrap-option="wrap" fo:border="0.74pt solid #999999"/>
      <style:text-properties fo:color="#000000" style:font-name="Arial" fo:font-style="normal" fo:font-weight="normal" style:font-weight-asian="normal" style:font-weight-complex="normal"/>
    </style:style>
    <style:style style:name="ce89" style:family="table-cell" style:parent-style-name="Default">
      <style:table-cell-properties fo:background-color="transparent" fo:wrap-option="wrap" fo:border="0.74pt solid #999999"/>
      <style:text-properties fo:color="#000000" style:font-name="Arial" fo:font-style="normal" fo:font-weight="normal" style:font-weight-asian="normal" style:font-weight-complex="normal"/>
    </style:style>
    <style:style style:name="ce90" style:family="table-cell" style:parent-style-name="Gnumeric-default">
      <style:table-cell-properties fo:background-color="transparent" fo:border="0.74pt solid #999999"/>
      <style:text-properties style:font-name="Arial"/>
    </style:style>
    <style:style style:name="ce91" style:family="table-cell" style:parent-style-name="Default">
      <style:table-cell-properties fo:background-color="transparent" fo:border="0.74pt solid #999999"/>
      <style:text-properties fo:color="#000000" style:font-name="Arial" fo:font-size="10pt" fo:font-style="normal" fo:font-weight="normal" style:font-weight-asian="normal" style:font-weight-complex="normal"/>
    </style:style>
    <style:style style:name="ce9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style>
    <style:style style:name="ce93"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style>
    <style:style style:name="ce94" style:family="table-cell" style:parent-style-name="Default">
      <style:table-cell-properties fo:border-bottom="0.74pt solid #999999" fo:background-color="transparent" fo:border-left="none" fo:border-right="none" fo:border-top="0.74pt solid #999999"/>
    </style:style>
    <style:style style:name="ce95" style:family="table-cell" style:parent-style-name="Default">
      <style:table-cell-properties fo:background-color="transparent"/>
    </style:style>
    <style:style style:name="ce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97" style:family="table-cell" style:parent-style-name="Default">
      <style:table-cell-properties style:text-align-source="fix" style:repeat-content="false" fo:background-color="transparent"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9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99"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fo:font-weight="normal" style:font-weight-asian="normal" style:font-weight-complex="normal"/>
    </style:style>
    <style:style style:name="ce10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10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02"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103" style:family="table-cell" style:parent-style-name="Gnumeric-default" style:data-style-name="N100">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104"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105" style:family="table-cell" style:parent-style-name="Default" style:data-style-name="N100">
      <style:table-cell-properties style:text-align-source="fix" style:repeat-content="false" fo:background-color="transparent" fo:wrap-option="wrap" fo:border="0.74pt solid #999999"/>
      <style:paragraph-properties fo:text-align="center" fo:margin-left="0pt"/>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10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08"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109" style:family="table-cell" style:parent-style-name="Gnumeric-default">
      <style:table-cell-properties style:diagonal-bl-tr="none" style:diagonal-tl-br="none" style:text-align-source="fix" style:repeat-content="false" fo:background-color="transparent" fo:wrap-option="no-wrap" fo:border="0.74pt solid #999999"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transparent" fo:wrap-option="wrap"/>
      <style:text-properties fo:color="#000000"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c5000b" style:text-line-through-style="none" style:text-line-through-type="none" style:font-name="arial" fo:font-size="10pt" fo:font-style="normal" style:text-underline-style="none" fo:font-weight="bold" style:font-weight-asian="bold" style:font-weight-complex="bold"/>
    </style:style>
    <style:style style:name="ce11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Arial" fo:font-size="10pt" fo:font-style="normal" style:text-underline-style="none" fo:font-weight="bold" style:font-weight-asian="bold" style:font-weight-complex="bold"/>
    </style:style>
    <style:style style:name="ce118" style:family="table-cell" style:parent-style-name="Gnumeric-default" style:data-style-name="N100">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weight-asian="normal" style:font-weight-complex="normal"/>
    </style:style>
    <style:style style:name="ce119" style:family="table-cell" style:parent-style-name="Default" style:data-style-name="N100">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20" style:family="table-cell" style:parent-style-name="Default">
      <style:table-cell-properties style:text-align-source="fix" style:repeat-content="false" fo:background-color="transparent"/>
      <style:paragraph-properties fo:text-align="center" fo:margin-left="0pt"/>
      <style:text-properties style:font-name="FreeSans" fo:font-size="10pt" fo:font-weight="normal" style:font-size-asian="10pt" style:font-weight-asian="normal" style:font-size-complex="10pt" style:font-weight-complex="normal"/>
    </style:style>
    <style:style style:name="ce121" style:family="table-cell" style:parent-style-name="Default" style:data-style-name="N100">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122" style:family="table-cell" style:parent-style-name="Default" style:data-style-name="N100">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weight-asian="normal" style:font-weight-complex="normal"/>
    </style:style>
    <style:style style:name="ce123"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name-asian="Droid Sans" style:font-weight-asian="normal" style:font-name-complex="FreeSans1" style:font-weight-complex="normal"/>
    </style:style>
    <style:style style:name="ce124" style:family="table-cell" style:parent-style-name="Default" style:data-style-name="N100">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ize-asian="10pt" style:font-weight-asian="normal" style:font-size-complex="10pt" style:font-weight-complex="normal"/>
    </style:style>
    <style:style style:name="ce125" style:family="table-cell" style:parent-style-name="Default">
      <style:table-cell-properties fo:background-color="#ffcc99" style:text-align-source="fix" style:repeat-content="false"/>
      <style:paragraph-properties fo:text-align="start" fo:margin-left="0pt"/>
      <style:text-properties style:font-name="FreeSans" fo:font-size="10pt" style:font-size-asian="10pt" style:font-size-complex="10pt"/>
    </style:style>
    <style:style style:name="ce126"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weight-asian="normal" style:font-weight-complex="normal"/>
    </style:style>
    <style:style style:name="ce127"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arial" fo:font-size="10pt" fo:font-weight="normal" style:font-weight-asian="normal" style:font-weight-complex="normal"/>
    </style:style>
    <style:style style:name="ce128" style:family="table-cell" style:parent-style-name="Default">
      <style:table-cell-properties fo:background-color="#ffcc99" style:text-align-source="fix" style:repeat-content="false" fo:border="0.74pt solid #999999"/>
      <style:paragraph-properties fo:text-align="center" fo:margin-left="0pt"/>
      <style:text-properties style:font-name="arial" fo:font-size="10pt"/>
    </style:style>
    <style:style style:name="ce129" style:family="table-cell" style:parent-style-name="Default">
      <style:table-cell-properties fo:background-color="#ffcc99" style:text-align-source="fix" style:repeat-content="false" fo:border="0.74pt solid #999999"/>
      <style:paragraph-properties fo:text-align="center" fo:margin-left="0pt"/>
    </style:style>
    <style:style style:name="ce130" style:family="table-cell" style:parent-style-name="Default">
      <style:table-cell-properties style:text-align-source="fix" style:repeat-content="false" fo:background-color="transparent" fo:border="0.74pt solid #999999"/>
      <style:paragraph-properties fo:text-align="center" fo:margin-left="0pt"/>
    </style:style>
    <style:style style:name="ce13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132" style:family="table-cell" style:parent-style-name="Default">
      <style:table-cell-properties fo:border-bottom="0.74pt solid #999999" fo:background-color="transparent" fo:wrap-option="no-wrap" fo:border-left="none" fo:border-right="none" fo:border-top="0.74pt solid #999999"/>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font-name="Arial" fo:font-size="10pt" fo:font-style="normal" fo:font-weight="normal" style:font-weight-asian="normal" style:font-weight-complex="normal"/>
    </style:style>
    <style:style style:name="ce134" style:family="table-cell" style:parent-style-name="Gnumeric-default" style:data-style-name="N100">
      <style:table-cell-properties style:text-align-source="fix" style:repeat-content="false" fo:background-color="transparent" fo:border="0.74pt solid #999999"/>
      <style:paragraph-properties fo:text-align="center" fo:margin-left="0pt"/>
      <style:text-properties fo:color="#000000" style:font-name="Arial" fo:font-style="normal" fo:font-weight="bold" style:font-weight-asian="bold" style:font-weight-complex="bold"/>
    </style:style>
    <style:style style:name="ce135" style:family="table-cell" style:parent-style-name="Gnumeric-default">
      <style:table-cell-properties style:text-align-source="fix" style:repeat-content="false" fo:background-color="transparent" fo:border="0.74pt solid #999999"/>
      <style:paragraph-properties fo:text-align="center" fo:margin-left="0pt"/>
      <style:text-properties style:font-name="Arial" fo:font-style="normal" fo:font-weight="normal"/>
    </style:style>
    <style:style style:name="ce13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37" style:family="table-cell" style:parent-style-name="Default" style:data-style-name="N100">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13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139"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Gnumeric-default" style:data-style-name="N100">
      <style:table-cell-properties style:text-align-source="fix" style:repeat-content="false" fo:background-color="transparent" fo:border="0.74pt solid #999999"/>
      <style:paragraph-properties fo:text-align="center" fo:margin-left="0pt"/>
      <style:text-properties fo:color="#000000" style:font-name="Arial1" fo:font-weight="normal" style:font-weight-asian="normal" style:font-weight-complex="normal"/>
    </style:style>
    <style:style style:name="ce142" style:family="table-cell" style:parent-style-name="Gnumeric-default" style:data-style-name="N100">
      <style:table-cell-properties style:text-align-source="fix" style:repeat-content="false" fo:background-color="transparent"/>
      <style:paragraph-properties fo:text-align="center" fo:margin-left="0pt"/>
      <style:text-properties fo:color="#000000" style:font-name="Arial1" fo:font-weight="normal" style:font-weight-asian="normal" style:font-weight-complex="normal"/>
    </style:style>
    <style:style style:name="ce143"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44" style:family="table-cell" style:parent-style-name="Default">
      <style:table-cell-properties fo:background-color="#ffcc99" fo:border="0.74pt solid #999999"/>
      <style:text-properties fo:color="#000000" style:font-name="Arial" fo:font-style="normal" fo:font-weight="normal" style:font-weight-asian="normal" style:font-weight-complex="normal"/>
    </style:style>
    <style:style style:name="ce145" style:family="table-cell" style:parent-style-name="Default">
      <style:table-cell-properties fo:background-color="#ffcc99" fo:border="0.74pt solid #999999"/>
      <style:text-properties style:font-name="Arial" fo:font-style="normal" fo:font-weight="normal"/>
    </style:style>
    <style:style style:name="ce146" style:family="table-cell" style:parent-style-name="Default">
      <style:table-cell-properties fo:background-color="#ffcc99" fo:border="0.74pt solid #999999"/>
      <style:text-properties fo:color="#000000" style:font-name="FreeSans" fo:font-size="10pt" fo:font-style="normal" fo:font-weight="normal" style:font-size-asian="10pt" style:font-weight-asian="normal" style:font-size-complex="10pt" style:font-weight-complex="normal"/>
    </style:style>
    <style:style style:name="ce147" style:family="table-cell" style:parent-style-name="Default">
      <style:table-cell-properties fo:background-color="#ffcc99" fo:border="0.74pt solid #999999"/>
      <style:text-properties fo:color="#000000" style:font-name="Arial" fo:font-weight="normal" style:font-weight-asian="normal" style:font-weight-complex="normal"/>
    </style:style>
    <style:style style:name="ce148" style:family="table-cell" style:parent-style-name="Default">
      <style:table-cell-properties fo:background-color="transparent" fo:border="0.74pt solid #999999"/>
      <style:text-properties style:font-name="Arial" fo:font-style="normal" fo:font-weight="normal"/>
    </style:style>
    <style:style style:name="ce149" style:family="table-cell" style:parent-style-name="Gnumeric-default">
      <style:table-cell-properties style:text-align-source="fix" style:repeat-content="false" fo:background-color="transparent" fo:border="0.74pt solid #999999"/>
      <style:paragraph-properties fo:text-align="start" fo:margin-left="0pt"/>
      <style:text-properties style:font-name="Arial" fo:font-style="normal" fo:font-weight="normal"/>
    </style:style>
    <style:style style:name="ce150"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1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name-complex="FreeSans1"/>
    </style:style>
    <style:style style:name="ce152" style:family="table-cell" style:parent-style-name="Default">
      <style:table-cell-properties style:text-align-source="fix" style:repeat-content="false" fo:background-color="transparent" fo:border="0.74pt solid #999999"/>
      <style:paragraph-properties fo:text-align="center" fo:margin-left="0pt"/>
      <style:text-properties fo:color="#000000" fo:font-weight="normal" style:font-weight-asian="normal" style:font-weight-complex="normal"/>
    </style:style>
    <style:style style:name="ce15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language="zxx" fo:country="none" fo:font-style="normal" style:text-underline-style="none" fo:font-weight="normal" style:font-name-asian="Bitstream Vera Sans" style:font-size-asian="12pt" style:language-asian="zxx" style:country-asian="none" style:font-weight-asian="normal" style:font-name-complex="Droid Sans1" style:font-size-complex="12pt" style:language-complex="zxx" style:country-complex="none" style:font-weight-complex="normal"/>
    </style:style>
    <style:style style:name="ce15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5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156"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157" style:family="table-cell" style:parent-style-name="Default">
      <style:table-cell-properties style:text-align-source="fix" style:repeat-content="false" fo:background-color="transparent"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159"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name-asian="Droid Sans" style:language-asian="en" style:country-asian="US" style:font-weight-asian="normal" style:font-name-complex="FreeSans1" style:language-complex="en" style:country-complex="US" style:font-weight-complex="normal"/>
    </style:style>
    <style:style style:name="ce160" style:family="table-cell" style:parent-style-name="Default">
      <style:table-cell-properties style:text-align-source="fix" style:repeat-content="false" fo:background-color="transparent"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style>
    <style:style style:name="ce162" style:family="table-cell" style:parent-style-name="Default">
      <style:table-cell-properties style:text-align-source="fix" style:repeat-content="false" fo:background-color="transparent" fo:wrap-option="wrap"/>
      <style:paragraph-properties fo:text-align="center" fo:margin-left="0pt"/>
      <style:text-properties fo:color="#000000"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c5000b" style:text-line-through-style="none" style:text-line-through-type="none" style:font-name="arial" fo:font-size="10pt" fo:font-style="normal" style:text-underline-style="none" fo:font-weight="bold" style:font-weight-asian="bold" style:font-weight-complex="bold"/>
    </style:style>
    <style:style style:name="ce16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65"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166" style:family="table-cell" style:parent-style-name="Gnumeric-default">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weight-asian="normal" style:font-weight-complex="normal"/>
    </style:style>
    <style:style style:name="ce167"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168"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Arial" fo:font-size="10pt" fo:font-style="normal" fo:font-weight="normal" style:font-weight-asian="normal" style:font-weight-complex="normal"/>
    </style:style>
    <style:style style:name="ce169" style:family="table-cell" style:parent-style-name="Default">
      <style:table-cell-properties fo:background-color="#ffcc99" style:text-align-source="fix" style:repeat-content="false" fo:border="0.74pt solid #999999"/>
      <style:paragraph-properties fo:text-align="center" fo:margin-left="0pt"/>
      <style:text-properties style:font-name="Arial" fo:font-size="10pt" fo:font-style="normal" fo:font-weight="normal"/>
    </style:style>
    <style:style style:name="ce170" style:family="table-cell" style:parent-style-name="Default">
      <style:table-cell-properties fo:background-color="#ffcc99" style:text-align-source="fix" style:repeat-content="false" fo:border="0.74pt solid #999999"/>
      <style:paragraph-properties fo:text-align="center" fo:margin-left="0pt"/>
      <style:text-properties fo:color="#000000" fo:font-weight="normal" style:font-weight-asian="normal" style:font-weight-complex="normal"/>
    </style:style>
    <style:style style:name="ce171" style:family="table-cell" style:parent-style-name="Default">
      <style:table-cell-properties fo:background-color="#ffcc99" style:text-align-source="fix" style:repeat-content="false" fo:wrap-option="wrap"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FreeSans" fo:font-size="10pt" fo:font-weight="normal" style:font-size-asian="10pt" style:font-weight-asian="normal" style:font-size-complex="10pt" style:font-weight-complex="normal"/>
    </style:style>
    <style:style style:name="ce173" style:family="table-cell" style:parent-style-name="Default">
      <style:table-cell-properties fo:background-color="#ffcc99" style:text-align-source="fix" style:repeat-content="false"/>
      <style:paragraph-properties fo:text-align="center" fo:margin-left="0pt"/>
      <style:text-properties style:font-name="FreeSans" fo:font-size="10pt" style:font-size-asian="10pt" style:font-size-complex="10pt"/>
    </style:style>
    <style:style style:name="ce174"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ize="10pt" fo:font-style="normal" fo:font-weight="normal" style:font-weight-asian="normal" style:font-weight-complex="normal"/>
    </style:style>
    <style:style style:name="ce175" style:family="table-cell" style:parent-style-name="Default">
      <style:table-cell-properties style:text-align-source="fix" style:repeat-content="false" fo:background-color="transparent" fo:wrap-option="wrap"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17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78" style:family="table-cell" style:parent-style-name="Default">
      <style:table-cell-properties style:text-align-source="fix" style:repeat-content="false" fo:background-color="transparent" fo:border="0.74pt solid #999999"/>
      <style:paragraph-properties fo:text-align="center" fo:margin-left="0pt"/>
      <style:text-properties style:font-name="Arial" fo:font-style="normal" fo:font-weight="normal" style:font-weight-asian="normal" style:font-weight-complex="normal"/>
    </style:style>
    <style:style style:name="ce17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180"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style="normal" fo:font-weight="bold" style:font-weight-asian="bold" style:font-weight-complex="bold"/>
    </style:style>
    <style:style style:name="ce18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language="zxx" fo:country="none" fo:font-style="normal" style:text-underline-style="none" fo:font-weight="normal" style:font-name-asian="Bitstream Vera Sans" style:font-size-asian="12pt" style:language-asian="zxx" style:country-asian="none" style:font-weight-asian="normal" style:font-name-complex="Droid Sans1" style:font-size-complex="12pt" style:language-complex="zxx" style:country-complex="none" style:font-weight-complex="normal"/>
    </style:style>
    <style:style style:name="ce18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83"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18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85" style:family="table-cell" style:parent-style-name="Default">
      <style:table-cell-properties style:text-align-source="fix" style:repeat-content="false" fo:background-color="transparent" fo:wrap-option="wrap"/>
      <style:paragraph-properties fo:text-align="center" fo:margin-left="0pt"/>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187" style:family="table-cell" style:parent-style-name="Default">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8"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1" fo:font-weight="normal" style:font-weight-asian="normal" style:font-weight-complex="normal"/>
    </style:style>
    <style:style style:name="ce189" style:family="table-cell" style:parent-style-name="Default">
      <style:table-cell-properties style:text-align-source="fix" style:repeat-content="false"/>
      <style:paragraph-properties fo:text-align="center" fo:margin-left="0pt"/>
    </style:style>
    <style:style style:name="ce190" style:family="table-cell" style:parent-style-name="Gnumeric-default">
      <style:table-cell-properties style:text-align-source="fix" style:repeat-content="false" fo:background-color="transparent"/>
      <style:paragraph-properties fo:text-align="center" fo:margin-left="0pt"/>
      <style:text-properties fo:color="#000000" style:font-name="Arial1" fo:font-weight="normal" style:font-weight-asian="normal" style:font-weight-complex="normal"/>
    </style:style>
    <style:style style:name="ce191" style:family="table-cell" style:parent-style-name="Default">
      <style:table-cell-properties style:text-align-source="fix" style:repeat-content="false"/>
      <style:paragraph-properties fo:text-align="center" fo:margin-left="0pt"/>
      <style:text-properties style:font-name="arial1"/>
    </style:style>
    <style:style style:name="ce192"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193"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1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Arial" fo:font-size="10pt" fo:font-style="normal" style:text-underline-style="none" fo:font-weight="bold" style:font-weight-asian="bold" style:font-weight-complex="bold"/>
    </style:style>
    <style:style style:name="ce196"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style:use-window-font-color="true" style:text-line-through-style="none" style:text-line-through-type="none" style:font-name="Arial1" fo:font-size="10pt" fo:font-style="normal" style:text-underline-style="none" fo:font-weight="normal"/>
    </style:style>
    <style:style style:name="ce197"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198"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199" style:family="table-cell" style:parent-style-name="Gnumeric-default">
      <style:table-cell-properties style:text-align-source="fix" style:repeat-content="false" fo:background-color="transparent" fo:border="0.74pt solid #999999"/>
      <style:paragraph-properties fo:text-align="center" fo:margin-left="0pt"/>
      <style:text-properties style:use-window-font-color="true" style:font-name="Arial" fo:font-style="normal" fo:font-weight="normal" style:font-weight-asian="normal" style:font-weight-complex="normal"/>
    </style:style>
    <style:style style:name="ce200"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01" style:family="table-cell" style:parent-style-name="Default" style:data-style-name="N159">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02" style:family="table-cell" style:parent-style-name="Default" style:data-style-name="N159">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203"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04"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bold" style:font-weight-complex="bold"/>
    </style:style>
    <style:style style:name="ce205" style:family="table-cell" style:parent-style-name="Default" style:data-style-name="N181">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Default" style:data-style-name="N181">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Default" style:data-style-name="N181">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181">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name-asian="Droid Sans" style:font-size-asian="10pt" style:font-style-asian="normal" style:font-weight-asian="normal" style:font-name-complex="FreeSans1" style:font-size-complex="10pt" style:font-style-complex="normal" style:font-weight-complex="normal"/>
    </style:style>
    <style:style style:name="ce209" style:family="table-cell" style:parent-style-name="Default" style:data-style-name="N181">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data-style-name="N104">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212"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213" style:family="table-cell" style:parent-style-name="Default" style:data-style-name="N153">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14"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800000" style:text-line-through-style="none" style:text-line-through-type="none" style:font-name="Arial" fo:font-size="10pt" fo:font-style="normal" style:text-underline-style="none" fo:font-weight="bold" style:font-weight-asian="bold" style:font-weight-complex="bold"/>
    </style:style>
    <style:style style:name="ce215"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216"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217" style:family="table-cell" style:parent-style-name="Gnumeric-default" style:data-style-name="N104">
      <style:table-cell-properties fo:background-color="transparent" fo:border="0.74pt solid #999999"/>
      <style:text-properties style:font-name="Arial" fo:font-style="normal" fo:font-weight="normal" style:font-weight-asian="normal" style:font-weight-complex="normal"/>
    </style:style>
    <style:style style:name="ce218" style:family="table-cell" style:parent-style-name="Gnumeric-default" style:data-style-name="N181">
      <style:table-cell-properties fo:background-color="#ffcc99" fo:border="0.74pt solid #999999"/>
      <style:text-properties style:font-name="Arial" fo:font-style="normal" fo:font-weight="normal"/>
    </style:style>
    <style:style style:name="ce219" style:family="table-cell" style:parent-style-name="Default" style:data-style-name="N181">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20" style:family="table-cell" style:parent-style-name="Default" style:data-style-name="N10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221" style:family="table-cell" style:parent-style-name="Default" style:data-style-name="N104">
      <style:table-cell-properties fo:background-color="transparent" fo:border="0.74pt solid #999999" fo:padding="2.01pt"/>
      <style:text-properties style:font-name="Arial" fo:font-size="10pt" fo:font-style="normal" fo:font-weight="normal" style:font-weight-asian="normal" style:font-weight-complex="normal"/>
    </style:style>
    <style:style style:name="ce222" style:family="table-cell" style:parent-style-name="Default" style:data-style-name="N104">
      <style:table-cell-properties fo:background-color="#ffcc99" fo:border="0.74pt solid #999999" fo:padding="2.01pt"/>
      <style:text-properties style:font-name="Arial" fo:font-size="10pt" fo:font-style="normal" fo:font-weight="normal" style:font-name-asian="Droid Sans" style:font-style-asian="normal" style:font-name-complex="FreeSans1" style:font-style-complex="normal"/>
    </style:style>
    <style:style style:name="ce223" style:family="table-cell" style:parent-style-name="Default" style:data-style-name="N104">
      <style:table-cell-properties fo:background-color="#ffcc99" fo:border="0.74pt solid #999999" fo:padding="2.01pt"/>
      <style:text-properties style:font-name="Arial" fo:font-size="10pt" fo:font-style="normal" fo:font-weight="normal" style:font-name-asian="Droid Sans" style:font-name-complex="FreeSans1"/>
    </style:style>
    <style:style style:name="ce224" style:family="table-cell" style:parent-style-name="Default" style:data-style-name="N104">
      <style:table-cell-properties fo:background-color="transparent" fo:border="0.74pt solid #999999" fo:padding="2.01pt"/>
      <style:text-properties fo:color="#000000" style:font-name="Arial" fo:font-size="10pt" fo:font-style="normal" fo:font-weight="normal" style:font-name-asian="Droid Sans" style:font-style-asian="normal" style:font-weight-asian="normal" style:font-name-complex="FreeSans1" style:font-style-complex="normal" style:font-weight-complex="normal"/>
    </style:style>
    <style:style style:name="ce225" style:family="table-cell" style:parent-style-name="Default" style:data-style-name="N104">
      <style:table-cell-properties fo:background-color="#ffcc99" fo:border="0.74pt solid #999999" fo:padding="2.01pt"/>
      <style:text-properties style:font-name="Arial" fo:font-size="10pt" fo:font-style="normal" fo:font-weight="normal" style:font-style-asian="italic" style:font-style-complex="italic"/>
    </style:style>
    <style:style style:name="ce226" style:family="table-cell" style:parent-style-name="Default" style:data-style-name="N104">
      <style:table-cell-properties fo:background-color="#ffcc99" fo:border="0.74pt solid #999999" fo:padding="2.01pt"/>
      <style:text-properties style:font-name="Arial" fo:font-size="10pt" fo:font-style="normal" fo:font-weight="normal"/>
    </style:style>
    <style:style style:name="ce227" style:family="table-cell" style:parent-style-name="Default" style:data-style-name="N181">
      <style:table-cell-properties fo:background-color="#ffcc99" fo:border="0.74pt solid #999999" fo:padding="2.01pt"/>
      <style:text-properties fo:color="#000000" style:font-name="Arial" fo:font-size="10pt" fo:font-style="normal" fo:font-weight="normal" style:font-weight-asian="normal" style:font-weight-complex="normal"/>
    </style:style>
    <style:style style:name="ce228" style:family="table-cell" style:parent-style-name="Default" style:data-style-name="N181">
      <style:table-cell-properties fo:background-color="#ffcc99" fo:border="0.74pt solid #999999" fo:padding="2.01pt"/>
      <style:text-properties style:font-name="Arial" fo:font-size="10pt" fo:font-style="normal" fo:font-weight="normal" style:font-weight-asian="normal" style:font-weight-complex="normal"/>
    </style:style>
    <style:style style:name="ce229" style:family="table-cell" style:parent-style-name="Default" style:data-style-name="N181">
      <style:table-cell-properties fo:background-color="#ffcc99" fo:border="0.74pt solid #999999" fo:padding="2.01pt"/>
      <style:text-properties style:font-name="Arial" fo:font-size="10pt" fo:font-style="normal" fo:font-weight="normal"/>
    </style:style>
    <style:style style:name="ce230" style:family="table-cell" style:parent-style-name="Default" style:data-style-name="N104">
      <style:table-cell-properties fo:background-color="#ffcc99" fo:border="0.74pt solid #999999" fo:padding="2.01pt"/>
      <style:text-properties style:font-name="Arial" fo:font-size="10pt" fo:font-style="normal" fo:font-weight="normal" style:font-style-asian="italic" style:font-weight-asian="normal" style:font-style-complex="italic" style:font-weight-complex="normal"/>
    </style:style>
    <style:style style:name="ce231" style:family="table-cell" style:parent-style-name="Default" style:data-style-name="N104">
      <style:table-cell-properties fo:background-color="#ffcc99" fo:border="0.74pt solid #999999" fo:padding="2.01pt"/>
      <style:text-properties style:font-name="Arial" fo:font-size="10pt" fo:font-style="normal" fo:font-weight="normal" style:font-name-asian="Droid Sans" style:font-style-asian="normal" style:font-weight-asian="normal" style:font-name-complex="FreeSans1" style:font-style-complex="normal" style:font-weight-complex="normal"/>
    </style:style>
    <style:style style:name="ce232" style:family="table-cell" style:parent-style-name="Default" style:data-style-name="N104">
      <style:table-cell-properties fo:background-color="#ffcc99" fo:border="0.74pt solid #999999" fo:padding="2.01pt"/>
      <style:text-properties style:font-name="Arial" fo:font-size="10pt" fo:font-style="normal" fo:font-weight="bold" style:font-name-asian="Droid Sans" style:font-style-asian="normal" style:font-weight-asian="bold" style:font-name-complex="FreeSans1" style:font-style-complex="normal" style:font-weight-complex="bold"/>
    </style:style>
    <style:style style:name="ce233" style:family="table-cell" style:parent-style-name="Default" style:data-style-name="N181">
      <style:table-cell-properties fo:background-color="#ffcc99" fo:border="0.74pt solid #999999" fo:padding="2.01pt"/>
      <style:text-properties style:font-name="Arial" fo:font-size="10pt" fo:font-style="normal" fo:font-weight="normal" style:font-name-asian="Droid Sans" style:font-weight-asian="normal" style:font-name-complex="FreeSans1" style:font-weight-complex="normal"/>
    </style:style>
    <style:style style:name="ce234" style:family="table-cell" style:parent-style-name="Default" style:data-style-name="N181">
      <style:table-cell-properties fo:background-color="transparent" fo:border="0.74pt solid #999999" fo:padding="2.01pt"/>
      <style:text-properties style:font-name="Arial" fo:font-size="10pt" fo:font-style="normal" fo:font-weight="normal"/>
    </style:style>
    <style:style style:name="ce235" style:family="table-cell" style:parent-style-name="Default" style:data-style-name="N104">
      <style:table-cell-properties fo:background-color="transparent" fo:border="0.74pt solid #999999" fo:padding="2.01pt"/>
      <style:text-properties style:font-name="Arial" fo:font-size="10pt" fo:font-style="normal" fo:font-weight="normal"/>
    </style:style>
    <style:style style:name="ce236"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37" style:family="table-cell" style:parent-style-name="Default" style:data-style-name="N104">
      <style:table-cell-properties fo:background-color="transparent" fo:wrap-option="wrap"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data-style-name="N104">
      <style:table-cell-properties fo:background-color="transparent" fo:border="0.74pt solid #999999"/>
      <style:text-properties style:font-name="Arial" fo:font-style="normal" fo:font-weight="normal"/>
    </style:style>
    <style:style style:name="ce240" style:family="table-cell" style:parent-style-name="Gnumeric-default" style:data-style-name="N104">
      <style:table-cell-properties fo:background-color="transparent" fo:border="0.74pt solid #999999"/>
      <style:text-properties style:font-name="Arial" fo:font-style="normal" fo:font-weight="normal"/>
    </style:style>
    <style:style style:name="ce241" style:family="table-cell" style:parent-style-name="Gnumeric-default" style:data-style-name="N104">
      <style:table-cell-properties fo:background-color="transparent" fo:border="0.74pt solid #999999"/>
      <style:text-properties style:font-name="Arial" fo:font-style="normal" fo:font-weight="bold" style:font-weight-asian="bold" style:font-weight-complex="bold"/>
    </style:style>
    <style:style style:name="ce242"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43" style:family="table-cell" style:parent-style-name="Default" style:data-style-name="N124">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244"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245"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46" style:family="table-cell" style:parent-style-name="Default" style:data-style-name="N181">
      <style:table-cell-properties fo:background-color="transparent" fo:border="0.74pt solid #999999"/>
      <style:text-properties fo:color="#000000" style:font-name="Arial" fo:font-weight="normal" style:font-weight-asian="normal" style:font-weight-complex="normal"/>
    </style:style>
    <style:style style:name="ce247" style:family="table-cell" style:parent-style-name="Default" style:data-style-name="N124">
      <style:table-cell-properties fo:background-color="transparent" fo:border="0.74pt solid #999999"/>
      <style:text-properties fo:color="#000000" fo:font-weight="bold" style:font-weight-asian="bold" style:font-weight-complex="bold"/>
    </style:style>
    <style:style style:name="ce248" style:family="table-cell" style:parent-style-name="Gnumeric-default" style:data-style-name="N104">
      <style:table-cell-properties fo:background-color="transparent" fo:border="0.74pt solid #999999"/>
      <style:text-properties fo:color="#000000" style:font-name="Arial" fo:font-style="normal" fo:font-weight="normal" style:font-weight-asian="normal" style:font-weight-complex="normal"/>
    </style:style>
    <style:style style:name="ce249"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250"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251"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800000" style:text-line-through-style="none" style:text-line-through-type="none" style:font-name="Arial" fo:font-size="10pt" fo:font-style="normal" style:text-underline-style="none" fo:font-weight="bold" style:font-weight-asian="bold" style:font-weight-complex="bold"/>
    </style:style>
    <style:style style:name="ce252" style:family="table-cell" style:parent-style-name="Default" style:data-style-name="N124">
      <style:table-cell-properties style:glyph-orientation-vertical="auto" fo:background-color="#00ff00"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53" style:family="table-cell" style:parent-style-name="Default" style:data-style-name="N12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54" style:family="table-cell" style:parent-style-name="Default" style:data-style-name="N10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55"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bold" style:font-weight-asian="bold" style:font-weight-complex="bold"/>
    </style:style>
    <style:style style:name="ce256" style:family="table-cell" style:parent-style-name="Default" style:data-style-name="N124">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57"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name-asian="Droid Sans" style:font-weight-asian="normal" style:font-name-complex="FreeSans1" style:font-weight-complex="normal"/>
    </style:style>
    <style:style style:name="ce258"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259"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260"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61"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262"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263" style:family="table-cell" style:parent-style-name="Default" style:data-style-name="N4">
      <style:table-cell-properties fo:background-color="transparent" fo:border="0.74pt solid #999999"/>
      <style:text-properties fo:color="#000000" style:font-name="Arial" fo:font-style="normal" fo:font-weight="normal" style:font-weight-asian="normal" style:font-weight-complex="normal"/>
    </style:style>
    <style:style style:name="ce264" style:family="table-cell" style:parent-style-name="Gnumeric-default" style:data-style-name="N4">
      <style:table-cell-properties fo:background-color="transparent" fo:border="0.74pt solid #999999"/>
      <style:text-properties fo:color="#000000" style:font-name="Arial" fo:font-style="normal" fo:font-weight="normal" style:font-weight-asian="normal" style:font-weight-complex="normal"/>
    </style:style>
    <style:style style:name="ce265"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266" style:family="table-cell" style:parent-style-name="Gnumeric-default" style:data-style-name="N4">
      <style:table-cell-properties fo:background-color="transparent" fo:border="0.74pt solid #999999"/>
      <style:text-properties fo:color="#800000" style:font-name="Arial" fo:font-style="normal" fo:font-weight="bold" style:font-weight-asian="bold" style:font-weight-complex="bold"/>
    </style:style>
    <style:style style:name="ce267" style:family="table-cell" style:parent-style-name="Default">
      <style:table-cell-properties fo:background-color="#00ff00" fo:border="0.74pt solid #999999"/>
      <style:text-properties fo:color="#000000" fo:font-weight="normal" style:font-weight-asian="normal" style:font-weight-complex="normal"/>
    </style:style>
    <style:style style:name="ce268" style:family="table-cell" style:parent-style-name="Gnumeric-default" style:data-style-name="N4">
      <style:table-cell-properties fo:background-color="#ffcc99" fo:border="0.74pt solid #999999"/>
      <style:text-properties fo:color="#000000" style:font-name="Arial" fo:font-style="normal" fo:font-weight="normal" style:font-weight-asian="normal" style:font-weight-complex="normal"/>
    </style:style>
    <style:style style:name="ce269" style:family="table-cell" style:parent-style-name="Default" style:data-style-name="N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70"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271" style:family="table-cell" style:parent-style-name="Default" style:data-style-name="N4">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Gnumeric-default" style:data-style-name="N4">
      <style:table-cell-properties fo:background-color="transparent" fo:border="0.74pt solid #999999"/>
      <style:text-properties fo:color="#000000" style:font-name="Arial" fo:font-style="normal" fo:font-weight="bold" style:font-weight-asian="bold" style:font-weight-complex="bold"/>
    </style:style>
    <style:style style:name="ce273" style:family="table-cell" style:parent-style-name="Default" style:data-style-name="N1">
      <style:table-cell-properties fo:background-color="transparent" fo:border="0.74pt solid #c0c0c0"/>
    </style:style>
    <style:style style:name="ce274"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75" style:family="table-cell" style:parent-style-name="Default">
      <style:table-cell-properties fo:background-color="#9966cc" fo:border="0.74pt solid #999999"/>
      <style:text-properties fo:color="#000000" style:font-name="Arial" fo:font-style="normal" fo:font-weight="normal" style:font-weight-asian="normal" style:font-weight-complex="normal"/>
    </style:style>
    <style:style style:name="ce276"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277"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278" style:family="table-cell" style:parent-style-name="Gnumeric-default" style:data-style-name="N4">
      <style:table-cell-properties fo:background-color="transparent" fo:border="0.74pt solid #999999"/>
      <style:text-properties fo:color="#000000" style:font-name="Arial1" fo:font-weight="normal" style:font-weight-asian="normal" style:font-weight-complex="normal"/>
    </style:style>
    <style:style style:name="ce279" style:family="table-cell" style:parent-style-name="Gnumeric-default" style:data-style-name="N4">
      <style:table-cell-properties fo:background-color="transparent"/>
      <style:text-properties fo:color="#000000" style:font-name="Arial1" fo:font-weight="normal" style:font-weight-asian="normal" style:font-weight-complex="normal"/>
    </style:style>
    <style:style style:name="ce28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italic" style:text-underline-style="none" fo:font-weight="bold" style:font-style-asian="italic" style:font-weight-asian="bold" style:font-style-complex="italic" style:font-weight-complex="bold"/>
    </style:style>
    <style:style style:name="ce28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italic" style:text-underline-style="none" fo:font-weight="normal" style:font-style-asian="italic" style:font-weight-asian="normal" style:font-style-complex="italic" style:font-weight-complex="normal"/>
    </style:style>
    <style:style style:name="ce2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2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284"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285" style:family="table-cell" style:parent-style-name="Default" style:data-style-name="N104">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86" style:family="table-cell" style:parent-style-name="Gnumeric-default">
      <style:table-cell-properties fo:background-color="transparent" fo:border="0.74pt solid #999999"/>
      <style:text-properties fo:color="#000000" style:font-name="Arial" fo:font-style="normal" fo:font-weight="normal" style:font-style-asian="italic" style:font-weight-asian="normal" style:font-style-complex="italic" style:font-weight-complex="normal"/>
    </style:style>
    <style:style style:name="ce287"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italic" style:font-weight-asian="normal" style:font-size-complex="10pt" style:font-style-complex="italic" style:font-weight-complex="normal"/>
    </style:style>
    <style:style style:name="ce288"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style-asian="italic" style:font-weight-asian="bold" style:font-style-complex="italic" style:font-weight-complex="bold"/>
    </style:style>
    <style:style style:name="ce289" style:family="table-cell" style:parent-style-name="Gnumeric-default">
      <style:table-cell-properties fo:background-color="transparent" fo:border="0.74pt solid #999999"/>
      <style:text-properties fo:color="#800000" style:font-name="Arial" fo:font-style="normal" fo:font-weight="bold" style:font-style-asian="italic" style:font-weight-asian="bold" style:font-style-complex="italic" style:font-weight-complex="bold"/>
    </style:style>
    <style:style style:name="ce290" style:family="table-cell" style:parent-style-name="Gnumeric-default">
      <style:table-cell-properties fo:background-color="#ffcc99" fo:border="0.74pt solid #999999"/>
      <style:text-properties fo:color="#000000" style:font-name="Arial" fo:font-style="normal" fo:font-weight="normal" style:font-style-asian="italic" style:font-weight-asian="normal" style:font-style-complex="italic" style:font-weight-complex="normal"/>
    </style:style>
    <style:style style:name="ce291" style:family="table-cell" style:parent-style-name="Default" style:data-style-name="N104">
      <style:table-cell-properties fo:background-color="transparent" fo:border="0.74pt solid #999999" fo:padding="2.01pt"/>
      <style:text-properties fo:color="#000000" style:font-name="Arial" fo:font-size="10pt" fo:font-style="normal" fo:font-weight="normal" style:font-weight-asian="normal" style:font-weight-complex="normal"/>
    </style:style>
    <style:style style:name="ce292" style:family="table-cell" style:parent-style-name="Default" style:data-style-name="N104">
      <style:table-cell-properties fo:background-color="#ffcc99" fo:border="0.74pt solid #999999" fo:padding="2.01pt"/>
      <style:text-properties fo:color="#000000" style:font-name="Arial" fo:font-size="10pt" fo:font-style="normal" fo:font-weight="normal" style:font-name-asian="Droid Sans" style:font-style-asian="normal" style:font-weight-asian="normal" style:font-name-complex="FreeSans1" style:font-style-complex="normal" style:font-weight-complex="normal"/>
    </style:style>
    <style:style style:name="ce293" style:family="table-cell" style:parent-style-name="Default" style:data-style-name="N104">
      <style:table-cell-properties fo:background-color="#ffcc99" fo:border="0.74pt solid #999999" fo:padding="2.01pt"/>
      <style:text-properties fo:color="#000000" style:font-name="Arial" fo:font-size="10pt" fo:font-style="normal" fo:font-weight="normal" style:font-name-asian="Droid Sans" style:font-weight-asian="normal" style:font-name-complex="FreeSans1" style:font-weight-complex="normal"/>
    </style:style>
    <style:style style:name="ce294" style:family="table-cell" style:parent-style-name="Default" style:data-style-name="N104">
      <style:table-cell-properties fo:background-color="#ffcc99" fo:border="0.74pt solid #999999" fo:padding="2.01pt"/>
      <style:text-properties fo:color="#000000" style:font-name="Arial" fo:font-size="10pt" fo:font-style="normal" fo:font-weight="normal" style:font-style-asian="italic" style:font-weight-asian="normal" style:font-style-complex="italic" style:font-weight-complex="normal"/>
    </style:style>
    <style:style style:name="ce295" style:family="table-cell" style:parent-style-name="Default" style:data-style-name="N104">
      <style:table-cell-properties fo:background-color="#ffcc99" fo:border="0.74pt solid #999999" fo:padding="2.01pt"/>
      <style:text-properties fo:color="#000000" style:font-name="Arial" fo:font-size="10pt" fo:font-style="normal" fo:font-weight="normal" style:font-weight-asian="normal" style:font-weight-complex="normal"/>
    </style:style>
    <style:style style:name="ce2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italic" style:font-weight-asian="normal" style:font-size-complex="10pt" style:font-style-complex="italic" style:font-weight-complex="normal"/>
    </style:style>
    <style:style style:name="ce297" style:family="table-cell" style:parent-style-name="Default" style:data-style-name="N104">
      <style:table-cell-properties fo:background-color="transparent" fo:wrap-option="wrap"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298" style:family="table-cell" style:parent-style-name="Gnumeric-default">
      <style:table-cell-properties fo:background-color="transparent" fo:border="0.74pt solid #999999"/>
      <style:text-properties fo:color="#000000" style:font-name="Arial" fo:font-style="normal" fo:font-weight="bold" style:font-style-asian="italic" style:font-weight-asian="bold" style:font-style-complex="italic" style:font-weight-complex="bold"/>
    </style:style>
    <style:style style:name="ce299" style:family="table-cell" style:parent-style-name="Default">
      <style:table-cell-properties style:text-align-source="fix" style:repeat-content="false" fo:background-color="transparent" fo:border="0.74pt solid #c0c0c0"/>
      <style:paragraph-properties fo:text-align="center" fo:margin-left="0pt"/>
    </style:style>
    <style:style style:name="ce300"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Arial1" fo:font-weight="normal" style:font-weight-asian="normal" style:font-weight-complex="normal"/>
    </style:style>
    <style:style style:name="ce301" style:family="table-cell" style:parent-style-name="Gnumeric-default">
      <style:table-cell-properties fo:background-color="transparent" fo:border="0.74pt solid #999999"/>
      <style:text-properties fo:color="#000000" style:font-name="Arial1" fo:font-style="italic" fo:font-weight="normal" style:font-style-asian="italic" style:font-weight-asian="normal" style:font-style-complex="italic" style:font-weight-complex="normal"/>
    </style:style>
    <style:style style:name="ce302" style:family="table-cell" style:parent-style-name="Gnumeric-default">
      <style:table-cell-properties fo:background-color="transparent"/>
      <style:text-properties fo:color="#000000" style:font-name="Arial1" fo:font-style="italic" fo:font-weight="normal" style:font-style-asian="italic" style:font-weight-asian="normal" style:font-style-complex="italic" style:font-weight-complex="normal"/>
    </style:style>
    <style:style style:name="ce303"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800000" style:text-line-through-style="none" style:text-line-through-type="none" style:font-name="Arial" fo:font-size="10pt" fo:font-style="normal" style:text-underline-style="none" fo:font-weight="bold" style:font-style-asian="italic" style:font-weight-asian="bold" style:font-style-complex="italic" style:font-weight-complex="bold"/>
    </style:style>
    <style:style style:name="ce304" style:family="table-cell" style:parent-style-name="Default" style:data-style-name="N124">
      <style:table-cell-properties style:glyph-orientation-vertical="auto" fo:background-color="#00ff00"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05" style:family="table-cell" style:parent-style-name="Default" style:data-style-name="N12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06"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bold" style:font-style-asian="italic" style:font-weight-asian="bold" style:font-style-complex="italic" style:font-weight-complex="bold"/>
    </style:style>
    <style:style style:name="ce307" style:family="table-cell" style:parent-style-name="Default" style:data-style-name="N124">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08"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italic" style:text-underline-style="none" fo:font-weight="normal" style:font-style-asian="italic" style:font-weight-asian="normal" style:font-style-complex="italic" style:font-weight-complex="normal"/>
    </style:style>
    <style:style style:name="ce309"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italic" style:text-underline-style="none" fo:font-weight="bold" style:font-style-asian="italic" style:font-weight-asian="bold" style:font-style-complex="italic" style:font-weight-complex="bold"/>
    </style:style>
    <style:style style:name="ce310"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italic" style:text-underline-style="none" fo:font-weight="normal" style:font-style-asian="italic" style:font-weight-asian="normal" style:font-style-complex="italic" style:font-weight-complex="normal"/>
    </style:style>
    <style:style style:name="ce311"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12" style:family="table-cell" style:parent-style-name="Default" style:data-style-name="N4">
      <style:table-cell-properties fo:background-color="transparent" fo:border="0.74pt solid #999999"/>
      <style:text-properties fo:color="#000000" style:font-name="Arial" fo:font-style="normal" fo:font-weight="normal" style:font-style-asian="italic" style:font-weight-asian="normal" style:font-style-complex="italic" style:font-weight-complex="normal"/>
    </style:style>
    <style:style style:name="ce313"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style-asian="italic" style:font-weight-asian="bold" style:font-style-complex="italic" style:font-weight-complex="bold"/>
    </style:style>
    <style:style style:name="ce314" style:family="table-cell" style:parent-style-name="Default" style:data-style-name="N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15" style:family="table-cell" style:parent-style-name="Gnumeric-default" style:data-style-name="N4">
      <style:table-cell-properties fo:background-color="transparent" fo:border="0.74pt solid #999999"/>
      <style:text-properties fo:color="#000000" style:font-name="Arial" fo:font-style="normal" fo:font-weight="normal" style:font-style-asian="italic" style:font-weight-asian="normal" style:font-style-complex="italic" style:font-weight-complex="normal"/>
    </style:style>
    <style:style style:name="ce316" style:family="table-cell" style:parent-style-name="Default" style:data-style-name="N4">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17"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italic" style:text-underline-style="none" fo:font-weight="normal" style:font-style-asian="italic" style:font-weight-asian="normal" style:font-style-complex="italic" style:font-weight-complex="normal"/>
    </style:style>
    <style:style style:name="ce318"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style-asian="normal" style:font-weight-asian="bold" style:font-style-complex="normal" style:font-weight-complex="bold"/>
    </style:style>
    <style:style style:name="ce319"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fo:font-weight="normal" style:font-weight-asian="normal" style:font-weight-complex="normal"/>
    </style:style>
    <style:style style:name="ce320"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style-asian="normal" style:font-weight-asian="normal" style:font-style-complex="normal" style:font-weight-complex="normal"/>
    </style:style>
    <style:style style:name="ce321"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322"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323" style:family="table-cell" style:parent-style-name="Default" style:data-style-name="N3">
      <style:table-cell-properties style:text-align-source="fix" style:repeat-content="false" fo:background-color="transparent" fo:border="0.74pt solid #999999"/>
      <style:paragraph-properties fo:text-align="center" fo:margin-left="0pt"/>
      <style:text-properties style:use-window-font-color="true" style:font-name="Arial" fo:font-style="normal" fo:font-weight="normal" style:font-weight-asian="normal" style:font-weight-complex="normal"/>
    </style:style>
    <style:style style:name="ce324"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325"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c5000b" style:text-line-through-style="none" style:text-line-through-type="none" style:font-name="Arial" fo:font-size="10pt" fo:font-style="normal" style:text-underline-style="none" fo:font-weight="bold" style:font-style-asian="normal" style:font-weight-asian="bold" style:font-style-complex="normal" style:font-weight-complex="bold"/>
    </style:style>
    <style:style style:name="ce326"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327"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800000" style:font-name="Arial" fo:font-style="normal" fo:font-weight="bold" style:font-style-asian="normal" style:font-weight-asian="bold" style:font-style-complex="normal" style:font-weight-complex="bold"/>
    </style:style>
    <style:style style:name="ce328" style:family="table-cell" style:parent-style-name="Gnumeric-default" style:data-style-name="N3">
      <style:table-cell-properties fo:background-color="#00ff00" style:text-align-source="fix" style:repeat-content="false"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329" style:family="table-cell" style:parent-style-name="Gnumeric-default" style:data-style-name="N3">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330"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800000" style:font-name="Arial" fo:font-style="normal" fo:font-weight="normal" style:font-style-asian="normal" style:font-weight-asian="normal" style:font-style-complex="normal" style:font-weight-complex="normal"/>
    </style:style>
    <style:style style:name="ce331"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332" style:family="table-cell" style:parent-style-name="Default" style:data-style-name="N3">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333" style:family="table-cell" style:parent-style-name="Default">
      <style:table-cell-properties style:text-align-source="fix" style:repeat-content="false" fo:background-color="transparent"/>
      <style:paragraph-properties fo:text-align="center" fo:margin-left="0pt"/>
    </style:style>
    <style:style style:name="ce334"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Sans1" fo:font-size="10pt" fo:font-style="normal" style:text-underline-style="none" fo:font-weight="normal" style:font-style-asian="normal" style:font-weight-asian="normal" style:font-style-complex="normal" style:font-weight-complex="normal"/>
    </style:style>
    <style:style style:name="ce335"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6"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bold" style:font-style-asian="normal" style:font-weight-asian="bold" style:font-style-complex="normal" style:font-weight-complex="bold"/>
    </style:style>
    <style:style style:name="ce337" style:family="table-cell" style:parent-style-name="Default">
      <style:table-cell-properties style:text-align-source="fix" style:repeat-content="false" fo:background-color="transparent" fo:border="0.74pt solid #c0c0c0"/>
      <style:paragraph-properties fo:text-align="start" fo:margin-left="0pt"/>
    </style:style>
    <style:style style:name="ce338" style:family="table-cell" style:parent-style-name="Default" style:data-style-name="N3">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339" style:family="table-cell" style:parent-style-name="Default" style:data-style-name="N3">
      <style:table-cell-properties style:text-align-source="fix" style:repeat-content="false"/>
      <style:paragraph-properties fo:text-align="center" fo:margin-left="0pt"/>
    </style:style>
    <style:style style:name="ce340"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000000" style:font-name="Arial1" fo:font-style="normal" fo:font-weight="normal" style:font-style-asian="normal" style:font-weight-asian="normal" style:font-style-complex="normal" style:font-weight-complex="normal"/>
    </style:style>
    <style:style style:name="ce341" style:family="table-cell" style:parent-style-name="Gnumeric-default" style:data-style-name="N3">
      <style:table-cell-properties style:text-align-source="fix" style:repeat-content="false" fo:background-color="transparent"/>
      <style:paragraph-properties fo:text-align="center" fo:margin-left="0pt"/>
      <style:text-properties fo:color="#000000" style:font-name="Arial1" fo:font-style="normal" fo:font-weight="normal" style:font-style-asian="normal" style:font-weight-asian="normal" style:font-style-complex="normal" style:font-weight-complex="normal"/>
    </style:style>
    <style:style style:name="ce342"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43"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4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4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46" style:family="table-cell" style:parent-style-name="Default">
      <style:table-cell-properties style:glyph-orientation-vertical="auto" fo:background-color="#dddddd"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47"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348"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italic" style:font-weight-asian="normal" style:font-style-complex="italic" style:font-weight-complex="normal"/>
    </style:style>
    <style:style style:name="ce349" style:family="table-cell" style:parent-style-name="Gnumeric-default">
      <style:table-cell-properties fo:background-color="#eeeeee" style:text-align-source="fix" style:repeat-content="false" fo:border="0.74pt solid #999999"/>
      <style:paragraph-properties fo:text-align="center" fo:margin-left="0pt"/>
      <style:text-properties fo:color="#000000" style:font-name="Arial" fo:font-style="normal" fo:font-weight="normal" style:font-style-asian="italic" style:font-weight-asian="normal" style:font-style-complex="italic" style:font-weight-complex="normal"/>
    </style:style>
    <style:style style:name="ce350" style:family="table-cell" style:parent-style-name="Gnumeric-default">
      <style:table-cell-properties style:text-align-source="fix" style:repeat-content="false" fo:background-color="transparent" fo:border="0.74pt solid #999999"/>
      <style:paragraph-properties fo:text-align="center" fo:margin-left="0pt"/>
      <style:text-properties fo:color="#c5000b" style:font-name="Arial" fo:font-style="normal" fo:font-weight="bold" style:font-style-asian="italic" style:font-weight-asian="bold" style:font-style-complex="italic" style:font-weight-complex="bold"/>
    </style:style>
    <style:style style:name="ce35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arial" fo:font-size="10pt" fo:font-style="normal" style:text-underline-style="none" fo:font-weight="bold" style:font-weight-asian="bold" style:font-weight-complex="bold"/>
    </style:style>
    <style:style style:name="ce352" style:family="table-cell" style:parent-style-name="Default">
      <style:table-cell-properties fo:background-color="#00ff00" style:text-align-source="fix" style:repeat-content="false" fo:border="0.74pt solid #999999"/>
      <style:paragraph-properties fo:text-align="center" fo:margin-left="0pt"/>
      <style:text-properties fo:color="#000000" fo:font-weight="normal" style:font-weight-asian="normal" style:font-weight-complex="normal"/>
    </style:style>
    <style:style style:name="ce35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Sans" fo:font-size="10pt" fo:font-style="normal" style:text-underline-style="none" fo:font-weight="normal" style:font-weight-asian="normal" style:font-weight-complex="normal"/>
    </style:style>
    <style:style style:name="ce354"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ize="10pt" fo:font-weight="normal" style:font-weight-asian="normal" style:font-weight-complex="normal"/>
    </style:style>
    <style:style style:name="ce355"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56"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italic" style:font-weight-asian="normal" style:font-size-complex="10pt" style:font-style-complex="italic" style:font-weight-complex="normal"/>
    </style:style>
    <style:style style:name="ce358"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359"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360"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style="normal" fo:font-weight="bold" style:font-style-asian="italic" style:font-weight-asian="bold" style:font-style-complex="italic" style:font-weight-complex="bold"/>
    </style:style>
    <style:style style:name="ce361" style:family="table-cell" style:parent-style-name="Default" style:data-style-name="N4">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362"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ize="10pt" fo:font-weight="normal" style:font-size-asian="10pt" style:font-weight-asian="normal" style:font-size-complex="10pt" style:font-weight-complex="normal"/>
    </style:style>
    <style:style style:name="ce363"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style-asian="normal" style:font-weight-asian="normal" style:font-style-complex="normal" style:font-weight-complex="normal"/>
    </style:style>
    <style:style style:name="ce364"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1" fo:font-style="italic" fo:font-weight="normal" style:font-style-asian="italic" style:font-weight-asian="normal" style:font-style-complex="italic" style:font-weight-complex="normal"/>
    </style:style>
    <style:style style:name="ce365" style:family="table-cell" style:parent-style-name="Gnumeric-default">
      <style:table-cell-properties style:text-align-source="fix" style:repeat-content="false" fo:background-color="transparent"/>
      <style:paragraph-properties fo:text-align="center" fo:margin-left="0pt"/>
      <style:text-properties fo:color="#000000" style:font-name="Arial1" fo:font-style="italic" fo:font-weight="normal" style:font-style-asian="italic" style:font-weight-asian="normal" style:font-style-complex="italic" style:font-weight-complex="normal"/>
    </style:style>
    <style:style style:name="ce366"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bold" style:font-weight-asian="bold" style:font-weight-complex="bold"/>
    </style:style>
    <style:style style:name="ce367"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FreeSans" fo:font-weight="normal" style:font-weight-asian="normal" style:font-weight-complex="normal"/>
    </style:style>
    <style:style style:name="ce368"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36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italic" style:font-weight-asian="normal" style:font-style-complex="italic" style:font-weight-complex="normal"/>
    </style:style>
    <style:style style:name="ce370"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weight-asian="normal" style:font-weight-complex="normal"/>
    </style:style>
    <style:style style:name="ce371" style:family="table-cell" style:parent-style-name="Default">
      <style:table-cell-properties style:text-align-source="fix" style:repeat-content="false" fo:background-color="transparent" fo:border="0.74pt solid #999999"/>
      <style:paragraph-properties fo:text-align="center" fo:margin-left="0pt"/>
      <style:text-properties style:use-window-font-color="true" style:font-name="FreeSans" fo:font-style="normal" fo:font-weight="normal" style:font-weight-asian="normal" style:font-weight-complex="normal"/>
    </style:style>
    <style:style style:name="ce372"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37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italic" style:text-underline-style="none" fo:font-weight="normal" style:font-style-asian="italic" style:font-weight-asian="normal" style:font-style-complex="italic" style:font-weight-complex="normal"/>
    </style:style>
    <style:style style:name="ce374"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weight="normal" style:font-weight-asian="normal" style:font-weight-complex="normal"/>
    </style:style>
    <style:style style:name="ce375"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style-asian="italic" style:font-weight-asian="normal" style:font-style-complex="italic" style:font-weight-complex="normal"/>
    </style:style>
    <style:style style:name="ce376"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c5000b" style:font-name="FreeSans" fo:font-style="normal" fo:font-weight="bold" style:font-style-asian="italic" style:font-weight-asian="bold" style:font-style-complex="italic" style:font-weight-complex="bold"/>
    </style:style>
    <style:style style:name="ce377"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FreeSans" fo:font-size="10pt" fo:font-style="normal" style:text-underline-style="none" fo:font-weight="bold" style:font-weight-asian="bold" style:font-weight-complex="bold"/>
    </style:style>
    <style:style style:name="ce378" style:family="table-cell" style:parent-style-name="Default" style:data-style-name="N37">
      <style:table-cell-properties fo:background-color="#00ff00" style:text-align-source="fix" style:repeat-content="false" fo:border="0.74pt solid #999999"/>
      <style:paragraph-properties fo:text-align="center" fo:margin-left="0pt"/>
      <style:text-properties fo:color="#000000" style:font-name="FreeSans" fo:font-weight="normal" style:font-weight-asian="normal" style:font-weight-complex="normal"/>
    </style:style>
    <style:style style:name="ce379"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weight="normal" style:font-weight-asian="normal" style:font-weight-complex="normal"/>
    </style:style>
    <style:style style:name="ce380"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381" style:family="table-cell" style:parent-style-name="Default" style:data-style-name="N37">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italic" style:font-weight-asian="normal" style:font-style-complex="italic" style:font-weight-complex="normal"/>
    </style:style>
    <style:style style:name="ce382" style:family="table-cell" style:parent-style-name="Gnumeric-default" style:data-style-name="N37">
      <style:table-cell-properties fo:background-color="#ffcc99" style:text-align-source="fix" style:repeat-content="false"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383" style:family="table-cell" style:parent-style-name="Default" style:data-style-name="N37">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384" style:family="table-cell" style:parent-style-name="Default">
      <style:table-cell-properties style:text-align-source="fix" style:repeat-content="false" fo:background-color="transparent"/>
      <style:paragraph-properties fo:text-align="center" fo:margin-left="0pt"/>
      <style:text-properties style:font-name="FreeSans"/>
    </style:style>
    <style:style style:name="ce385"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style:font-name="FreeSans" fo:font-style="normal" fo:font-weight="normal" style:font-style-asian="italic" style:font-style-complex="italic"/>
    </style:style>
    <style:style style:name="ce386"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FreeSans" fo:font-size="10pt" fo:font-style="normal" fo:text-shadow="none" style:text-underline-style="none" fo:font-weight="normal" style:font-size-asian="10pt" style:font-style-asian="italic" style:font-weight-asian="normal" style:font-size-complex="10pt" style:font-style-complex="italic" style:font-weight-complex="normal"/>
    </style:style>
    <style:style style:name="ce387"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388"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bold" style:font-style-asian="italic" style:font-weight-asian="bold" style:font-style-complex="italic" style:font-weight-complex="bold"/>
    </style:style>
    <style:style style:name="ce389" style:family="table-cell" style:parent-style-name="Default" style:data-style-name="N37">
      <style:table-cell-properties style:text-align-source="fix" style:repeat-content="false" fo:background-color="transparent"/>
      <style:paragraph-properties fo:text-align="center" fo:margin-left="0pt"/>
      <style:text-properties style:font-name="FreeSans"/>
    </style:style>
    <style:style style:name="ce390" style:family="table-cell" style:parent-style-name="Default" style:data-style-name="N37">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italic" style:font-weight-asian="normal" style:font-style-complex="italic" style:font-weight-complex="normal"/>
    </style:style>
    <style:style style:name="ce391"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italic" fo:font-weight="normal" style:font-style-asian="italic" style:font-weight-asian="normal" style:font-style-complex="italic" style:font-weight-complex="normal"/>
    </style:style>
    <style:style style:name="ce392" style:family="table-cell" style:parent-style-name="Gnumeric-default" style:data-style-name="N37">
      <style:table-cell-properties style:text-align-source="fix" style:repeat-content="false" fo:background-color="transparent"/>
      <style:paragraph-properties fo:text-align="center" fo:margin-left="0pt"/>
      <style:text-properties fo:color="#000000" style:font-name="FreeSans" fo:font-style="italic" fo:font-weight="normal" style:font-style-asian="italic" style:font-weight-asian="normal" style:font-style-complex="italic" style:font-weight-complex="normal"/>
    </style:style>
    <style:style style:name="ce39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bold" style:font-style-asian="normal" style:font-weight-asian="bold" style:font-style-complex="normal" style:font-weight-complex="bold"/>
    </style:style>
    <style:style style:name="ce394"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395"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396"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397"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c5000b" style:font-name="FreeSans" fo:font-style="normal" fo:font-weight="bold" style:font-style-asian="normal" style:font-weight-asian="bold" style:font-style-complex="normal" style:font-weight-complex="bold"/>
    </style:style>
    <style:style style:name="ce398" style:family="table-cell" style:parent-style-name="Default" style:data-style-name="N37">
      <style:table-cell-properties style:text-align-source="fix" style:repeat-content="false"/>
      <style:paragraph-properties fo:text-align="center" fo:margin-left="0pt"/>
      <style:text-properties style:font-name="FreeSans" fo:font-style="normal" style:font-style-asian="normal" style:font-style-complex="normal"/>
    </style:style>
    <style:style style:name="ce39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FreeSans" fo:font-size="10pt" fo:font-style="normal" style:text-underline-style="none" fo:font-weight="bold" style:font-style-asian="normal" style:font-weight-asian="bold" style:font-style-complex="normal" style:font-weight-complex="bold"/>
    </style:style>
    <style:style style:name="ce400" style:family="table-cell" style:parent-style-name="Default" style:data-style-name="N37">
      <style:table-cell-properties fo:background-color="#00ff00" style:text-align-source="fix" style:repeat-content="false"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401"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402" style:family="table-cell" style:parent-style-name="Default" style:data-style-name="N37">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403" style:family="table-cell" style:parent-style-name="Default">
      <style:table-cell-properties style:text-align-source="fix" style:repeat-content="false" fo:background-color="transparent"/>
      <style:paragraph-properties fo:text-align="center" fo:margin-left="0pt"/>
      <style:text-properties style:font-name="FreeSans" fo:font-style="normal" style:font-style-asian="normal" style:font-style-complex="normal"/>
    </style:style>
    <style:style style:name="ce404"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bold" style:font-style-complex="normal" style:font-weight-complex="bold"/>
    </style:style>
    <style:style style:name="ce405"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6"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bold" style:font-style-asian="normal" style:font-weight-asian="bold" style:font-style-complex="normal" style:font-weight-complex="bold"/>
    </style:style>
    <style:style style:name="ce407" style:family="table-cell" style:parent-style-name="Default" style:data-style-name="N37">
      <style:table-cell-properties style:text-align-source="fix" style:repeat-content="false" fo:background-color="transparent"/>
      <style:paragraph-properties fo:text-align="center" fo:margin-left="0pt"/>
      <style:text-properties style:font-name="FreeSans" fo:font-style="normal" style:font-style-asian="normal" style:font-style-complex="normal"/>
    </style:style>
    <style:style style:name="ce408" style:family="table-cell" style:parent-style-name="Default" style:data-style-name="N37">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409" style:family="table-cell" style:parent-style-name="Gnumeric-default" style:data-style-name="N37">
      <style:table-cell-properties style:text-align-source="fix" style:repeat-content="false" fo:background-color="transparent"/>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41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bold" style:font-weight-asian="bold" style:font-weight-complex="bold"/>
    </style:style>
    <style:style style:name="ce411" style:family="table-cell" style:parent-style-name="Default">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weight-asian="normal" style:font-weight-complex="normal"/>
    </style:style>
    <style:style style:name="ce41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413" style:family="table-cell" style:parent-style-name="Default">
      <style:table-cell-properties style:text-align-source="fix" style:repeat-content="false" fo:background-color="transparent" fo:wrap-option="no-wrap" fo:border="0.74pt solid #999999"/>
      <style:paragraph-properties fo:text-align="start" fo:margin-left="0pt"/>
      <style:text-properties fo:color="#000000" style:font-name="FreeSans" fo:font-style="normal" fo:font-weight="normal" style:font-weight-asian="normal" style:font-weight-complex="normal"/>
    </style:style>
    <style:style style:name="ce41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FreeSans" fo:font-size="10pt" fo:font-style="normal" style:text-underline-style="none" fo:font-weight="normal" style:font-weight-asian="normal" style:font-weight-complex="normal"/>
    </style:style>
    <style:style style:name="ce415" style:family="table-cell" style:parent-style-name="Default">
      <style:table-cell-properties style:text-align-source="fix" style:repeat-content="false" fo:background-color="transparent" fo:wrap-option="no-wrap" fo:border="0.74pt solid #999999"/>
      <style:paragraph-properties fo:text-align="start" fo:margin-left="0pt"/>
      <style:text-properties fo:color="#000000"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name-asian="Droid Sans" style:font-weight-asian="normal" style:font-name-complex="FreeSans1" style:font-weight-complex="normal"/>
    </style:style>
    <style:style style:name="ce417" style:family="table-cell" style:parent-style-name="Default">
      <style:table-cell-properties fo:background-color="#ffff99" style:text-align-source="fix" style:repeat-content="false" fo:wrap-option="no-wrap" fo:border="0.74pt solid #999999"/>
      <style:paragraph-properties fo:text-align="start" fo:margin-left="0pt"/>
      <style:text-properties fo:color="#000000" style:font-name="FreeSans" fo:font-weight="normal" style:font-weight-asian="normal" style:font-weight-complex="normal"/>
    </style:style>
    <style:style style:name="ce418"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weight-asian="normal" style:font-weight-complex="normal"/>
    </style:style>
    <style:style style:name="ce419"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000000" style:font-name="FreeSans" fo:font-style="normal" fo:font-weight="normal" style:font-weight-asian="normal" style:font-weight-complex="normal"/>
    </style:style>
    <style:style style:name="ce420" style:family="table-cell" style:parent-style-name="Default" style:data-style-name="N37">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weight-asian="normal" style:font-weight-complex="normal"/>
    </style:style>
    <style:style style:name="ce421"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c5000b" style:font-name="FreeSans" fo:font-style="normal" fo:font-weight="bold" style:font-weight-asian="bold" style:font-weight-complex="bold"/>
    </style:style>
    <style:style style:name="ce422" style:family="table-cell" style:parent-style-name="Default">
      <style:table-cell-properties style:text-align-source="fix" style:repeat-content="false"/>
      <style:paragraph-properties fo:text-align="start" fo:margin-left="0pt"/>
      <style:text-properties style:font-name="FreeSans"/>
    </style:style>
    <style:style style:name="ce423"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800000" style:font-name="FreeSans" fo:font-style="normal" fo:font-weight="bold" style:font-weight-asian="bold" style:font-weight-complex="bold"/>
    </style:style>
    <style:style style:name="ce424" style:family="table-cell" style:parent-style-name="Default">
      <style:table-cell-properties fo:background-color="#00ff00" style:text-align-source="fix" style:repeat-content="false" fo:wrap-option="no-wrap" fo:border="0.74pt solid #999999"/>
      <style:paragraph-properties fo:text-align="start" fo:margin-left="0pt"/>
      <style:text-properties fo:color="#000000" style:font-name="FreeSans" fo:font-weight="normal" style:font-weight-asian="normal" style:font-weight-complex="normal"/>
    </style:style>
    <style:style style:name="ce425"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426" style:family="table-cell" style:parent-style-name="Default">
      <style:table-cell-properties style:text-align-source="fix" style:repeat-content="false" fo:background-color="transparent"/>
      <style:paragraph-properties fo:text-align="start" fo:margin-left="0pt"/>
      <style:text-properties style:font-name="FreeSans"/>
    </style:style>
    <style:style style:name="ce4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8"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429" style:family="table-cell" style:parent-style-name="Gnumeric-default" style:data-style-name="N37">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weight-asian="normal" style:font-weight-complex="normal"/>
    </style:style>
    <style:style style:name="ce430" style:family="table-cell" style:parent-style-name="Default">
      <style:table-cell-properties style:text-align-source="fix" style:repeat-content="false" fo:background-color="transparent" fo:wrap-option="wrap"/>
      <style:paragraph-properties fo:text-align="start" fo:margin-left="0pt"/>
      <style:text-properties fo:color="#000000"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1"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000000" style:font-name="FreeSans" fo:font-style="normal" fo:font-weight="bold" style:font-weight-asian="bold" style:font-weight-complex="bold"/>
    </style:style>
    <style:style style:name="ce432"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433" style:family="table-cell" style:parent-style-name="Gnumeric-default">
      <style:table-cell-properties style:text-align-source="fix" style:repeat-content="false" fo:background-color="transparent" fo:wrap-option="no-wrap"/>
      <style:paragraph-properties fo:text-align="start" fo:margin-left="0pt"/>
      <style:text-properties fo:color="#000000" style:font-name="FreeSans" fo:font-weight="normal" style:font-weight-asian="normal" style:font-weight-complex="normal"/>
    </style:style>
    <style:style style:name="ce43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435" style:family="table-cell" style:parent-style-name="Default">
      <style:table-cell-properties fo:background-color="transparent"/>
      <style:text-properties fo:color="#000000" fo:font-weight="normal" style:font-weight-asian="normal" style:font-weight-complex="normal"/>
    </style:style>
    <style:style style:name="ce43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4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style:use-window-font-color="true" style:text-line-through-style="none" style:text-line-through-type="none" style:font-name="Arial1" fo:font-size="10pt" fo:font-style="normal" style:text-underline-style="none" fo:font-weight="normal" style:font-weight-asian="normal" style:font-weight-complex="normal"/>
    </style:style>
    <style:style style:name="ce4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style-asian="normal" style:font-weight-asian="normal" style:font-style-complex="normal" style:font-weight-complex="normal"/>
    </style:style>
    <style:style style:name="ce439" style:family="table-cell" style:parent-style-name="Gnumeric-default">
      <style:table-cell-properties fo:background-color="transparent"/>
      <style:text-properties fo:color="#000000" style:font-name="Arial" fo:font-style="normal" fo:font-weight="normal" style:font-weight-asian="normal" style:font-weight-complex="normal"/>
    </style:style>
    <style:style style:name="ce440" style:family="table-cell" style:parent-style-name="Gnumeric-default">
      <style:table-cell-properties fo:background-color="transparent"/>
      <style:text-properties fo:color="#c5000b" style:font-name="Arial1" fo:font-weight="bold" style:font-weight-asian="bold" style:font-weight-complex="bold"/>
    </style:style>
    <style:style style:name="ce441" style:family="table-cell" style:parent-style-name="Gnumeric-default">
      <style:table-cell-properties fo:background-color="transparent"/>
      <style:text-properties fo:color="#800000" style:font-name="Arial1" fo:font-weight="bold" style:font-weight-asian="bold" style:font-weight-complex="bold"/>
    </style:style>
    <style:style style:name="ce442"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443" style:family="table-cell" style:parent-style-name="Gnumeric-default">
      <style:table-cell-properties fo:background-color="#ffcc99"/>
      <style:text-properties fo:color="#000000" style:font-name="Arial1" fo:font-weight="normal" style:font-weight-asian="normal" style:font-weight-complex="normal"/>
    </style:style>
    <style:style style:name="ce444"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445"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46"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447" style:family="table-cell" style:parent-style-name="Default">
      <style:table-cell-properties fo:background-color="#ffcc99"/>
      <style:text-properties fo:color="#000000" style:font-name="Arial" fo:font-style="normal" fo:font-weight="normal" style:font-weight-asian="normal" style:font-weight-complex="normal"/>
    </style:style>
    <style:style style:name="ce4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9" style:family="table-cell" style:parent-style-name="Gnumeric-default">
      <style:table-cell-properties fo:background-color="transparent"/>
      <style:text-properties fo:color="#000000" style:font-name="Arial1" fo:font-weight="bold" style:font-weight-asian="bold" style:font-weight-complex="bold"/>
    </style:style>
    <style:style style:name="ce450"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451" style:family="table-cell" style:parent-style-name="Default">
      <style:table-cell-properties fo:background-color="transparent"/>
      <style:text-properties fo:color="#000000" style:font-name="arial" fo:font-size="10pt" fo:font-weight="normal" style:font-weight-asian="normal" style:font-weight-complex="normal"/>
    </style:style>
    <style:style style:name="ce452" style:family="table-cell" style:parent-style-name="Default">
      <style:table-cell-properties fo:background-color="#ffcc99"/>
      <style:text-properties fo:color="#000000" style:font-name="arial" fo:font-size="10pt" fo:font-weight="normal" style:font-weight-asian="normal" style:font-weight-complex="normal"/>
    </style:style>
    <style:style style:name="ce453" style:family="table-cell" style:parent-style-name="Default">
      <style:table-cell-properties fo:background-color="#ffcc99" style:text-align-source="fix" style:repeat-content="false"/>
      <style:paragraph-properties fo:text-align="start" fo:margin-left="0pt"/>
      <style:text-properties fo:color="#000000" style:font-name="Arial" fo:font-style="normal" fo:font-weight="normal" style:font-weight-asian="normal" style:font-weight-complex="normal"/>
    </style:style>
    <style:style style:name="ce454" style:family="table-cell" style:parent-style-name="Default">
      <style:table-cell-properties fo:background-color="#ffcc99" style:text-align-source="fix" style:repeat-content="false" fo:wrap-option="wrap"/>
      <style:paragraph-properties fo:text-align="start"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5" style:family="table-cell" style:parent-style-name="Default">
      <style:table-cell-properties fo:background-color="#ffcc99"/>
      <style:text-properties fo:color="#000000" style:font-name="Liberation Serif" fo:font-size="10pt" fo:font-weight="normal" style:font-name-asian="Droid Sans" style:font-weight-asian="normal" style:font-name-complex="FreeSans1" style:font-weight-complex="normal"/>
    </style:style>
    <style:style style:name="ce456" style:family="table-cell" style:parent-style-name="Default">
      <style:table-cell-properties fo:background-color="#ffcc99" style:text-align-source="fix" style:repeat-content="false"/>
      <style:paragraph-properties fo:text-align="start" fo:margin-left="0pt"/>
      <style:text-properties fo:color="#000000" style:font-name="Arial" fo:font-size="10pt" fo:font-style="normal" fo:font-weight="normal" style:font-weight-asian="normal" style:font-weight-complex="normal"/>
    </style:style>
    <style:style style:name="ce457" style:family="table-cell" style:parent-style-name="Default">
      <style:table-cell-properties fo:background-color="#ffcc99"/>
      <style:text-properties fo:color="#000000" style:font-name="Arial1" fo:font-size="10pt" fo:font-weight="normal" style:font-name-asian="Droid Sans" style:font-weight-asian="normal" style:font-name-complex="FreeSans1" style:font-weight-complex="normal"/>
    </style:style>
    <style:style style:name="ce458" style:family="table-cell" style:parent-style-name="Default" style:data-style-name="N100">
      <style:table-cell-properties fo:background-color="#ffcc99" style:text-align-source="fix" style:repeat-content="false" fo:wrap-option="wrap" fo:border="0.74pt solid #999999"/>
      <style:paragraph-properties fo:text-align="start"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9" style:family="table-cell" style:parent-style-name="Default" style:data-style-name="N100">
      <style:table-cell-properties style:text-align-source="fix" style:repeat-content="false" fo:background-color="transparent" fo:wrap-option="wrap" fo:border="0.74pt solid #999999"/>
      <style:paragraph-properties fo:text-align="start"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8" style:family="table-cell" style:parent-style-name="Default">
      <style:table-cell-properties style:text-align-source="fix" style:repeat-content="false" fo:background-color="transparent"/>
      <style:paragraph-properties fo:text-align="center" fo:margin-left="0pt"/>
      <style:text-properties fo:color="#000000" fo:font-weight="normal" style:font-weight-asian="normal" style:font-weight-complex="normal"/>
    </style:style>
    <style:style style:name="ce489" style:family="table-cell" style:parent-style-name="Default">
      <style:table-cell-properties fo:border-bottom="0.06pt solid #000000" style:text-align-source="fix" style:repeat-content="false" fo:background-color="transparent" fo:border-left="none" fo:padding-bottom="1.39pt" fo:padding-left="0.99pt" fo:padding-right="0.99pt" fo:padding-top="1.39pt" fo:border-right="0.06pt solid #000000" fo:border-top="0.06pt solid #000000"/>
      <style:paragraph-properties fo:text-align="center" fo:margin-left="0pt"/>
      <style:text-properties style:font-name="Liberation Sans" fo:font-size="11pt" style:font-size-asian="11pt" style:font-name-complex="Liberation Sans" style:font-size-complex="11pt"/>
    </style:style>
    <style:style style:name="ce490" style:family="table-cell" style:parent-style-name="Default">
      <style:table-cell-properties style:text-align-source="fix" style:repeat-content="false" fo:background-color="transparent"/>
      <style:paragraph-properties fo:text-align="center" fo:margin-left="0pt"/>
      <style:text-properties style:use-window-font-color="true" style:font-name="Liberation Sans" fo:font-size="11pt" fo:font-weight="normal" style:font-name-asian="Droid Sans Fallback" style:font-size-asian="11pt" style:font-weight-asian="normal" style:font-name-complex="Liberation Sans" style:font-size-complex="11pt" style:font-weight-complex="normal"/>
    </style:style>
    <style:style style:name="ce491" style:family="table-cell" style:parent-style-name="Default">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style:use-window-font-color="true" style:font-name="Liberation Sans" fo:font-size="11pt" style:font-size-asian="11pt" style:font-name-complex="Liberation Sans" style:font-size-complex="11pt"/>
    </style:style>
    <style:style style:name="ce492" style:family="table-cell" style:parent-style-name="Default">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style:font-name="Liberation Sans" fo:font-size="11pt" style:font-size-asian="11pt" style:font-name-complex="Liberation Sans" style:font-size-complex="11pt"/>
    </style:style>
    <style:style style:name="ce493" style:family="table-cell" style:parent-style-name="Default" style:data-style-name="N188">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style:font-name="Liberation Sans" fo:font-size="11pt" style:font-size-asian="11pt" style:font-name-complex="Liberation Sans" style:font-size-complex="11pt"/>
    </style:style>
    <style:style style:name="ce49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1" fo:font-size="10pt" fo:font-style="normal" style:text-underline-style="none" fo:font-weight="normal" style:font-weight-asian="normal" style:font-weight-complex="normal"/>
    </style:style>
    <style:style style:name="ce49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style-asian="normal" style:font-weight-asian="normal" style:font-style-complex="normal" style:font-weight-complex="normal"/>
    </style:style>
    <style:style style:name="ce496" style:family="table-cell" style:parent-style-name="Gnumeric-default">
      <style:table-cell-properties style:text-align-source="fix" style:repeat-content="false" fo:background-color="transparent"/>
      <style:paragraph-properties fo:text-align="center" fo:margin-left="0pt"/>
      <style:text-properties fo:color="#c5000b" style:font-name="Arial1" fo:font-weight="bold" style:font-weight-asian="bold" style:font-weight-complex="bold"/>
    </style:style>
    <style:style style:name="ce49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800000" style:text-line-through-style="none" style:text-line-through-type="none" style:font-name="Arial1" fo:font-size="10pt" fo:font-style="normal" style:text-underline-style="none" fo:font-weight="bold" style:font-weight-asian="bold" style:font-weight-complex="bold"/>
    </style:style>
    <style:style style:name="ce498" style:family="table-cell" style:parent-style-name="Default">
      <style:table-cell-properties style:glyph-orientation-vertical="auto" fo:background-color="#00ff00" style:cell-protect="protected" style:print-content="true" style:diagonal-bl-tr="none" style:diagonal-tl-br="none" style:text-align-source="fix" style:repeat-content="false"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499"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500" style:family="table-cell" style:parent-style-name="Gnumeric-default">
      <style:table-cell-properties fo:background-color="#ffcc99" style:text-align-source="fix" style:repeat-content="false"/>
      <style:paragraph-properties fo:text-align="center" fo:margin-left="0pt"/>
      <style:text-properties fo:color="#000000" style:font-name="Arial1" fo:font-weight="normal" style:font-weight-asian="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503"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5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font-weight-asian="bold" style:font-weight-complex="bold"/>
    </style:style>
    <style:style style:name="ce50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800000" style:text-line-through-style="none" style:text-line-through-type="none" style:font-name="Arial1" fo:font-size="10pt" fo:font-style="normal" style:text-underline-style="none" fo:font-weight="bold" style:font-weight-asian="bold" style:font-weight-complex="bold"/>
    </style:style>
    <style:style style:name="ce5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font-weight-asian="bold" style:font-weight-complex="bold"/>
    </style:style>
    <style:style style:name="ce507" style:family="table-cell" style:parent-style-name="Default">
      <style:table-cell-properties fo:background-color="transparent" fo:wrap-option="wrap"/>
      <style:text-properties fo:color="#000000" fo:font-weight="bold" style:font-weight-asian="bold" style:font-weight-complex="bold"/>
    </style:style>
    <style:style style:name="ce508" style:family="table-cell" style:parent-style-name="Default">
      <style:table-cell-properties fo:background-color="transparent"/>
      <style:text-properties style:use-window-font-color="true" fo:font-weight="normal" style:font-weight-asian="normal" style:font-weight-complex="normal"/>
    </style:style>
    <style:style style:name="ce509" style:family="table-cell" style:parent-style-name="Default">
      <style:table-cell-properties fo:background-color="transparent"/>
      <style:text-properties fo:color="#000000" fo:font-style="normal" fo:font-weight="normal" style:font-style-asian="normal" style:font-weight-asian="normal" style:font-style-complex="normal" style:font-weight-complex="normal"/>
    </style:style>
    <style:style style:name="ce510" style:family="table-cell" style:parent-style-name="Default">
      <style:table-cell-properties fo:background-color="transparent"/>
      <style:text-properties fo:color="#c5000b" fo:font-weight="bold" style:font-weight-asian="bold" style:font-weight-complex="bold"/>
    </style:style>
    <style:style style:name="ce511" style:family="table-cell" style:parent-style-name="Default">
      <style:table-cell-properties fo:background-color="transparent"/>
      <style:text-properties fo:color="#800000" fo:font-weight="bold" style:font-weight-asian="bold" style:font-weight-complex="bold"/>
    </style:style>
    <style:style style:name="ce512" style:family="table-cell" style:parent-style-name="Default">
      <style:table-cell-properties fo:background-color="#00ff00"/>
      <style:text-properties fo:color="#000000" fo:font-weight="normal" style:font-weight-asian="normal" style:font-weight-complex="normal"/>
    </style:style>
    <style:style style:name="ce513" style:family="table-cell" style:parent-style-name="Default">
      <style:table-cell-properties fo:background-color="#ffcc99"/>
      <style:text-properties fo:color="#000000" fo:font-weight="normal" style:font-weight-asian="normal" style:font-weight-complex="normal"/>
    </style:style>
    <style:style style:name="ce514" style:family="table-cell" style:parent-style-name="Default">
      <style:table-cell-properties fo:background-color="transparent"/>
      <style:text-properties fo:color="#000000" fo:font-weight="bold" style:font-weight-asian="bold" style:font-weight-complex="bold"/>
    </style:style>
    <style:style style:name="ce515" style:family="table-cell" style:parent-style-name="Default">
      <style:table-cell-properties fo:background-color="#9966cc"/>
      <style:text-properties fo:color="#000000" fo:font-weight="normal" style:font-weight-asian="normal" style:font-weight-complex="normal"/>
    </style:style>
    <style:style style:name="ce516" style:family="table-cell" style:parent-style-name="Default">
      <style:text-properties fo:color="#ff0000"/>
    </style:style>
    <style:style style:name="ce51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style>
    <style:style style:name="ce5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style>
    <style:style style:name="ce5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520" style:family="table-cell" style:parent-style-name="Default">
      <style:text-properties style:font-name="arial"/>
    </style:style>
    <style:style style:name="ce5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style>
    <style:style style:name="ce5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name-complex="FreeSans1"/>
    </style:style>
    <style:style style:name="ce523" style:family="table-cell" style:parent-style-name="Default">
      <style:table-cell-properties fo:background-color="transparent"/>
      <style:text-properties style:font-name="arial"/>
    </style:style>
    <style:style style:name="ce524" style:family="table-cell" style:parent-style-name="Default">
      <style:text-properties fo:font-weight="normal" style:font-weight-asian="normal" style:font-weight-complex="normal"/>
    </style:style>
    <style:style style:name="ce5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style>
    <style:style style:name="ce526" style:family="table-cell" style:parent-style-name="Default">
      <style:table-cell-properties fo:background-color="transparent"/>
      <style:text-properties style:font-name="arial" fo:font-size="10pt"/>
    </style:style>
    <style:style style:name="ce527" style:family="table-cell" style:parent-style-name="Default">
      <style:table-cell-properties fo:background-color="transparent" fo:border="non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8" style:family="table-cell" style:parent-style-name="Default">
      <style:table-cell-properties fo:background-color="transparent"/>
      <style:text-properties style:font-name="Liberation Serif" style:font-name-asian="Droid Sans" style:font-name-complex="FreeSans1"/>
    </style:style>
    <style:style style:name="ce529" style:family="table-cell" style:parent-style-name="Default">
      <style:table-cell-properties fo:background-color="transparent"/>
      <style:text-properties style:font-name="Arial" style:font-name-asian="Droid Sans" style:font-name-complex="FreeSans1"/>
    </style:style>
    <style:style style:name="ce530"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531"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532" style:family="table-cell" style:parent-style-name="Default" style:data-style-name="N104">
      <style:table-cell-properties fo:background-color="transparent"/>
      <style:text-properties fo:font-weight="normal" style:font-weight-asian="normal" style:font-weight-complex="normal"/>
    </style:style>
    <style:style style:name="ce533" style:family="table-cell" style:parent-style-name="Default" style:data-style-name="N104">
      <style:table-cell-properties fo:background-color="transparent" fo:border="non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4"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style>
    <style:style style:name="ce535"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536"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7"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538" style:family="table-cell" style:parent-style-name="Gnumeric-default">
      <style:text-properties style:font-name="Arial1"/>
    </style:style>
    <style:style style:name="ce539"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style>
    <style:style style:name="ce540"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541"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style>
    <style:style style:name="ce542"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italic" style:text-underline-style="none" fo:font-weight="normal" style:font-style-asian="italic" style:font-style-complex="italic"/>
    </style:style>
    <style:style style:name="gr1" style:family="graphic">
      <style:graphic-properties draw:marker-start="Arrowheads_20_1" draw:marker-start-width="5.67pt" draw:marker-start-center="false" draw:fill="solid" draw:fill-color="#ffffc0" draw:auto-grow-height="true" draw:auto-grow-width="false" fo:min-height="34.9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tyle="normal" style:letter-kerning="true" fo:letter-spacing="normal" fo:country="none" style:country-asian="none" style:country-complex="none" style:font-size-asian="12pt" style:font-size-complex="12pt" style:font-weight-asian="bold" style:font-weight-complex="bold" style:font-style-asian="normal" style:font-style-complex="normal"/>
    </style:style>
    <style:style style:name="T3" style:family="text">
      <style:text-properties fo:color="#ff3399"/>
    </style:style>
  </office:automatic-styles>
  <office:body>
    <office:spreadsheet>
      <table:calculation-settings table:case-sensitive="false" table:automatic-find-labels="false" table:use-regular-expressions="false">
        <table:iteration table:status="enable"/>
      </table:calculation-settings>
      <table:table table:name="Costed BOM" table:style-name="ta1" table:print-ranges="'Costed BOM'.A1:'Costed BOM'.T215">
        <office:forms form:automatic-focus="false" form:apply-design-mode="false"/>
        <table:table-column table:style-name="co3" table:default-cell-style-name="ce57"/>
        <table:table-column table:style-name="co4" table:default-cell-style-name="ce57"/>
        <table:table-column table:style-name="co5" table:default-cell-style-name="ce57"/>
        <table:table-column table:style-name="co6" table:default-cell-style-name="ce57"/>
        <table:table-column table:style-name="co7" table:default-cell-style-name="ce142"/>
        <table:table-column table:style-name="co8" table:default-cell-style-name="ce57"/>
        <table:table-column table:style-name="co9" table:default-cell-style-name="ce190"/>
        <table:table-column table:style-name="co10" table:default-cell-style-name="ce190"/>
        <table:table-column table:style-name="co11" table:default-cell-style-name="ce57"/>
        <table:table-column table:style-name="co12" table:default-cell-style-name="ce57"/>
        <table:table-column table:style-name="co13" table:default-cell-style-name="ce57"/>
        <table:table-column table:style-name="co14" table:default-cell-style-name="ce279"/>
        <table:table-column table:style-name="co15" table:default-cell-style-name="ce302"/>
        <table:table-column table:style-name="co16" table:default-cell-style-name="ce302"/>
        <table:table-column table:style-name="co17" table:default-cell-style-name="ce302"/>
        <table:table-column table:style-name="co18" table:default-cell-style-name="ce341"/>
        <table:table-column table:style-name="co19" table:default-cell-style-name="ce365"/>
        <table:table-column table:style-name="co20" table:default-cell-style-name="ce392"/>
        <table:table-column table:style-name="co17" table:default-cell-style-name="ce409"/>
        <table:table-column table:style-name="co23" table:default-cell-style-name="ce433"/>
        <table:table-column table:style-name="co16" table:default-cell-style-name="ce57"/>
        <table:table-column table:style-name="co24" table:default-cell-style-name="ce57"/>
        <table:table-column table:style-name="co16" table:number-columns-repeated="3" table:default-cell-style-name="ce190"/>
        <table:table-column table:style-name="co16" table:number-columns-repeated="990" table:default-cell-style-name="ce57"/>
        <table:table-column table:style-name="co16" table:number-columns-repeated="9" table:default-cell-style-name="ce435"/>
        <table:table-row table:style-name="ro5">
          <table:table-cell table:style-name="ce30" office:value-type="string" calcext:value-type="string">
            <text:p>Category</text:p>
          </table:table-cell>
          <table:table-cell table:style-name="ce30" office:value-type="string" calcext:value-type="string">
            <text:p>AO Part #</text:p>
          </table:table-cell>
          <table:table-cell table:style-name="ce30" office:value-type="string" calcext:value-type="string">
            <text:p>Description</text:p>
          </table:table-cell>
          <table:table-cell table:style-name="ce30" office:value-type="string" calcext:value-type="string">
            <text:p>Manufacturer</text:p>
          </table:table-cell>
          <table:table-cell table:style-name="ce98" office:value-type="string" calcext:value-type="string">
            <text:p>Manufacturer PN</text:p>
          </table:table-cell>
          <table:table-cell table:style-name="ce30" office:value-type="string" calcext:value-type="string">
            <text:p>Distributor</text:p>
          </table:table-cell>
          <table:table-cell table:style-name="ce30" office:value-type="string" calcext:value-type="string">
            <text:p>Distributor SKU</text:p>
          </table:table-cell>
          <table:table-cell table:style-name="ce30" office:value-type="string" calcext:value-type="string">
            <text:p>Qty Per</text:p>
          </table:table-cell>
          <table:table-cell table:style-name="ce30" office:value-type="string" calcext:value-type="string">
            <text:p>UOM</text:p>
          </table:table-cell>
          <table:table-cell table:style-name="ce30" office:value-type="string" calcext:value-type="string">
            <text:p>Price Per Unit</text:p>
          </table:table-cell>
          <table:table-cell table:style-name="ce30" office:value-type="string" calcext:value-type="string">
            <text:p>Price Total</text:p>
          </table:table-cell>
          <table:table-cell table:style-name="ce258" office:value-type="string" calcext:value-type="string">
            <text:p>Vendor Subtotal</text:p>
          </table:table-cell>
          <table:table-cell table:style-name="ce280" office:value-type="string" calcext:value-type="string">
            <text:p>Guess Price/Unit</text:p>
          </table:table-cell>
          <table:table-cell table:style-name="ce280" office:value-type="string" calcext:value-type="string">
            <text:p>Guess Total</text:p>
          </table:table-cell>
          <table:table-cell table:style-name="ce309" office:value-type="string" calcext:value-type="string">
            <text:p>Guess Vendor Sub</text:p>
          </table:table-cell>
          <table:table-cell table:style-name="ce318" office:value-type="string" calcext:value-type="string">
            <text:p>Qty to Order</text:p>
          </table:table-cell>
          <table:table-cell table:style-name="ce30" office:value-type="string" calcext:value-type="string">
            <text:p>PO</text:p>
          </table:table-cell>
          <table:table-cell table:style-name="ce366" office:value-type="string" calcext:value-type="string">
            <text:p>PO Date</text:p>
          </table:table-cell>
          <table:table-cell table:style-name="ce393" office:value-type="string" calcext:value-type="string">
            <text:p>Expected Date</text:p>
          </table:table-cell>
          <table:table-cell table:style-name="ce410" office:value-type="string" calcext:value-type="string">
            <text:p>Notes</text:p>
          </table:table-cell>
          <table:table-cell table:style-name="ce434" office:value-type="float" office:value="1000" calcext:value-type="float">
            <text:p>1000</text:p>
          </table:table-cell>
          <table:table-cell table:style-name="ce434"/>
          <table:table-cell table:style-name="ce434" office:value-type="string" calcext:value-type="string">
            <text:p>Mass each (g)</text:p>
          </table:table-cell>
          <table:table-cell table:style-name="ce434" office:value-type="string" calcext:value-type="string">
            <text:p>Mass per Printer (g)</text:p>
          </table:table-cell>
          <table:table-cell table:style-name="ce434" office:value-type="string" calcext:value-type="string">
            <text:p>Mass Total (kg)</text:p>
          </table:table-cell>
          <table:table-cell table:style-name="ce504" table:number-columns-repeated="990"/>
          <table:table-cell table:style-name="ce507" table:number-columns-repeated="9"/>
        </table:table-row>
        <table:table-row table:style-name="ro2">
          <table:table-cell table:style-name="ce31" table:number-columns-repeated="4"/>
          <table:table-cell table:style-name="ce99"/>
          <table:table-cell table:style-name="ce31"/>
          <table:table-cell table:style-name="ce152" table:number-columns-repeated="2"/>
          <table:table-cell table:style-name="ce31" table:number-columns-repeated="2"/>
          <table:table-cell table:style-name="ce247" table:formula="of:=[.K215]" office:value-type="float" office:value="603.978618965831" calcext:value-type="float">
            <text:p>$603.98</text:p>
          </table:table-cell>
          <table:table-cell table:style-name="ce31" table:number-columns-repeated="4"/>
          <table:table-cell table:style-name="ce319" office:value-type="float" office:value="3050" calcext:value-type="float">
            <text:p>3,050</text:p>
          </table:table-cell>
          <table:table-cell table:style-name="ce152"/>
          <table:table-cell table:style-name="ce367"/>
          <table:table-cell table:style-name="ce394"/>
          <table:table-cell table:style-name="ce411"/>
          <table:table-cell table:style-name="ce435" table:number-columns-repeated="2"/>
          <table:table-cell table:style-name="ce436" table:number-columns-repeated="993"/>
          <table:table-cell table:number-columns-repeated="9"/>
        </table:table-row>
        <table:table-row table:style-name="ro2">
          <table:table-cell table:style-name="ce32" table:number-columns-repeated="4"/>
          <table:table-cell table:style-name="ce100"/>
          <table:table-cell table:style-name="ce32" table:number-columns-repeated="6"/>
          <table:table-cell table:style-name="ce259"/>
          <table:table-cell table:style-name="ce281" table:number-columns-repeated="2"/>
          <table:table-cell table:style-name="ce310"/>
          <table:table-cell table:style-name="ce320"/>
          <table:table-cell table:style-name="ce32"/>
          <table:table-cell table:style-name="ce368"/>
          <table:table-cell table:style-name="ce372"/>
          <table:table-cell table:style-name="ce412"/>
          <table:table-cell table:style-name="ce436" table:number-columns-repeated="2"/>
          <table:table-cell table:style-name="ce488" table:number-columns-repeated="3"/>
          <table:table-cell table:style-name="ce435" table:number-columns-repeated="990"/>
          <table:table-cell table:number-columns-repeated="9"/>
        </table:table-row>
        <table:table-row table:style-name="ro6">
          <table:table-cell table:style-name="ce33" office:value-type="string" calcext:value-type="string">
            <text:p>Hardware</text:p>
          </table:table-cell>
          <table:table-cell table:style-name="ce33" office:value-type="string" calcext:value-type="string">
            <text:p>HD-MS0054</text:p>
          </table:table-cell>
          <table:table-cell table:style-name="ce33" office:value-type="string" calcext:value-type="string">
            <text:p>Square Bumper</text:p>
          </table:table-cell>
          <table:table-cell table:style-name="ce33" office:value-type="string" calcext:value-type="string">
            <text:p>CEH Bumpers.com Colorado Electronic Hardware</text:p>
          </table:table-cell>
          <table:table-cell table:style-name="ce101" office:value-type="string" calcext:value-type="string">
            <text:p>BM-19 Black</text:p>
          </table:table-cell>
          <table:table-cell table:style-name="ce33" office:value-type="string" calcext:value-type="string">
            <text:p>Advanced Antivibration components</text:p>
          </table:table-cell>
          <table:table-cell table:style-name="ce153" office:value-type="string" calcext:value-type="string">
            <text:p><text:span text:style-name="T2">V10R87-B08130</text:span></text:p>
          </table:table-cell>
          <table:table-cell table:style-name="ce154" office:value-type="float" office:value="4" calcext:value-type="float">
            <text:p>4</text:p>
          </table:table-cell>
          <table:table-cell table:style-name="ce33" office:value-type="string" calcext:value-type="string">
            <text:p>ea</text:p>
          </table:table-cell>
          <table:table-cell table:style-name="ce200" table:formula="of:=8.84/98" office:value-type="float" office:value="0.0902040816326531" calcext:value-type="float">
            <text:p>$0.09</text:p>
          </table:table-cell>
          <table:table-cell table:style-name="ce200" table:formula="of:=SUM([.J4]*[.H4])" office:value-type="float" office:value="0.360816326530612" calcext:value-type="float">
            <text:p>$0.36</text:p>
          </table:table-cell>
          <table:table-cell table:style-name="ce260" table:formula="of:=SUM([.K4])" office:value-type="float" office:value="0.360816326530612" calcext:value-type="float">
            <text:p>0.36</text:p>
          </table:table-cell>
          <table:table-cell table:style-name="ce216" table:formula="of:=9.69/98" office:value-type="float" office:value="0.0988775510204082" calcext:value-type="float">
            <text:p>$0.10</text:p>
          </table:table-cell>
          <table:table-cell table:style-name="ce216" table:formula="of:=SUM([.M4]*[.H4])" office:value-type="float" office:value="0.395510204081633" calcext:value-type="float">
            <text:p>$0.40</text:p>
          </table:table-cell>
          <table:table-cell table:style-name="ce311" table:formula="of:=SUM([.N4])" office:value-type="float" office:value="0.395510204081633" calcext:value-type="float">
            <text:p>0.40</text:p>
          </table:table-cell>
          <table:table-cell table:style-name="ce321" table:formula="of:=[.P2]*[.H4]" office:value-type="float" office:value="12200" calcext:value-type="float">
            <text:p>12,200</text:p>
          </table:table-cell>
          <table:table-cell table:style-name="ce154" office:value-type="string" calcext:value-type="string">
            <text:p>PO12452</text:p>
          </table:table-cell>
          <table:table-cell table:style-name="ce368" office:value-type="date" office:date-value="2016-03-09" calcext:value-type="date">
            <text:p>03/09/16</text:p>
          </table:table-cell>
          <table:table-cell table:style-name="ce372" office:value-type="date" office:date-value="2016-03-15" calcext:value-type="date">
            <text:p>03/15/16</text:p>
          </table:table-cell>
          <table:table-cell table:style-name="ce412" office:value-type="string" calcext:value-type="string">
            <text:p>Samples approved by BAM for BS-19Black</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3" table:number-columns-repeated="4"/>
          <table:table-cell table:style-name="ce101"/>
          <table:table-cell table:style-name="ce33"/>
          <table:table-cell table:style-name="ce154" table:number-columns-repeated="2"/>
          <table:table-cell table:style-name="ce33"/>
          <table:table-cell table:style-name="ce200" table:number-columns-repeated="2"/>
          <table:table-cell table:style-name="ce260"/>
          <table:table-cell table:style-name="ce216" table:number-columns-repeated="2"/>
          <table:table-cell table:style-name="ce311"/>
          <table:table-cell table:style-name="ce321"/>
          <table:table-cell table:style-name="ce342"/>
          <table:table-cell table:style-name="ce369"/>
          <table:table-cell table:style-name="ce372"/>
          <table:table-cell table:style-name="ce412"/>
          <table:table-cell table:style-name="ce51" table:number-columns-repeated="2"/>
          <table:table-cell table:style-name="ce488" table:number-columns-repeated="3"/>
          <table:table-cell table:style-name="ce435" table:number-columns-repeated="990"/>
          <table:table-cell table:number-columns-repeated="9"/>
        </table:table-row>
        <table:table-row table:style-name="ro7">
          <table:table-cell table:style-name="ce33" office:value-type="string" calcext:value-type="string">
            <text:p>Printed</text:p>
          </table:table-cell>
          <table:table-cell table:style-name="ce47" office:value-type="string" calcext:value-type="string">
            <text:p>PP-GP0189</text:p>
          </table:table-cell>
          <table:table-cell table:style-name="ce47" office:value-type="string" calcext:value-type="string">
            <text:p>Double bearing holder v1.3,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2" calcext:value-type="float">
            <text:p>2</text:p>
          </table:table-cell>
          <table:table-cell table:style-name="ce33" office:value-type="string" calcext:value-type="string">
            <text:p>ea</text:p>
          </table:table-cell>
          <table:table-cell table:style-name="ce201" office:value-type="float" office:value="1.2398" calcext:value-type="float">
            <text:p>1.2398</text:p>
          </table:table-cell>
          <table:table-cell table:style-name="ce201" table:formula="of:=SUM([.J6]*[.H6])" office:value-type="float" office:value="2.4796" calcext:value-type="float">
            <text:p>2.4796</text:p>
          </table:table-cell>
          <table:table-cell table:style-name="ce39" table:number-columns-repeated="4"/>
          <table:table-cell table:style-name="ce322" table:formula="of:=[.H6]*[.P$2]" office:value-type="float" office:value="6100" calcext:value-type="float">
            <text:p>6,100</text:p>
          </table:table-cell>
          <table:table-cell table:style-name="ce165"/>
          <table:table-cell table:style-name="ce370"/>
          <table:table-cell table:style-name="ce395"/>
          <table:table-cell table:style-name="ce413"/>
          <table:table-cell table:style-name="ce435" table:number-columns-repeated="2"/>
          <table:table-cell table:style-name="ce489" office:value-type="float" office:value="29.78" calcext:value-type="float">
            <text:p>29.78</text:p>
          </table:table-cell>
          <table:table-cell table:style-name="ce436" table:formula="of:=[.W6]*[.H6]" office:value-type="float" office:value="59.56" calcext:value-type="float">
            <text:p>59.56</text:p>
          </table:table-cell>
          <table:table-cell table:style-name="ce436" table:formula="of:=([.X6]*3000)/1000" office:value-type="float" office:value="178.68" calcext:value-type="float">
            <text:p>178.68</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47" office:value-type="string" calcext:value-type="string">
            <text:p>PP-GP0188</text:p>
          </table:table-cell>
          <table:table-cell table:style-name="ce47" office:value-type="string" calcext:value-type="string">
            <text:p>Upper bearing holder v1.1,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1.461" calcext:value-type="float">
            <text:p>1.4610</text:p>
          </table:table-cell>
          <table:table-cell table:style-name="ce201" table:formula="of:=SUM([.J7]*[.H7])" office:value-type="float" office:value="1.461" calcext:value-type="float">
            <text:p>1.4610</text:p>
          </table:table-cell>
          <table:table-cell table:style-name="ce260"/>
          <table:table-cell table:style-name="ce216"/>
          <table:table-cell table:style-name="ce282"/>
          <table:table-cell table:style-name="ce311"/>
          <table:table-cell table:style-name="ce322" table:formula="of:=[.H7]*[.P$2]" office:value-type="float" office:value="3050" calcext:value-type="float">
            <text:p>3,050</text:p>
          </table:table-cell>
          <table:table-cell table:style-name="ce342"/>
          <table:table-cell table:style-name="ce369"/>
          <table:table-cell table:style-name="ce372"/>
          <table:table-cell table:style-name="ce412"/>
          <table:table-cell table:style-name="ce51" table:number-columns-repeated="2"/>
          <table:table-cell table:style-name="ce490" office:value-type="float" office:value="30.69" calcext:value-type="float">
            <text:p>30.69</text:p>
          </table:table-cell>
          <table:table-cell table:style-name="ce436" table:formula="of:=[.W7]*[.H7]" office:value-type="float" office:value="30.69" calcext:value-type="float">
            <text:p>30.69</text:p>
          </table:table-cell>
          <table:table-cell table:style-name="ce436" table:formula="of:=([.X7]*[.$P$2])/1000" office:value-type="float" office:value="93.6045" calcext:value-type="float">
            <text:p>93.6045</text:p>
          </table:table-cell>
          <table:table-cell table:style-name="ce435" office:value-type="string" calcext:value-type="string">
            <text:p>black</text:p>
          </table:table-cell>
          <table:table-cell table:style-name="ce435" office:value-type="string" calcext:value-type="string">
            <text:p>Black</text:p>
          </table:table-cell>
          <table:table-cell table:style-name="ce435" table:number-columns-repeated="988"/>
          <table:table-cell table:number-columns-repeated="9"/>
        </table:table-row>
        <table:table-row table:style-name="ro8">
          <table:table-cell table:style-name="ce33" office:value-type="string" calcext:value-type="string">
            <text:p>Printed</text:p>
          </table:table-cell>
          <table:table-cell table:style-name="ce47" office:value-type="string" calcext:value-type="string">
            <text:p>PP-GP0187</text:p>
          </table:table-cell>
          <table:table-cell table:style-name="ce47" office:value-type="string" calcext:value-type="string">
            <text:p>X carriage cover v2.3,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6361" calcext:value-type="float">
            <text:p>0.6361</text:p>
          </table:table-cell>
          <table:table-cell table:style-name="ce201" table:formula="of:=SUM([.J8]*[.H8])" office:value-type="float" office:value="0.6361" calcext:value-type="float">
            <text:p>0.6361</text:p>
          </table:table-cell>
          <table:table-cell table:style-name="ce39" table:number-columns-repeated="4"/>
          <table:table-cell table:style-name="ce322" table:formula="of:=[.H8]*[.P$2]" office:value-type="float" office:value="3050" calcext:value-type="float">
            <text:p>3,050</text:p>
          </table:table-cell>
          <table:table-cell table:style-name="ce165"/>
          <table:table-cell table:style-name="ce370"/>
          <table:table-cell table:style-name="ce395"/>
          <table:table-cell table:style-name="ce413"/>
          <table:table-cell table:style-name="ce435" table:number-columns-repeated="2"/>
          <table:table-cell table:style-name="ce491" office:value-type="float" office:value="18.21" calcext:value-type="float">
            <text:p>18.21</text:p>
          </table:table-cell>
          <table:table-cell table:style-name="ce436" table:formula="of:=[.W8]*[.H8]" office:value-type="float" office:value="18.21" calcext:value-type="float">
            <text:p>18.21</text:p>
          </table:table-cell>
          <table:table-cell table:style-name="ce436" table:formula="of:=([.X8]*[.$P$2])/1000" office:value-type="float" office:value="55.5405" calcext:value-type="float">
            <text:p>55.5405</text:p>
          </table:table-cell>
          <table:table-cell table:style-name="ce51" office:value-type="string" calcext:value-type="string">
            <text:p>black</text:p>
          </table:table-cell>
          <table:table-cell table:style-name="ce51" table:formula="of:=SUM([.Y6:.Y8];[.Y11:.Y21];[.Y25:.Y28];[.Y30:.Y34])" office:value-type="float" office:value="2065.715" calcext:value-type="float">
            <text:p>2065.715</text:p>
          </table:table-cell>
          <table:table-cell table:style-name="ce51" table:number-columns-repeated="988"/>
          <table:table-cell table:number-columns-repeated="9"/>
        </table:table-row>
        <table:table-row table:style-name="ro7">
          <table:table-cell table:style-name="ce33" office:value-type="string" calcext:value-type="string">
            <text:p>Printed</text:p>
          </table:table-cell>
          <table:table-cell table:style-name="ce47" office:value-type="string" calcext:value-type="string">
            <text:p>PP-GP0191</text:p>
          </table:table-cell>
          <table:table-cell table:style-name="ce47" office:value-type="string" calcext:value-type="string">
            <text:p>Herringbone Large Gear v1.3, Lulzbot green</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1.1468" calcext:value-type="float">
            <text:p>1.1468</text:p>
          </table:table-cell>
          <table:table-cell table:style-name="ce201" table:formula="of:=SUM([.J9]*[.H9])" office:value-type="float" office:value="1.1468" calcext:value-type="float">
            <text:p>1.1468</text:p>
          </table:table-cell>
          <table:table-cell table:style-name="ce260"/>
          <table:table-cell table:style-name="ce216" table:number-columns-repeated="2"/>
          <table:table-cell table:style-name="ce311"/>
          <table:table-cell table:style-name="ce322" table:formula="of:=[.H9]*[.P$2]" office:value-type="float" office:value="3050" calcext:value-type="float">
            <text:p>3,050</text:p>
          </table:table-cell>
          <table:table-cell table:style-name="ce342"/>
          <table:table-cell table:style-name="ce369"/>
          <table:table-cell table:style-name="ce372"/>
          <table:table-cell table:style-name="ce412"/>
          <table:table-cell table:style-name="ce51" table:number-columns-repeated="2"/>
          <table:table-cell table:style-name="ce489" office:value-type="float" office:value="23" calcext:value-type="float">
            <text:p>23</text:p>
          </table:table-cell>
          <table:table-cell table:style-name="ce436" table:formula="of:=[.W9]*[.H9]" office:value-type="float" office:value="23" calcext:value-type="float">
            <text:p>23</text:p>
          </table:table-cell>
          <table:table-cell table:style-name="ce436" table:formula="of:=([.X9]*[.$P$2])/1000" office:value-type="float" office:value="70.15" calcext:value-type="float">
            <text:p>70.15</text:p>
          </table:table-cell>
          <table:table-cell table:style-name="ce51" office:value-type="string" calcext:value-type="string">
            <text:p>green</text:p>
          </table:table-cell>
          <table:table-cell table:style-name="ce51" office:value-type="string" calcext:value-type="string">
            <text:p>Green</text:p>
          </table:table-cell>
          <table:table-cell table:style-name="ce51" table:number-columns-repeated="988"/>
          <table:table-cell table:number-columns-repeated="9"/>
        </table:table-row>
        <table:table-row table:style-name="ro7">
          <table:table-cell table:style-name="ce33" office:value-type="string" calcext:value-type="string">
            <text:p>Printed</text:p>
          </table:table-cell>
          <table:table-cell table:style-name="ce47" office:value-type="string" calcext:value-type="string">
            <text:p>PP-GP0192</text:p>
          </table:table-cell>
          <table:table-cell table:style-name="ce47" office:value-type="string" calcext:value-type="string">
            <text:p>Herringbone Small Gear v1.1, Lulzbot green</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2622" calcext:value-type="float">
            <text:p>0.2622</text:p>
          </table:table-cell>
          <table:table-cell table:style-name="ce201" table:formula="of:=SUM([.J10]*[.H10])" office:value-type="float" office:value="0.2622" calcext:value-type="float">
            <text:p>0.2622</text:p>
          </table:table-cell>
          <table:table-cell table:style-name="ce39" table:number-columns-repeated="4"/>
          <table:table-cell table:style-name="ce322" table:formula="of:=[.H10]*[.P$2]" office:value-type="float" office:value="3050" calcext:value-type="float">
            <text:p>3,050</text:p>
          </table:table-cell>
          <table:table-cell table:style-name="ce165"/>
          <table:table-cell table:style-name="ce370"/>
          <table:table-cell table:style-name="ce395"/>
          <table:table-cell table:style-name="ce413"/>
          <table:table-cell table:style-name="ce435" table:number-columns-repeated="2"/>
          <table:table-cell table:style-name="ce489" office:value-type="float" office:value="3.91" calcext:value-type="float">
            <text:p>3.91</text:p>
          </table:table-cell>
          <table:table-cell table:style-name="ce436" table:formula="of:=[.W10]*[.H10]" office:value-type="float" office:value="3.91" calcext:value-type="float">
            <text:p>3.91</text:p>
          </table:table-cell>
          <table:table-cell table:style-name="ce436" table:formula="of:=([.X10]*[.$P$2])/1000" office:value-type="float" office:value="11.9255" calcext:value-type="float">
            <text:p>11.9255</text:p>
          </table:table-cell>
          <table:table-cell table:style-name="ce51" office:value-type="string" calcext:value-type="string">
            <text:p>green</text:p>
          </table:table-cell>
          <table:table-cell table:style-name="ce51" table:formula="of:=SUM([.Y9:.Y10];[.Y22:.Y23])" office:value-type="float" office:value="435.8755" calcext:value-type="float">
            <text:p>435.8755</text:p>
          </table:table-cell>
          <table:table-cell table:style-name="ce51" table:number-columns-repeated="988"/>
          <table:table-cell table:number-columns-repeated="9"/>
        </table:table-row>
        <table:table-row table:style-name="ro7">
          <table:table-cell table:style-name="ce33" office:value-type="string" calcext:value-type="string">
            <text:p>Printed</text:p>
          </table:table-cell>
          <table:table-cell table:style-name="ce47" office:value-type="string" calcext:value-type="string">
            <text:p>PP-GP0060</text:p>
          </table:table-cell>
          <table:table-cell table:style-name="ce47" office:value-type="string" calcext:value-type="string">
            <text:p>Wade Reloaded Bearing Washer</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0109" calcext:value-type="float">
            <text:p>0.0109</text:p>
          </table:table-cell>
          <table:table-cell table:style-name="ce201" table:formula="of:=SUM([.J11]*[.H11])" office:value-type="float" office:value="0.0109" calcext:value-type="float">
            <text:p>0.0109</text:p>
          </table:table-cell>
          <table:table-cell table:style-name="ce39" table:number-columns-repeated="3"/>
          <table:table-cell table:style-name="ce311"/>
          <table:table-cell table:style-name="ce322" table:formula="of:=[.H11]*[.P$2]" office:value-type="float" office:value="3050" calcext:value-type="float">
            <text:p>3,050</text:p>
          </table:table-cell>
          <table:table-cell table:style-name="ce342"/>
          <table:table-cell table:style-name="ce369"/>
          <table:table-cell table:style-name="ce372"/>
          <table:table-cell table:style-name="ce412"/>
          <table:table-cell table:style-name="ce51" table:number-columns-repeated="2"/>
          <table:table-cell table:style-name="ce489" office:value-type="float" office:value="0.2" calcext:value-type="float">
            <text:p>0.2</text:p>
          </table:table-cell>
          <table:table-cell table:style-name="ce436" table:formula="of:=[.W11]*[.H11]" office:value-type="float" office:value="0.2" calcext:value-type="float">
            <text:p>0.2</text:p>
          </table:table-cell>
          <table:table-cell table:style-name="ce436" table:formula="of:=([.X11]*[.$P$2])/1000" office:value-type="float" office:value="0.61" calcext:value-type="float">
            <text:p>0.61</text:p>
          </table:table-cell>
          <table:table-cell table:style-name="ce51" office:value-type="string" calcext:value-type="string">
            <text:p>black</text:p>
          </table:table-cell>
          <table:table-cell table:style-name="ce51" office:value-type="string" calcext:value-type="string">
            <text:p>Ninja</text:p>
          </table:table-cell>
          <table:table-cell table:style-name="ce51" table:number-columns-repeated="988"/>
          <table:table-cell table:number-columns-repeated="9"/>
        </table:table-row>
        <table:table-row table:style-name="ro7">
          <table:table-cell table:style-name="ce33" office:value-type="string" calcext:value-type="string">
            <text:p>Printed</text:p>
          </table:table-cell>
          <table:table-cell table:style-name="ce58" office:value-type="string" calcext:value-type="string">
            <text:p>PP-GP0186</text:p>
          </table:table-cell>
          <table:table-cell table:style-name="ce47" office:value-type="string" calcext:value-type="string">
            <text:p>Wade extruder body for Hex nozzle v1.2</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1.5002" calcext:value-type="float">
            <text:p>1.5002</text:p>
          </table:table-cell>
          <table:table-cell table:style-name="ce201" table:formula="of:=SUM([.J12]*[.H12])" office:value-type="float" office:value="1.5002" calcext:value-type="float">
            <text:p>1.5002</text:p>
          </table:table-cell>
          <table:table-cell table:style-name="ce260"/>
          <table:table-cell table:style-name="ce282" table:number-columns-repeated="2"/>
          <table:table-cell table:style-name="ce311"/>
          <table:table-cell table:style-name="ce322" table:formula="of:=[.H12]*[.P$2]" office:value-type="float" office:value="3050" calcext:value-type="float">
            <text:p>3,050</text:p>
          </table:table-cell>
          <table:table-cell table:style-name="ce342"/>
          <table:table-cell table:style-name="ce369"/>
          <table:table-cell table:style-name="ce372"/>
          <table:table-cell table:style-name="ce412"/>
          <table:table-cell table:style-name="ce51" table:number-columns-repeated="2"/>
          <table:table-cell table:style-name="ce489" office:value-type="float" office:value="40.5" calcext:value-type="float">
            <text:p>40.5</text:p>
          </table:table-cell>
          <table:table-cell table:style-name="ce436" table:formula="of:=[.W12]*[.H12]" office:value-type="float" office:value="40.5" calcext:value-type="float">
            <text:p>40.5</text:p>
          </table:table-cell>
          <table:table-cell table:style-name="ce436" table:formula="of:=([.X12]*[.$P$2])/1000" office:value-type="float" office:value="123.525" calcext:value-type="float">
            <text:p>123.525</text:p>
          </table:table-cell>
          <table:table-cell table:style-name="ce51" office:value-type="string" calcext:value-type="string">
            <text:p>black</text:p>
          </table:table-cell>
          <table:table-cell table:style-name="ce51" table:formula="of:=[.Y24]" office:value-type="float" office:value="30.866" calcext:value-type="float">
            <text:p>30.866</text:p>
          </table:table-cell>
          <table:table-cell table:style-name="ce51" table:number-columns-repeated="988"/>
          <table:table-cell table:number-columns-repeated="9"/>
        </table:table-row>
        <table:table-row table:style-name="ro7">
          <table:table-cell table:style-name="ce33" office:value-type="string" calcext:value-type="string">
            <text:p>Printed</text:p>
          </table:table-cell>
          <table:table-cell table:style-name="ce47" office:value-type="string" calcext:value-type="string">
            <text:p>PP-GP0193</text:p>
          </table:table-cell>
          <table:table-cell table:style-name="ce47" office:value-type="string" calcext:value-type="string">
            <text:p>Wade Reloaded Idler Block v1.4, Taz &amp;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4133" calcext:value-type="float">
            <text:p>0.4133</text:p>
          </table:table-cell>
          <table:table-cell table:style-name="ce201" table:formula="of:=SUM([.J13]*[.H13])" office:value-type="float" office:value="0.4133" calcext:value-type="float">
            <text:p>0.4133</text:p>
          </table:table-cell>
          <table:table-cell table:style-name="ce260"/>
          <table:table-cell table:style-name="ce282" table:number-columns-repeated="2"/>
          <table:table-cell table:style-name="ce311"/>
          <table:table-cell table:style-name="ce322" table:formula="of:=[.H13]*[.P$2]" office:value-type="float" office:value="3050" calcext:value-type="float">
            <text:p>3,050</text:p>
          </table:table-cell>
          <table:table-cell table:style-name="ce342"/>
          <table:table-cell table:style-name="ce369"/>
          <table:table-cell table:style-name="ce372"/>
          <table:table-cell table:style-name="ce412"/>
          <table:table-cell table:style-name="ce51" table:number-columns-repeated="2"/>
          <table:table-cell table:style-name="ce489" office:value-type="float" office:value="9.23" calcext:value-type="float">
            <text:p>9.23</text:p>
          </table:table-cell>
          <table:table-cell table:style-name="ce436" table:formula="of:=[.W13]*[.H13]" office:value-type="float" office:value="9.23" calcext:value-type="float">
            <text:p>9.23</text:p>
          </table:table-cell>
          <table:table-cell table:style-name="ce436" table:formula="of:=([.X13]*[.$P$2])/1000" office:value-type="float" office:value="28.1515" calcext:value-type="float">
            <text:p>28.151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7">
          <table:table-cell table:style-name="ce33" office:value-type="string" calcext:value-type="string">
            <text:p>Printed</text:p>
          </table:table-cell>
          <table:table-cell table:style-name="ce47" office:value-type="string" calcext:value-type="string">
            <text:p>PP-GP0091</text:p>
          </table:table-cell>
          <table:table-cell table:style-name="ce47" office:value-type="string" calcext:value-type="string">
            <text:p>extruder_latch_v2.0</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117" calcext:value-type="float">
            <text:p>0.1170</text:p>
          </table:table-cell>
          <table:table-cell table:style-name="ce201" table:formula="of:=SUM([.J14]*[.H14])" office:value-type="float" office:value="0.117" calcext:value-type="float">
            <text:p>0.1170</text:p>
          </table:table-cell>
          <table:table-cell table:style-name="ce260"/>
          <table:table-cell table:style-name="ce282" table:number-columns-repeated="2"/>
          <table:table-cell table:style-name="ce311"/>
          <table:table-cell table:style-name="ce322" table:formula="of:=[.H14]*[.P$2]" office:value-type="float" office:value="3050" calcext:value-type="float">
            <text:p>3,050</text:p>
          </table:table-cell>
          <table:table-cell table:style-name="ce342"/>
          <table:table-cell table:style-name="ce369"/>
          <table:table-cell table:style-name="ce372"/>
          <table:table-cell table:style-name="ce412"/>
          <table:table-cell table:style-name="ce51" table:number-columns-repeated="2"/>
          <table:table-cell table:style-name="ce489" office:value-type="float" office:value="2.75" calcext:value-type="float">
            <text:p>2.75</text:p>
          </table:table-cell>
          <table:table-cell table:style-name="ce436" table:formula="of:=[.W14]*[.H14]" office:value-type="float" office:value="2.75" calcext:value-type="float">
            <text:p>2.75</text:p>
          </table:table-cell>
          <table:table-cell table:style-name="ce436" table:formula="of:=([.X14]*[.$P$2])/1000" office:value-type="float" office:value="8.3875" calcext:value-type="float">
            <text:p>8.387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47" office:value-type="string" calcext:value-type="string">
            <text:p>PP-GP0185</text:p>
          </table:table-cell>
          <table:table-cell table:style-name="ce47" office:value-type="string" calcext:value-type="string">
            <text:p>X end idler v2.4,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3.3106" calcext:value-type="float">
            <text:p>3.3106</text:p>
          </table:table-cell>
          <table:table-cell table:style-name="ce201" table:formula="of:=SUM([.J15]*[.H15])" office:value-type="float" office:value="3.3106" calcext:value-type="float">
            <text:p>3.3106</text:p>
          </table:table-cell>
          <table:table-cell table:style-name="ce260"/>
          <table:table-cell table:style-name="ce282" table:number-columns-repeated="2"/>
          <table:table-cell table:style-name="ce311"/>
          <table:table-cell table:style-name="ce322" table:formula="of:=[.H15]*[.P$2]" office:value-type="float" office:value="3050" calcext:value-type="float">
            <text:p>3,050</text:p>
          </table:table-cell>
          <table:table-cell table:style-name="ce342"/>
          <table:table-cell table:style-name="ce369"/>
          <table:table-cell table:style-name="ce372"/>
          <table:table-cell table:style-name="ce412"/>
          <table:table-cell table:style-name="ce51" table:number-columns-repeated="2"/>
          <table:table-cell table:style-name="ce492" office:value-type="float" office:value="91.17" calcext:value-type="float">
            <text:p>91.17</text:p>
          </table:table-cell>
          <table:table-cell table:style-name="ce436" table:formula="of:=[.W15]*[.H15]" office:value-type="float" office:value="91.17" calcext:value-type="float">
            <text:p>91.17</text:p>
          </table:table-cell>
          <table:table-cell table:style-name="ce436" table:formula="of:=([.X15]*[.$P$2])/1000" office:value-type="float" office:value="278.0685" calcext:value-type="float">
            <text:p>278.068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7">
          <table:table-cell table:style-name="ce33" office:value-type="string" calcext:value-type="string">
            <text:p>Printed</text:p>
          </table:table-cell>
          <table:table-cell table:style-name="ce47" office:value-type="string" calcext:value-type="string">
            <text:p>PP-GP0184</text:p>
          </table:table-cell>
          <table:table-cell table:style-name="ce47" office:value-type="string" calcext:value-type="string">
            <text:p>Extruder mount v2.4,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1.3068" calcext:value-type="float">
            <text:p>1.3068</text:p>
          </table:table-cell>
          <table:table-cell table:style-name="ce201" table:formula="of:=SUM([.J16]*[.H16])" office:value-type="float" office:value="1.3068" calcext:value-type="float">
            <text:p>1.3068</text:p>
          </table:table-cell>
          <table:table-cell table:style-name="ce200"/>
          <table:table-cell table:style-name="ce282"/>
          <table:table-cell table:style-name="ce216" table:number-columns-repeated="2"/>
          <table:table-cell table:style-name="ce322" table:formula="of:=[.H16]*[.P$2]" office:value-type="float" office:value="3050" calcext:value-type="float">
            <text:p>3,050</text:p>
          </table:table-cell>
          <table:table-cell table:style-name="ce343"/>
          <table:table-cell table:style-name="ce369"/>
          <table:table-cell table:style-name="ce372"/>
          <table:table-cell table:style-name="ce412"/>
          <table:table-cell table:style-name="ce51" table:number-columns-repeated="2"/>
          <table:table-cell table:style-name="ce489" office:value-type="float" office:value="31.55" calcext:value-type="float">
            <text:p>31.55</text:p>
          </table:table-cell>
          <table:table-cell table:style-name="ce436" table:formula="of:=[.W16]*[.H16]" office:value-type="float" office:value="31.55" calcext:value-type="float">
            <text:p>31.55</text:p>
          </table:table-cell>
          <table:table-cell table:style-name="ce436" table:formula="of:=([.X16]*[.$P$2])/1000" office:value-type="float" office:value="96.2275" calcext:value-type="float">
            <text:p>96.227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47" office:value-type="string" calcext:value-type="string">
            <text:p>PP-GP0183</text:p>
          </table:table-cell>
          <table:table-cell table:style-name="ce47" office:value-type="string" calcext:value-type="string">
            <text:p>X carriage v1.0,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2.0772" calcext:value-type="float">
            <text:p>2.0772</text:p>
          </table:table-cell>
          <table:table-cell table:style-name="ce201" table:formula="of:=SUM([.J17]*[.H17])" office:value-type="float" office:value="2.0772" calcext:value-type="float">
            <text:p>2.0772</text:p>
          </table:table-cell>
          <table:table-cell table:style-name="ce260"/>
          <table:table-cell table:style-name="ce282" table:number-columns-repeated="3"/>
          <table:table-cell table:style-name="ce322" table:formula="of:=[.H17]*[.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92" office:value-type="float" office:value="52.36" calcext:value-type="float">
            <text:p>52.36</text:p>
          </table:table-cell>
          <table:table-cell table:style-name="ce436" table:formula="of:=[.W17]*[.H17]" office:value-type="float" office:value="52.36" calcext:value-type="float">
            <text:p>52.36</text:p>
          </table:table-cell>
          <table:table-cell table:style-name="ce436" table:formula="of:=([.X17]*[.$P$2])/1000" office:value-type="float" office:value="159.698" calcext:value-type="float">
            <text:p>159.698</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47" office:value-type="string" calcext:value-type="string">
            <text:p>PP-GP0182</text:p>
          </table:table-cell>
          <table:table-cell table:style-name="ce47" office:value-type="string" calcext:value-type="string">
            <text:p>X end motor v1.6,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3.8172" calcext:value-type="float">
            <text:p>3.8172</text:p>
          </table:table-cell>
          <table:table-cell table:style-name="ce201" table:formula="of:=SUM([.J18]*[.H18])" office:value-type="float" office:value="3.8172" calcext:value-type="float">
            <text:p>3.8172</text:p>
          </table:table-cell>
          <table:table-cell table:style-name="ce260"/>
          <table:table-cell table:style-name="ce282" table:number-columns-repeated="3"/>
          <table:table-cell table:style-name="ce322" table:formula="of:=[.H18]*[.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92" office:value-type="float" office:value="100.91" calcext:value-type="float">
            <text:p>100.91</text:p>
          </table:table-cell>
          <table:table-cell table:style-name="ce436" table:formula="of:=[.W18]*[.H18]" office:value-type="float" office:value="100.91" calcext:value-type="float">
            <text:p>100.91</text:p>
          </table:table-cell>
          <table:table-cell table:style-name="ce436" table:formula="of:=([.X18]*[.$P$2])/1000" office:value-type="float" office:value="307.7755" calcext:value-type="float">
            <text:p>307.775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7">
          <table:table-cell table:style-name="ce33" office:value-type="string" calcext:value-type="string">
            <text:p>Printed</text:p>
          </table:table-cell>
          <table:table-cell table:style-name="ce47" office:value-type="string" calcext:value-type="string">
            <text:p>PP-GP0181</text:p>
          </table:table-cell>
          <table:table-cell table:style-name="ce47" office:value-type="string" calcext:value-type="string">
            <text:p>Belt mount v1.0,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2" calcext:value-type="float">
            <text:p>2</text:p>
          </table:table-cell>
          <table:table-cell table:style-name="ce33" office:value-type="string" calcext:value-type="string">
            <text:p>ea</text:p>
          </table:table-cell>
          <table:table-cell table:style-name="ce201" office:value-type="float" office:value="0.4989" calcext:value-type="float">
            <text:p>0.4989</text:p>
          </table:table-cell>
          <table:table-cell table:style-name="ce201" table:formula="of:=SUM([.J19]*[.H19])" office:value-type="float" office:value="0.9978" calcext:value-type="float">
            <text:p>0.9978</text:p>
          </table:table-cell>
          <table:table-cell table:style-name="ce260"/>
          <table:table-cell table:style-name="ce282" table:number-columns-repeated="3"/>
          <table:table-cell table:style-name="ce322" table:formula="of:=[.H19]*[.P$2]" office:value-type="float" office:value="6100" calcext:value-type="float">
            <text:p>6,100</text:p>
          </table:table-cell>
          <table:table-cell table:style-name="ce344"/>
          <table:table-cell table:style-name="ce369"/>
          <table:table-cell table:style-name="ce372"/>
          <table:table-cell table:style-name="ce412"/>
          <table:table-cell table:style-name="ce51" table:number-columns-repeated="2"/>
          <table:table-cell table:style-name="ce489" office:value-type="float" office:value="12.43" calcext:value-type="float">
            <text:p>12.43</text:p>
          </table:table-cell>
          <table:table-cell table:style-name="ce436" table:formula="of:=[.W19]*[.H19]" office:value-type="float" office:value="24.86" calcext:value-type="float">
            <text:p>24.86</text:p>
          </table:table-cell>
          <table:table-cell table:style-name="ce436" table:formula="of:=([.X19]*[.$P$2])/1000" office:value-type="float" office:value="75.823" calcext:value-type="float">
            <text:p>75.823</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58" office:value-type="string" calcext:value-type="string">
            <text:p>PP-GP0179</text:p>
          </table:table-cell>
          <table:table-cell table:style-name="ce47" office:value-type="string" calcext:value-type="string">
            <text:p>Z upper left v1.2,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1.0957" calcext:value-type="float">
            <text:p>1.0957</text:p>
          </table:table-cell>
          <table:table-cell table:style-name="ce201" table:formula="of:=SUM([.J20]*[.H20])" office:value-type="float" office:value="1.0957" calcext:value-type="float">
            <text:p>1.0957</text:p>
          </table:table-cell>
          <table:table-cell table:style-name="ce260"/>
          <table:table-cell table:style-name="ce282" table:number-columns-repeated="3"/>
          <table:table-cell table:style-name="ce322" table:formula="of:=[.H20]*[.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93" office:value-type="float" office:value="32.25" calcext:value-type="float">
            <text:p>32.25</text:p>
          </table:table-cell>
          <table:table-cell table:style-name="ce436" table:formula="of:=[.W20]*[.H20]" office:value-type="float" office:value="32.25" calcext:value-type="float">
            <text:p>32.25</text:p>
          </table:table-cell>
          <table:table-cell table:style-name="ce436" table:formula="of:=([.X20]*[.$P$2])/1000" office:value-type="float" office:value="98.3625" calcext:value-type="float">
            <text:p>98.362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58" office:value-type="string" calcext:value-type="string">
            <text:p>PP-GP0180</text:p>
          </table:table-cell>
          <table:table-cell table:style-name="ce47" office:value-type="string" calcext:value-type="string">
            <text:p>Z upper right v1.2,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1.0957" calcext:value-type="float">
            <text:p>1.0957</text:p>
          </table:table-cell>
          <table:table-cell table:style-name="ce201" table:formula="of:=SUM([.J21]*[.H21])" office:value-type="float" office:value="1.0957" calcext:value-type="float">
            <text:p>1.0957</text:p>
          </table:table-cell>
          <table:table-cell table:style-name="ce260"/>
          <table:table-cell table:style-name="ce282" table:number-columns-repeated="3"/>
          <table:table-cell table:style-name="ce322" table:formula="of:=[.H21]*[.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93" office:value-type="float" office:value="32.25" calcext:value-type="float">
            <text:p>32.25</text:p>
          </table:table-cell>
          <table:table-cell table:style-name="ce436" table:formula="of:=[.W21]*[.H21]" office:value-type="float" office:value="32.25" calcext:value-type="float">
            <text:p>32.25</text:p>
          </table:table-cell>
          <table:table-cell table:style-name="ce436" table:formula="of:=([.X21]*[.$P$2])/1000" office:value-type="float" office:value="98.3625" calcext:value-type="float">
            <text:p>98.362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2">
          <table:table-cell table:style-name="ce33" office:value-type="string" calcext:value-type="string">
            <text:p>Printed</text:p>
          </table:table-cell>
          <table:table-cell table:style-name="ce58" office:value-type="string" calcext:value-type="string">
            <text:p>PP-GP0204</text:p>
          </table:table-cell>
          <table:table-cell table:style-name="ce47" office:value-type="string" calcext:value-type="string">
            <text:p>Z lower left v1.2, Mini, Lulzbot green</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2.0226" calcext:value-type="float">
            <text:p>2.0226</text:p>
          </table:table-cell>
          <table:table-cell table:style-name="ce201" table:formula="of:=SUM([.J22]*[.H22])" office:value-type="float" office:value="2.0226" calcext:value-type="float">
            <text:p>2.0226</text:p>
          </table:table-cell>
          <table:table-cell table:style-name="ce260"/>
          <table:table-cell table:style-name="ce282" table:number-columns-repeated="3"/>
          <table:table-cell table:style-name="ce322" table:formula="of:=[.H22]*[.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36" office:value-type="float" office:value="58" calcext:value-type="float">
            <text:p>58</text:p>
          </table:table-cell>
          <table:table-cell table:style-name="ce436" table:formula="of:=[.W22]*[.H22]" office:value-type="float" office:value="58" calcext:value-type="float">
            <text:p>58</text:p>
          </table:table-cell>
          <table:table-cell table:style-name="ce436" table:formula="of:=([.X22]*[.$P$2])/1000" office:value-type="float" office:value="176.9" calcext:value-type="float">
            <text:p>176.9</text:p>
          </table:table-cell>
          <table:table-cell table:style-name="ce51" office:value-type="string" calcext:value-type="string">
            <text:p>green</text:p>
          </table:table-cell>
          <table:table-cell table:style-name="ce51" table:number-columns-repeated="989"/>
          <table:table-cell table:number-columns-repeated="9"/>
        </table:table-row>
        <table:table-row table:style-name="ro2">
          <table:table-cell table:style-name="ce33" office:value-type="string" calcext:value-type="string">
            <text:p>Printed</text:p>
          </table:table-cell>
          <table:table-cell table:style-name="ce58" office:value-type="string" calcext:value-type="string">
            <text:p>PP-GP0205</text:p>
          </table:table-cell>
          <table:table-cell table:style-name="ce47" office:value-type="string" calcext:value-type="string">
            <text:p>Z lower right v1.2, Mini, Lulzbot green</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2.0226" calcext:value-type="float">
            <text:p>2.0226</text:p>
          </table:table-cell>
          <table:table-cell table:style-name="ce201" table:formula="of:=SUM([.J23]*[.H23])" office:value-type="float" office:value="2.0226" calcext:value-type="float">
            <text:p>2.0226</text:p>
          </table:table-cell>
          <table:table-cell table:style-name="ce39"/>
          <table:table-cell table:style-name="ce282" table:number-columns-repeated="3"/>
          <table:table-cell table:style-name="ce322" table:formula="of:=[.H23]*[.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36" office:value-type="float" office:value="58" calcext:value-type="float">
            <text:p>58</text:p>
          </table:table-cell>
          <table:table-cell table:style-name="ce436" table:formula="of:=[.W23]*[.H23]" office:value-type="float" office:value="58" calcext:value-type="float">
            <text:p>58</text:p>
          </table:table-cell>
          <table:table-cell table:style-name="ce436" table:formula="of:=([.X23]*[.$P$2])/1000" office:value-type="float" office:value="176.9" calcext:value-type="float">
            <text:p>176.9</text:p>
          </table:table-cell>
          <table:table-cell table:style-name="ce51" office:value-type="string" calcext:value-type="string">
            <text:p>green</text:p>
          </table:table-cell>
          <table:table-cell table:style-name="ce51" table:number-columns-repeated="989"/>
          <table:table-cell table:number-columns-repeated="9"/>
        </table:table-row>
        <table:table-row table:style-name="ro7">
          <table:table-cell table:style-name="ce33" office:value-type="string" calcext:value-type="string">
            <text:p>Printed</text:p>
          </table:table-cell>
          <table:table-cell table:style-name="ce47" office:value-type="string" calcext:value-type="string">
            <text:p>PP-GP0176</text:p>
          </table:table-cell>
          <table:table-cell table:style-name="ce47" office:value-type="string" calcext:value-type="string">
            <text:p>Bed corner v2.2,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4" calcext:value-type="float">
            <text:p>4</text:p>
          </table:table-cell>
          <table:table-cell table:style-name="ce33" office:value-type="string" calcext:value-type="string">
            <text:p>ea</text:p>
          </table:table-cell>
          <table:table-cell table:style-name="ce201" office:value-type="float" office:value="0.1595" calcext:value-type="float">
            <text:p>0.1595</text:p>
          </table:table-cell>
          <table:table-cell table:style-name="ce201" table:formula="of:=SUM([.J24]*[.H24])" office:value-type="float" office:value="0.638" calcext:value-type="float">
            <text:p>0.6380</text:p>
          </table:table-cell>
          <table:table-cell table:style-name="ce39"/>
          <table:table-cell table:style-name="ce282" table:number-columns-repeated="3"/>
          <table:table-cell table:style-name="ce322" table:formula="of:=[.H24]*[.P$2]" office:value-type="float" office:value="12200" calcext:value-type="float">
            <text:p>12,200</text:p>
          </table:table-cell>
          <table:table-cell table:style-name="ce344"/>
          <table:table-cell table:style-name="ce369"/>
          <table:table-cell table:style-name="ce372"/>
          <table:table-cell table:style-name="ce412"/>
          <table:table-cell table:style-name="ce51" table:number-columns-repeated="2"/>
          <table:table-cell table:style-name="ce489" office:value-type="float" office:value="2.53" calcext:value-type="float">
            <text:p>2.53</text:p>
          </table:table-cell>
          <table:table-cell table:style-name="ce436" table:formula="of:=[.W24]*[.H24]" office:value-type="float" office:value="10.12" calcext:value-type="float">
            <text:p>10.12</text:p>
          </table:table-cell>
          <table:table-cell table:style-name="ce436" table:formula="of:=([.X24]*[.$P$2])/1000" office:value-type="float" office:value="30.866" calcext:value-type="float">
            <text:p>30.866</text:p>
          </table:table-cell>
          <table:table-cell table:style-name="ce51" office:value-type="string" calcext:value-type="string">
            <text:p>Ninja</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47" office:value-type="string" calcext:value-type="string">
            <text:p>PP-GP0175</text:p>
          </table:table-cell>
          <table:table-cell table:style-name="ce79" office:value-type="string" calcext:value-type="string">
            <text:p>Y idler mount v1.3,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8457" calcext:value-type="float">
            <text:p>0.8457</text:p>
          </table:table-cell>
          <table:table-cell table:style-name="ce201" table:formula="of:=SUM([.J25]*[.H25])" office:value-type="float" office:value="0.8457" calcext:value-type="float">
            <text:p>0.8457</text:p>
          </table:table-cell>
          <table:table-cell table:style-name="ce39"/>
          <table:table-cell table:style-name="ce282" table:number-columns-repeated="3"/>
          <table:table-cell table:style-name="ce322" table:formula="of:=[.H25]*[.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92" office:value-type="float" office:value="21.82" calcext:value-type="float">
            <text:p>21.82</text:p>
          </table:table-cell>
          <table:table-cell table:style-name="ce436" table:formula="of:=[.W25]*[.H25]" office:value-type="float" office:value="21.82" calcext:value-type="float">
            <text:p>21.82</text:p>
          </table:table-cell>
          <table:table-cell table:style-name="ce436" table:formula="of:=([.X25]*[.$P$2])/1000" office:value-type="float" office:value="66.551" calcext:value-type="float">
            <text:p>66.551</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2">
          <table:table-cell table:style-name="ce33" office:value-type="string" calcext:value-type="string">
            <text:p>Printed</text:p>
          </table:table-cell>
          <table:table-cell table:style-name="ce47" office:value-type="string" calcext:value-type="string">
            <text:p>PP-GP0196</text:p>
          </table:table-cell>
          <table:table-cell table:style-name="ce79" office:value-type="string" calcext:value-type="string">
            <text:p>Y rod mount v1.2,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9888" calcext:value-type="float">
            <text:p>0.9888</text:p>
          </table:table-cell>
          <table:table-cell table:style-name="ce201" table:formula="of:=SUM([.J26]*[.H26])" office:value-type="float" office:value="0.9888" calcext:value-type="float">
            <text:p>0.9888</text:p>
          </table:table-cell>
          <table:table-cell table:style-name="ce39"/>
          <table:table-cell table:style-name="ce282" table:number-columns-repeated="3"/>
          <table:table-cell table:style-name="ce322" table:formula="of:=[.H26]*[.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36" office:value-type="float" office:value="27.3" calcext:value-type="float">
            <text:p>27.3</text:p>
          </table:table-cell>
          <table:table-cell table:style-name="ce436" table:formula="of:=[.W26]*[.H26]" office:value-type="float" office:value="27.3" calcext:value-type="float">
            <text:p>27.3</text:p>
          </table:table-cell>
          <table:table-cell table:style-name="ce436" table:formula="of:=([.X26]*[.$P$2])/1000" office:value-type="float" office:value="83.265" calcext:value-type="float">
            <text:p>83.26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58" office:value-type="string" calcext:value-type="string">
            <text:p>PP-GP0173</text:p>
          </table:table-cell>
          <table:table-cell table:style-name="ce47" office:value-type="string" calcext:value-type="string">
            <text:p>Spool hinge v1.3,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3914" calcext:value-type="float">
            <text:p>0.3914</text:p>
          </table:table-cell>
          <table:table-cell table:style-name="ce201" table:formula="of:=SUM([.J27]*[.H27])" office:value-type="float" office:value="0.3914" calcext:value-type="float">
            <text:p>0.3914</text:p>
          </table:table-cell>
          <table:table-cell table:style-name="ce39"/>
          <table:table-cell table:style-name="ce282" table:number-columns-repeated="3"/>
          <table:table-cell table:style-name="ce322" table:formula="of:=[.H27]*[.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92" office:value-type="float" office:value="10.69" calcext:value-type="float">
            <text:p>10.69</text:p>
          </table:table-cell>
          <table:table-cell table:style-name="ce436" table:formula="of:=[.W27]*[.H27]" office:value-type="float" office:value="10.69" calcext:value-type="float">
            <text:p>10.69</text:p>
          </table:table-cell>
          <table:table-cell table:style-name="ce436" table:formula="of:=([.X27]*[.$P$2])/1000" office:value-type="float" office:value="32.6045" calcext:value-type="float">
            <text:p>32.604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58" office:value-type="string" calcext:value-type="string">
            <text:p>PP-GP0172</text:p>
          </table:table-cell>
          <table:table-cell table:style-name="ce47" office:value-type="string" calcext:value-type="string">
            <text:p>Spool arm v1.0,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5957" calcext:value-type="float">
            <text:p>0.5957</text:p>
          </table:table-cell>
          <table:table-cell table:style-name="ce201" table:formula="of:=SUM([.J28]*[.H28])" office:value-type="float" office:value="0.5957" calcext:value-type="float">
            <text:p>0.5957</text:p>
          </table:table-cell>
          <table:table-cell table:style-name="ce260"/>
          <table:table-cell table:style-name="ce282" table:number-columns-repeated="3"/>
          <table:table-cell table:style-name="ce322" table:formula="of:=[.H28]*[.P$2]" office:value-type="float" office:value="3050" calcext:value-type="float">
            <text:p>3,050</text:p>
          </table:table-cell>
          <table:table-cell table:style-name="ce344"/>
          <table:table-cell table:style-name="ce369"/>
          <table:table-cell table:style-name="ce372"/>
          <table:table-cell table:style-name="ce412" office:value-type="string" calcext:value-type="string">
            <text:p>xx</text:p>
          </table:table-cell>
          <table:table-cell table:style-name="ce51" table:number-columns-repeated="2"/>
          <table:table-cell table:style-name="ce492" office:value-type="float" office:value="16.72" calcext:value-type="float">
            <text:p>16.72</text:p>
          </table:table-cell>
          <table:table-cell table:style-name="ce436" table:formula="of:=[.W28]*[.H28]" office:value-type="float" office:value="16.72" calcext:value-type="float">
            <text:p>16.72</text:p>
          </table:table-cell>
          <table:table-cell table:style-name="ce436" table:formula="of:=([.X28]*[.$P$2])/1000" office:value-type="float" office:value="50.996" calcext:value-type="float">
            <text:p>50.996</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2">
          <table:table-cell table:style-name="ce34" office:value-type="string" calcext:value-type="string">
            <text:p>Printed</text:p>
          </table:table-cell>
          <table:table-cell table:style-name="ce59" office:value-type="string" calcext:value-type="string">
            <text:p>PP-GP0171</text:p>
          </table:table-cell>
          <table:table-cell table:style-name="ce79" office:value-type="float" office:value="3050" calcext:value-type="float">
            <text:p>3050</text:p>
          </table:table-cell>
          <table:table-cell table:style-name="ce34"/>
          <table:table-cell table:style-name="ce102"/>
          <table:table-cell table:style-name="ce34" office:value-type="string" calcext:value-type="string">
            <text:p>Aleph Objects</text:p>
          </table:table-cell>
          <table:table-cell table:style-name="ce155"/>
          <table:table-cell table:style-name="ce155" office:value-type="float" office:value="1" calcext:value-type="float">
            <text:p>1</text:p>
          </table:table-cell>
          <table:table-cell table:style-name="ce34" office:value-type="string" calcext:value-type="string">
            <text:p>ea</text:p>
          </table:table-cell>
          <table:table-cell table:style-name="ce202" office:value-type="float" office:value="2.2358" calcext:value-type="float">
            <text:p>2.2358</text:p>
          </table:table-cell>
          <table:table-cell table:style-name="ce202" table:formula="of:=SUM([.J29]*[.H29])" office:value-type="float" office:value="2.2358" calcext:value-type="float">
            <text:p>2.2358</text:p>
          </table:table-cell>
          <table:table-cell table:style-name="ce261"/>
          <table:table-cell table:style-name="ce283" table:number-columns-repeated="3"/>
          <table:table-cell table:style-name="ce323" table:formula="of:=[.H29]*[.P$2]" office:value-type="float" office:value="3050" calcext:value-type="float">
            <text:p>3,050</text:p>
          </table:table-cell>
          <table:table-cell table:style-name="ce345"/>
          <table:table-cell table:style-name="ce371"/>
          <table:table-cell table:style-name="ce396"/>
          <table:table-cell table:style-name="ce414"/>
          <table:table-cell table:style-name="ce437" table:number-columns-repeated="2"/>
          <table:table-cell table:style-name="ce494" table:number-columns-repeated="2"/>
          <table:table-cell table:style-name="ce494" table:formula="of:=([.X29]*[.$P$2])/1000" office:value-type="float" office:value="0" calcext:value-type="float">
            <text:p>0</text:p>
          </table:table-cell>
          <table:table-cell table:style-name="ce437" table:number-columns-repeated="990"/>
          <table:table-cell table:style-name="ce508" table:number-columns-repeated="9"/>
        </table:table-row>
        <table:table-row table:style-name="ro7">
          <table:table-cell table:style-name="ce33" office:value-type="string" calcext:value-type="string">
            <text:p>Printed</text:p>
          </table:table-cell>
          <table:table-cell table:style-name="ce58" office:value-type="string" calcext:value-type="string">
            <text:p>PP-GP0170</text:p>
          </table:table-cell>
          <table:table-cell table:style-name="ce47" office:value-type="string" calcext:value-type="string">
            <text:p>Relief mount v1.3,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4242" calcext:value-type="float">
            <text:p>0.4242</text:p>
          </table:table-cell>
          <table:table-cell table:style-name="ce201" table:formula="of:=SUM([.J30]*[.H30])" office:value-type="float" office:value="0.4242" calcext:value-type="float">
            <text:p>0.4242</text:p>
          </table:table-cell>
          <table:table-cell table:style-name="ce260"/>
          <table:table-cell table:style-name="ce282" table:number-columns-repeated="3"/>
          <table:table-cell table:style-name="ce322" table:formula="of:=[.H30]*[.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89" office:value-type="float" office:value="10.4" calcext:value-type="float">
            <text:p>10.4</text:p>
          </table:table-cell>
          <table:table-cell table:style-name="ce436" table:formula="of:=[.W30]*[.H30]" office:value-type="float" office:value="10.4" calcext:value-type="float">
            <text:p>10.4</text:p>
          </table:table-cell>
          <table:table-cell table:style-name="ce436" table:formula="of:=([.X30]*[.$P$2])/1000" office:value-type="float" office:value="31.72" calcext:value-type="float">
            <text:p>31.72</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7">
          <table:table-cell table:style-name="ce33" office:value-type="string" calcext:value-type="string">
            <text:p>Printed</text:p>
          </table:table-cell>
          <table:table-cell table:style-name="ce58" office:value-type="string" calcext:value-type="string">
            <text:p>PP-GP0169</text:p>
          </table:table-cell>
          <table:table-cell table:style-name="ce47" office:value-type="string" calcext:value-type="string">
            <text:p>Handle bar v2.4,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1.3223" calcext:value-type="float">
            <text:p>1.3223</text:p>
          </table:table-cell>
          <table:table-cell table:style-name="ce201" table:formula="of:=SUM([.J31]*[.H31])" office:value-type="float" office:value="1.3223" calcext:value-type="float">
            <text:p>1.3223</text:p>
          </table:table-cell>
          <table:table-cell table:style-name="ce260"/>
          <table:table-cell table:style-name="ce282" table:number-columns-repeated="3"/>
          <table:table-cell table:style-name="ce322" table:formula="of:=[.H31]*[.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89" office:value-type="float" office:value="40.45" calcext:value-type="float">
            <text:p>40.45</text:p>
          </table:table-cell>
          <table:table-cell table:style-name="ce436" table:formula="of:=[.W31]*[.H31]" office:value-type="float" office:value="40.45" calcext:value-type="float">
            <text:p>40.45</text:p>
          </table:table-cell>
          <table:table-cell table:style-name="ce436" table:formula="of:=([.X31]*[.$P$2])/1000" office:value-type="float" office:value="123.3725" calcext:value-type="float">
            <text:p>123.372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8">
          <table:table-cell table:style-name="ce33" office:value-type="string" calcext:value-type="string">
            <text:p>Printed</text:p>
          </table:table-cell>
          <table:table-cell table:style-name="ce58" office:value-type="string" calcext:value-type="string">
            <text:p>PP-GP0168</text:p>
          </table:table-cell>
          <table:table-cell table:style-name="ce47" office:value-type="string" calcext:value-type="string">
            <text:p>Wiper mount v1.0,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3843" calcext:value-type="float">
            <text:p>0.3843</text:p>
          </table:table-cell>
          <table:table-cell table:style-name="ce201" table:formula="of:=SUM([.J32]*[.H32])" office:value-type="float" office:value="0.3843" calcext:value-type="float">
            <text:p>0.3843</text:p>
          </table:table-cell>
          <table:table-cell table:style-name="ce260"/>
          <table:table-cell table:style-name="ce282" table:number-columns-repeated="3"/>
          <table:table-cell table:style-name="ce322" table:formula="of:=[.H32]*[.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92" office:value-type="float" office:value="11.39" calcext:value-type="float">
            <text:p>11.39</text:p>
          </table:table-cell>
          <table:table-cell table:style-name="ce436" table:formula="of:=[.W32]*[.H32]" office:value-type="float" office:value="11.39" calcext:value-type="float">
            <text:p>11.39</text:p>
          </table:table-cell>
          <table:table-cell table:style-name="ce436" table:formula="of:=([.X32]*[.$P$2])/1000" office:value-type="float" office:value="34.7395" calcext:value-type="float">
            <text:p>34.7395</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7">
          <table:table-cell table:style-name="ce33" office:value-type="string" calcext:value-type="string">
            <text:p>Printed</text:p>
          </table:table-cell>
          <table:table-cell table:style-name="ce58" office:value-type="string" calcext:value-type="string">
            <text:p>PP-GP0167</text:p>
          </table:table-cell>
          <table:table-cell table:style-name="ce47" office:value-type="string" calcext:value-type="string">
            <text:p>Fan Mount v1.3,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5334" calcext:value-type="float">
            <text:p>0.5334</text:p>
          </table:table-cell>
          <table:table-cell table:style-name="ce201" table:formula="of:=SUM([.J33]*[.H33])" office:value-type="float" office:value="0.5334" calcext:value-type="float">
            <text:p>0.5334</text:p>
          </table:table-cell>
          <table:table-cell table:style-name="ce260"/>
          <table:table-cell table:style-name="ce282" table:number-columns-repeated="3"/>
          <table:table-cell table:style-name="ce322" table:formula="of:=[.H33]*[.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89" office:value-type="float" office:value="10.6" calcext:value-type="float">
            <text:p>10.6</text:p>
          </table:table-cell>
          <table:table-cell table:style-name="ce436" table:formula="of:=[.W33]*[.H33]" office:value-type="float" office:value="10.6" calcext:value-type="float">
            <text:p>10.6</text:p>
          </table:table-cell>
          <table:table-cell table:style-name="ce436" table:formula="of:=([.X33]*[.$P$2])/1000" office:value-type="float" office:value="32.33" calcext:value-type="float">
            <text:p>32.33</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7">
          <table:table-cell table:style-name="ce33" office:value-type="string" calcext:value-type="string">
            <text:p>Printed</text:p>
          </table:table-cell>
          <table:table-cell table:style-name="ce58" office:value-type="string" calcext:value-type="string">
            <text:p>PP-GP0190</text:p>
          </table:table-cell>
          <table:table-cell table:style-name="ce47" office:value-type="string" calcext:value-type="string">
            <text:p>Lower relief v1.0 Mini</text:p>
          </table:table-cell>
          <table:table-cell table:style-name="ce33"/>
          <table:table-cell table:style-name="ce101"/>
          <table:table-cell table:style-name="ce33" office:value-type="string" calcext:value-type="string">
            <text:p>Aleph Object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1" office:value-type="float" office:value="0.1002" calcext:value-type="float">
            <text:p>0.1002</text:p>
          </table:table-cell>
          <table:table-cell table:style-name="ce201" table:formula="of:=SUM([.J34]*[.H34])" office:value-type="float" office:value="0.1002" calcext:value-type="float">
            <text:p>0.1002</text:p>
          </table:table-cell>
          <table:table-cell table:style-name="ce260"/>
          <table:table-cell table:style-name="ce282" table:number-columns-repeated="3"/>
          <table:table-cell table:style-name="ce322" table:formula="of:=[.H34]*[.P$2]" office:value-type="float" office:value="3050" calcext:value-type="float">
            <text:p>3,050</text:p>
          </table:table-cell>
          <table:table-cell table:style-name="ce344"/>
          <table:table-cell table:style-name="ce369"/>
          <table:table-cell table:style-name="ce372"/>
          <table:table-cell table:style-name="ce412"/>
          <table:table-cell table:style-name="ce51" table:number-columns-repeated="2"/>
          <table:table-cell table:style-name="ce489" office:value-type="float" office:value="2.4" calcext:value-type="float">
            <text:p>2.4</text:p>
          </table:table-cell>
          <table:table-cell table:style-name="ce436" table:formula="of:=[.W34]*[.H34]" office:value-type="float" office:value="2.4" calcext:value-type="float">
            <text:p>2.4</text:p>
          </table:table-cell>
          <table:table-cell table:style-name="ce436" table:formula="of:=([.X34]*[.$P$2])/1000" office:value-type="float" office:value="7.32" calcext:value-type="float">
            <text:p>7.32</text:p>
          </table:table-cell>
          <table:table-cell table:style-name="ce51" office:value-type="string" calcext:value-type="string">
            <text:p>black</text:p>
          </table:table-cell>
          <table:table-cell table:style-name="ce51" table:number-columns-repeated="989"/>
          <table:table-cell table:number-columns-repeated="9"/>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number-columns-repeated="2"/>
          <table:table-cell table:style-name="ce200"/>
          <table:table-cell table:style-name="ce260"/>
          <table:table-cell table:style-name="ce282" table:number-columns-repeated="3"/>
          <table:table-cell table:style-name="ce322"/>
          <table:table-cell table:style-name="ce344"/>
          <table:table-cell table:style-name="ce369"/>
          <table:table-cell table:style-name="ce372"/>
          <table:table-cell table:style-name="ce412"/>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Mechanical</text:p>
          </table:table-cell>
          <table:table-cell table:style-name="ce33" office:value-type="string" calcext:value-type="string">
            <text:p>HD-MS0211-1</text:p>
          </table:table-cell>
          <table:table-cell table:style-name="ce33" office:value-type="string" calcext:value-type="string">
            <text:p>Borosilicate Glass Bed 170mm x 170mm</text:p>
          </table:table-cell>
          <table:table-cell table:style-name="ce91"/>
          <table:table-cell table:style-name="ce101"/>
          <table:table-cell table:style-name="ce33" office:value-type="string" calcext:value-type="string">
            <text:p>Allen Scientific </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3" office:value-type="currency" office:currency="USD" office:value="6.75" calcext:value-type="currency">
            <text:p>$6.750</text:p>
          </table:table-cell>
          <table:table-cell table:style-name="ce200" table:formula="of:=SUM([.J36]*[.H36])" office:value-type="float" office:value="6.75" calcext:value-type="float">
            <text:p>$6.75</text:p>
          </table:table-cell>
          <table:table-cell table:style-name="ce260" table:formula="of:=SUM([.K36])" office:value-type="float" office:value="6.75" calcext:value-type="float">
            <text:p>6.75</text:p>
          </table:table-cell>
          <table:table-cell table:style-name="ce216" office:value-type="float" office:value="12.05" calcext:value-type="float">
            <text:p>$12.05</text:p>
          </table:table-cell>
          <table:table-cell table:style-name="ce216" table:formula="of:=[.H36]*[.J36]" office:value-type="float" office:value="6.75" calcext:value-type="float">
            <text:p>$6.75</text:p>
          </table:table-cell>
          <table:table-cell table:style-name="ce311" table:formula="of:=SUM([.N36])" office:value-type="float" office:value="6.75" calcext:value-type="float">
            <text:p>6.75</text:p>
          </table:table-cell>
          <table:table-cell table:style-name="ce322" office:value-type="float" office:value="3500" calcext:value-type="float">
            <text:p>3,500</text:p>
          </table:table-cell>
          <table:table-cell table:style-name="ce346" office:value-type="string" calcext:value-type="string">
            <text:p>PO08934</text:p>
          </table:table-cell>
          <table:table-cell table:style-name="ce368" office:value-type="date" office:date-value="2015-08-19" calcext:value-type="date">
            <text:p>08/19/15</text:p>
          </table:table-cell>
          <table:table-cell table:style-name="ce372" office:value-type="string" calcext:value-type="string">
            <text:p>see notes</text:p>
          </table:table-cell>
          <table:table-cell table:style-name="ce412" office:value-type="string" calcext:value-type="string">
            <text:p><text:s/>Confirmed 10/20 delivery 700 pcs every 5 weeks. 700 by 10/16/15 700 by 11/20/15 700 by 12/28/15 700 by 2/02/16 00 by 03/08/16( We did confirm the part number with Seth, no rounded edges for foxglove, same part number.) KG</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203"/>
          <table:table-cell table:style-name="ce248"/>
          <table:table-cell table:style-name="ce260"/>
          <table:table-cell table:style-name="ce282"/>
          <table:table-cell table:style-name="ce216" table:formula="of:=[.H37]*[.J37]" office:value-type="float" office:value="0" calcext:value-type="float">
            <text:p/>
          </table:table-cell>
          <table:table-cell table:style-name="ce282"/>
          <table:table-cell table:style-name="ce322"/>
          <table:table-cell table:style-name="ce344"/>
          <table:table-cell table:style-name="ce369"/>
          <table:table-cell table:style-name="ce372"/>
          <table:table-cell table:style-name="ce412"/>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Hardware</text:p>
          </table:table-cell>
          <table:table-cell table:style-name="ce33" office:value-type="string" calcext:value-type="string">
            <text:p>HD-MS0027</text:p>
          </table:table-cell>
          <table:table-cell table:style-name="ce33" office:value-type="string" calcext:value-type="string">
            <text:p>Spring, Extruder, 6mm OD, 0.8mm WD, 9.7mm FL</text:p>
          </table:table-cell>
          <table:table-cell table:style-name="ce33"/>
          <table:table-cell table:style-name="ce101"/>
          <table:table-cell table:style-name="ce33" office:value-type="string" calcext:value-type="string">
            <text:p>Associated Spring</text:p>
          </table:table-cell>
          <table:table-cell table:style-name="ce154" office:value-type="string" calcext:value-type="string">
            <text:p>C0240-032-0380-M</text:p>
          </table:table-cell>
          <table:table-cell table:style-name="ce154" office:value-type="float" office:value="2" calcext:value-type="float">
            <text:p>2</text:p>
          </table:table-cell>
          <table:table-cell table:style-name="ce33" office:value-type="string" calcext:value-type="string">
            <text:p>ea</text:p>
          </table:table-cell>
          <table:table-cell table:style-name="ce203" office:value-type="currency" office:currency="USD" office:value="0.1589" calcext:value-type="currency">
            <text:p>$0.159</text:p>
          </table:table-cell>
          <table:table-cell table:style-name="ce200" table:formula="of:=SUM([.J38]*[.H38])" office:value-type="float" office:value="0.3178" calcext:value-type="float">
            <text:p>$0.32</text:p>
          </table:table-cell>
          <table:table-cell table:style-name="ce260" table:formula="of:=SUM([.K38])" office:value-type="float" office:value="0.3178" calcext:value-type="float">
            <text:p>0.32</text:p>
          </table:table-cell>
          <table:table-cell table:style-name="ce216" office:value-type="float" office:value="0.17" calcext:value-type="float">
            <text:p>$0.17</text:p>
          </table:table-cell>
          <table:table-cell table:style-name="ce216" table:formula="of:=[.H38]*[.J38]" office:value-type="float" office:value="0.3178" calcext:value-type="float">
            <text:p>$0.32</text:p>
          </table:table-cell>
          <table:table-cell table:style-name="ce311" table:formula="of:=SUM([.N38])" office:value-type="float" office:value="0.3178" calcext:value-type="float">
            <text:p>0.32</text:p>
          </table:table-cell>
          <table:table-cell table:style-name="ce322" table:formula="of:=[.H38]*[.P$2]" office:value-type="float" office:value="6100" calcext:value-type="float">
            <text:p>6,100</text:p>
          </table:table-cell>
          <table:table-cell table:style-name="ce342" office:value-type="string" calcext:value-type="string">
            <text:p>PO08809</text:p>
          </table:table-cell>
          <table:table-cell table:style-name="ce369" office:value-type="date" office:date-value="2015-08-10" calcext:value-type="date">
            <text:p>08/10/15</text:p>
          </table:table-cell>
          <table:table-cell table:style-name="ce372" office:value-type="date" office:date-value="2015-10-12" calcext:value-type="date">
            <text:p>10/12/15</text:p>
          </table:table-cell>
          <table:table-cell table:style-name="ce412" office:value-type="string" calcext:value-type="string">
            <text:p>received</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5" table:number-columns-repeated="2"/>
          <table:table-cell table:style-name="ce33" table:number-columns-repeated="2"/>
          <table:table-cell table:style-name="ce101"/>
          <table:table-cell table:style-name="ce33"/>
          <table:table-cell table:style-name="ce154" table:number-columns-repeated="2"/>
          <table:table-cell table:style-name="ce33"/>
          <table:table-cell table:style-name="ce203"/>
          <table:table-cell table:style-name="ce200"/>
          <table:table-cell table:style-name="ce260"/>
          <table:table-cell table:style-name="ce282"/>
          <table:table-cell table:style-name="ce216" table:formula="of:=[.H39]*[.J39]" office:value-type="float" office:value="0" calcext:value-type="float">
            <text:p/>
          </table:table-cell>
          <table:table-cell table:style-name="ce282"/>
          <table:table-cell table:style-name="ce322"/>
          <table:table-cell table:style-name="ce344"/>
          <table:table-cell table:style-name="ce369"/>
          <table:table-cell table:style-name="ce372"/>
          <table:table-cell table:style-name="ce412"/>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Mechanical</text:p>
          </table:table-cell>
          <table:table-cell table:style-name="ce33" office:value-type="string" calcext:value-type="string">
            <text:p>HD-BL0015</text:p>
          </table:table-cell>
          <table:table-cell table:style-name="ce33" office:value-type="string" calcext:value-type="string">
            <text:p>GT2, Single sided Neoprene Belt</text:p>
          </table:table-cell>
          <table:table-cell table:style-name="ce33"/>
          <table:table-cell table:style-name="ce101"/>
          <table:table-cell table:style-name="ce33" office:value-type="string" calcext:value-type="string">
            <text:p>B &amp; B Manufacturing, Inc</text:p>
          </table:table-cell>
          <table:table-cell table:style-name="ce154" office:value-type="string" calcext:value-type="string">
            <text:p>744-2P-06 (2MR-744-06)</text:p>
          </table:table-cell>
          <table:table-cell table:style-name="ce154" office:value-type="float" office:value="2" calcext:value-type="float">
            <text:p>2</text:p>
          </table:table-cell>
          <table:table-cell table:style-name="ce33" office:value-type="string" calcext:value-type="string">
            <text:p>ea</text:p>
          </table:table-cell>
          <table:table-cell table:style-name="ce203" office:value-type="currency" office:currency="USD" office:value="1.93" calcext:value-type="currency">
            <text:p>$1.930</text:p>
          </table:table-cell>
          <table:table-cell table:style-name="ce200" table:formula="of:=SUM([.J40]*[.H40])" office:value-type="float" office:value="3.86" calcext:value-type="float">
            <text:p>$3.86</text:p>
          </table:table-cell>
          <table:table-cell table:style-name="ce260"/>
          <table:table-cell table:style-name="ce216" office:value-type="float" office:value="2.29" calcext:value-type="float">
            <text:p>$2.29</text:p>
          </table:table-cell>
          <table:table-cell table:style-name="ce216" table:formula="of:=[.H40]*[.J40]" office:value-type="float" office:value="3.86" calcext:value-type="float">
            <text:p>$3.86</text:p>
          </table:table-cell>
          <table:table-cell table:style-name="ce311"/>
          <table:table-cell table:style-name="ce322" table:formula="of:=[.H40]*[.P$2]" office:value-type="float" office:value="6100" calcext:value-type="float">
            <text:p>6,100</text:p>
          </table:table-cell>
          <table:table-cell table:style-name="ce154" office:value-type="string" calcext:value-type="string">
            <text:p>PO08810</text:p>
          </table:table-cell>
          <table:table-cell table:style-name="ce368" office:value-type="date" office:date-value="2015-08-10" calcext:value-type="date">
            <text:p>08/10/15</text:p>
          </table:table-cell>
          <table:table-cell table:style-name="ce372" office:value-type="string" calcext:value-type="string">
            <text:p>see notes</text:p>
          </table:table-cell>
          <table:table-cell table:style-name="ce412" office:value-type="string" calcext:value-type="string">
            <text:p>1200 received 10/13/15 11/24, 1/6, 2/17, 3/30, and qty 100 4/27 </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Mechanical</text:p>
          </table:table-cell>
          <table:table-cell table:style-name="ce33" office:value-type="string" calcext:value-type="string">
            <text:p>HD-MS0033</text:p>
          </table:table-cell>
          <table:table-cell table:style-name="ce33" office:value-type="string" calcext:value-type="string">
            <text:p>GT2 Timing Pulley, 5mm Bore Aluminum</text:p>
          </table:table-cell>
          <table:table-cell table:style-name="ce33"/>
          <table:table-cell table:style-name="ce101"/>
          <table:table-cell table:style-name="ce33" office:value-type="string" calcext:value-type="string">
            <text:p>B &amp; B Manufacturing, Inc</text:p>
          </table:table-cell>
          <table:table-cell table:style-name="ce154" office:value-type="string" calcext:value-type="string">
            <text:p>16-2P06M6CA5 5MM BORE ALUMINUM</text:p>
          </table:table-cell>
          <table:table-cell table:style-name="ce154" office:value-type="float" office:value="2" calcext:value-type="float">
            <text:p>2</text:p>
          </table:table-cell>
          <table:table-cell table:style-name="ce33" office:value-type="string" calcext:value-type="string">
            <text:p>ea</text:p>
          </table:table-cell>
          <table:table-cell table:style-name="ce203" office:value-type="currency" office:currency="USD" office:value="2.9" calcext:value-type="currency">
            <text:p>$2.900</text:p>
          </table:table-cell>
          <table:table-cell table:style-name="ce200" table:formula="of:=SUM([.J41]*[.H41])" office:value-type="float" office:value="5.8" calcext:value-type="float">
            <text:p>$5.80</text:p>
          </table:table-cell>
          <table:table-cell table:style-name="ce260" table:formula="of:=SUM([.K40:.K41])" office:value-type="float" office:value="9.66" calcext:value-type="float">
            <text:p>9.66</text:p>
          </table:table-cell>
          <table:table-cell table:style-name="ce216" office:value-type="float" office:value="3.25" calcext:value-type="float">
            <text:p>$3.25</text:p>
          </table:table-cell>
          <table:table-cell table:style-name="ce216" table:formula="of:=[.H41]*[.J41]" office:value-type="float" office:value="5.8" calcext:value-type="float">
            <text:p>$5.80</text:p>
          </table:table-cell>
          <table:table-cell table:style-name="ce311" table:formula="of:=SUM([.N40:.N41])" office:value-type="float" office:value="9.66" calcext:value-type="float">
            <text:p>9.66</text:p>
          </table:table-cell>
          <table:table-cell table:style-name="ce322" table:formula="of:=[.H41]*[.P$2]" office:value-type="float" office:value="6100" calcext:value-type="float">
            <text:p>6,100</text:p>
          </table:table-cell>
          <table:table-cell table:style-name="ce154" office:value-type="string" calcext:value-type="string">
            <text:p>PO08810</text:p>
          </table:table-cell>
          <table:table-cell table:style-name="ce368" office:value-type="date" office:date-value="2015-08-10" calcext:value-type="date">
            <text:p>08/10/15</text:p>
          </table:table-cell>
          <table:table-cell table:style-name="ce372" office:value-type="string" calcext:value-type="string">
            <text:p>see notes</text:p>
          </table:table-cell>
          <table:table-cell table:style-name="ce412" office:value-type="string" calcext:value-type="string">
            <text:p>1200 received 10/13/15 11/24, 1/6, 2/17, 3/30, and qty 100 4/27 </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203"/>
          <table:table-cell table:style-name="ce200" table:formula="of:=SUM([.J42]*[.H42])" office:value-type="float" office:value="0" calcext:value-type="float">
            <text:p/>
          </table:table-cell>
          <table:table-cell table:style-name="ce260"/>
          <table:table-cell table:style-name="ce282"/>
          <table:table-cell table:style-name="ce216" table:formula="of:=[.H42]*[.J42]" office:value-type="float" office:value="0" calcext:value-type="float">
            <text:p/>
          </table:table-cell>
          <table:table-cell table:style-name="ce282"/>
          <table:table-cell table:style-name="ce322"/>
          <table:table-cell table:style-name="ce344"/>
          <table:table-cell table:style-name="ce369"/>
          <table:table-cell table:style-name="ce372"/>
          <table:table-cell table:style-name="ce412"/>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Electronic</text:p>
          </table:table-cell>
          <table:table-cell table:style-name="ce33" office:value-type="string" calcext:value-type="string">
            <text:p>EL-PS0025</text:p>
          </table:table-cell>
          <table:table-cell table:style-name="ce33" office:value-type="string" calcext:value-type="string">
            <text:p>POWER SUP 150W 24V 6.25A PNL MT</text:p>
          </table:table-cell>
          <table:table-cell table:style-name="ce33" office:value-type="string" calcext:value-type="string">
            <text:p>Delta</text:p>
          </table:table-cell>
          <table:table-cell table:style-name="ce101" office:value-type="string" calcext:value-type="string">
            <text:p>PMC-24V150W1AA</text:p>
          </table:table-cell>
          <table:table-cell table:style-name="ce60" office:value-type="string" calcext:value-type="string">
            <text:p>DELTA </text:p>
          </table:table-cell>
          <table:table-cell table:style-name="ce154" office:value-type="string" calcext:value-type="string">
            <text:p>PMC-24V150W1AA</text:p>
          </table:table-cell>
          <table:table-cell table:style-name="ce154" office:value-type="float" office:value="1" calcext:value-type="float">
            <text:p>1</text:p>
          </table:table-cell>
          <table:table-cell table:style-name="ce33" office:value-type="string" calcext:value-type="string">
            <text:p>ea</text:p>
          </table:table-cell>
          <table:table-cell table:style-name="ce204" office:value-type="currency" office:currency="USD" office:value="23" calcext:value-type="currency">
            <text:p>$23.000</text:p>
          </table:table-cell>
          <table:table-cell table:style-name="ce200" table:formula="of:=SUM([.J43]*[.H43])" office:value-type="float" office:value="23" calcext:value-type="float">
            <text:p>$23.00</text:p>
          </table:table-cell>
          <table:table-cell table:style-name="ce260" table:formula="of:=SUM([.K43])" office:value-type="float" office:value="23" calcext:value-type="float">
            <text:p>23.00</text:p>
          </table:table-cell>
          <table:table-cell table:style-name="ce216" office:value-type="float" office:value="37.913" calcext:value-type="float">
            <text:p>$37.91</text:p>
          </table:table-cell>
          <table:table-cell table:style-name="ce216" table:formula="of:=[.H43]*[.J43]" office:value-type="float" office:value="23" calcext:value-type="float">
            <text:p>$23.00</text:p>
          </table:table-cell>
          <table:table-cell table:style-name="ce311" table:formula="of:=SUM([.N43])" office:value-type="float" office:value="23" calcext:value-type="float">
            <text:p>23.00</text:p>
          </table:table-cell>
          <table:table-cell table:style-name="ce322" table:formula="of:=[.H43]*[.P$2]" office:value-type="float" office:value="3050" calcext:value-type="float">
            <text:p>3,050</text:p>
          </table:table-cell>
          <table:table-cell table:style-name="ce342" office:value-type="string" calcext:value-type="string">
            <text:p>PO08818</text:p>
          </table:table-cell>
          <table:table-cell table:style-name="ce369" office:value-type="date" office:date-value="2015-09-21" calcext:value-type="date">
            <text:p>09/21/15</text:p>
          </table:table-cell>
          <table:table-cell table:style-name="ce372" office:value-type="string" calcext:value-type="string">
            <text:p>see notes</text:p>
          </table:table-cell>
          <table:table-cell table:style-name="ce415" office:value-type="string" calcext:value-type="string">
            <text:p><text:s/>2016 Delivery follows: received 1000 10/22/15, next 1000= 12/02/15, 1/14/16, 2/25/16, 4/7/16, 5/19/16, 6/30/16, 8/11/16, 9/22/156, 11/03/16</text:p>
          </table:table-cell>
          <table:table-cell table:style-name="ce51" table:number-columns-repeated="2"/>
          <table:table-cell table:style-name="ce488" table:number-columns-repeated="3"/>
          <table:table-cell table:style-name="ce435" table:number-columns-repeated="990"/>
          <table:table-cell table:number-columns-repeated="9"/>
        </table:table-row>
        <table:table-row table:style-name="ro2">
          <table:table-cell table:style-name="ce36" office:value-type="string" calcext:value-type="string">
            <text:p>Electronic</text:p>
          </table:table-cell>
          <table:table-cell table:style-name="ce36" office:value-type="string" calcext:value-type="string">
            <text:p>EL-MS0143</text:p>
          </table:table-cell>
          <table:table-cell table:style-name="ce80" office:value-type="string" calcext:value-type="string">
            <text:p>Conn Fast Receptacle14-16 AWG .250</text:p>
          </table:table-cell>
          <table:table-cell table:style-name="ce36"/>
          <table:table-cell table:style-name="ce104" office:value-type="string" calcext:value-type="string">
            <text:p>3-350819-2</text:p>
          </table:table-cell>
          <table:table-cell table:style-name="ce36" office:value-type="string" calcext:value-type="string">
            <text:p>TTI</text:p>
          </table:table-cell>
          <table:table-cell table:style-name="ce157" office:value-type="string" calcext:value-type="string">
            <text:p>22-26AWG .110</text:p>
          </table:table-cell>
          <table:table-cell table:style-name="ce192" office:value-type="float" office:value="7" calcext:value-type="float">
            <text:p>7</text:p>
          </table:table-cell>
          <table:table-cell table:style-name="ce36" office:value-type="string" calcext:value-type="string">
            <text:p>ea</text:p>
          </table:table-cell>
          <table:table-cell table:style-name="ce205" office:value-type="currency" office:currency="USD" office:value="0.069" calcext:value-type="currency">
            <text:p>$0.069</text:p>
          </table:table-cell>
          <table:table-cell table:style-name="ce249" table:formula="of:=SUM([.J44]*[.H44])" office:value-type="float" office:value="0.483" calcext:value-type="float">
            <text:p>$0.48</text:p>
          </table:table-cell>
          <table:table-cell table:style-name="ce262"/>
          <table:table-cell table:style-name="ce210" office:value-type="currency" office:currency="USD" office:value="0.12902" calcext:value-type="currency">
            <text:p>$0.13</text:p>
          </table:table-cell>
          <table:table-cell table:style-name="ce249" table:formula="of:=[.H44]*[.J44]" office:value-type="float" office:value="0.483" calcext:value-type="float">
            <text:p>$0.48</text:p>
          </table:table-cell>
          <table:table-cell table:style-name="ce262"/>
          <table:table-cell table:style-name="ce324" office:value-type="float" office:value="22000" calcext:value-type="float">
            <text:p>22,000</text:p>
          </table:table-cell>
          <table:table-cell table:style-name="ce347" office:value-type="string" calcext:value-type="string">
            <text:p>PO08932</text:p>
          </table:table-cell>
          <table:table-cell table:style-name="ce372" office:value-type="date" office:date-value="2015-08-18" calcext:value-type="date">
            <text:p>08/18/15</text:p>
          </table:table-cell>
          <table:table-cell table:style-name="ce387" office:value-type="date" office:date-value="2015-10-16" calcext:value-type="date">
            <text:p>10/16/15</text:p>
          </table:table-cell>
          <table:table-cell table:style-name="ce415" office:value-type="string" calcext:value-type="string">
            <text:p>TTI 2200 reel, Received <text:s/></text:p>
          </table:table-cell>
          <table:table-cell table:style-name="ce438" table:number-columns-repeated="2"/>
          <table:table-cell table:style-name="ce495" table:number-columns-repeated="3"/>
          <table:table-cell table:style-name="ce438" table:number-columns-repeated="990"/>
          <table:table-cell table:style-name="ce509" table:number-columns-repeated="9"/>
        </table:table-row>
        <table:table-row table:style-name="ro2">
          <table:table-cell table:style-name="ce33" office:value-type="string" calcext:value-type="string">
            <text:p>Electronic</text:p>
          </table:table-cell>
          <table:table-cell table:style-name="ce33" office:value-type="string" calcext:value-type="string">
            <text:p>EL-MS0205</text:p>
          </table:table-cell>
          <table:table-cell table:style-name="ce33" office:value-type="string" calcext:value-type="string">
            <text:p>CONN TERM MALE 22-24AWG TIN</text:p>
          </table:table-cell>
          <table:table-cell table:style-name="ce33" office:value-type="string" calcext:value-type="string">
            <text:p>Molex</text:p>
          </table:table-cell>
          <table:table-cell table:style-name="ce101" office:value-type="string" calcext:value-type="string">
            <text:p>16-02-0107</text:p>
          </table:table-cell>
          <table:table-cell table:style-name="ce33" office:value-type="string" calcext:value-type="string">
            <text:p>TTI</text:p>
          </table:table-cell>
          <table:table-cell table:style-name="ce158" office:value-type="string" calcext:value-type="string">
            <text:p>WM2517TR-ND</text:p>
          </table:table-cell>
          <table:table-cell table:style-name="ce154" office:value-type="float" office:value="45" calcext:value-type="float">
            <text:p>45</text:p>
          </table:table-cell>
          <table:table-cell table:style-name="ce33" office:value-type="string" calcext:value-type="string">
            <text:p>ea</text:p>
          </table:table-cell>
          <table:table-cell table:style-name="ce203" office:value-type="currency" office:currency="USD" office:value="0.0185" calcext:value-type="currency">
            <text:p>$0.019</text:p>
          </table:table-cell>
          <table:table-cell table:style-name="ce200" table:formula="of:=SUM([.J45]*[.H45])" office:value-type="float" office:value="0.8325" calcext:value-type="float">
            <text:p>$0.83</text:p>
          </table:table-cell>
          <table:table-cell table:style-name="ce263"/>
          <table:table-cell table:style-name="ce216" table:formula="of:=838.4/20000" office:value-type="float" office:value="0.04192" calcext:value-type="float">
            <text:p>$0.04</text:p>
          </table:table-cell>
          <table:table-cell table:style-name="ce216" table:formula="of:=[.H45]*[.J45]" office:value-type="float" office:value="0.8325" calcext:value-type="float">
            <text:p>$0.83</text:p>
          </table:table-cell>
          <table:table-cell table:style-name="ce312"/>
          <table:table-cell table:style-name="ce321" table:formula="of:=[.H45]*[.P$2]" office:value-type="float" office:value="137250" calcext:value-type="float">
            <text:p>137,250</text:p>
          </table:table-cell>
          <table:table-cell table:style-name="ce347" office:value-type="string" calcext:value-type="string">
            <text:p>PO08967</text:p>
          </table:table-cell>
          <table:table-cell table:style-name="ce373" office:value-type="date" office:date-value="2015-08-25" calcext:value-type="date">
            <text:p>08/25/15</text:p>
          </table:table-cell>
          <table:table-cell table:style-name="ce387" office:value-type="date" office:date-value="2015-10-16" calcext:value-type="date">
            <text:p>10/16/15</text:p>
          </table:table-cell>
          <table:table-cell table:style-name="ce413" office:value-type="string" calcext:value-type="string">
            <text:p>TTI, 20k reel / received</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6">
          <table:table-cell table:style-name="ce33" office:value-type="string" calcext:value-type="string">
            <text:p>Electronic</text:p>
          </table:table-cell>
          <table:table-cell table:style-name="ce33" office:value-type="string" calcext:value-type="string">
            <text:p>EL-MS0212</text:p>
          </table:table-cell>
          <table:table-cell table:style-name="ce33" office:value-type="string" calcext:value-type="string">
            <text:p>CONN PIN 24-30AWG CRIMP TIN</text:p>
          </table:table-cell>
          <table:table-cell table:style-name="ce33" office:value-type="string" calcext:value-type="string">
            <text:p>Molex</text:p>
          </table:table-cell>
          <table:table-cell table:style-name="ce105" office:value-type="string" calcext:value-type="string">
            <text:p>16-02-0108</text:p>
          </table:table-cell>
          <table:table-cell table:style-name="ce33" office:value-type="string" calcext:value-type="string">
            <text:p>TTI</text:p>
          </table:table-cell>
          <table:table-cell table:style-name="ce158" office:value-type="string" calcext:value-type="string">
            <text:p>MOL16-02-0108</text:p>
          </table:table-cell>
          <table:table-cell table:style-name="ce154" office:value-type="float" office:value="2" calcext:value-type="float">
            <text:p>2</text:p>
          </table:table-cell>
          <table:table-cell table:style-name="ce33" office:value-type="string" calcext:value-type="string">
            <text:p>ea</text:p>
          </table:table-cell>
          <table:table-cell table:style-name="ce203" office:value-type="currency" office:currency="USD" office:value="0.022" calcext:value-type="currency">
            <text:p>$0.022</text:p>
          </table:table-cell>
          <table:table-cell table:style-name="ce200" table:formula="of:=SUM([.J46]*[.H46])" office:value-type="float" office:value="0.044" calcext:value-type="float">
            <text:p>$0.04</text:p>
          </table:table-cell>
          <table:table-cell table:style-name="ce263"/>
          <table:table-cell table:style-name="ce216"/>
          <table:table-cell table:style-name="ce216" table:formula="of:=[.H46]*[.J46]" office:value-type="float" office:value="0.044" calcext:value-type="float">
            <text:p>$0.04</text:p>
          </table:table-cell>
          <table:table-cell table:style-name="ce312"/>
          <table:table-cell table:style-name="ce321" table:formula="of:=[.H46]*[.P$2]" office:value-type="float" office:value="6100" calcext:value-type="float">
            <text:p>6,100</text:p>
          </table:table-cell>
          <table:table-cell table:style-name="ce347" office:value-type="string" calcext:value-type="string">
            <text:p>PO08967</text:p>
          </table:table-cell>
          <table:table-cell table:style-name="ce373" office:value-type="date" office:date-value="2015-08-25" calcext:value-type="date">
            <text:p>08/25/15</text:p>
          </table:table-cell>
          <table:table-cell table:style-name="ce387" office:value-type="date" office:date-value="2015-10-16" calcext:value-type="date">
            <text:p>10/16/15</text:p>
          </table:table-cell>
          <table:table-cell table:style-name="ce413" office:value-type="string" calcext:value-type="string">
            <text:p>TTI, 20k reel / received</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9">
          <table:table-cell table:style-name="ce33" office:value-type="string" calcext:value-type="string">
            <text:p>Electronic</text:p>
          </table:table-cell>
          <table:table-cell table:style-name="ce33" office:value-type="string" calcext:value-type="string">
            <text:p>EL-MS0059</text:p>
          </table:table-cell>
          <table:table-cell table:style-name="ce33" office:value-type="string" calcext:value-type="string">
            <text:p>CONN TERM FEMALE 22-24AWG TIN</text:p>
          </table:table-cell>
          <table:table-cell table:style-name="ce33" office:value-type="string" calcext:value-type="string">
            <text:p>Molex Inc.</text:p>
          </table:table-cell>
          <table:table-cell table:style-name="ce106" office:value-type="string" calcext:value-type="string">
            <text:p>16-02-0086 / 16-02-0102</text:p>
          </table:table-cell>
          <table:table-cell table:style-name="ce33" office:value-type="string" calcext:value-type="string">
            <text:p>TTI</text:p>
          </table:table-cell>
          <table:table-cell table:style-name="ce154" office:value-type="string" calcext:value-type="string">
            <text:p>WM2510TR-ND</text:p>
          </table:table-cell>
          <table:table-cell table:style-name="ce154" office:value-type="float" office:value="93" calcext:value-type="float">
            <text:p>93</text:p>
          </table:table-cell>
          <table:table-cell table:style-name="ce33" office:value-type="string" calcext:value-type="string">
            <text:p>ea</text:p>
          </table:table-cell>
          <table:table-cell table:style-name="ce203" office:value-type="currency" office:currency="USD" office:value="0.0146" calcext:value-type="currency">
            <text:p>$0.015</text:p>
          </table:table-cell>
          <table:table-cell table:style-name="ce238" table:formula="of:=[.H47]*[.J47]" office:value-type="currency" office:currency="USD" office:value="1.3578" calcext:value-type="currency">
            <text:p>$1.36</text:p>
          </table:table-cell>
          <table:table-cell table:style-name="ce260"/>
          <table:table-cell table:style-name="ce216" office:value-type="float" office:value="0.04995" calcext:value-type="float">
            <text:p>$0.05</text:p>
          </table:table-cell>
          <table:table-cell table:style-name="ce216" table:formula="of:=[.H47]*[.J47]" office:value-type="float" office:value="1.3578" calcext:value-type="float">
            <text:p>$1.36</text:p>
          </table:table-cell>
          <table:table-cell table:style-name="ce311"/>
          <table:table-cell table:style-name="ce321" table:formula="of:=[.H47]*[.P$2]" office:value-type="float" office:value="283650" calcext:value-type="float">
            <text:p>283,650</text:p>
          </table:table-cell>
          <table:table-cell table:style-name="ce347" office:value-type="string" calcext:value-type="string">
            <text:p>PO08967 / PO10809</text:p>
          </table:table-cell>
          <table:table-cell table:style-name="ce373" office:value-type="date" office:date-value="2015-08-25" calcext:value-type="date">
            <text:p>08/25/15</text:p>
          </table:table-cell>
          <table:table-cell table:style-name="ce387" office:value-type="date" office:date-value="2015-10-16" calcext:value-type="date">
            <text:p>10/16/15</text:p>
          </table:table-cell>
          <table:table-cell table:style-name="ce413" office:value-type="string" calcext:value-type="string">
            <text:p>TTI, 240K pcs ordered 11/23 for build, first PO 60K received</text:p>
          </table:table-cell>
          <table:table-cell table:style-name="ce435"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Electronic</text:p>
          </table:table-cell>
          <table:table-cell table:style-name="ce35" office:value-type="string" calcext:value-type="string">
            <text:p>EL-MS0061</text:p>
          </table:table-cell>
          <table:table-cell table:style-name="ce33" office:value-type="string" calcext:value-type="string">
            <text:p>Connector, 4 pin Male housing with latch</text:p>
          </table:table-cell>
          <table:table-cell table:style-name="ce33" office:value-type="string" calcext:value-type="string">
            <text:p>Molex</text:p>
          </table:table-cell>
          <table:table-cell table:style-name="ce101" office:value-type="string" calcext:value-type="string">
            <text:p>0701070003</text:p>
          </table:table-cell>
          <table:table-cell table:style-name="ce33" office:value-type="string" calcext:value-type="string">
            <text:p>SAGER</text:p>
          </table:table-cell>
          <table:table-cell table:style-name="ce154" office:value-type="string" calcext:value-type="string">
            <text:p>WM2535-ND</text:p>
          </table:table-cell>
          <table:table-cell table:style-name="ce154" office:value-type="float" office:value="4" calcext:value-type="float">
            <text:p>4</text:p>
          </table:table-cell>
          <table:table-cell table:style-name="ce33" office:value-type="string" calcext:value-type="string">
            <text:p>ea</text:p>
          </table:table-cell>
          <table:table-cell table:style-name="ce203" office:value-type="currency" office:currency="USD" office:value="0.116" calcext:value-type="currency">
            <text:p>$0.116</text:p>
          </table:table-cell>
          <table:table-cell table:style-name="ce200" table:formula="of:=SUM([.J48]*[.H48])" office:value-type="float" office:value="0.464" calcext:value-type="float">
            <text:p>$0.46</text:p>
          </table:table-cell>
          <table:table-cell table:style-name="ce260"/>
          <table:table-cell table:style-name="ce216" office:value-type="float" office:value="0.262" calcext:value-type="float">
            <text:p>$0.26</text:p>
          </table:table-cell>
          <table:table-cell table:style-name="ce216" table:formula="of:=[.H48]*[.J48]" office:value-type="float" office:value="0.464" calcext:value-type="float">
            <text:p>$0.46</text:p>
          </table:table-cell>
          <table:table-cell table:style-name="ce311"/>
          <table:table-cell table:style-name="ce321" table:formula="of:=[.H48]*[.P$2]" office:value-type="float" office:value="12200" calcext:value-type="float">
            <text:p>12,200</text:p>
          </table:table-cell>
          <table:table-cell table:style-name="ce347" office:value-type="string" calcext:value-type="string">
            <text:p>PO09100</text:p>
          </table:table-cell>
          <table:table-cell table:style-name="ce373" office:value-type="date" office:date-value="2015-08-25" calcext:value-type="date">
            <text:p>08/25/15</text:p>
          </table:table-cell>
          <table:table-cell table:style-name="ce387" office:value-type="date" office:date-value="2015-10-16" calcext:value-type="date">
            <text:p>10/16/15</text:p>
          </table:table-cell>
          <table:table-cell table:style-name="ce412" office:value-type="string" calcext:value-type="string">
            <text:p>Received Confirmed SAGER 2k m/m <text:s/>14,000</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9">
          <table:table-cell table:style-name="ce33" office:value-type="string" calcext:value-type="string">
            <text:p>Electronic</text:p>
          </table:table-cell>
          <table:table-cell table:style-name="ce35" office:value-type="string" calcext:value-type="string">
            <text:p>EL-MS0062</text:p>
          </table:table-cell>
          <table:table-cell table:style-name="ce33" office:value-type="string" calcext:value-type="string">
            <text:p>Connector, 4 pin Female housing with latch</text:p>
          </table:table-cell>
          <table:table-cell table:style-name="ce33" office:value-type="string" calcext:value-type="string">
            <text:p>Molex</text:p>
          </table:table-cell>
          <table:table-cell table:style-name="ce101" office:value-type="string" calcext:value-type="string">
            <text:p>050579404</text:p>
          </table:table-cell>
          <table:table-cell table:style-name="ce33" office:value-type="string" calcext:value-type="string">
            <text:p>SAGER</text:p>
          </table:table-cell>
          <table:table-cell table:style-name="ce154" office:value-type="string" calcext:value-type="string">
            <text:p>WM2902-ND</text:p>
          </table:table-cell>
          <table:table-cell table:style-name="ce154" office:value-type="float" office:value="9" calcext:value-type="float">
            <text:p>9</text:p>
          </table:table-cell>
          <table:table-cell table:style-name="ce33" office:value-type="string" calcext:value-type="string">
            <text:p>ea</text:p>
          </table:table-cell>
          <table:table-cell table:style-name="ce203" office:value-type="currency" office:currency="USD" office:value="0.0523" calcext:value-type="currency">
            <text:p>$0.052</text:p>
          </table:table-cell>
          <table:table-cell table:style-name="ce238" table:formula="of:=[.H49]*[.J49]" office:value-type="currency" office:currency="USD" office:value="0.4707" calcext:value-type="currency">
            <text:p>$0.47</text:p>
          </table:table-cell>
          <table:table-cell table:style-name="ce260"/>
          <table:table-cell table:style-name="ce216" office:value-type="float" office:value="0.12409" calcext:value-type="float">
            <text:p>$0.12</text:p>
          </table:table-cell>
          <table:table-cell table:style-name="ce216" table:formula="of:=[.H49]*[.J49]" office:value-type="float" office:value="0.4707" calcext:value-type="float">
            <text:p>$0.47</text:p>
          </table:table-cell>
          <table:table-cell table:style-name="ce311"/>
          <table:table-cell table:style-name="ce321" table:formula="of:=[.H49]*[.P$2]" office:value-type="float" office:value="27450" calcext:value-type="float">
            <text:p>27,450</text:p>
          </table:table-cell>
          <table:table-cell table:style-name="ce347" office:value-type="string" calcext:value-type="string">
            <text:p>PO09100</text:p>
          </table:table-cell>
          <table:table-cell table:style-name="ce373" office:value-type="date" office:date-value="2015-08-25" calcext:value-type="date">
            <text:p>08/25/15</text:p>
          </table:table-cell>
          <table:table-cell table:style-name="ce387" office:value-type="date" office:date-value="2015-10-16" calcext:value-type="date">
            <text:p>10/16/15</text:p>
          </table:table-cell>
          <table:table-cell table:style-name="ce412" office:value-type="string" calcext:value-type="string">
            <text:p>Received Confirmed SAGER 2k m/m 28,000</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9">
          <table:table-cell table:style-name="ce33" office:value-type="string" calcext:value-type="string">
            <text:p>Electronic</text:p>
          </table:table-cell>
          <table:table-cell table:style-name="ce33" office:value-type="string" calcext:value-type="string">
            <text:p>PC-CN0001</text:p>
          </table:table-cell>
          <table:table-cell table:style-name="ce33" office:value-type="string" calcext:value-type="string">
            <text:p>CONN HOUSING 2POS .100 W/LATCH</text:p>
          </table:table-cell>
          <table:table-cell table:style-name="ce33"/>
          <table:table-cell table:style-name="ce107" office:value-type="string" calcext:value-type="string">
            <text:p>050579402</text:p>
          </table:table-cell>
          <table:table-cell table:style-name="ce33" office:value-type="string" calcext:value-type="string">
            <text:p>SAGER</text:p>
          </table:table-cell>
          <table:table-cell table:style-name="ce154" office:value-type="string" calcext:value-type="string">
            <text:p>WM2900-ND</text:p>
          </table:table-cell>
          <table:table-cell table:style-name="ce154" office:value-type="float" office:value="5" calcext:value-type="float">
            <text:p>5</text:p>
          </table:table-cell>
          <table:table-cell table:style-name="ce33" office:value-type="string" calcext:value-type="string">
            <text:p>ea</text:p>
          </table:table-cell>
          <table:table-cell table:style-name="ce203" office:value-type="currency" office:currency="USD" office:value="0.0525" calcext:value-type="currency">
            <text:p>$0.053</text:p>
          </table:table-cell>
          <table:table-cell table:style-name="ce238" table:formula="of:=[.H50]*[.J50]" office:value-type="currency" office:currency="USD" office:value="0.2625" calcext:value-type="currency">
            <text:p>$0.26</text:p>
          </table:table-cell>
          <table:table-cell table:style-name="ce260"/>
          <table:table-cell table:style-name="ce216" office:value-type="float" office:value="0.12795" calcext:value-type="float">
            <text:p>$0.13</text:p>
          </table:table-cell>
          <table:table-cell table:style-name="ce216" table:formula="of:=[.H50]*[.J50]" office:value-type="float" office:value="0.2625" calcext:value-type="float">
            <text:p>$0.26</text:p>
          </table:table-cell>
          <table:table-cell table:style-name="ce311"/>
          <table:table-cell table:style-name="ce321" table:formula="of:=[.H50]*[.P$2]" office:value-type="float" office:value="15250" calcext:value-type="float">
            <text:p>15,250</text:p>
          </table:table-cell>
          <table:table-cell table:style-name="ce347" office:value-type="string" calcext:value-type="string">
            <text:p>PO09100</text:p>
          </table:table-cell>
          <table:table-cell table:style-name="ce373" office:value-type="date" office:date-value="2015-08-25" calcext:value-type="date">
            <text:p>08/25/15</text:p>
          </table:table-cell>
          <table:table-cell table:style-name="ce387" office:value-type="date" office:date-value="2015-10-16" calcext:value-type="date">
            <text:p>10/16/15</text:p>
          </table:table-cell>
          <table:table-cell table:style-name="ce412" office:value-type="string" calcext:value-type="string">
            <text:p>Received Confirmed SAGER</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9">
          <table:table-cell table:style-name="ce33" office:value-type="string" calcext:value-type="string">
            <text:p>Electronic</text:p>
          </table:table-cell>
          <table:table-cell table:style-name="ce35" office:value-type="string" calcext:value-type="string">
            <text:p>PC-CN0003</text:p>
          </table:table-cell>
          <table:table-cell table:style-name="ce81" office:value-type="string" calcext:value-type="string">
            <text:p>Connector Housing <text:s/>3POS .100 W/Latch</text:p>
          </table:table-cell>
          <table:table-cell table:style-name="ce39"/>
          <table:table-cell table:style-name="ce108" office:value-type="string" calcext:value-type="string">
            <text:p>0050579403</text:p>
          </table:table-cell>
          <table:table-cell table:style-name="ce33" office:value-type="string" calcext:value-type="string">
            <text:p>SAGER</text:p>
          </table:table-cell>
          <table:table-cell table:style-name="ce159" office:value-type="string" calcext:value-type="string">
            <text:p>WM2901-ND</text:p>
          </table:table-cell>
          <table:table-cell table:style-name="ce165" office:value-type="float" office:value="6" calcext:value-type="float">
            <text:p>6</text:p>
          </table:table-cell>
          <table:table-cell table:style-name="ce33" office:value-type="string" calcext:value-type="string">
            <text:p>ea</text:p>
          </table:table-cell>
          <table:table-cell table:style-name="ce203" office:value-type="currency" office:currency="USD" office:value="0.0514" calcext:value-type="currency">
            <text:p>$0.051</text:p>
          </table:table-cell>
          <table:table-cell table:style-name="ce238" table:formula="of:=[.H51]*[.J51]" office:value-type="currency" office:currency="USD" office:value="0.3084" calcext:value-type="currency">
            <text:p>$0.31</text:p>
          </table:table-cell>
          <table:table-cell table:style-name="ce260"/>
          <table:table-cell table:style-name="ce284" office:value-type="currency" office:currency="USD" office:value="0.18463" calcext:value-type="currency">
            <text:p>$0.18</text:p>
          </table:table-cell>
          <table:table-cell table:style-name="ce216" table:formula="of:=[.H51]*[.J51]" office:value-type="float" office:value="0.3084" calcext:value-type="float">
            <text:p>$0.31</text:p>
          </table:table-cell>
          <table:table-cell table:style-name="ce311"/>
          <table:table-cell table:style-name="ce321" table:formula="of:=[.H51]*[.P$2]" office:value-type="float" office:value="18300" calcext:value-type="float">
            <text:p>18,300</text:p>
          </table:table-cell>
          <table:table-cell table:style-name="ce347" office:value-type="string" calcext:value-type="string">
            <text:p>PO09100</text:p>
          </table:table-cell>
          <table:table-cell table:style-name="ce373" office:value-type="date" office:date-value="2015-08-25" calcext:value-type="date">
            <text:p>08/25/15</text:p>
          </table:table-cell>
          <table:table-cell table:style-name="ce387" office:value-type="date" office:date-value="2015-10-16" calcext:value-type="date">
            <text:p>10/16/15</text:p>
          </table:table-cell>
          <table:table-cell table:style-name="ce412" office:value-type="string" calcext:value-type="string">
            <text:p>Received Confirmed SAGER</text:p>
          </table:table-cell>
          <table:table-cell table:style-name="ce51" table:number-columns-repeated="2"/>
          <table:table-cell table:number-columns-repeated="1002"/>
        </table:table-row>
        <table:table-row table:style-name="ro9">
          <table:table-cell table:style-name="ce33" office:value-type="string" calcext:value-type="string">
            <text:p>Electronic</text:p>
          </table:table-cell>
          <table:table-cell table:style-name="ce35" office:value-type="string" calcext:value-type="string">
            <text:p>EL-MS0142</text:p>
          </table:table-cell>
          <table:table-cell table:style-name="ce80" office:value-type="string" calcext:value-type="string">
            <text:p>CONN RECEPT FASTON 22-26AWG .110</text:p>
          </table:table-cell>
          <table:table-cell table:style-name="ce35"/>
          <table:table-cell table:style-name="ce109" office:value-type="string" calcext:value-type="string">
            <text:p>7-520365-2</text:p>
          </table:table-cell>
          <table:table-cell table:style-name="ce35" office:value-type="string" calcext:value-type="string">
            <text:p>TTI</text:p>
          </table:table-cell>
          <table:table-cell table:style-name="ce157" office:value-type="string" calcext:value-type="string">
            <text:p>A27793-ND</text:p>
          </table:table-cell>
          <table:table-cell table:style-name="ce156" office:value-type="float" office:value="12" calcext:value-type="float">
            <text:p>12</text:p>
          </table:table-cell>
          <table:table-cell table:style-name="ce35" office:value-type="string" calcext:value-type="string">
            <text:p>ea</text:p>
          </table:table-cell>
          <table:table-cell table:style-name="ce205" office:value-type="currency" office:currency="USD" office:value="0.075" calcext:value-type="currency">
            <text:p>$0.075</text:p>
          </table:table-cell>
          <table:table-cell table:style-name="ce238" table:formula="of:=[.H52]*[.J52]" office:value-type="currency" office:currency="USD" office:value="0.9" calcext:value-type="currency">
            <text:p>$0.90</text:p>
          </table:table-cell>
          <table:table-cell table:style-name="ce260"/>
          <table:table-cell table:style-name="ce285" office:value-type="currency" office:currency="USD" office:value="0.22" calcext:value-type="currency">
            <text:p>$0.22</text:p>
          </table:table-cell>
          <table:table-cell table:style-name="ce216" table:formula="of:=[.H52]*[.J52]" office:value-type="float" office:value="0.9" calcext:value-type="float">
            <text:p>$0.90</text:p>
          </table:table-cell>
          <table:table-cell table:style-name="ce311"/>
          <table:table-cell table:style-name="ce321" table:formula="of:=[.H52]*[.P$2]" office:value-type="float" office:value="36600" calcext:value-type="float">
            <text:p>36,600</text:p>
          </table:table-cell>
          <table:table-cell table:style-name="ce300" office:value-type="string" calcext:value-type="string">
            <text:p>PO04428</text:p>
          </table:table-cell>
          <table:table-cell table:style-name="ce374" office:value-type="date" office:date-value="2014-09-11" calcext:value-type="date">
            <text:p>09/11/14</text:p>
          </table:table-cell>
          <table:table-cell table:style-name="ce387" office:value-type="string" calcext:value-type="string">
            <text:p>see notes</text:p>
          </table:table-cell>
          <table:table-cell table:style-name="ce411" office:value-type="string" calcext:value-type="string">
            <text:p>TTI <text:s/>3k reels <text:s/>Double check inventory before reordering these connectors. </text:p>
          </table:table-cell>
          <table:table-cell table:style-name="ce435"/>
          <table:table-cell table:style-name="ce51"/>
          <table:table-cell table:style-name="ce436" table:number-columns-repeated="3"/>
          <table:table-cell table:style-name="ce51" table:number-columns-repeated="990"/>
          <table:table-cell table:number-columns-repeated="9"/>
        </table:table-row>
        <table:table-row table:style-name="ro9">
          <table:table-cell table:style-name="ce33" office:value-type="string" calcext:value-type="string">
            <text:p>Electronic</text:p>
          </table:table-cell>
          <table:table-cell table:style-name="ce60" office:value-type="string" calcext:value-type="string">
            <text:p>EL-MS0141</text:p>
          </table:table-cell>
          <table:table-cell table:style-name="ce33" office:value-type="string" calcext:value-type="string">
            <text:p>Term Ring Non Ins 26-22AWG #4 Order Bulk Only</text:p>
          </table:table-cell>
          <table:table-cell table:style-name="ce33"/>
          <table:table-cell table:style-name="ce101" office:value-type="string" calcext:value-type="string">
            <text:p>P22-4R-M</text:p>
          </table:table-cell>
          <table:table-cell table:style-name="ce33" office:value-type="string" calcext:value-type="string">
            <text:p>TTI</text:p>
          </table:table-cell>
          <table:table-cell table:style-name="ce154" office:value-type="string" calcext:value-type="string">
            <text:p>P22-4R-M</text:p>
          </table:table-cell>
          <table:table-cell table:style-name="ce154" office:value-type="float" office:value="6" calcext:value-type="float">
            <text:p>6</text:p>
          </table:table-cell>
          <table:table-cell table:style-name="ce33" office:value-type="string" calcext:value-type="string">
            <text:p>ea</text:p>
          </table:table-cell>
          <table:table-cell table:style-name="ce205" office:value-type="currency" office:currency="USD" office:value="0.069" calcext:value-type="currency">
            <text:p>$0.069</text:p>
          </table:table-cell>
          <table:table-cell table:style-name="ce238" table:formula="of:=[.H53]*[.J53]" office:value-type="currency" office:currency="USD" office:value="0.414" calcext:value-type="currency">
            <text:p>$0.41</text:p>
          </table:table-cell>
          <table:table-cell table:style-name="ce264"/>
          <table:table-cell table:style-name="ce286"/>
          <table:table-cell table:style-name="ce216" table:formula="of:=[.H53]*[.J53]" office:value-type="float" office:value="0.414" calcext:value-type="float">
            <text:p>$0.41</text:p>
          </table:table-cell>
          <table:table-cell table:style-name="ce286"/>
          <table:table-cell table:style-name="ce321" table:formula="of:=[.H53]*[.P$2]" office:value-type="float" office:value="18300" calcext:value-type="float">
            <text:p>18,300</text:p>
          </table:table-cell>
          <table:table-cell table:style-name="ce348" office:value-type="string" calcext:value-type="string">
            <text:p>PO08932</text:p>
          </table:table-cell>
          <table:table-cell table:style-name="ce369" office:value-type="date" office:date-value="2015-08-18" calcext:value-type="date">
            <text:p>08/18/15</text:p>
          </table:table-cell>
          <table:table-cell table:style-name="ce387" office:value-type="date" office:date-value="2015-10-16" calcext:value-type="date">
            <text:p>10/16/15</text:p>
          </table:table-cell>
          <table:table-cell table:style-name="ce416" office:value-type="string" calcext:value-type="string">
            <text:p>confirmed </text:p>
          </table:table-cell>
          <table:table-cell table:style-name="ce51" office:value-type="string" calcext:value-type="string">
            <text:p>`</text:p>
          </table:table-cell>
          <table:table-cell table:style-name="ce51"/>
          <table:table-cell table:style-name="ce436" table:number-columns-repeated="3"/>
          <table:table-cell table:style-name="ce51" table:number-columns-repeated="990"/>
          <table:table-cell table:number-columns-repeated="9"/>
        </table:table-row>
        <table:table-row table:style-name="ro9">
          <table:table-cell table:style-name="ce37" office:value-type="string" calcext:value-type="string">
            <text:p>Electronic</text:p>
          </table:table-cell>
          <table:table-cell table:style-name="ce61" office:value-type="string" calcext:value-type="string">
            <text:p>EL-MS0246</text:p>
          </table:table-cell>
          <table:table-cell table:style-name="ce82" office:value-type="string" calcext:value-type="string">
            <text:p>Conn Ring 16-22 AWG #4 Red PIDG</text:p>
          </table:table-cell>
          <table:table-cell table:style-name="ce61"/>
          <table:table-cell table:style-name="ce101" office:value-type="string" calcext:value-type="string">
            <text:p>2-323758-1</text:p>
          </table:table-cell>
          <table:table-cell table:style-name="ce33" office:value-type="string" calcext:value-type="string">
            <text:p>TTI</text:p>
          </table:table-cell>
          <table:table-cell table:style-name="ce160" office:value-type="string" calcext:value-type="string">
            <text:p>A27229TR-ND</text:p>
          </table:table-cell>
          <table:table-cell table:style-name="ce193" office:value-type="float" office:value="2" calcext:value-type="float">
            <text:p>2</text:p>
          </table:table-cell>
          <table:table-cell table:style-name="ce61" office:value-type="string" calcext:value-type="string">
            <text:p>ea</text:p>
          </table:table-cell>
          <table:table-cell table:style-name="ce206" office:value-type="currency" office:currency="USD" office:value="0.414" calcext:value-type="currency">
            <text:p>$0.414</text:p>
          </table:table-cell>
          <table:table-cell table:style-name="ce238" table:formula="of:=[.H54]*[.J54]" office:value-type="currency" office:currency="USD" office:value="0.828" calcext:value-type="currency">
            <text:p>$0.83</text:p>
          </table:table-cell>
          <table:table-cell table:style-name="ce264"/>
          <table:table-cell table:style-name="ce286"/>
          <table:table-cell table:style-name="ce216" table:formula="of:=[.H54]*[.J54]" office:value-type="float" office:value="0.828" calcext:value-type="float">
            <text:p>$0.83</text:p>
          </table:table-cell>
          <table:table-cell table:style-name="ce286"/>
          <table:table-cell table:style-name="ce321" office:value-type="float" office:value="6000" calcext:value-type="float">
            <text:p>6,000</text:p>
          </table:table-cell>
          <table:table-cell table:style-name="ce348" office:value-type="string" calcext:value-type="string">
            <text:p>PO08932</text:p>
          </table:table-cell>
          <table:table-cell table:style-name="ce369" office:value-type="date" office:date-value="2015-08-18" calcext:value-type="date">
            <text:p>08/18/15</text:p>
          </table:table-cell>
          <table:table-cell table:style-name="ce387" office:value-type="date" office:date-value="2015-10-16" calcext:value-type="date">
            <text:p>10/16/15</text:p>
          </table:table-cell>
          <table:table-cell table:style-name="ce417" office:value-type="string" calcext:value-type="string">
            <text:p>TTI 10k min reels 5000 Confirmed 10/16 delivery <text:span text:style-name="T3">11-14 wks leadtime</text:span>  requested quote heilind 10 wks 5k min 0.414ea    some stock at digikey</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9">
          <table:table-cell table:style-name="ce33" office:value-type="string" calcext:value-type="string">
            <text:p>Electronic</text:p>
          </table:table-cell>
          <table:table-cell table:style-name="ce35" office:value-type="string" calcext:value-type="string">
            <text:p>EL-SW0022</text:p>
          </table:table-cell>
          <table:table-cell table:style-name="ce83" office:value-type="string" calcext:value-type="string">
            <text:p>SWITCH BASIC SPDT 3A .110QC 125V</text:p>
          </table:table-cell>
          <table:table-cell table:style-name="ce35"/>
          <table:table-cell table:style-name="ce103" office:value-type="string" calcext:value-type="string">
            <text:p>SS-3GPT</text:p>
          </table:table-cell>
          <table:table-cell table:style-name="ce35" office:value-type="string" calcext:value-type="string">
            <text:p>TTI</text:p>
          </table:table-cell>
          <table:table-cell table:style-name="ce157" office:value-type="string" calcext:value-type="string">
            <text:p>SW766-ND</text:p>
          </table:table-cell>
          <table:table-cell table:style-name="ce156" office:value-type="float" office:value="6" calcext:value-type="float">
            <text:p>6</text:p>
          </table:table-cell>
          <table:table-cell table:style-name="ce35" office:value-type="string" calcext:value-type="string">
            <text:p>ea</text:p>
          </table:table-cell>
          <table:table-cell table:style-name="ce205" office:value-type="currency" office:currency="USD" office:value="0.42" calcext:value-type="currency">
            <text:p>$0.420</text:p>
          </table:table-cell>
          <table:table-cell table:style-name="ce238" table:formula="of:=[.H55]*[.J55]" office:value-type="currency" office:currency="USD" office:value="2.52" calcext:value-type="currency">
            <text:p>$2.52</text:p>
          </table:table-cell>
          <table:table-cell table:style-name="ce260"/>
          <table:table-cell table:style-name="ce285" office:value-type="currency" office:currency="USD" office:value="0.51997" calcext:value-type="currency">
            <text:p>$0.52</text:p>
          </table:table-cell>
          <table:table-cell table:style-name="ce216" table:formula="of:=[.H55]*[.J55]" office:value-type="float" office:value="2.52" calcext:value-type="float">
            <text:p>$2.52</text:p>
          </table:table-cell>
          <table:table-cell table:style-name="ce311"/>
          <table:table-cell table:style-name="ce321" table:formula="of:=[.H55]*[.P$2]" office:value-type="float" office:value="18300" calcext:value-type="float">
            <text:p>18,300</text:p>
          </table:table-cell>
          <table:table-cell table:style-name="ce349" office:value-type="string" calcext:value-type="string">
            <text:p>PO08879</text:p>
          </table:table-cell>
          <table:table-cell table:style-name="ce375" office:value-type="date" office:date-value="2015-08-10" calcext:value-type="date">
            <text:p>08/10/15</text:p>
          </table:table-cell>
          <table:table-cell table:style-name="ce372" office:value-type="date" office:date-value="2015-12-15" calcext:value-type="date">
            <text:p>12/15/15</text:p>
          </table:table-cell>
          <table:table-cell table:style-name="ce418" office:value-type="string" calcext:value-type="string">
            <text:p>TTI <text:s/>18-20 wk Ltime Interium stock ordered Cyclop Electronics – until Heilind stock available</text:p>
          </table:table-cell>
          <table:table-cell table:number-columns-repeated="1004"/>
        </table:table-row>
        <table:table-row table:style-name="ro9">
          <table:table-cell table:style-name="ce33" office:value-type="string" calcext:value-type="string">
            <text:p>Electronic</text:p>
          </table:table-cell>
          <table:table-cell table:style-name="ce35" office:value-type="string" calcext:value-type="string">
            <text:p>EL-WR0099</text:p>
          </table:table-cell>
          <table:table-cell table:style-name="ce80" office:value-type="string" calcext:value-type="string">
            <text:p>Shielded 4Cond 22AWG</text:p>
          </table:table-cell>
          <table:table-cell table:style-name="ce35"/>
          <table:table-cell table:style-name="ce110" office:value-type="string" calcext:value-type="string">
            <text:p>C0762A.41.10</text:p>
          </table:table-cell>
          <table:table-cell table:style-name="ce35" office:value-type="string" calcext:value-type="string">
            <text:p>Allcable</text:p>
          </table:table-cell>
          <table:table-cell table:style-name="ce110" office:value-type="string" calcext:value-type="string">
            <text:p>C0762A.41.10</text:p>
          </table:table-cell>
          <table:table-cell table:style-name="ce156" office:value-type="float" office:value="2490" calcext:value-type="float">
            <text:p>2490</text:p>
          </table:table-cell>
          <table:table-cell table:style-name="ce35" office:value-type="string" calcext:value-type="string">
            <text:p>mm</text:p>
          </table:table-cell>
          <table:table-cell table:style-name="ce207" table:formula="of:=308/304800" office:value-type="currency" office:currency="USD" office:value="0.00101049868766404" calcext:value-type="currency">
            <text:p>$0.001</text:p>
          </table:table-cell>
          <table:table-cell table:style-name="ce238" table:formula="of:=[.H56]*[.J56]" office:value-type="currency" office:currency="USD" office:value="2.51614173228346" calcext:value-type="currency">
            <text:p>$2.52</text:p>
          </table:table-cell>
          <table:table-cell table:style-name="ce260"/>
          <table:table-cell table:style-name="ce287" table:formula="of:=310.223/304800" office:value-type="currency" office:currency="USD" office:value="0.00101779199475066" calcext:value-type="currency">
            <text:p>$0.00</text:p>
          </table:table-cell>
          <table:table-cell table:style-name="ce216" table:formula="of:=[.H56]*[.J56]" office:value-type="float" office:value="2.51614173228346" calcext:value-type="float">
            <text:p>$2.52</text:p>
          </table:table-cell>
          <table:table-cell table:style-name="ce311"/>
          <table:table-cell table:style-name="ce321" table:formula="of:=[.H56]*3050/304.8" office:value-type="float" office:value="24916.3385826772" calcext:value-type="float">
            <text:p>24,916</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style-name="ce51" table:number-columns-repeated="2"/>
          <table:table-cell table:number-columns-repeated="1002"/>
        </table:table-row>
        <table:table-row table:style-name="ro9">
          <table:table-cell table:style-name="ce33" office:value-type="string" calcext:value-type="string">
            <text:p>Electronic</text:p>
          </table:table-cell>
          <table:table-cell table:style-name="ce35" office:value-type="string" calcext:value-type="string">
            <text:p>EL-WR0105</text:p>
          </table:table-cell>
          <table:table-cell table:style-name="ce83" office:value-type="string" calcext:value-type="string">
            <text:p>24AWG Stranded – Black</text:p>
          </table:table-cell>
          <table:table-cell table:style-name="ce35"/>
          <table:table-cell table:style-name="ce103" office:value-type="string" calcext:value-type="string">
            <text:p>HU1569247BK</text:p>
          </table:table-cell>
          <table:table-cell table:style-name="ce35" office:value-type="string" calcext:value-type="string">
            <text:p>Allcable</text:p>
          </table:table-cell>
          <table:table-cell table:style-name="ce103" office:value-type="string" calcext:value-type="string">
            <text:p>HU1569247BK</text:p>
          </table:table-cell>
          <table:table-cell table:style-name="ce156" office:value-type="float" office:value="8735" calcext:value-type="float">
            <text:p>8735</text:p>
          </table:table-cell>
          <table:table-cell table:style-name="ce35" office:value-type="string" calcext:value-type="string">
            <text:p>mm</text:p>
          </table:table-cell>
          <table:table-cell table:style-name="ce207" table:formula="of:=23/304800" office:value-type="currency" office:currency="USD" office:value="0.0000754593175853018" calcext:value-type="currency">
            <text:p>$0.000</text:p>
          </table:table-cell>
          <table:table-cell table:style-name="ce238" table:formula="of:=[.H57]*[.J57]" office:value-type="currency" office:currency="USD" office:value="0.659137139107612" calcext:value-type="currency">
            <text:p>$0.66</text:p>
          </table:table-cell>
          <table:table-cell table:style-name="ce39" table:number-columns-repeated="2"/>
          <table:table-cell table:style-name="ce216" table:formula="of:=[.H57]*[.J57]" office:value-type="float" office:value="0.659137139107612" calcext:value-type="float">
            <text:p>$0.66</text:p>
          </table:table-cell>
          <table:table-cell table:style-name="ce39"/>
          <table:table-cell table:style-name="ce321" table:formula="of:=[.H57]*3050/304.8" office:value-type="float" office:value="87407.3162729659" calcext:value-type="float">
            <text:p>87,407</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9">
          <table:table-cell table:style-name="ce38" office:value-type="string" calcext:value-type="string">
            <text:p>Electronic</text:p>
          </table:table-cell>
          <table:table-cell table:style-name="ce39" office:value-type="string" calcext:value-type="string">
            <text:p>EL-WR0107</text:p>
          </table:table-cell>
          <table:table-cell table:style-name="ce84" office:value-type="string" calcext:value-type="string">
            <text:p>24AWG Stranded – White</text:p>
          </table:table-cell>
          <table:table-cell table:style-name="ce38"/>
          <table:table-cell table:style-name="ce111" office:value-type="string" calcext:value-type="string">
            <text:p>HU1569247WE</text:p>
          </table:table-cell>
          <table:table-cell table:style-name="ce35" office:value-type="string" calcext:value-type="string">
            <text:p>Allcable</text:p>
          </table:table-cell>
          <table:table-cell table:style-name="ce111" office:value-type="string" calcext:value-type="string">
            <text:p>HU1569247WE</text:p>
          </table:table-cell>
          <table:table-cell table:style-name="ce115" office:value-type="float" office:value="2350" calcext:value-type="float">
            <text:p>2350</text:p>
          </table:table-cell>
          <table:table-cell table:style-name="ce38" office:value-type="string" calcext:value-type="string">
            <text:p>mm</text:p>
          </table:table-cell>
          <table:table-cell table:style-name="ce207" table:formula="of:=23/304800" office:value-type="currency" office:currency="USD" office:value="0.0000754593175853018" calcext:value-type="currency">
            <text:p>$0.000</text:p>
          </table:table-cell>
          <table:table-cell table:style-name="ce238" table:formula="of:=[.H58]*[.J58]" office:value-type="currency" office:currency="USD" office:value="0.177329396325459" calcext:value-type="currency">
            <text:p>$0.18</text:p>
          </table:table-cell>
          <table:table-cell table:style-name="ce264"/>
          <table:table-cell table:style-name="ce286"/>
          <table:table-cell table:style-name="ce216" table:formula="of:=[.H58]*[.J58]" office:value-type="float" office:value="0.177329396325459" calcext:value-type="float">
            <text:p>$0.18</text:p>
          </table:table-cell>
          <table:table-cell table:style-name="ce286"/>
          <table:table-cell table:style-name="ce321" table:formula="of:=[.H58]*3050/304.8" office:value-type="float" office:value="23515.4199475066" calcext:value-type="float">
            <text:p>23,515</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1004"/>
        </table:table-row>
        <table:table-row table:style-name="ro9">
          <table:table-cell table:style-name="ce38" office:value-type="string" calcext:value-type="string">
            <text:p>Electronic</text:p>
          </table:table-cell>
          <table:table-cell table:style-name="ce39" office:value-type="string" calcext:value-type="string">
            <text:p>EL-WR0109</text:p>
          </table:table-cell>
          <table:table-cell table:style-name="ce84" office:value-type="string" calcext:value-type="string">
            <text:p>24AWG Stranded – Yellow</text:p>
          </table:table-cell>
          <table:table-cell table:style-name="ce38"/>
          <table:table-cell table:style-name="ce111" office:value-type="string" calcext:value-type="string">
            <text:p>HU1569247YW</text:p>
          </table:table-cell>
          <table:table-cell table:style-name="ce35" office:value-type="string" calcext:value-type="string">
            <text:p>Allcable</text:p>
          </table:table-cell>
          <table:table-cell table:style-name="ce111" office:value-type="string" calcext:value-type="string">
            <text:p>HU1569247YW</text:p>
          </table:table-cell>
          <table:table-cell table:style-name="ce115" office:value-type="float" office:value="2150" calcext:value-type="float">
            <text:p>2150</text:p>
          </table:table-cell>
          <table:table-cell table:style-name="ce38" office:value-type="string" calcext:value-type="string">
            <text:p>mm</text:p>
          </table:table-cell>
          <table:table-cell table:style-name="ce208" table:formula="of:=23/304800" office:value-type="currency" office:currency="USD" office:value="0.0000754593175853018" calcext:value-type="currency">
            <text:p>$0.000</text:p>
          </table:table-cell>
          <table:table-cell table:style-name="ce238" table:formula="of:=[.H59]*[.J59]" office:value-type="currency" office:currency="USD" office:value="0.162237532808399" calcext:value-type="currency">
            <text:p>$0.16</text:p>
          </table:table-cell>
          <table:table-cell table:style-name="ce264"/>
          <table:table-cell table:style-name="ce286"/>
          <table:table-cell table:style-name="ce216" table:formula="of:=[.H59]*[.J59]" office:value-type="float" office:value="0.162237532808399" calcext:value-type="float">
            <text:p>$0.16</text:p>
          </table:table-cell>
          <table:table-cell table:style-name="ce286"/>
          <table:table-cell table:style-name="ce321" table:formula="of:=[.H59]*3050/304.8" office:value-type="float" office:value="21514.1076115486" calcext:value-type="float">
            <text:p>21,514</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1004"/>
        </table:table-row>
        <table:table-row table:style-name="ro9">
          <table:table-cell table:style-name="ce38" office:value-type="string" calcext:value-type="string">
            <text:p>Electronic</text:p>
          </table:table-cell>
          <table:table-cell table:style-name="ce62" office:value-type="string" calcext:value-type="string">
            <text:p>EL-WR0103</text:p>
          </table:table-cell>
          <table:table-cell table:style-name="ce84" office:value-type="string" calcext:value-type="string">
            <text:p>24AWG Stranded – Red</text:p>
          </table:table-cell>
          <table:table-cell table:style-name="ce38"/>
          <table:table-cell table:style-name="ce111" office:value-type="string" calcext:value-type="string">
            <text:p>HU1569247RD</text:p>
          </table:table-cell>
          <table:table-cell table:style-name="ce35" office:value-type="string" calcext:value-type="string">
            <text:p>Allcable</text:p>
          </table:table-cell>
          <table:table-cell table:style-name="ce111" office:value-type="string" calcext:value-type="string">
            <text:p>HU1569247RD</text:p>
          </table:table-cell>
          <table:table-cell table:style-name="ce115" office:value-type="float" office:value="5200" calcext:value-type="float">
            <text:p>5200</text:p>
          </table:table-cell>
          <table:table-cell table:style-name="ce38" office:value-type="string" calcext:value-type="string">
            <text:p>mm</text:p>
          </table:table-cell>
          <table:table-cell table:style-name="ce208" table:formula="of:=230/304800" office:value-type="currency" office:currency="USD" office:value="0.000754593175853018" calcext:value-type="currency">
            <text:p>$0.001</text:p>
          </table:table-cell>
          <table:table-cell table:style-name="ce238" table:formula="of:=[.H60]*[.J60]" office:value-type="currency" office:currency="USD" office:value="3.9238845144357" calcext:value-type="currency">
            <text:p>$3.92</text:p>
          </table:table-cell>
          <table:table-cell table:style-name="ce264"/>
          <table:table-cell table:style-name="ce286"/>
          <table:table-cell table:style-name="ce216" table:formula="of:=[.H60]*[.J60]" office:value-type="float" office:value="3.9238845144357" calcext:value-type="float">
            <text:p>$3.92</text:p>
          </table:table-cell>
          <table:table-cell table:style-name="ce286"/>
          <table:table-cell table:style-name="ce321" table:formula="of:=[.H60]*3050/304.8" office:value-type="float" office:value="52034.1207349081" calcext:value-type="float">
            <text:p>52,034</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1004"/>
        </table:table-row>
        <table:table-row table:style-name="ro9">
          <table:table-cell table:style-name="ce38" office:value-type="string" calcext:value-type="string">
            <text:p>Electronic</text:p>
          </table:table-cell>
          <table:table-cell table:style-name="ce62" office:value-type="string" calcext:value-type="string">
            <text:p>EL-WR0104</text:p>
          </table:table-cell>
          <table:table-cell table:style-name="ce84" office:value-type="string" calcext:value-type="string">
            <text:p>24AWG Stranded – Orange</text:p>
          </table:table-cell>
          <table:table-cell table:style-name="ce38"/>
          <table:table-cell table:style-name="ce112" office:value-type="string" calcext:value-type="string">
            <text:p>C2015A.21.04</text:p>
          </table:table-cell>
          <table:table-cell table:style-name="ce35" office:value-type="string" calcext:value-type="string">
            <text:p>Allcable</text:p>
          </table:table-cell>
          <table:table-cell table:style-name="ce161" office:value-type="string" calcext:value-type="string">
            <text:p>C2015A-1000-ND</text:p>
          </table:table-cell>
          <table:table-cell table:style-name="ce115" office:value-type="float" office:value="3000" calcext:value-type="float">
            <text:p>3000</text:p>
          </table:table-cell>
          <table:table-cell table:style-name="ce38" office:value-type="string" calcext:value-type="string">
            <text:p>mm</text:p>
          </table:table-cell>
          <table:table-cell table:style-name="ce208" table:formula="of:=23/304800" office:value-type="currency" office:currency="USD" office:value="0.0000754593175853018" calcext:value-type="currency">
            <text:p>$0.000</text:p>
          </table:table-cell>
          <table:table-cell table:style-name="ce238" table:formula="of:=[.H61]*[.J61]" office:value-type="currency" office:currency="USD" office:value="0.226377952755905" calcext:value-type="currency">
            <text:p>$0.23</text:p>
          </table:table-cell>
          <table:table-cell table:style-name="ce264"/>
          <table:table-cell table:style-name="ce286"/>
          <table:table-cell table:style-name="ce216" table:formula="of:=[.H61]*[.J61]" office:value-type="float" office:value="0.226377952755905" calcext:value-type="float">
            <text:p>$0.23</text:p>
          </table:table-cell>
          <table:table-cell table:style-name="ce286"/>
          <table:table-cell table:style-name="ce321" table:formula="of:=[.H61]*3050/304.8" office:value-type="float" office:value="30019.6850393701" calcext:value-type="float">
            <text:p>30,020</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1004"/>
        </table:table-row>
        <table:table-row table:style-name="ro9">
          <table:table-cell table:style-name="ce38" office:value-type="string" calcext:value-type="string">
            <text:p>Electronic</text:p>
          </table:table-cell>
          <table:table-cell table:style-name="ce39" office:value-type="string" calcext:value-type="string">
            <text:p>EL-WR0111</text:p>
          </table:table-cell>
          <table:table-cell table:style-name="ce84" office:value-type="string" calcext:value-type="string">
            <text:p>24AWG Stranded – Blue</text:p>
          </table:table-cell>
          <table:table-cell table:style-name="ce38"/>
          <table:table-cell table:style-name="ce112" office:value-type="string" calcext:value-type="string">
            <text:p>HU1569247BE</text:p>
          </table:table-cell>
          <table:table-cell table:style-name="ce35" office:value-type="string" calcext:value-type="string">
            <text:p>Allcable</text:p>
          </table:table-cell>
          <table:table-cell table:style-name="ce112" office:value-type="string" calcext:value-type="string">
            <text:p>HU1569247BE</text:p>
          </table:table-cell>
          <table:table-cell table:style-name="ce115" office:value-type="float" office:value="550" calcext:value-type="float">
            <text:p>550</text:p>
          </table:table-cell>
          <table:table-cell table:style-name="ce38" office:value-type="string" calcext:value-type="string">
            <text:p>mm</text:p>
          </table:table-cell>
          <table:table-cell table:style-name="ce207" table:formula="of:=23/304800" office:value-type="currency" office:currency="USD" office:value="0.0000754593175853018" calcext:value-type="currency">
            <text:p>$0.000</text:p>
          </table:table-cell>
          <table:table-cell table:style-name="ce238" table:formula="of:=[.H62]*[.J62]" office:value-type="currency" office:currency="USD" office:value="0.041502624671916" calcext:value-type="currency">
            <text:p>$0.04</text:p>
          </table:table-cell>
          <table:table-cell table:style-name="ce264"/>
          <table:table-cell table:style-name="ce286"/>
          <table:table-cell table:style-name="ce216" table:formula="of:=[.H62]*[.J62]" office:value-type="float" office:value="0.041502624671916" calcext:value-type="float">
            <text:p>$0.04</text:p>
          </table:table-cell>
          <table:table-cell table:style-name="ce286"/>
          <table:table-cell table:style-name="ce321" table:formula="of:=[.H62]*3050/304.8" office:value-type="float" office:value="5503.60892388451" calcext:value-type="float">
            <text:p>5,504</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1004"/>
        </table:table-row>
        <table:table-row table:style-name="ro9">
          <table:table-cell table:style-name="ce38" office:value-type="string" calcext:value-type="string">
            <text:p>Electronic</text:p>
          </table:table-cell>
          <table:table-cell table:style-name="ce39" office:value-type="string" calcext:value-type="string">
            <text:p>EL-WR0119</text:p>
          </table:table-cell>
          <table:table-cell table:style-name="ce84" office:value-type="string" calcext:value-type="string">
            <text:p>24AWG Stranded – Green</text:p>
          </table:table-cell>
          <table:table-cell table:style-name="ce38"/>
          <table:table-cell table:style-name="ce112" office:value-type="string" calcext:value-type="string">
            <text:p>HU1569247GN</text:p>
          </table:table-cell>
          <table:table-cell table:style-name="ce35" office:value-type="string" calcext:value-type="string">
            <text:p>Allcable</text:p>
          </table:table-cell>
          <table:table-cell table:style-name="ce112" office:value-type="string" calcext:value-type="string">
            <text:p>HU1569247GN</text:p>
          </table:table-cell>
          <table:table-cell table:style-name="ce115" office:value-type="float" office:value="1800" calcext:value-type="float">
            <text:p>1800</text:p>
          </table:table-cell>
          <table:table-cell table:style-name="ce38" office:value-type="string" calcext:value-type="string">
            <text:p>mm</text:p>
          </table:table-cell>
          <table:table-cell table:style-name="ce207" table:formula="of:=23/304800" office:value-type="currency" office:currency="USD" office:value="0.0000754593175853018" calcext:value-type="currency">
            <text:p>$0.000</text:p>
          </table:table-cell>
          <table:table-cell table:style-name="ce238" table:formula="of:=[.H63]*[.J63]" office:value-type="currency" office:currency="USD" office:value="0.135826771653543" calcext:value-type="currency">
            <text:p>$0.14</text:p>
          </table:table-cell>
          <table:table-cell table:style-name="ce264"/>
          <table:table-cell table:style-name="ce286"/>
          <table:table-cell table:style-name="ce216" table:formula="of:=[.H63]*[.J63]" office:value-type="float" office:value="0.135826771653543" calcext:value-type="float">
            <text:p>$0.14</text:p>
          </table:table-cell>
          <table:table-cell table:style-name="ce286"/>
          <table:table-cell table:style-name="ce321" table:formula="of:=[.H63]*3050/304.8" office:value-type="float" office:value="18011.811023622" calcext:value-type="float">
            <text:p>18,012</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1004"/>
        </table:table-row>
        <table:table-row table:style-name="ro9">
          <table:table-cell table:style-name="ce38" office:value-type="string" calcext:value-type="string">
            <text:p>Electronic</text:p>
          </table:table-cell>
          <table:table-cell table:style-name="ce39" office:value-type="string" calcext:value-type="string">
            <text:p>EL-WR0120</text:p>
          </table:table-cell>
          <table:table-cell table:style-name="ce84" office:value-type="string" calcext:value-type="string">
            <text:p>24AWG Stranded – Purple</text:p>
          </table:table-cell>
          <table:table-cell table:style-name="ce38"/>
          <table:table-cell table:style-name="ce112" office:value-type="string" calcext:value-type="string">
            <text:p>HU1569247VT</text:p>
          </table:table-cell>
          <table:table-cell table:style-name="ce35" office:value-type="string" calcext:value-type="string">
            <text:p>Allcable</text:p>
          </table:table-cell>
          <table:table-cell table:style-name="ce161" office:value-type="string" calcext:value-type="string">
            <text:p>HU1569247VT</text:p>
          </table:table-cell>
          <table:table-cell table:style-name="ce115" office:value-type="float" office:value="1310" calcext:value-type="float">
            <text:p>1310</text:p>
          </table:table-cell>
          <table:table-cell table:style-name="ce38" office:value-type="string" calcext:value-type="string">
            <text:p>mm</text:p>
          </table:table-cell>
          <table:table-cell table:style-name="ce208" table:formula="of:=23/304800" office:value-type="currency" office:currency="USD" office:value="0.0000754593175853018" calcext:value-type="currency">
            <text:p>$0.000</text:p>
          </table:table-cell>
          <table:table-cell table:style-name="ce238" table:formula="of:=[.H64]*[.J64]" office:value-type="currency" office:currency="USD" office:value="0.0988517060367454" calcext:value-type="currency">
            <text:p>$0.10</text:p>
          </table:table-cell>
          <table:table-cell table:style-name="ce264"/>
          <table:table-cell table:style-name="ce286"/>
          <table:table-cell table:style-name="ce216" table:formula="of:=[.H64]*[.J64]" office:value-type="float" office:value="0.0988517060367454" calcext:value-type="float">
            <text:p>$0.10</text:p>
          </table:table-cell>
          <table:table-cell table:style-name="ce286"/>
          <table:table-cell table:style-name="ce321" table:formula="of:=[.H64]*3050/304.8" office:value-type="float" office:value="13108.5958005249" calcext:value-type="float">
            <text:p>13,109</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1004"/>
        </table:table-row>
        <table:table-row table:style-name="ro9">
          <table:table-cell table:style-name="ce39" office:value-type="string" calcext:value-type="string">
            <text:p>Electronic</text:p>
          </table:table-cell>
          <table:table-cell table:style-name="ce39" office:value-type="string" calcext:value-type="string">
            <text:p>EL-WR0106</text:p>
          </table:table-cell>
          <table:table-cell table:style-name="ce80" office:value-type="string" calcext:value-type="string">
            <text:p>16AWG Stranded – Red</text:p>
          </table:table-cell>
          <table:table-cell table:style-name="ce39"/>
          <table:table-cell table:style-name="ce108" office:value-type="string" calcext:value-type="string">
            <text:p>C2065A.21.03</text:p>
          </table:table-cell>
          <table:table-cell table:style-name="ce35" office:value-type="string" calcext:value-type="string">
            <text:p>Allcable</text:p>
          </table:table-cell>
          <table:table-cell table:style-name="ce157" office:value-type="string" calcext:value-type="string">
            <text:p>C2065R-1000-ND</text:p>
          </table:table-cell>
          <table:table-cell table:style-name="ce165" table:formula="of:=400" office:value-type="float" office:value="400" calcext:value-type="float">
            <text:p>400</text:p>
          </table:table-cell>
          <table:table-cell table:style-name="ce39" office:value-type="string" calcext:value-type="string">
            <text:p>mm</text:p>
          </table:table-cell>
          <table:table-cell table:style-name="ce207" table:formula="of:=88/30480" office:value-type="currency" office:currency="USD" office:value="0.00288713910761155" calcext:value-type="currency">
            <text:p>$0.003</text:p>
          </table:table-cell>
          <table:table-cell table:style-name="ce238" table:formula="of:=[.H65]*[.J65]" office:value-type="currency" office:currency="USD" office:value="1.15485564304462" calcext:value-type="currency">
            <text:p>$1.15</text:p>
          </table:table-cell>
          <table:table-cell table:style-name="ce264"/>
          <table:table-cell table:style-name="ce286"/>
          <table:table-cell table:style-name="ce216" table:formula="of:=[.H65]*[.J65]" office:value-type="float" office:value="1.15485564304462" calcext:value-type="float">
            <text:p>$1.15</text:p>
          </table:table-cell>
          <table:table-cell table:style-name="ce286"/>
          <table:table-cell table:style-name="ce321" table:formula="of:=[.H65]*3050/304.8" office:value-type="float" office:value="4002.62467191601" calcext:value-type="float">
            <text:p>4,003</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1004"/>
        </table:table-row>
        <table:table-row table:style-name="ro9">
          <table:table-cell table:style-name="ce38" office:value-type="string" calcext:value-type="string">
            <text:p>Electronic</text:p>
          </table:table-cell>
          <table:table-cell table:style-name="ce62" office:value-type="string" calcext:value-type="string">
            <text:p>EL-WR0121</text:p>
          </table:table-cell>
          <table:table-cell table:style-name="ce84" office:value-type="string" calcext:value-type="string">
            <text:p>16AWG Stranded – Black</text:p>
          </table:table-cell>
          <table:table-cell table:style-name="ce38"/>
          <table:table-cell table:style-name="ce112" office:value-type="string" calcext:value-type="string">
            <text:p>HU15691626BK</text:p>
          </table:table-cell>
          <table:table-cell table:style-name="ce35" office:value-type="string" calcext:value-type="string">
            <text:p>Allcable</text:p>
          </table:table-cell>
          <table:table-cell table:style-name="ce112" office:value-type="string" calcext:value-type="string">
            <text:p>HU15691626BK</text:p>
          </table:table-cell>
          <table:table-cell table:style-name="ce115" office:value-type="float" office:value="1270" calcext:value-type="float">
            <text:p>1270</text:p>
          </table:table-cell>
          <table:table-cell table:style-name="ce38" office:value-type="string" calcext:value-type="string">
            <text:p>mm</text:p>
          </table:table-cell>
          <table:table-cell table:style-name="ce207" table:formula="of:=88/30480" office:value-type="currency" office:currency="USD" office:value="0.00288713910761155" calcext:value-type="currency">
            <text:p>$0.003</text:p>
          </table:table-cell>
          <table:table-cell table:style-name="ce238" table:formula="of:=[.H66]*[.J66]" office:value-type="currency" office:currency="USD" office:value="3.66666666666667" calcext:value-type="currency">
            <text:p>$3.67</text:p>
          </table:table-cell>
          <table:table-cell table:style-name="ce264"/>
          <table:table-cell table:style-name="ce286"/>
          <table:table-cell table:style-name="ce216" table:formula="of:=[.H66]*[.J66]" office:value-type="float" office:value="3.66666666666667" calcext:value-type="float">
            <text:p>$3.67</text:p>
          </table:table-cell>
          <table:table-cell table:style-name="ce286"/>
          <table:table-cell table:style-name="ce321" table:formula="of:=[.H66]*3050/304.8" office:value-type="float" office:value="12708.3333333333" calcext:value-type="float">
            <text:p>12,708</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1004"/>
        </table:table-row>
        <table:table-row table:style-name="ro9">
          <table:table-cell table:style-name="ce38" office:value-type="string" calcext:value-type="string">
            <text:p>Electronic</text:p>
          </table:table-cell>
          <table:table-cell table:style-name="ce62" office:value-type="string" calcext:value-type="string">
            <text:p>EL-WR0124</text:p>
          </table:table-cell>
          <table:table-cell table:style-name="ce84" office:value-type="string" calcext:value-type="string">
            <text:p>16AWG Stranded – Green w/ yellow stripe</text:p>
          </table:table-cell>
          <table:table-cell table:style-name="ce38"/>
          <table:table-cell table:style-name="ce113" office:value-type="string" calcext:value-type="string">
            <text:p>HU15691626GN</text:p>
          </table:table-cell>
          <table:table-cell table:style-name="ce35" office:value-type="string" calcext:value-type="string">
            <text:p>Allcable</text:p>
          </table:table-cell>
          <table:table-cell table:style-name="ce162" office:value-type="string" calcext:value-type="string">
            <text:p>HU15691626GN</text:p>
          </table:table-cell>
          <table:table-cell table:style-name="ce115" office:value-type="float" office:value="130" calcext:value-type="float">
            <text:p>130</text:p>
          </table:table-cell>
          <table:table-cell table:style-name="ce38" office:value-type="string" calcext:value-type="string">
            <text:p>mm</text:p>
          </table:table-cell>
          <table:table-cell table:style-name="ce207" table:formula="of:=98/30480" office:value-type="currency" office:currency="USD" office:value="0.00321522309711286" calcext:value-type="currency">
            <text:p>$0.003</text:p>
          </table:table-cell>
          <table:table-cell table:style-name="ce238" table:formula="of:=[.H67]*[.J67]" office:value-type="currency" office:currency="USD" office:value="0.417979002624672" calcext:value-type="currency">
            <text:p>$0.42</text:p>
          </table:table-cell>
          <table:table-cell table:style-name="ce264"/>
          <table:table-cell table:style-name="ce286"/>
          <table:table-cell table:style-name="ce216" table:formula="of:=[.H67]*[.J67]" office:value-type="float" office:value="0.417979002624672" calcext:value-type="float">
            <text:p>$0.42</text:p>
          </table:table-cell>
          <table:table-cell table:style-name="ce286"/>
          <table:table-cell table:style-name="ce321" table:formula="of:=[.H67]*3050/304.8" office:value-type="float" office:value="1300.8530183727" calcext:value-type="float">
            <text:p>1,301</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2"/>
          <table:table-cell table:style-name="ce436" table:number-columns-repeated="3"/>
          <table:table-cell table:style-name="ce51" table:number-columns-repeated="990"/>
          <table:table-cell table:number-columns-repeated="9"/>
        </table:table-row>
        <table:table-row table:style-name="ro9">
          <table:table-cell table:style-name="ce38" office:value-type="string" calcext:value-type="string">
            <text:p>Electronic</text:p>
          </table:table-cell>
          <table:table-cell table:style-name="ce62" office:value-type="string" calcext:value-type="string">
            <text:p>EL-WR0123</text:p>
          </table:table-cell>
          <table:table-cell table:style-name="ce84" office:value-type="string" calcext:value-type="string">
            <text:p>16AWG Stranded – White</text:p>
          </table:table-cell>
          <table:table-cell table:style-name="ce38"/>
          <table:table-cell table:style-name="ce112" office:value-type="string" calcext:value-type="string">
            <text:p>HU15691626WE</text:p>
          </table:table-cell>
          <table:table-cell table:style-name="ce35" office:value-type="string" calcext:value-type="string">
            <text:p>Allcable</text:p>
          </table:table-cell>
          <table:table-cell table:style-name="ce112" office:value-type="string" calcext:value-type="string">
            <text:p>HU15691626WE</text:p>
          </table:table-cell>
          <table:table-cell table:style-name="ce115" office:value-type="float" office:value="870" calcext:value-type="float">
            <text:p>870</text:p>
          </table:table-cell>
          <table:table-cell table:style-name="ce38" office:value-type="string" calcext:value-type="string">
            <text:p>mm</text:p>
          </table:table-cell>
          <table:table-cell table:style-name="ce207" table:formula="of:=88/30480" office:value-type="currency" office:currency="USD" office:value="0.00288713910761155" calcext:value-type="currency">
            <text:p>$0.003</text:p>
          </table:table-cell>
          <table:table-cell table:style-name="ce238" table:formula="of:=[.H68]*[.J68]" office:value-type="currency" office:currency="USD" office:value="2.51181102362205" calcext:value-type="currency">
            <text:p>$2.51</text:p>
          </table:table-cell>
          <table:table-cell table:style-name="ce264"/>
          <table:table-cell table:style-name="ce286"/>
          <table:table-cell table:style-name="ce216" table:formula="of:=[.H68]*[.J68]" office:value-type="float" office:value="2.51181102362205" calcext:value-type="float">
            <text:p>$2.51</text:p>
          </table:table-cell>
          <table:table-cell table:style-name="ce286"/>
          <table:table-cell table:style-name="ce321" table:formula="of:=[.H68]*3050/304.8" office:value-type="float" office:value="8705.70866141732" calcext:value-type="float">
            <text:p>8,706</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number-columns-repeated="2"/>
          <table:table-cell table:style-name="ce436" table:number-columns-repeated="3"/>
          <table:table-cell table:style-name="ce51" table:number-columns-repeated="990"/>
          <table:table-cell table:number-columns-repeated="9"/>
        </table:table-row>
        <table:table-row table:style-name="ro9">
          <table:table-cell table:style-name="ce40" office:value-type="string" calcext:value-type="string">
            <text:p>Electronic</text:p>
          </table:table-cell>
          <table:table-cell table:style-name="ce63" office:value-type="string" calcext:value-type="string">
            <text:p>EL-WR0108</text:p>
          </table:table-cell>
          <table:table-cell table:style-name="ce85" office:value-type="string" calcext:value-type="string">
            <text:p>16AWG Stranded – Violet</text:p>
          </table:table-cell>
          <table:table-cell table:style-name="ce40"/>
          <table:table-cell table:style-name="ce114" office:value-type="string" calcext:value-type="string">
            <text:p>HU15691626VT</text:p>
          </table:table-cell>
          <table:table-cell table:style-name="ce35" office:value-type="string" calcext:value-type="string">
            <text:p>Allcable</text:p>
          </table:table-cell>
          <table:table-cell table:style-name="ce114" office:value-type="string" calcext:value-type="string">
            <text:p>HU15691626VT</text:p>
          </table:table-cell>
          <table:table-cell table:style-name="ce194" office:value-type="float" office:value="1100" calcext:value-type="float">
            <text:p>1100</text:p>
          </table:table-cell>
          <table:table-cell table:style-name="ce40" office:value-type="string" calcext:value-type="string">
            <text:p>mm</text:p>
          </table:table-cell>
          <table:table-cell table:style-name="ce209" table:formula="of:=88/30480" office:value-type="currency" office:currency="USD" office:value="0.00288713910761155" calcext:value-type="currency">
            <text:p>$0.003</text:p>
          </table:table-cell>
          <table:table-cell table:style-name="ce238" table:formula="of:=[.H69]*[.J69]" office:value-type="currency" office:currency="USD" office:value="3.1758530183727" calcext:value-type="currency">
            <text:p>$3.18</text:p>
          </table:table-cell>
          <table:table-cell table:style-name="ce264"/>
          <table:table-cell table:style-name="ce286"/>
          <table:table-cell table:style-name="ce216" table:formula="of:=[.H69]*[.J69]" office:value-type="float" office:value="3.1758530183727" calcext:value-type="float">
            <text:p>$3.18</text:p>
          </table:table-cell>
          <table:table-cell table:style-name="ce286"/>
          <table:table-cell table:style-name="ce321" table:formula="of:=[.H69]*3050/304.8" office:value-type="float" office:value="11007.217847769" calcext:value-type="float">
            <text:p>11,007</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office:value-type="string" calcext:value-type="string">
            <text:p>confirmed </text:p>
          </table:table-cell>
          <table:table-cell table:style-name="ce439"/>
          <table:table-cell table:number-columns-repeated="2"/>
          <table:table-cell table:style-name="ce436" table:number-columns-repeated="2"/>
          <table:table-cell table:style-name="ce51" table:number-columns-repeated="991"/>
          <table:table-cell table:number-columns-repeated="8"/>
        </table:table-row>
        <table:table-row table:style-name="ro9">
          <table:table-cell table:style-name="ce40" office:value-type="string" calcext:value-type="string">
            <text:p>Electronic</text:p>
          </table:table-cell>
          <table:table-cell table:style-name="ce62" office:value-type="string" calcext:value-type="string">
            <text:p>EL-MS0216</text:p>
          </table:table-cell>
          <table:table-cell table:style-name="ce84" office:value-type="string" calcext:value-type="string">
            <text:p>Ferrite Tubular Bead 19.00mm</text:p>
          </table:table-cell>
          <table:table-cell table:style-name="ce38" office:value-type="string" calcext:value-type="string">
            <text:p>Laird Technologies - Signal Integrity Products</text:p>
          </table:table-cell>
          <table:table-cell table:style-name="ce112" office:value-type="string" calcext:value-type="string">
            <text:p>28B1142-100</text:p>
          </table:table-cell>
          <table:table-cell table:style-name="ce40" office:value-type="string" calcext:value-type="string">
            <text:p>SAGER </text:p>
          </table:table-cell>
          <table:table-cell table:style-name="ce161" office:value-type="string" calcext:value-type="string">
            <text:p>240-2314-ND</text:p>
          </table:table-cell>
          <table:table-cell table:style-name="ce115" office:value-type="float" office:value="6" calcext:value-type="float">
            <text:p>6</text:p>
          </table:table-cell>
          <table:table-cell table:style-name="ce38" office:value-type="string" calcext:value-type="string">
            <text:p>ea</text:p>
          </table:table-cell>
          <table:table-cell table:style-name="ce207" office:value-type="currency" office:currency="USD" office:value="0.295" calcext:value-type="currency">
            <text:p>$0.295</text:p>
          </table:table-cell>
          <table:table-cell table:style-name="ce238" table:formula="of:=[.H70]*[.J70]" office:value-type="currency" office:currency="USD" office:value="1.77" calcext:value-type="currency">
            <text:p>$1.77</text:p>
          </table:table-cell>
          <table:table-cell table:style-name="ce264"/>
          <table:table-cell table:style-name="ce286"/>
          <table:table-cell table:style-name="ce216" table:formula="of:=[.H70]*[.J70]" office:value-type="float" office:value="1.77" calcext:value-type="float">
            <text:p>$1.77</text:p>
          </table:table-cell>
          <table:table-cell table:style-name="ce286"/>
          <table:table-cell table:style-name="ce321" table:formula="of:=[.H70]*[.P2]" office:value-type="float" office:value="18300" calcext:value-type="float">
            <text:p>18,300</text:p>
          </table:table-cell>
          <table:table-cell table:style-name="ce342" office:value-type="string" calcext:value-type="string">
            <text:p>PO09058</text:p>
          </table:table-cell>
          <table:table-cell table:style-name="ce369" office:value-type="date" office:date-value="2015-08-24" calcext:value-type="date">
            <text:p>08/24/15</text:p>
          </table:table-cell>
          <table:table-cell table:style-name="ce372" office:value-type="date" office:date-value="2015-10-16" calcext:value-type="date">
            <text:p>10/16/15</text:p>
          </table:table-cell>
          <table:table-cell table:style-name="ce419" office:value-type="string" calcext:value-type="string">
            <text:p>Received SAGER $0.295 ea <text:s/>12-14 wk leadtime w/expedite</text:p>
          </table:table-cell>
          <table:table-cell table:number-columns-repeated="2"/>
          <table:table-cell table:style-name="ce436" table:number-columns-repeated="3"/>
          <table:table-cell table:style-name="ce51" table:number-columns-repeated="990"/>
          <table:table-cell table:number-columns-repeated="9"/>
        </table:table-row>
        <table:table-row table:style-name="ro9">
          <table:table-cell table:style-name="ce40" office:value-type="string" calcext:value-type="string">
            <text:p>Electronic</text:p>
          </table:table-cell>
          <table:table-cell table:style-name="ce62" office:value-type="string" calcext:value-type="string">
            <text:p>EL-MS0236</text:p>
          </table:table-cell>
          <table:table-cell table:style-name="ce84" office:value-type="string" calcext:value-type="string">
            <text:p>FERRIT CYLINDR BOX CLAMP.350"WHT</text:p>
          </table:table-cell>
          <table:table-cell table:style-name="ce38" office:value-type="string" calcext:value-type="string">
            <text:p>Laird Technologies - Signal Integrity Products</text:p>
          </table:table-cell>
          <table:table-cell table:style-name="ce115" office:value-type="string" calcext:value-type="string">
            <text:p>28A2029-0A0</text:p>
          </table:table-cell>
          <table:table-cell table:style-name="ce40" office:value-type="string" calcext:value-type="string">
            <text:p>SAGER</text:p>
          </table:table-cell>
          <table:table-cell table:style-name="ce161" office:value-type="string" calcext:value-type="string">
            <text:p>240-2076-ND</text:p>
          </table:table-cell>
          <table:table-cell table:style-name="ce115" office:value-type="float" office:value="1" calcext:value-type="float">
            <text:p>1</text:p>
          </table:table-cell>
          <table:table-cell table:style-name="ce38" office:value-type="string" calcext:value-type="string">
            <text:p>ea</text:p>
          </table:table-cell>
          <table:table-cell table:style-name="ce207" office:value-type="currency" office:currency="USD" office:value="0.441" calcext:value-type="currency">
            <text:p>$0.441</text:p>
          </table:table-cell>
          <table:table-cell table:style-name="ce238" table:formula="of:=[.H71]*[.J71]" office:value-type="currency" office:currency="USD" office:value="0.441" calcext:value-type="currency">
            <text:p>$0.44</text:p>
          </table:table-cell>
          <table:table-cell table:style-name="ce264"/>
          <table:table-cell table:style-name="ce286"/>
          <table:table-cell table:style-name="ce216" table:formula="of:=[.H71]*[.J71]" office:value-type="float" office:value="0.441" calcext:value-type="float">
            <text:p>$0.44</text:p>
          </table:table-cell>
          <table:table-cell table:style-name="ce286"/>
          <table:table-cell table:style-name="ce321" table:formula="of:=[.H71]*[.P2]" office:value-type="float" office:value="3050" calcext:value-type="float">
            <text:p>3,050</text:p>
          </table:table-cell>
          <table:table-cell table:style-name="ce342" office:value-type="string" calcext:value-type="string">
            <text:p>PO09058</text:p>
          </table:table-cell>
          <table:table-cell table:style-name="ce369" office:value-type="date" office:date-value="2015-08-24" calcext:value-type="date">
            <text:p>08/24/15</text:p>
          </table:table-cell>
          <table:table-cell table:style-name="ce372" office:value-type="date" office:date-value="2015-10-16" calcext:value-type="date">
            <text:p>10/16/15</text:p>
          </table:table-cell>
          <table:table-cell table:style-name="ce419" office:value-type="string" calcext:value-type="string">
            <text:p>Received SAGER has stock quoted $0.441ea </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9" office:value-type="string" calcext:value-type="string">
            <text:p>Electronic</text:p>
          </table:table-cell>
          <table:table-cell table:style-name="ce39" office:value-type="string" calcext:value-type="string">
            <text:p>PC-CN0046</text:p>
          </table:table-cell>
          <table:table-cell table:style-name="ce80" office:value-type="string" calcext:value-type="string">
            <text:p>Term Block Plug 4POS STR 5.08MM</text:p>
          </table:table-cell>
          <table:table-cell table:style-name="ce39"/>
          <table:table-cell table:style-name="ce108" office:value-type="string" calcext:value-type="string">
            <text:p>0395300004</text:p>
          </table:table-cell>
          <table:table-cell table:style-name="ce39" office:value-type="string" calcext:value-type="string">
            <text:p>TTI</text:p>
          </table:table-cell>
          <table:table-cell table:style-name="ce157" office:value-type="string" calcext:value-type="string">
            <text:p>WM7953-ND</text:p>
          </table:table-cell>
          <table:table-cell table:style-name="ce165" office:value-type="float" office:value="1" calcext:value-type="float">
            <text:p>1</text:p>
          </table:table-cell>
          <table:table-cell table:style-name="ce39" office:value-type="string" calcext:value-type="string">
            <text:p>ea</text:p>
          </table:table-cell>
          <table:table-cell table:style-name="ce210" office:value-type="currency" office:currency="USD" office:value="0.76" calcext:value-type="currency">
            <text:p>$0.76</text:p>
          </table:table-cell>
          <table:table-cell table:style-name="ce200" table:formula="of:=SUM([.J72]*[.H72])" office:value-type="float" office:value="0.76" calcext:value-type="float">
            <text:p>$0.76</text:p>
          </table:table-cell>
          <table:table-cell table:style-name="ce260"/>
          <table:table-cell table:style-name="ce285" office:value-type="currency" office:currency="USD" office:value="1.218" calcext:value-type="currency">
            <text:p>$1.22</text:p>
          </table:table-cell>
          <table:table-cell table:style-name="ce216" table:formula="of:=[.H72]*[.J72]" office:value-type="float" office:value="0.76" calcext:value-type="float">
            <text:p>$0.76</text:p>
          </table:table-cell>
          <table:table-cell table:style-name="ce311"/>
          <table:table-cell table:style-name="ce321" table:formula="of:=[.H72]*[.P$2]" office:value-type="float" office:value="3050" calcext:value-type="float">
            <text:p>3,050</text:p>
          </table:table-cell>
          <table:table-cell table:style-name="ce342" office:value-type="string" calcext:value-type="string">
            <text:p>PO08932</text:p>
          </table:table-cell>
          <table:table-cell table:style-name="ce369" office:value-type="date" office:date-value="2015-08-18" calcext:value-type="date">
            <text:p>08/18/15</text:p>
          </table:table-cell>
          <table:table-cell table:style-name="ce387" office:value-type="date" office:date-value="2015-10-16" calcext:value-type="date">
            <text:p>10/16/15</text:p>
          </table:table-cell>
          <table:table-cell table:style-name="ce419" office:value-type="string" calcext:value-type="string">
            <text:p>TTI <text:s/>16 wk leadtimeconfirmed delivery 10/16</text:p>
          </table:table-cell>
          <table:table-cell table:number-columns-repeated="1004"/>
        </table:table-row>
        <table:table-row table:style-name="ro2">
          <table:table-cell table:style-name="ce39" office:value-type="string" calcext:value-type="string">
            <text:p>Electronic</text:p>
          </table:table-cell>
          <table:table-cell table:style-name="ce39" office:value-type="string" calcext:value-type="string">
            <text:p>PC-CN0032</text:p>
          </table:table-cell>
          <table:table-cell table:style-name="ce80" office:value-type="string" calcext:value-type="string">
            <text:p>Term Block Plug 2POS STR 5.08MM</text:p>
          </table:table-cell>
          <table:table-cell table:style-name="ce39"/>
          <table:table-cell table:style-name="ce108" office:value-type="string" calcext:value-type="string">
            <text:p>0395300002</text:p>
          </table:table-cell>
          <table:table-cell table:style-name="ce39" office:value-type="string" calcext:value-type="string">
            <text:p>TTI</text:p>
          </table:table-cell>
          <table:table-cell table:style-name="ce157" office:value-type="string" calcext:value-type="string">
            <text:p>WM7819-ND</text:p>
          </table:table-cell>
          <table:table-cell table:style-name="ce165" office:value-type="float" office:value="2" calcext:value-type="float">
            <text:p>2</text:p>
          </table:table-cell>
          <table:table-cell table:style-name="ce39" office:value-type="string" calcext:value-type="string">
            <text:p>ea</text:p>
          </table:table-cell>
          <table:table-cell table:style-name="ce210" office:value-type="currency" office:currency="USD" office:value="0.456" calcext:value-type="currency">
            <text:p>$0.46</text:p>
          </table:table-cell>
          <table:table-cell table:style-name="ce200" table:formula="of:=SUM([.J73]*[.H73])" office:value-type="float" office:value="0.912" calcext:value-type="float">
            <text:p>$0.91</text:p>
          </table:table-cell>
          <table:table-cell table:style-name="ce260"/>
          <table:table-cell table:style-name="ce285" office:value-type="currency" office:currency="USD" office:value="0.5586" calcext:value-type="currency">
            <text:p>$0.56</text:p>
          </table:table-cell>
          <table:table-cell table:style-name="ce216" table:formula="of:=[.H73]*[.J73]" office:value-type="float" office:value="0.912" calcext:value-type="float">
            <text:p>$0.91</text:p>
          </table:table-cell>
          <table:table-cell table:style-name="ce311"/>
          <table:table-cell table:style-name="ce321" table:formula="of:=[.H73]*[.P$2]" office:value-type="float" office:value="6100" calcext:value-type="float">
            <text:p>6,100</text:p>
          </table:table-cell>
          <table:table-cell table:style-name="ce342" office:value-type="string" calcext:value-type="string">
            <text:p>PO08932</text:p>
          </table:table-cell>
          <table:table-cell table:style-name="ce369" office:value-type="date" office:date-value="2015-08-18" calcext:value-type="date">
            <text:p>08/18/15</text:p>
          </table:table-cell>
          <table:table-cell table:style-name="ce387" office:value-type="date" office:date-value="2015-10-16" calcext:value-type="date">
            <text:p>10/16/15</text:p>
          </table:table-cell>
          <table:table-cell table:style-name="ce420" office:value-type="string" calcext:value-type="string">
            <text:p>TTI confirmed, Juniperbush build may need to use some of this stock- SAGER 600 pcs 9/4 12 wks balance aprox 11/10 delivery- There is stock on hand from 10/16 delivery for Foxglove</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9" office:value-type="string" calcext:value-type="string">
            <text:p>Electronic</text:p>
          </table:table-cell>
          <table:table-cell table:style-name="ce39" office:value-type="string" calcext:value-type="string">
            <text:p>EL-MS0074</text:p>
          </table:table-cell>
          <table:table-cell table:style-name="ce80" office:value-type="string" calcext:value-type="string">
            <text:p>20-POS <text:s/>.100 Dual (Black)</text:p>
          </table:table-cell>
          <table:table-cell table:style-name="ce39"/>
          <table:table-cell table:style-name="ce108" office:value-type="string" calcext:value-type="string">
            <text:p>22-55-2201</text:p>
          </table:table-cell>
          <table:table-cell table:style-name="ce39" office:value-type="string" calcext:value-type="string">
            <text:p>SAGER</text:p>
          </table:table-cell>
          <table:table-cell table:style-name="ce157" office:value-type="string" calcext:value-type="string">
            <text:p>WM2527-ND</text:p>
          </table:table-cell>
          <table:table-cell table:style-name="ce165" table:formula="of:=1+1" office:value-type="float" office:value="2" calcext:value-type="float">
            <text:p>2</text:p>
          </table:table-cell>
          <table:table-cell table:style-name="ce39" office:value-type="string" calcext:value-type="string">
            <text:p>ea</text:p>
          </table:table-cell>
          <table:table-cell table:style-name="ce205" office:value-type="currency" office:currency="USD" office:value="0.5101" calcext:value-type="currency">
            <text:p>$0.510</text:p>
          </table:table-cell>
          <table:table-cell table:style-name="ce200" table:formula="of:=SUM([.J74]*[.H74])" office:value-type="float" office:value="1.0202" calcext:value-type="float">
            <text:p>$1.02</text:p>
          </table:table-cell>
          <table:table-cell table:style-name="ce264"/>
          <table:table-cell table:style-name="ce286"/>
          <table:table-cell table:style-name="ce216" table:formula="of:=[.H74]*[.J74]" office:value-type="float" office:value="1.0202" calcext:value-type="float">
            <text:p>$1.02</text:p>
          </table:table-cell>
          <table:table-cell table:style-name="ce286"/>
          <table:table-cell table:style-name="ce321" table:formula="of:=[.H74]*[.P$2]" office:value-type="float" office:value="6100" calcext:value-type="float">
            <text:p>6,100</text:p>
          </table:table-cell>
          <table:table-cell table:style-name="ce347" office:value-type="string" calcext:value-type="string">
            <text:p>PO09100</text:p>
          </table:table-cell>
          <table:table-cell table:style-name="ce373" office:value-type="date" office:date-value="2015-08-25" calcext:value-type="date">
            <text:p>08/25/15</text:p>
          </table:table-cell>
          <table:table-cell table:style-name="ce387" office:value-type="date" office:date-value="2015-10-16" calcext:value-type="date">
            <text:p>10/16/15</text:p>
          </table:table-cell>
          <table:table-cell table:style-name="ce412" office:value-type="string" calcext:value-type="string">
            <text:p>Confirmed delivery 9/16 deliverySAGER</text:p>
          </table:table-cell>
          <table:table-cell table:style-name="ce51" table:number-columns-repeated="2"/>
          <table:table-cell table:number-columns-repeated="1002"/>
        </table:table-row>
        <table:table-row table:style-name="ro2">
          <table:table-cell table:style-name="ce41"/>
          <table:table-cell table:style-name="ce64" table:number-columns-repeated="3"/>
          <table:table-cell table:style-name="ce116"/>
          <table:table-cell table:style-name="ce64"/>
          <table:table-cell table:style-name="ce163" table:number-columns-repeated="2"/>
          <table:table-cell table:style-name="ce64"/>
          <table:table-cell table:style-name="ce211"/>
          <table:table-cell table:style-name="ce250"/>
          <table:table-cell table:style-name="ce265"/>
          <table:table-cell table:style-name="ce288"/>
          <table:table-cell table:style-name="ce288" table:formula="of:=[.H75]*[.J75]" office:value-type="float" office:value="0" calcext:value-type="float">
            <text:p/>
          </table:table-cell>
          <table:table-cell table:style-name="ce313"/>
          <table:table-cell table:style-name="ce325"/>
          <table:table-cell table:style-name="ce350"/>
          <table:table-cell table:style-name="ce376"/>
          <table:table-cell table:style-name="ce397"/>
          <table:table-cell table:style-name="ce421"/>
          <table:table-cell table:style-name="ce440" table:number-columns-repeated="2"/>
          <table:table-cell table:style-name="ce496" table:number-columns-repeated="3"/>
          <table:table-cell table:style-name="ce440" table:number-columns-repeated="990"/>
          <table:table-cell table:style-name="ce510" table:number-columns-repeated="9"/>
        </table:table-row>
        <table:table-row table:style-name="ro2">
          <table:table-cell table:style-name="ce33" office:value-type="string" calcext:value-type="string">
            <text:p>Electronic</text:p>
          </table:table-cell>
          <table:table-cell table:style-name="ce33" office:value-type="string" calcext:value-type="string">
            <text:p>EL-MS0211</text:p>
          </table:table-cell>
          <table:table-cell table:style-name="ce33" office:value-type="string" calcext:value-type="string">
            <text:p>REEL – RING TONGUE CONN 16-22 AWG #10 PIDG</text:p>
          </table:table-cell>
          <table:table-cell table:style-name="ce33" office:value-type="string" calcext:value-type="string">
            <text:p>TE</text:p>
          </table:table-cell>
          <table:table-cell table:style-name="ce101" office:value-type="string" calcext:value-type="string">
            <text:p>2-36154-2</text:p>
          </table:table-cell>
          <table:table-cell table:style-name="ce33" office:value-type="string" calcext:value-type="string">
            <text:p>SAGER</text:p>
          </table:table-cell>
          <table:table-cell table:style-name="ce154" office:value-type="string" calcext:value-type="string">
            <text:p>A1062TR-ND</text:p>
          </table:table-cell>
          <table:table-cell table:style-name="ce154" office:value-type="float" office:value="7" calcext:value-type="float">
            <text:p>7</text:p>
          </table:table-cell>
          <table:table-cell table:style-name="ce33" office:value-type="string" calcext:value-type="string">
            <text:p>ea</text:p>
          </table:table-cell>
          <table:table-cell table:style-name="ce203" office:value-type="currency" office:currency="USD" office:value="0.0854" calcext:value-type="currency">
            <text:p>$0.085</text:p>
          </table:table-cell>
          <table:table-cell table:style-name="ce200" table:formula="of:=SUM([.J76]*[.H76])" office:value-type="float" office:value="0.5978" calcext:value-type="float">
            <text:p>$0.60</text:p>
          </table:table-cell>
          <table:table-cell table:style-name="ce260" table:formula="of:=SUM([.K27:.K57])" office:value-type="float" office:value="57.7752788713911" calcext:value-type="float">
            <text:p>57.78</text:p>
          </table:table-cell>
          <table:table-cell table:style-name="ce203" office:value-type="currency" office:currency="USD" office:value="0.11129" calcext:value-type="currency">
            <text:p>$0.111</text:p>
          </table:table-cell>
          <table:table-cell table:style-name="ce216" table:formula="of:=[.H76]*[.J76]" office:value-type="float" office:value="0.5978" calcext:value-type="float">
            <text:p>$0.60</text:p>
          </table:table-cell>
          <table:table-cell table:style-name="ce311" table:formula="of:=SUM([.N27:.N57])" office:value-type="float" office:value="51.7879788713911" calcext:value-type="float">
            <text:p>51.79</text:p>
          </table:table-cell>
          <table:table-cell table:style-name="ce321" table:formula="of:=[.H76]*[.P$2]" office:value-type="float" office:value="21350" calcext:value-type="float">
            <text:p>21,350</text:p>
          </table:table-cell>
          <table:table-cell table:style-name="ce347" office:value-type="string" calcext:value-type="string">
            <text:p>PO09100</text:p>
          </table:table-cell>
          <table:table-cell table:style-name="ce373" office:value-type="date" office:date-value="2015-08-25" calcext:value-type="date">
            <text:p>08/25/15</text:p>
          </table:table-cell>
          <table:table-cell table:style-name="ce387" office:value-type="date" office:date-value="2015-10-16" calcext:value-type="date">
            <text:p>10/16/15</text:p>
          </table:table-cell>
          <table:table-cell table:style-name="ce412" office:value-type="string" calcext:value-type="string">
            <text:p>received</text:p>
          </table:table-cell>
          <table:table-cell table:style-name="ce51" table:number-columns-repeated="2"/>
          <table:table-cell table:number-columns-repeated="1002"/>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200" table:formula="of:=SUM([.J77]*[.H77])" office:value-type="float" office:value="0" calcext:value-type="float">
            <text:p/>
          </table:table-cell>
          <table:table-cell table:style-name="ce264"/>
          <table:table-cell table:style-name="ce286"/>
          <table:table-cell table:style-name="ce216" table:formula="of:=[.H77]*[.J77]" office:value-type="float" office:value="0" calcext:value-type="float">
            <text:p/>
          </table:table-cell>
          <table:table-cell table:style-name="ce286"/>
          <table:table-cell table:style-name="ce321"/>
          <table:table-cell table:style-name="ce348"/>
          <table:table-cell table:style-name="ce375"/>
          <table:table-cell table:style-name="ce387"/>
          <table:table-cell table:style-name="ce419"/>
          <table:table-cell table:number-columns-repeated="1004"/>
        </table:table-row>
        <table:table-row table:style-name="ro2">
          <table:table-cell table:style-name="ce33" office:value-type="string" calcext:value-type="string">
            <text:p>Hardware</text:p>
          </table:table-cell>
          <table:table-cell table:style-name="ce33" office:value-type="string" calcext:value-type="string">
            <text:p>HE-SH0031</text:p>
          </table:table-cell>
          <table:table-cell table:style-name="ce33" office:value-type="string" calcext:value-type="string">
            <text:p>Reprap Modified Hexagon Hotend, Lulzbot Edition, 3.0mm Filament</text:p>
          </table:table-cell>
          <table:table-cell table:style-name="ce33"/>
          <table:table-cell table:style-name="ce101"/>
          <table:table-cell table:style-name="ce33" office:value-type="string" calcext:value-type="string">
            <text:p>Reprapdiscount</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03" office:value-type="currency" office:currency="USD" office:value="23" calcext:value-type="currency">
            <text:p>$23.000</text:p>
          </table:table-cell>
          <table:table-cell table:style-name="ce200" table:formula="of:=SUM([.J78]*[.H78])" office:value-type="float" office:value="23" calcext:value-type="float">
            <text:p>$23.00</text:p>
          </table:table-cell>
          <table:table-cell table:style-name="ce264"/>
          <table:table-cell table:style-name="ce286"/>
          <table:table-cell table:style-name="ce216" table:formula="of:=[.H78]*[.J78]" office:value-type="float" office:value="23" calcext:value-type="float">
            <text:p>$23.00</text:p>
          </table:table-cell>
          <table:table-cell table:style-name="ce286"/>
          <table:table-cell table:style-name="ce321" table:formula="of:=[.H78]*[.P$2]" office:value-type="float" office:value="3050" calcext:value-type="float">
            <text:p>3,050</text:p>
          </table:table-cell>
          <table:table-cell table:style-name="ce348" office:value-type="string" calcext:value-type="string">
            <text:p>PO08819</text:p>
          </table:table-cell>
          <table:table-cell table:style-name="ce375" office:value-type="date" office:date-value="2015-08-10" calcext:value-type="date">
            <text:p>08/10/15</text:p>
          </table:table-cell>
          <table:table-cell table:style-name="ce387" office:value-type="string" calcext:value-type="string">
            <text:p>See notes </text:p>
          </table:table-cell>
          <table:table-cell table:style-name="ce415" office:value-type="string" calcext:value-type="string">
            <text:p>Qty 800 delivered 10/1, 11/25, 1/22/16 and 650 deliver 3/14</text:p>
          </table:table-cell>
          <table:table-cell table:number-columns-repeated="1004"/>
        </table:table-row>
        <table:table-row table:style-name="ro2">
          <table:table-cell table:style-name="ce33" table:number-columns-repeated="4"/>
          <table:table-cell table:style-name="ce101"/>
          <table:table-cell table:style-name="ce33"/>
          <table:table-cell table:style-name="ce164"/>
          <table:table-cell table:style-name="ce154"/>
          <table:table-cell table:style-name="ce33"/>
          <table:table-cell table:style-name="ce212"/>
          <table:table-cell table:style-name="ce200" table:formula="of:=SUM([.J79]*[.H79])" office:value-type="float" office:value="0" calcext:value-type="float">
            <text:p/>
          </table:table-cell>
          <table:table-cell table:style-name="ce264"/>
          <table:table-cell table:style-name="ce286"/>
          <table:table-cell table:style-name="ce216" table:formula="of:=[.H79]*[.J79]" office:value-type="float" office:value="0" calcext:value-type="float">
            <text:p/>
          </table:table-cell>
          <table:table-cell table:style-name="ce286"/>
          <table:table-cell table:style-name="ce326"/>
          <table:table-cell table:style-name="ce348"/>
          <table:table-cell table:style-name="ce375"/>
          <table:table-cell table:style-name="ce387"/>
          <table:table-cell table:style-name="ce419"/>
          <table:table-cell table:number-columns-repeated="1004"/>
        </table:table-row>
        <table:table-row table:style-name="ro2">
          <table:table-cell table:style-name="ce33" office:value-type="string" calcext:value-type="string">
            <text:p>Mechanical</text:p>
          </table:table-cell>
          <table:table-cell table:style-name="ce60" office:value-type="string" calcext:value-type="string">
            <text:p>PP-FP0055_rD</text:p>
          </table:table-cell>
          <table:table-cell table:style-name="ce33" office:value-type="string" calcext:value-type="string">
            <text:p>Left Plate, </text:p>
          </table:table-cell>
          <table:table-cell table:style-name="ce91"/>
          <table:table-cell table:style-name="ce101"/>
          <table:table-cell table:style-name="ce33" office:value-type="string" calcext:value-type="string">
            <text:p>Rapid Sheet Metal </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13" office:value-type="float" office:value="17.75" calcext:value-type="float">
            <text:p>17.750</text:p>
          </table:table-cell>
          <table:table-cell table:style-name="ce200" table:formula="of:=SUM([.J80]*[.H80])" office:value-type="float" office:value="17.75" calcext:value-type="float">
            <text:p>$17.75</text:p>
          </table:table-cell>
          <table:table-cell table:style-name="ce264"/>
          <table:table-cell table:style-name="ce286"/>
          <table:table-cell table:style-name="ce216" table:formula="of:=[.H80]*[.J80]" office:value-type="float" office:value="17.75" calcext:value-type="float">
            <text:p>$17.75</text:p>
          </table:table-cell>
          <table:table-cell table:style-name="ce286"/>
          <table:table-cell table:style-name="ce326" office:value-type="float" office:value="3050" calcext:value-type="float">
            <text:p>3,050</text:p>
          </table:table-cell>
          <table:table-cell table:style-name="ce348" office:value-type="string" calcext:value-type="string">
            <text:p>PO09716,9617,9717,9718,9719,9720</text:p>
          </table:table-cell>
          <table:table-cell table:style-name="ce375" office:value-type="date" office:date-value="2015-09-29" calcext:value-type="date">
            <text:p>09/29/15</text:p>
          </table:table-cell>
          <table:table-cell table:style-name="ce387" office:value-type="string" calcext:value-type="string">
            <text:p>see notes</text:p>
          </table:table-cell>
          <table:table-cell table:style-name="ce419" office:value-type="string" calcext:value-type="string">
            <text:p>11/6, 11/30, 12/18, 1/22, 2/19 = 610 each month </text:p>
          </table:table-cell>
          <table:table-cell table:number-columns-repeated="1004"/>
        </table:table-row>
        <table:table-row table:style-name="ro2">
          <table:table-cell table:style-name="ce33" office:value-type="string" calcext:value-type="string">
            <text:p>Mechanical</text:p>
          </table:table-cell>
          <table:table-cell table:style-name="ce60" office:value-type="string" calcext:value-type="string">
            <text:p>PP-FP0052_rC</text:p>
          </table:table-cell>
          <table:table-cell table:style-name="ce33" office:value-type="string" calcext:value-type="string">
            <text:p>Right Plate, </text:p>
          </table:table-cell>
          <table:table-cell table:style-name="ce91"/>
          <table:table-cell table:style-name="ce101"/>
          <table:table-cell table:style-name="ce33" office:value-type="string" calcext:value-type="string">
            <text:p>Rapid Sheet Metal </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13" office:value-type="float" office:value="12" calcext:value-type="float">
            <text:p>12.000</text:p>
          </table:table-cell>
          <table:table-cell table:style-name="ce200" table:formula="of:=SUM([.J81]*[.H81])" office:value-type="float" office:value="12" calcext:value-type="float">
            <text:p>$12.00</text:p>
          </table:table-cell>
          <table:table-cell table:style-name="ce264"/>
          <table:table-cell table:style-name="ce286"/>
          <table:table-cell table:style-name="ce216" table:formula="of:=[.H81]*[.J81]" office:value-type="float" office:value="12" calcext:value-type="float">
            <text:p>$12.00</text:p>
          </table:table-cell>
          <table:table-cell table:style-name="ce286"/>
          <table:table-cell table:style-name="ce326" office:value-type="float" office:value="3050" calcext:value-type="float">
            <text:p>3,050</text:p>
          </table:table-cell>
          <table:table-cell table:style-name="ce348" office:value-type="string" calcext:value-type="string">
            <text:p>PO09716,9617,9717,9718,9719,9720</text:p>
          </table:table-cell>
          <table:table-cell table:style-name="ce375" office:value-type="date" office:date-value="2015-09-29" calcext:value-type="date">
            <text:p>09/29/15</text:p>
          </table:table-cell>
          <table:table-cell table:style-name="ce387" office:value-type="string" calcext:value-type="string">
            <text:p>see notes</text:p>
          </table:table-cell>
          <table:table-cell table:style-name="ce419" office:value-type="string" calcext:value-type="string">
            <text:p>11/6, 11/30, 12/18, 1/22, 2/19 = 610 each month </text:p>
          </table:table-cell>
          <table:table-cell table:number-columns-repeated="1004"/>
        </table:table-row>
        <table:table-row table:style-name="ro2">
          <table:table-cell table:style-name="ce33" office:value-type="string" calcext:value-type="string">
            <text:p>Mechanical</text:p>
          </table:table-cell>
          <table:table-cell table:style-name="ce60" office:value-type="string" calcext:value-type="string">
            <text:p>PP-FP0051_rC</text:p>
          </table:table-cell>
          <table:table-cell table:style-name="ce33" office:value-type="string" calcext:value-type="string">
            <text:p>Top Plate, </text:p>
          </table:table-cell>
          <table:table-cell table:style-name="ce91"/>
          <table:table-cell table:style-name="ce101"/>
          <table:table-cell table:style-name="ce33" office:value-type="string" calcext:value-type="string">
            <text:p>Rapid Sheet Metal </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13" office:value-type="float" office:value="18.5" calcext:value-type="float">
            <text:p>18.500</text:p>
          </table:table-cell>
          <table:table-cell table:style-name="ce200" table:formula="of:=SUM([.J82]*[.H82])" office:value-type="float" office:value="18.5" calcext:value-type="float">
            <text:p>$18.50</text:p>
          </table:table-cell>
          <table:table-cell table:style-name="ce264"/>
          <table:table-cell table:style-name="ce286"/>
          <table:table-cell table:style-name="ce216" table:formula="of:=[.H82]*[.J82]" office:value-type="float" office:value="18.5" calcext:value-type="float">
            <text:p>$18.50</text:p>
          </table:table-cell>
          <table:table-cell table:style-name="ce286"/>
          <table:table-cell table:style-name="ce326" office:value-type="float" office:value="3050" calcext:value-type="float">
            <text:p>3,050</text:p>
          </table:table-cell>
          <table:table-cell table:style-name="ce348" office:value-type="string" calcext:value-type="string">
            <text:p>PO09716,9617,9717,9718,9719,9720</text:p>
          </table:table-cell>
          <table:table-cell table:style-name="ce375" office:value-type="date" office:date-value="2015-09-29" calcext:value-type="date">
            <text:p>09/29/15</text:p>
          </table:table-cell>
          <table:table-cell table:style-name="ce387" office:value-type="string" calcext:value-type="string">
            <text:p>see notes</text:p>
          </table:table-cell>
          <table:table-cell table:style-name="ce419" office:value-type="string" calcext:value-type="string">
            <text:p>11/6, 11/30, 12/18, 1/22, 2/19 = 610 each month </text:p>
          </table:table-cell>
          <table:table-cell table:number-columns-repeated="1004"/>
        </table:table-row>
        <table:table-row table:style-name="ro2">
          <table:table-cell table:style-name="ce33" office:value-type="string" calcext:value-type="string">
            <text:p>Mechanical</text:p>
          </table:table-cell>
          <table:table-cell table:style-name="ce60" office:value-type="string" calcext:value-type="string">
            <text:p>PP-FP0053_rC</text:p>
          </table:table-cell>
          <table:table-cell table:style-name="ce33" office:value-type="string" calcext:value-type="string">
            <text:p>Bottom Plate, </text:p>
          </table:table-cell>
          <table:table-cell table:style-name="ce91"/>
          <table:table-cell table:style-name="ce101"/>
          <table:table-cell table:style-name="ce33" office:value-type="string" calcext:value-type="string">
            <text:p>Rapid Sheet Metal </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13" office:value-type="float" office:value="28.25" calcext:value-type="float">
            <text:p>28.250</text:p>
          </table:table-cell>
          <table:table-cell table:style-name="ce200" table:formula="of:=SUM([.J83]*[.H83])" office:value-type="float" office:value="28.25" calcext:value-type="float">
            <text:p>$28.25</text:p>
          </table:table-cell>
          <table:table-cell table:style-name="ce264"/>
          <table:table-cell table:style-name="ce286"/>
          <table:table-cell table:style-name="ce216" table:formula="of:=[.H83]*[.J83]" office:value-type="float" office:value="28.25" calcext:value-type="float">
            <text:p>$28.25</text:p>
          </table:table-cell>
          <table:table-cell table:style-name="ce286"/>
          <table:table-cell table:style-name="ce326" office:value-type="float" office:value="3050" calcext:value-type="float">
            <text:p>3,050</text:p>
          </table:table-cell>
          <table:table-cell table:style-name="ce348" office:value-type="string" calcext:value-type="string">
            <text:p>PO09716,9617,9717,9718,9719,9720</text:p>
          </table:table-cell>
          <table:table-cell table:style-name="ce375" office:value-type="date" office:date-value="2015-09-29" calcext:value-type="date">
            <text:p>09/29/15</text:p>
          </table:table-cell>
          <table:table-cell table:style-name="ce387" office:value-type="string" calcext:value-type="string">
            <text:p>see notes</text:p>
          </table:table-cell>
          <table:table-cell table:style-name="ce419" office:value-type="string" calcext:value-type="string">
            <text:p>11/6, 11/30, 12/18, 1/22, 2/19 = 610 each month </text:p>
          </table:table-cell>
          <table:table-cell table:number-columns-repeated="1004"/>
        </table:table-row>
        <table:table-row table:style-name="ro2">
          <table:table-cell table:style-name="ce33" office:value-type="string" calcext:value-type="string">
            <text:p>Mechanical</text:p>
          </table:table-cell>
          <table:table-cell table:style-name="ce33" office:value-type="string" calcext:value-type="string">
            <text:p>PP-FP0054_rB</text:p>
          </table:table-cell>
          <table:table-cell table:style-name="ce33" office:value-type="string" calcext:value-type="string">
            <text:p>Bed Mount Plate, </text:p>
          </table:table-cell>
          <table:table-cell table:style-name="ce91"/>
          <table:table-cell table:style-name="ce101"/>
          <table:table-cell table:style-name="ce33" office:value-type="string" calcext:value-type="string">
            <text:p>Rapid Sheet Metal </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13" office:value-type="float" office:value="9.5" calcext:value-type="float">
            <text:p>9.500</text:p>
          </table:table-cell>
          <table:table-cell table:style-name="ce200" table:formula="of:=SUM([.J84]*[.H84])" office:value-type="float" office:value="9.5" calcext:value-type="float">
            <text:p>$9.50</text:p>
          </table:table-cell>
          <table:table-cell table:style-name="ce264"/>
          <table:table-cell table:style-name="ce286"/>
          <table:table-cell table:style-name="ce216" table:formula="of:=[.H84]*[.J84]" office:value-type="float" office:value="9.5" calcext:value-type="float">
            <text:p>$9.50</text:p>
          </table:table-cell>
          <table:table-cell table:style-name="ce286"/>
          <table:table-cell table:style-name="ce326" office:value-type="float" office:value="3050" calcext:value-type="float">
            <text:p>3,050</text:p>
          </table:table-cell>
          <table:table-cell table:style-name="ce348" office:value-type="string" calcext:value-type="string">
            <text:p>PO09716,9617,9717,9718,9719,9720</text:p>
          </table:table-cell>
          <table:table-cell table:style-name="ce375" office:value-type="date" office:date-value="2015-09-29" calcext:value-type="date">
            <text:p>09/29/15</text:p>
          </table:table-cell>
          <table:table-cell table:style-name="ce387" office:value-type="string" calcext:value-type="string">
            <text:p>see notes</text:p>
          </table:table-cell>
          <table:table-cell table:style-name="ce419" office:value-type="string" calcext:value-type="string">
            <text:p>11/6, 11/30, 12/18, 1/22, 2/19 = 610 each month </text:p>
          </table:table-cell>
          <table:table-cell table:number-columns-repeated="1004"/>
        </table:table-row>
        <table:table-row table:style-name="ro2">
          <table:table-cell table:style-name="ce33" office:value-type="string" calcext:value-type="string">
            <text:p>Mechanical</text:p>
          </table:table-cell>
          <table:table-cell table:style-name="ce33" office:value-type="string" calcext:value-type="string">
            <text:p>PP-FP0056_rE </text:p>
          </table:table-cell>
          <table:table-cell table:style-name="ce33" office:value-type="string" calcext:value-type="string">
            <text:p>Electronics cover, </text:p>
          </table:table-cell>
          <table:table-cell table:style-name="ce91"/>
          <table:table-cell table:style-name="ce101"/>
          <table:table-cell table:style-name="ce33" office:value-type="string" calcext:value-type="string">
            <text:p>Rapid Sheet Metal </text:p>
          </table:table-cell>
          <table:table-cell table:style-name="ce156"/>
          <table:table-cell table:style-name="ce156" office:value-type="float" office:value="1" calcext:value-type="float">
            <text:p>1</text:p>
          </table:table-cell>
          <table:table-cell table:style-name="ce35" office:value-type="string" calcext:value-type="string">
            <text:p>ea</text:p>
          </table:table-cell>
          <table:table-cell table:style-name="ce213" office:value-type="float" office:value="20" calcext:value-type="float">
            <text:p>20.000</text:p>
          </table:table-cell>
          <table:table-cell table:style-name="ce200" table:formula="of:=SUM([.J85]*[.H85])" office:value-type="float" office:value="20" calcext:value-type="float">
            <text:p>$20.00</text:p>
          </table:table-cell>
          <table:table-cell table:style-name="ce264"/>
          <table:table-cell table:style-name="ce286"/>
          <table:table-cell table:style-name="ce216" table:formula="of:=[.H85]*[.J85]" office:value-type="float" office:value="20" calcext:value-type="float">
            <text:p>$20.00</text:p>
          </table:table-cell>
          <table:table-cell table:style-name="ce286"/>
          <table:table-cell table:style-name="ce326" office:value-type="float" office:value="3050" calcext:value-type="float">
            <text:p>3,050</text:p>
          </table:table-cell>
          <table:table-cell table:style-name="ce348" office:value-type="string" calcext:value-type="string">
            <text:p>PO09716,9617,9717,9718,9719,9720</text:p>
          </table:table-cell>
          <table:table-cell table:style-name="ce375" office:value-type="date" office:date-value="2015-09-29" calcext:value-type="date">
            <text:p>09/29/15</text:p>
          </table:table-cell>
          <table:table-cell table:style-name="ce387" office:value-type="string" calcext:value-type="string">
            <text:p>see notes</text:p>
          </table:table-cell>
          <table:table-cell table:style-name="ce419" office:value-type="string" calcext:value-type="string">
            <text:p>11/6, 11/30, 12/18, 1/22, 2/19 = 610 each month </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3" table:number-columns-repeated="3"/>
          <table:table-cell table:style-name="ce91"/>
          <table:table-cell table:style-name="ce101"/>
          <table:table-cell table:style-name="ce33"/>
          <table:table-cell table:style-name="ce156" table:number-columns-repeated="2"/>
          <table:table-cell table:style-name="ce35"/>
          <table:table-cell table:style-name="ce50"/>
          <table:table-cell table:style-name="ce200"/>
          <table:table-cell table:style-name="ce264"/>
          <table:table-cell table:style-name="ce286"/>
          <table:table-cell table:style-name="ce216" table:formula="of:=[.H86]*[.J86]" office:value-type="float" office:value="0" calcext:value-type="float">
            <text:p/>
          </table:table-cell>
          <table:table-cell table:style-name="ce286"/>
          <table:table-cell table:style-name="ce326"/>
          <table:table-cell table:style-name="ce348"/>
          <table:table-cell table:style-name="ce375"/>
          <table:table-cell table:style-name="ce387"/>
          <table:table-cell table:style-name="ce419"/>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Hardware</text:p>
          </table:table-cell>
          <table:table-cell table:style-name="ce33" office:value-type="string" calcext:value-type="string">
            <text:p>EL-MS0165</text:p>
          </table:table-cell>
          <table:table-cell table:style-name="ce33" office:value-type="string" calcext:value-type="string">
            <text:p>Snap-Together Cable and Hose Carrier, Feed-Through, 0.41" High x 0.39" Wide Interior Size</text:p>
          </table:table-cell>
          <table:table-cell table:style-name="ce33"/>
          <table:table-cell table:style-name="ce101"/>
          <table:table-cell table:style-name="ce33" office:value-type="string" calcext:value-type="string">
            <text:p>IGUS</text:p>
          </table:table-cell>
          <table:table-cell table:style-name="ce154" office:value-type="string" calcext:value-type="string">
            <text:p>06-10-028-0</text:p>
          </table:table-cell>
          <table:table-cell table:style-name="ce154" office:value-type="float" office:value="813" calcext:value-type="float">
            <text:p>813</text:p>
          </table:table-cell>
          <table:table-cell table:style-name="ce33" office:value-type="string" calcext:value-type="string">
            <text:p>mm</text:p>
          </table:table-cell>
          <table:table-cell table:style-name="ce203" table:formula="of:=(6.1754/12)/25.4" office:value-type="currency" office:currency="USD" office:value="0.020260498687664" calcext:value-type="currency">
            <text:p>$0.020</text:p>
          </table:table-cell>
          <table:table-cell table:style-name="ce200" table:formula="of:=SUM([.J87]*[.H87])" office:value-type="float" office:value="16.4717854330709" calcext:value-type="float">
            <text:p>$16.47</text:p>
          </table:table-cell>
          <table:table-cell table:style-name="ce264"/>
          <table:table-cell table:style-name="ce286"/>
          <table:table-cell table:style-name="ce216" table:formula="of:=[.H87]*[.J87]" office:value-type="float" office:value="16.4717854330709" calcext:value-type="float">
            <text:p>$16.47</text:p>
          </table:table-cell>
          <table:table-cell table:style-name="ce286"/>
          <table:table-cell table:style-name="ce326" office:value-type="string" calcext:value-type="string">
            <text:p>8100 feet </text:p>
          </table:table-cell>
          <table:table-cell table:style-name="ce177" office:value-type="string" calcext:value-type="string">
            <text:p>PO08933</text:p>
          </table:table-cell>
          <table:table-cell table:style-name="ce368" office:value-type="date" office:date-value="2015-08-18" calcext:value-type="date">
            <text:p>08/18/15</text:p>
          </table:table-cell>
          <table:table-cell table:style-name="ce398" office:value-type="date" office:date-value="2015-09-14" calcext:value-type="date">
            <text:p>09/14/15</text:p>
          </table:table-cell>
          <table:table-cell table:style-name="ce422" office:value-type="string" calcext:value-type="string">
            <text:p>received</text:p>
          </table:table-cell>
          <table:table-cell table:number-columns-repeated="1004"/>
        </table:table-row>
        <table:table-row table:style-name="ro2">
          <table:table-cell table:style-name="ce42" office:value-type="string" calcext:value-type="string">
            <text:p>Hardware</text:p>
          </table:table-cell>
          <table:table-cell table:style-name="ce42" office:value-type="string" calcext:value-type="string">
            <text:p>EL-MS0166-Female</text:p>
          </table:table-cell>
          <table:table-cell table:style-name="ce42" office:value-type="string" calcext:value-type="string">
            <text:p>Mounting Brackets for .41" High x .39" Wide Interior Snap-Together Cable and Hose Carrier</text:p>
          </table:table-cell>
          <table:table-cell table:style-name="ce42"/>
          <table:table-cell table:style-name="ce117"/>
          <table:table-cell table:style-name="ce42" office:value-type="string" calcext:value-type="string">
            <text:p>IGUS</text:p>
          </table:table-cell>
          <table:table-cell table:style-name="ce117" office:value-type="string" calcext:value-type="string">
            <text:p>060-10-1</text:p>
          </table:table-cell>
          <table:table-cell table:style-name="ce195" office:value-type="float" office:value="3" calcext:value-type="float">
            <text:p>3</text:p>
          </table:table-cell>
          <table:table-cell table:style-name="ce42" office:value-type="string" calcext:value-type="string">
            <text:p>ea</text:p>
          </table:table-cell>
          <table:table-cell table:style-name="ce214" office:value-type="currency" office:currency="USD" office:value="1.665" calcext:value-type="currency">
            <text:p>$1.665</text:p>
          </table:table-cell>
          <table:table-cell table:style-name="ce251" table:formula="of:=SUM([.J88]*[.H88])" office:value-type="float" office:value="4.995" calcext:value-type="float">
            <text:p>$5.00</text:p>
          </table:table-cell>
          <table:table-cell table:style-name="ce266"/>
          <table:table-cell table:style-name="ce289"/>
          <table:table-cell table:style-name="ce303"/>
          <table:table-cell table:style-name="ce289"/>
          <table:table-cell table:style-name="ce327" table:formula="of:=[.H88]*[.P$2]" office:value-type="float" office:value="9150" calcext:value-type="float">
            <text:p>9,150</text:p>
          </table:table-cell>
          <table:table-cell table:style-name="ce351" office:value-type="string" calcext:value-type="string">
            <text:p>PO08933</text:p>
          </table:table-cell>
          <table:table-cell table:style-name="ce377" office:value-type="date" office:date-value="2015-08-18" calcext:value-type="date">
            <text:p>08/18/15</text:p>
          </table:table-cell>
          <table:table-cell table:style-name="ce399" office:value-type="date" office:date-value="2015-09-14" calcext:value-type="date">
            <text:p>09/14/15</text:p>
          </table:table-cell>
          <table:table-cell table:style-name="ce423" office:value-type="string" calcext:value-type="string">
            <text:p>received</text:p>
          </table:table-cell>
          <table:table-cell table:style-name="ce441" table:number-columns-repeated="2"/>
          <table:table-cell table:style-name="ce497" table:number-columns-repeated="3"/>
          <table:table-cell table:style-name="ce505" table:number-columns-repeated="990"/>
          <table:table-cell table:style-name="ce511" table:number-columns-repeated="9"/>
        </table:table-row>
        <table:table-row table:style-name="ro2">
          <table:table-cell table:style-name="ce42" office:value-type="string" calcext:value-type="string">
            <text:p>Hardware</text:p>
          </table:table-cell>
          <table:table-cell table:style-name="ce42" office:value-type="string" calcext:value-type="string">
            <text:p>EL-MS0166-Male</text:p>
          </table:table-cell>
          <table:table-cell table:style-name="ce42" office:value-type="string" calcext:value-type="string">
            <text:p>Mounting Brackets for .41" High x .39" Wide Interior Snap-Together Cable and Hose Carrier</text:p>
          </table:table-cell>
          <table:table-cell table:style-name="ce42"/>
          <table:table-cell table:style-name="ce117"/>
          <table:table-cell table:style-name="ce42" office:value-type="string" calcext:value-type="string">
            <text:p>IGUS</text:p>
          </table:table-cell>
          <table:table-cell table:style-name="ce117" office:value-type="string" calcext:value-type="string">
            <text:p>060-10-2</text:p>
          </table:table-cell>
          <table:table-cell table:style-name="ce195" office:value-type="float" office:value="3" calcext:value-type="float">
            <text:p>3</text:p>
          </table:table-cell>
          <table:table-cell table:style-name="ce42" office:value-type="string" calcext:value-type="string">
            <text:p>ea</text:p>
          </table:table-cell>
          <table:table-cell table:style-name="ce214" office:value-type="currency" office:currency="USD" office:value="1.665" calcext:value-type="currency">
            <text:p>$1.665</text:p>
          </table:table-cell>
          <table:table-cell table:style-name="ce251" office:value-type="float" office:value="1.665" calcext:value-type="float">
            <text:p>$1.67</text:p>
          </table:table-cell>
          <table:table-cell table:style-name="ce266"/>
          <table:table-cell table:style-name="ce289"/>
          <table:table-cell table:style-name="ce303"/>
          <table:table-cell table:style-name="ce289"/>
          <table:table-cell table:style-name="ce327" office:value-type="float" office:value="9150" calcext:value-type="float">
            <text:p>9,150</text:p>
          </table:table-cell>
          <table:table-cell table:style-name="ce351"/>
          <table:table-cell table:style-name="ce377"/>
          <table:table-cell table:style-name="ce399"/>
          <table:table-cell table:style-name="ce423" office:value-type="string" calcext:value-type="string">
            <text:p>Female and Males are sold as a set under a single MFR Part Number. Please see part number description in ERP for details and make sure we don't double order. </text:p>
          </table:table-cell>
          <table:table-cell table:style-name="ce441" table:number-columns-repeated="2"/>
          <table:table-cell table:style-name="ce497" table:number-columns-repeated="3"/>
          <table:table-cell table:style-name="ce505" table:number-columns-repeated="990"/>
          <table:table-cell table:style-name="ce511" table:number-columns-repeated="9"/>
        </table:table-row>
        <table:table-row table:style-name="ro2">
          <table:table-cell table:style-name="ce33" office:value-type="string" calcext:value-type="string">
            <text:p>Mechanical</text:p>
          </table:table-cell>
          <table:table-cell table:style-name="ce33" office:value-type="string" calcext:value-type="string">
            <text:p>HD-BU0013</text:p>
          </table:table-cell>
          <table:table-cell table:style-name="ce33" office:value-type="string" calcext:value-type="string">
            <text:p>DryLin® R - Solid polymer bearing RJM-01, 8mm</text:p>
          </table:table-cell>
          <table:table-cell table:style-name="ce33"/>
          <table:table-cell table:style-name="ce101"/>
          <table:table-cell table:style-name="ce33" office:value-type="string" calcext:value-type="string">
            <text:p>IGUS</text:p>
          </table:table-cell>
          <table:table-cell table:style-name="ce154" office:value-type="string" calcext:value-type="string">
            <text:p>RJM-01-08</text:p>
          </table:table-cell>
          <table:table-cell table:style-name="ce154" office:value-type="float" office:value="12" calcext:value-type="float">
            <text:p>12</text:p>
          </table:table-cell>
          <table:table-cell table:style-name="ce33" office:value-type="string" calcext:value-type="string">
            <text:p>ea</text:p>
          </table:table-cell>
          <table:table-cell table:style-name="ce212" office:value-type="float" office:value="1.15" calcext:value-type="float">
            <text:p>$1.15</text:p>
          </table:table-cell>
          <table:table-cell table:style-name="ce200" table:formula="of:=SUM([.J90]*[.H90])" office:value-type="float" office:value="13.8" calcext:value-type="float">
            <text:p>$13.80</text:p>
          </table:table-cell>
          <table:table-cell table:style-name="ce260" table:formula="of:=SUM([.K87:.K90])" office:value-type="float" office:value="36.9317854330709" calcext:value-type="float">
            <text:p>36.93</text:p>
          </table:table-cell>
          <table:table-cell table:style-name="ce216" office:value-type="float" office:value="2" calcext:value-type="float">
            <text:p>$2.00</text:p>
          </table:table-cell>
          <table:table-cell table:style-name="ce216" table:formula="of:=[.H90]*[.J90]" office:value-type="float" office:value="13.8" calcext:value-type="float">
            <text:p>$13.80</text:p>
          </table:table-cell>
          <table:table-cell table:style-name="ce311" table:formula="of:=SUM([.N87:.N90])" office:value-type="float" office:value="30.2717854330709" calcext:value-type="float">
            <text:p>30.27</text:p>
          </table:table-cell>
          <table:table-cell table:style-name="ce326" table:formula="of:=[.H90]*[.P$2]" office:value-type="float" office:value="36600" calcext:value-type="float">
            <text:p>36,600</text:p>
          </table:table-cell>
          <table:table-cell table:style-name="ce177" office:value-type="string" calcext:value-type="string">
            <text:p>PO08933</text:p>
          </table:table-cell>
          <table:table-cell table:style-name="ce368" office:value-type="date" office:date-value="2015-08-18" calcext:value-type="date">
            <text:p>08/18/15</text:p>
          </table:table-cell>
          <table:table-cell table:style-name="ce372" office:value-type="date" office:date-value="2015-10-05" calcext:value-type="date">
            <text:p>10/05/15</text:p>
          </table:table-cell>
          <table:table-cell table:style-name="ce419" office:value-type="string" calcext:value-type="string">
            <text:p>received</text:p>
          </table:table-cell>
          <table:table-cell table:style-name="ce51" table:number-columns-repeated="2"/>
          <table:table-cell table:number-columns-repeated="1002"/>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200" table:formula="of:=SUM([.J91]*[.H91])" office:value-type="float" office:value="0" calcext:value-type="float">
            <text:p/>
          </table:table-cell>
          <table:table-cell table:style-name="ce264"/>
          <table:table-cell table:style-name="ce286"/>
          <table:table-cell table:style-name="ce216" table:formula="of:=[.H91]*[.J91]" office:value-type="float" office:value="0" calcext:value-type="float">
            <text:p/>
          </table:table-cell>
          <table:table-cell table:style-name="ce286"/>
          <table:table-cell table:style-name="ce326"/>
          <table:table-cell table:style-name="ce348"/>
          <table:table-cell table:style-name="ce375"/>
          <table:table-cell table:style-name="ce387"/>
          <table:table-cell table:style-name="ce419"/>
          <table:table-cell table:number-columns-repeated="1004"/>
        </table:table-row>
        <table:table-row table:style-name="ro2">
          <table:table-cell table:style-name="ce43" office:value-type="string" calcext:value-type="string">
            <text:p>Electronic</text:p>
          </table:table-cell>
          <table:table-cell table:style-name="ce43" office:value-type="string" calcext:value-type="string">
            <text:p>EL-FA0032</text:p>
          </table:table-cell>
          <table:table-cell table:style-name="ce43" office:value-type="string" calcext:value-type="string">
            <text:p>Pelonis FAN 24V 40x40mm Low flow</text:p>
          </table:table-cell>
          <table:table-cell table:style-name="ce43" office:value-type="string" calcext:value-type="string">
            <text:p>Pelonis</text:p>
          </table:table-cell>
          <table:table-cell table:style-name="ce43" office:value-type="string" calcext:value-type="string">
            <text:p>C4010L24BPLB1-7</text:p>
          </table:table-cell>
          <table:table-cell table:style-name="ce43" office:value-type="string" calcext:value-type="string">
            <text:p>Pelonis</text:p>
          </table:table-cell>
          <table:table-cell table:style-name="ce43" office:value-type="string" calcext:value-type="string">
            <text:p>C4010L24BPLB1-7</text:p>
          </table:table-cell>
          <table:table-cell table:style-name="ce196" office:value-type="float" office:value="1" calcext:value-type="float">
            <text:p>1</text:p>
          </table:table-cell>
          <table:table-cell table:style-name="ce196" office:value-type="string" calcext:value-type="string">
            <text:p>ea</text:p>
          </table:table-cell>
          <table:table-cell table:style-name="ce43" office:value-type="float" office:value="3.13" calcext:value-type="float">
            <text:p>3.13</text:p>
          </table:table-cell>
          <table:table-cell table:style-name="ce252" table:formula="of:=SUM([.J92]*[.H92])" office:value-type="float" office:value="3.13" calcext:value-type="float">
            <text:p>$3.13</text:p>
          </table:table-cell>
          <table:table-cell table:style-name="ce267" table:number-columns-repeated="2"/>
          <table:table-cell table:style-name="ce304" table:formula="of:=[.H92]*[.J92]" office:value-type="float" office:value="3.13" calcext:value-type="float">
            <text:p>$3.13</text:p>
          </table:table-cell>
          <table:table-cell table:style-name="ce267"/>
          <table:table-cell table:style-name="ce328" table:formula="of:=[.H92]*[.P$2]" office:value-type="float" office:value="3050" calcext:value-type="float">
            <text:p>3,050</text:p>
          </table:table-cell>
          <table:table-cell table:style-name="ce352"/>
          <table:table-cell table:style-name="ce378"/>
          <table:table-cell table:style-name="ce400"/>
          <table:table-cell table:style-name="ce424" office:value-type="string" calcext:value-type="string">
            <text:p>Mid batch switch due to supplier issues</text:p>
          </table:table-cell>
          <table:table-cell table:style-name="ce442" table:number-columns-repeated="2"/>
          <table:table-cell table:style-name="ce498" table:number-columns-repeated="3"/>
          <table:table-cell table:style-name="ce442" table:number-columns-repeated="990"/>
          <table:table-cell table:style-name="ce512" table:number-columns-repeated="9"/>
        </table:table-row>
        <table:table-row table:style-name="ro2">
          <table:table-cell table:style-name="ce33" office:value-type="string" calcext:value-type="string">
            <text:p>Electronic</text:p>
          </table:table-cell>
          <table:table-cell table:style-name="ce33" office:value-type="string" calcext:value-type="string">
            <text:p>EL-FA0012</text:p>
          </table:table-cell>
          <table:table-cell table:style-name="ce33" office:value-type="string" calcext:value-type="string">
            <text:p>FAN,24VDC,BALL,31.60CFM,80×80×15 MM,100mA</text:p>
          </table:table-cell>
          <table:table-cell table:style-name="ce33"/>
          <table:table-cell table:style-name="ce108" office:value-type="string" calcext:value-type="string">
            <text:p>TF8015-24M-B</text:p>
          </table:table-cell>
          <table:table-cell table:style-name="ce33" office:value-type="string" calcext:value-type="string">
            <text:p>Kysan</text:p>
          </table:table-cell>
          <table:table-cell table:style-name="ce165" office:value-type="float" office:value="69866" calcext:value-type="float">
            <text:p>69866</text:p>
          </table:table-cell>
          <table:table-cell table:style-name="ce154" office:value-type="float" office:value="1" calcext:value-type="float">
            <text:p>1</text:p>
          </table:table-cell>
          <table:table-cell table:style-name="ce33" office:value-type="string" calcext:value-type="string">
            <text:p>ea</text:p>
          </table:table-cell>
          <table:table-cell table:style-name="ce200" office:value-type="float" office:value="2.45" calcext:value-type="float">
            <text:p>$2.45</text:p>
          </table:table-cell>
          <table:table-cell table:style-name="ce200" table:formula="of:=SUM(['Costed BOM'.J93]*['Costed BOM'.H93])" office:value-type="float" office:value="2.45" calcext:value-type="float">
            <text:p>$2.45</text:p>
          </table:table-cell>
          <table:table-cell table:style-name="ce260" table:formula="of:=SUM(['Costed BOM'.K93])" office:value-type="float" office:value="2.45" calcext:value-type="float">
            <text:p>2.45</text:p>
          </table:table-cell>
          <table:table-cell table:style-name="ce216" office:value-type="float" office:value="1.95" calcext:value-type="float">
            <text:p>$1.95</text:p>
          </table:table-cell>
          <table:table-cell table:style-name="ce216" table:formula="of:=[.H93]*[.J93]" office:value-type="float" office:value="2.45" calcext:value-type="float">
            <text:p>$2.45</text:p>
          </table:table-cell>
          <table:table-cell table:style-name="ce311" table:formula="of:=SUM(['Costed BOM'.N93])" office:value-type="float" office:value="2.45" calcext:value-type="float">
            <text:p>2.45</text:p>
          </table:table-cell>
          <table:table-cell table:style-name="ce326" table:formula="of:=[.H93]*[.P$2]" office:value-type="float" office:value="3050" calcext:value-type="float">
            <text:p>3,050</text:p>
          </table:table-cell>
          <table:table-cell table:style-name="ce152" office:value-type="string" calcext:value-type="string">
            <text:p>PO09005</text:p>
          </table:table-cell>
          <table:table-cell table:style-name="ce379" office:value-type="date" office:date-value="2015-08-18" calcext:value-type="date">
            <text:p>08/18/15</text:p>
          </table:table-cell>
          <table:table-cell table:style-name="ce395" office:value-type="date" office:date-value="2015-10-13" calcext:value-type="date">
            <text:p>10/13/15</text:p>
          </table:table-cell>
          <table:table-cell table:style-name="ce411" office:value-type="string" calcext:value-type="string">
            <text:p>Confirmed add 100 additional for retail and document the PO</text:p>
          </table:table-cell>
          <table:table-cell table:style-name="ce435" table:number-columns-repeated="2"/>
          <table:table-cell table:style-name="ce488" table:number-columns-repeated="2"/>
          <table:table-cell table:style-name="ce436"/>
          <table:table-cell table:style-name="ce51" table:number-columns-repeated="990"/>
          <table:table-cell table:number-columns-repeated="9"/>
        </table:table-row>
        <table:table-row table:style-name="ro2">
          <table:table-cell table:style-name="ce33" table:number-columns-repeated="4"/>
          <table:table-cell table:style-name="ce101"/>
          <table:table-cell table:style-name="ce33"/>
          <table:table-cell table:style-name="ce154" table:number-columns-repeated="2"/>
          <table:table-cell table:style-name="ce33"/>
          <table:table-cell table:style-name="ce212"/>
          <table:table-cell table:style-name="ce200"/>
          <table:table-cell table:style-name="ce264"/>
          <table:table-cell table:style-name="ce286"/>
          <table:table-cell table:style-name="ce216" table:formula="of:=[.H94]*[.J94]" office:value-type="float" office:value="0" calcext:value-type="float">
            <text:p/>
          </table:table-cell>
          <table:table-cell table:style-name="ce286"/>
          <table:table-cell table:style-name="ce326"/>
          <table:table-cell table:style-name="ce348"/>
          <table:table-cell table:style-name="ce375"/>
          <table:table-cell table:style-name="ce387"/>
          <table:table-cell table:style-name="ce419"/>
          <table:table-cell table:number-columns-repeated="2"/>
          <table:table-cell table:style-name="ce436" table:number-columns-repeated="3"/>
          <table:table-cell table:style-name="ce51" table:number-columns-repeated="990"/>
          <table:table-cell table:number-columns-repeated="9"/>
        </table:table-row>
        <table:table-row table:style-name="ro10">
          <table:table-cell table:style-name="ce33" office:value-type="string" calcext:value-type="string">
            <text:p>Mechanical</text:p>
          </table:table-cell>
          <table:table-cell table:style-name="ce33" office:value-type="string" calcext:value-type="string">
            <text:p>HD-RD0035</text:p>
          </table:table-cell>
          <table:table-cell table:style-name="ce33" office:value-type="string" calcext:value-type="string">
            <text:p>8mm Smooth rod, 315mm, 304 Stainless Steel</text:p>
          </table:table-cell>
          <table:table-cell table:style-name="ce33"/>
          <table:table-cell table:style-name="ce101"/>
          <table:table-cell table:style-name="ce33" office:value-type="string" calcext:value-type="string">
            <text:p>Igus</text:p>
          </table:table-cell>
          <table:table-cell table:style-name="ce154"/>
          <table:table-cell table:style-name="ce154" office:value-type="float" office:value="6" calcext:value-type="float">
            <text:p>6</text:p>
          </table:table-cell>
          <table:table-cell table:style-name="ce33" office:value-type="string" calcext:value-type="string">
            <text:p>ea</text:p>
          </table:table-cell>
          <table:table-cell table:style-name="ce215" office:value-type="currency" office:currency="USD" office:value="3.65" calcext:value-type="currency">
            <text:p>$3.650</text:p>
          </table:table-cell>
          <table:table-cell table:style-name="ce200" table:formula="of:=SUM([.J95]*[.H95])" office:value-type="float" office:value="21.9" calcext:value-type="float">
            <text:p>$21.90</text:p>
          </table:table-cell>
          <table:table-cell table:style-name="ce264"/>
          <table:table-cell table:style-name="ce286"/>
          <table:table-cell table:style-name="ce216" table:formula="of:=[.H95]*[.J95]" office:value-type="float" office:value="21.9" calcext:value-type="float">
            <text:p>$21.90</text:p>
          </table:table-cell>
          <table:table-cell table:style-name="ce286"/>
          <table:table-cell table:style-name="ce326" table:formula="of:=[.H95]*[.P$2]" office:value-type="float" office:value="18300" calcext:value-type="float">
            <text:p>18,300</text:p>
          </table:table-cell>
          <table:table-cell table:style-name="ce353" office:value-type="string" calcext:value-type="string">
            <text:p>PO09887</text:p>
          </table:table-cell>
          <table:table-cell table:style-name="ce380" office:value-type="date" office:date-value="2015-10-05" calcext:value-type="date">
            <text:p>10/05/15</text:p>
          </table:table-cell>
          <table:table-cell table:style-name="ce401" office:value-type="string" calcext:value-type="string">
            <text:p>see notes</text:p>
          </table:table-cell>
          <table:table-cell table:style-name="ce419" office:value-type="string" calcext:value-type="string">
            <text:p>Deliver schedule = 4,200 Units 11/5/15, 12/3/15, 1/28/16, 2/25/16 </text:p>
          </table:table-cell>
          <table:table-cell table:number-columns-repeated="1004"/>
        </table:table-row>
        <table:table-row table:style-name="ro10">
          <table:table-cell table:style-name="ce33" office:value-type="string" calcext:value-type="string">
            <text:p>Mechanical</text:p>
          </table:table-cell>
          <table:table-cell table:style-name="ce33" office:value-type="string" calcext:value-type="string">
            <text:p>HD-RD0004</text:p>
          </table:table-cell>
          <table:table-cell table:style-name="ce33" office:value-type="string" calcext:value-type="string">
            <text:p>8mm Smooth Rod x 18-19mm (Nubbin) </text:p>
          </table:table-cell>
          <table:table-cell table:style-name="ce33"/>
          <table:table-cell table:style-name="ce101"/>
          <table:table-cell table:style-name="ce33" office:value-type="string" calcext:value-type="string">
            <text:p>Igus</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16" office:value-type="float" office:value="1.5" calcext:value-type="float">
            <text:p>$1.50</text:p>
          </table:table-cell>
          <table:table-cell table:style-name="ce200" table:formula="of:=SUM([.I96]*[.G96])" office:value-type="float" office:value="1.51" calcext:value-type="float">
            <text:p>$1.51</text:p>
          </table:table-cell>
          <table:table-cell table:style-name="ce260"/>
          <table:table-cell table:style-name="ce216" office:value-type="float" office:value="4.5" calcext:value-type="float">
            <text:p>$4.50</text:p>
          </table:table-cell>
          <table:table-cell table:style-name="ce216" table:formula="of:=[.H96]*[.J96]" office:value-type="float" office:value="1.5" calcext:value-type="float">
            <text:p>$1.50</text:p>
          </table:table-cell>
          <table:table-cell table:style-name="ce311"/>
          <table:table-cell table:style-name="ce326" office:value-type="float" office:value="3050" calcext:value-type="float">
            <text:p>3,050</text:p>
          </table:table-cell>
          <table:table-cell table:style-name="ce353" office:value-type="string" calcext:value-type="string">
            <text:p>PO09887</text:p>
          </table:table-cell>
          <table:table-cell table:style-name="ce380" office:value-type="date" office:date-value="2015-10-05" calcext:value-type="date">
            <text:p>10/05/15</text:p>
          </table:table-cell>
          <table:table-cell table:style-name="ce401" office:value-type="string" calcext:value-type="string">
            <text:p>see notes</text:p>
          </table:table-cell>
          <table:table-cell table:style-name="ce419" office:value-type="string" calcext:value-type="string">
            <text:p>Deliver schedule = 700 units 11/5/15, 12/3/15, 1/28/16, 2/25/16 </text:p>
          </table:table-cell>
          <table:table-cell table:style-name="ce51" table:number-columns-repeated="2"/>
          <table:table-cell table:number-columns-repeated="1002"/>
        </table:table-row>
        <table:table-row table:style-name="ro2">
          <table:table-cell table:style-name="ce33" office:value-type="string" calcext:value-type="string">
            <text:p>Mechanical</text:p>
          </table:table-cell>
          <table:table-cell table:style-name="ce33" office:value-type="string" calcext:value-type="string">
            <text:p>HD-MS0283</text:p>
          </table:table-cell>
          <table:table-cell table:style-name="ce33" office:value-type="string" calcext:value-type="string">
            <text:p>Coupling, Set Screw, Misumi GSASL16-5-5-NAB</text:p>
          </table:table-cell>
          <table:table-cell table:style-name="ce33"/>
          <table:table-cell table:style-name="ce101"/>
          <table:table-cell table:style-name="ce33" office:value-type="string" calcext:value-type="string">
            <text:p>Misumi</text:p>
          </table:table-cell>
          <table:table-cell table:style-name="ce154" office:value-type="string" calcext:value-type="string">
            <text:p>GSASL16-5-5-NAB</text:p>
          </table:table-cell>
          <table:table-cell table:style-name="ce154" office:value-type="float" office:value="2" calcext:value-type="float">
            <text:p>2</text:p>
          </table:table-cell>
          <table:table-cell table:style-name="ce33" office:value-type="string" calcext:value-type="string">
            <text:p>ea</text:p>
          </table:table-cell>
          <table:table-cell table:style-name="ce212" office:value-type="float" office:value="7.5" calcext:value-type="float">
            <text:p>$7.50</text:p>
          </table:table-cell>
          <table:table-cell table:style-name="ce200" table:formula="of:=SUM([.I97]*[.G97])" office:value-type="float" office:value="15" calcext:value-type="float">
            <text:p>$15.00</text:p>
          </table:table-cell>
          <table:table-cell table:style-name="ce260" table:formula="of:=SUM([.K148:.K151])" office:value-type="float" office:value="45.9333333333333" calcext:value-type="float">
            <text:p>45.93</text:p>
          </table:table-cell>
          <table:table-cell table:style-name="ce216" office:value-type="float" office:value="7.5" calcext:value-type="float">
            <text:p>$7.50</text:p>
          </table:table-cell>
          <table:table-cell table:style-name="ce216" table:formula="of:=[.H97]*[.J97]" office:value-type="float" office:value="15" calcext:value-type="float">
            <text:p>$15.00</text:p>
          </table:table-cell>
          <table:table-cell table:style-name="ce311" table:formula="of:=SUM([.N148:.N151])" office:value-type="float" office:value="43.5" calcext:value-type="float">
            <text:p>43.50</text:p>
          </table:table-cell>
          <table:table-cell table:style-name="ce321" table:formula="of:=[.H97]*[.P$2]" office:value-type="float" office:value="6100" calcext:value-type="float">
            <text:p>6,100</text:p>
          </table:table-cell>
          <table:table-cell table:style-name="ce354" office:value-type="string" calcext:value-type="string">
            <text:p>PO09896, 09897, 09898, 09899</text:p>
          </table:table-cell>
          <table:table-cell table:style-name="ce368" office:value-type="date" office:date-value="2015-10-05" calcext:value-type="date">
            <text:p>10/05/15</text:p>
          </table:table-cell>
          <table:table-cell table:style-name="ce372" office:value-type="string" calcext:value-type="string">
            <text:p>see notes</text:p>
          </table:table-cell>
          <table:table-cell table:style-name="ce419" office:value-type="string" calcext:value-type="string">
            <text:p>Deviler Schedule = 1525 units 10/16/15, 11/13/15, 12/11/15, 1/8/16</text:p>
          </table:table-cell>
          <table:table-cell table:style-name="ce51"/>
          <table:table-cell table:style-name="ce435"/>
          <table:table-cell table:number-columns-repeated="1002"/>
        </table:table-row>
        <table:table-row table:style-name="ro2">
          <table:table-cell table:style-name="ce33" office:value-type="string" calcext:value-type="string">
            <text:p>Hardware</text:p>
          </table:table-cell>
          <table:table-cell table:style-name="ce33" office:value-type="string" calcext:value-type="string">
            <text:p>HD-BT0108</text:p>
          </table:table-cell>
          <table:table-cell table:style-name="ce33" office:value-type="string" calcext:value-type="string">
            <text:p>Hobbed Bolt, M8 x 50mm Hex head, 26mm offset, Stainless Steel</text:p>
          </table:table-cell>
          <table:table-cell table:style-name="ce33"/>
          <table:table-cell table:style-name="ce101"/>
          <table:table-cell table:style-name="ce33" office:value-type="string" calcext:value-type="string">
            <text:p>Quattro </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15" office:value-type="currency" office:currency="USD" office:value="4.84" calcext:value-type="currency">
            <text:p>$4.840</text:p>
          </table:table-cell>
          <table:table-cell table:style-name="ce200" office:value-type="float" office:value="4.84" calcext:value-type="float">
            <text:p>$4.84</text:p>
          </table:table-cell>
          <table:table-cell table:style-name="ce260"/>
          <table:table-cell table:style-name="ce216"/>
          <table:table-cell table:style-name="ce216" table:formula="of:=[.H98]*[.J98]" office:value-type="float" office:value="4.84" calcext:value-type="float">
            <text:p>$4.84</text:p>
          </table:table-cell>
          <table:table-cell table:style-name="ce311"/>
          <table:table-cell table:style-name="ce326" table:formula="of:=[.H98]*[.P$2]" office:value-type="float" office:value="3050" calcext:value-type="float">
            <text:p>3,050</text:p>
          </table:table-cell>
          <table:table-cell table:style-name="ce342" office:value-type="string" calcext:value-type="string">
            <text:p>PO09828</text:p>
          </table:table-cell>
          <table:table-cell table:style-name="ce380" office:value-type="date" office:date-value="2015-10-08" calcext:value-type="date">
            <text:p>10/08/15</text:p>
          </table:table-cell>
          <table:table-cell table:style-name="ce401" office:value-type="string" calcext:value-type="string">
            <text:p>see notes</text:p>
          </table:table-cell>
          <table:table-cell table:style-name="ce412" office:value-type="string" calcext:value-type="string">
            <text:p>10k on hand, not needing to order – (2016 consumption po 2000 pcs every month to support builds and extruder) LETS DOUBLE CHECK AFTER INVENTORY IS COMPLETE 10/1 TO MAKE SURE. TONI <text:s text:c="4"/>(Planning on another 6 month PO for Patrick = 1,000 unit per month. Kim will work on this) </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Hardware</text:p>
          </table:table-cell>
          <table:table-cell table:style-name="ce33" office:value-type="string" calcext:value-type="string">
            <text:p>PP-MP0082</text:p>
          </table:table-cell>
          <table:table-cell table:style-name="ce33" office:value-type="string" calcext:value-type="string">
            <text:p>Bed leveling washer, 303 SST</text:p>
          </table:table-cell>
          <table:table-cell table:style-name="ce33"/>
          <table:table-cell table:style-name="ce101"/>
          <table:table-cell table:style-name="ce33" office:value-type="string" calcext:value-type="string">
            <text:p>MBK</text:p>
          </table:table-cell>
          <table:table-cell table:style-name="ce154"/>
          <table:table-cell table:style-name="ce154" office:value-type="float" office:value="4" calcext:value-type="float">
            <text:p>4</text:p>
          </table:table-cell>
          <table:table-cell table:style-name="ce33" office:value-type="string" calcext:value-type="string">
            <text:p>ea</text:p>
          </table:table-cell>
          <table:table-cell table:style-name="ce215" office:value-type="currency" office:currency="USD" office:value="2.9" calcext:value-type="currency">
            <text:p>$2.900</text:p>
          </table:table-cell>
          <table:table-cell table:style-name="ce200" table:formula="of:=SUM([.I99]*[.G99])" office:value-type="float" office:value="11.6" calcext:value-type="float">
            <text:p>$11.60</text:p>
          </table:table-cell>
          <table:table-cell table:style-name="ce264"/>
          <table:table-cell table:style-name="ce286"/>
          <table:table-cell table:style-name="ce216" table:formula="of:=[.H99]*[.J99]" office:value-type="float" office:value="11.6" calcext:value-type="float">
            <text:p>$11.60</text:p>
          </table:table-cell>
          <table:table-cell table:style-name="ce286"/>
          <table:table-cell table:style-name="ce326" table:formula="of:=[.H99]*[.P$2]" office:value-type="float" office:value="12200" calcext:value-type="float">
            <text:p>12,200</text:p>
          </table:table-cell>
          <table:table-cell table:style-name="ce353" office:value-type="string" calcext:value-type="string">
            <text:p>PO09808</text:p>
          </table:table-cell>
          <table:table-cell table:style-name="ce380" office:value-type="date" office:date-value="2015-10-05" calcext:value-type="date">
            <text:p>10/05/15</text:p>
          </table:table-cell>
          <table:table-cell table:style-name="ce401" office:value-type="string" calcext:value-type="string">
            <text:p>see notes</text:p>
          </table:table-cell>
          <table:table-cell table:style-name="ce419" office:value-type="string" calcext:value-type="string">
            <text:p>Delivered = 3050 Units 10/30/15, will deliver 3050 <text:s/>11/25/15, 12/23/15, 1/20/16 <text:s/></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200"/>
          <table:table-cell table:style-name="ce264"/>
          <table:table-cell table:style-name="ce286"/>
          <table:table-cell table:style-name="ce216" table:formula="of:=[.H100]*[.J100]" office:value-type="float" office:value="0" calcext:value-type="float">
            <text:p/>
          </table:table-cell>
          <table:table-cell table:style-name="ce286"/>
          <table:table-cell table:style-name="ce326"/>
          <table:table-cell table:style-name="ce348"/>
          <table:table-cell table:style-name="ce375"/>
          <table:table-cell table:style-name="ce387"/>
          <table:table-cell table:style-name="ce419"/>
          <table:table-cell table:number-columns-repeated="2"/>
          <table:table-cell table:style-name="ce436" table:number-columns-repeated="3"/>
          <table:table-cell table:style-name="ce51" table:number-columns-repeated="990"/>
          <table:table-cell table:number-columns-repeated="9"/>
        </table:table-row>
        <table:table-row table:style-name="ro11">
          <table:table-cell table:style-name="ce35" office:value-type="string" calcext:value-type="string">
            <text:p>Electronic</text:p>
          </table:table-cell>
          <table:table-cell table:style-name="ce35" office:value-type="string" calcext:value-type="string">
            <text:p>TL-CS0083</text:p>
          </table:table-cell>
          <table:table-cell table:style-name="ce86" office:value-type="string" calcext:value-type="string">
            <text:p>EMI/RFI-Shield Heat-Shrink Tubing 3/16" ID Before, 3/32" ID After, 48" L, Black</text:p>
          </table:table-cell>
          <table:table-cell table:style-name="ce35" office:value-type="string" calcext:value-type="string">
            <text:p>Techflex</text:p>
          </table:table-cell>
          <table:table-cell table:style-name="ce103" office:value-type="string" calcext:value-type="string">
            <text:p>H2C0.19BK</text:p>
          </table:table-cell>
          <table:table-cell table:style-name="ce33" office:value-type="string" calcext:value-type="string">
            <text:p>Allcable</text:p>
          </table:table-cell>
          <table:table-cell table:style-name="ce156" office:value-type="string" calcext:value-type="string">
            <text:p>H2C0.19BK</text:p>
          </table:table-cell>
          <table:table-cell table:style-name="ce156" office:value-type="float" office:value="450" calcext:value-type="float">
            <text:p>450</text:p>
          </table:table-cell>
          <table:table-cell table:style-name="ce35" office:value-type="string" calcext:value-type="string">
            <text:p>mm</text:p>
          </table:table-cell>
          <table:table-cell table:style-name="ce217" table:formula="of:=(16.14/1219.2)" office:value-type="currency" office:currency="USD" office:value="0.013238188976378" calcext:value-type="currency">
            <text:p>$0.01</text:p>
          </table:table-cell>
          <table:table-cell table:style-name="ce200" table:formula="of:=SUM([.J101]*[.H101])" office:value-type="float" office:value="5.95718503937008" calcext:value-type="float">
            <text:p>$5.96</text:p>
          </table:table-cell>
          <table:table-cell table:style-name="ce260"/>
          <table:table-cell table:style-name="ce248" table:formula="of:=(17.92/1219.2)" office:value-type="currency" office:currency="USD" office:value="0.0146981627296588" calcext:value-type="currency">
            <text:p>$0.01</text:p>
          </table:table-cell>
          <table:table-cell table:style-name="ce216" table:formula="of:=[.H101]*[.J101]" office:value-type="float" office:value="5.95718503937008" calcext:value-type="float">
            <text:p>$5.96</text:p>
          </table:table-cell>
          <table:table-cell table:style-name="ce311"/>
          <table:table-cell table:style-name="ce321" table:formula="of:=[.H101]/304.8*3050/4" office:value-type="float" office:value="1125.73818897638" calcext:value-type="float">
            <text:p>1,126</text:p>
          </table:table-cell>
          <table:table-cell table:style-name="ce342" office:value-type="string" calcext:value-type="string">
            <text:p>PO08973</text:p>
          </table:table-cell>
          <table:table-cell table:style-name="ce369" office:value-type="date" office:date-value="2015-08-19" calcext:value-type="date">
            <text:p>08/19/15</text:p>
          </table:table-cell>
          <table:table-cell table:style-name="ce372" office:value-type="date" office:date-value="2015-10-16" calcext:value-type="date">
            <text:p>10/16/15</text:p>
          </table:table-cell>
          <table:table-cell table:style-name="ce412"/>
          <table:table-cell table:style-name="ce51" office:value-type="string" calcext:value-type="string">
            <text:p>Mcmaster 7937K31</text:p>
          </table:table-cell>
          <table:table-cell table:style-name="ce51"/>
          <table:table-cell table:number-columns-repeated="1002"/>
        </table:table-row>
        <table:table-row table:style-name="ro2">
          <table:table-cell table:style-name="ce35" office:value-type="string" calcext:value-type="string">
            <text:p>Electronic</text:p>
          </table:table-cell>
          <table:table-cell table:style-name="ce35" office:value-type="string" calcext:value-type="string">
            <text:p>TL-CS0129</text:p>
          </table:table-cell>
          <table:table-cell table:style-name="ce86" office:value-type="string" calcext:value-type="string">
            <text:p>Interference-Shielding Heat-Shrink Tubing, 3/8" ID Before, 3/16" ID After, 48" Long, Black</text:p>
          </table:table-cell>
          <table:table-cell table:style-name="ce35" office:value-type="string" calcext:value-type="string">
            <text:p>Techflex</text:p>
          </table:table-cell>
          <table:table-cell table:style-name="ce103" office:value-type="string" calcext:value-type="string">
            <text:p>H2C0-38BK</text:p>
          </table:table-cell>
          <table:table-cell table:style-name="ce33" office:value-type="string" calcext:value-type="string">
            <text:p>Allcable</text:p>
          </table:table-cell>
          <table:table-cell table:style-name="ce156" office:value-type="string" calcext:value-type="string">
            <text:p>H2C0-38BK</text:p>
          </table:table-cell>
          <table:table-cell table:style-name="ce156" office:value-type="float" office:value="125" calcext:value-type="float">
            <text:p>125</text:p>
          </table:table-cell>
          <table:table-cell table:style-name="ce35" office:value-type="string" calcext:value-type="string">
            <text:p>mm</text:p>
          </table:table-cell>
          <table:table-cell table:style-name="ce217" table:formula="of:=(29/1219.2)" office:value-type="currency" office:currency="USD" office:value="0.0237860892388451" calcext:value-type="currency">
            <text:p>$0.02</text:p>
          </table:table-cell>
          <table:table-cell table:style-name="ce200" table:formula="of:=SUM([.J102]*[.H102])" office:value-type="float" office:value="2.97326115485564" calcext:value-type="float">
            <text:p>$2.97</text:p>
          </table:table-cell>
          <table:table-cell table:style-name="ce39"/>
          <table:table-cell table:style-name="ce248" table:formula="of:=(32.48/1219.2)" office:value-type="currency" office:currency="USD" office:value="0.0266404199475066" calcext:value-type="currency">
            <text:p>$0.03</text:p>
          </table:table-cell>
          <table:table-cell table:style-name="ce216" table:formula="of:=[.H102]*[.J102]" office:value-type="float" office:value="2.97326115485564" calcext:value-type="float">
            <text:p>$2.97</text:p>
          </table:table-cell>
          <table:table-cell table:style-name="ce39"/>
          <table:table-cell table:style-name="ce321" table:formula="of:=[.H102]/304.8*3050/4" office:value-type="float" office:value="312.705052493438" calcext:value-type="float">
            <text:p>313</text:p>
          </table:table-cell>
          <table:table-cell table:style-name="ce342" office:value-type="string" calcext:value-type="string">
            <text:p>PO08973</text:p>
          </table:table-cell>
          <table:table-cell table:style-name="ce369" office:value-type="date" office:date-value="2015-08-18" calcext:value-type="date">
            <text:p>08/18/15</text:p>
          </table:table-cell>
          <table:table-cell table:style-name="ce372" office:value-type="date" office:date-value="2015-10-16" calcext:value-type="date">
            <text:p>10/16/15</text:p>
          </table:table-cell>
          <table:table-cell table:style-name="ce412"/>
          <table:table-cell table:style-name="ce51" office:value-type="string" calcext:value-type="string">
            <text:p>Mcmaster 7937K33</text:p>
          </table:table-cell>
          <table:table-cell table:style-name="ce51"/>
          <table:table-cell table:number-columns-repeated="1002"/>
        </table:table-row>
        <table:table-row table:style-name="ro2">
          <table:table-cell table:style-name="ce44" office:value-type="string" calcext:value-type="string">
            <text:p>Hardware</text:p>
          </table:table-cell>
          <table:table-cell table:style-name="ce44" office:value-type="string" calcext:value-type="string">
            <text:p>HD-WA0035</text:p>
          </table:table-cell>
          <table:table-cell table:style-name="ce87" office:value-type="string" calcext:value-type="string">
            <text:p>Metric 18-8 Stainless Steel External Serrated Lock Washer, M3 Screw Size, 6mm OD, 0.4mm min Thick</text:p>
          </table:table-cell>
          <table:table-cell table:style-name="ce44"/>
          <table:table-cell table:style-name="ce118" office:value-type="string" calcext:value-type="string">
            <text:p>11511313</text:p>
          </table:table-cell>
          <table:table-cell table:style-name="ce143" office:value-type="string" calcext:value-type="string">
            <text:p><text:s/>Fastenal </text:p>
          </table:table-cell>
          <table:table-cell table:style-name="ce166" office:value-type="string" calcext:value-type="string">
            <text:p>91120A120 </text:p>
          </table:table-cell>
          <table:table-cell table:style-name="ce166" office:value-type="float" office:value="4" calcext:value-type="float">
            <text:p>4</text:p>
          </table:table-cell>
          <table:table-cell table:style-name="ce44" office:value-type="string" calcext:value-type="string">
            <text:p>ea</text:p>
          </table:table-cell>
          <table:table-cell table:style-name="ce218" office:value-type="currency" office:currency="USD" office:value="0.018" calcext:value-type="currency">
            <text:p>$0.018</text:p>
          </table:table-cell>
          <table:table-cell table:style-name="ce253" table:formula="of:=SUM([.J103]*[.H103])" office:value-type="float" office:value="0.072" calcext:value-type="float">
            <text:p>$0.07</text:p>
          </table:table-cell>
          <table:table-cell table:style-name="ce268"/>
          <table:table-cell table:style-name="ce290"/>
          <table:table-cell table:style-name="ce305" table:formula="of:=[.H103]*[.J103]" office:value-type="float" office:value="0.072" calcext:value-type="float">
            <text:p>$0.07</text:p>
          </table:table-cell>
          <table:table-cell table:style-name="ce290"/>
          <table:table-cell table:style-name="ce329" table:formula="of:=[.H103]*[.P$2]" office:value-type="float" office:value="12200" calcext:value-type="float">
            <text:p>12,20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3" table:number-columns-repeated="2"/>
          <table:table-cell table:style-name="ce499" table:number-columns-repeated="3"/>
          <table:table-cell table:style-name="ce444" table:number-columns-repeated="990"/>
          <table:table-cell table:style-name="ce513" table:number-columns-repeated="9"/>
        </table:table-row>
        <table:table-row table:style-name="ro2">
          <table:table-cell table:style-name="ce35" office:value-type="string" calcext:value-type="string">
            <text:p>Hardware/tools</text:p>
          </table:table-cell>
          <table:table-cell table:style-name="ce33" office:value-type="string" calcext:value-type="string">
            <text:p>HD-MS0244</text:p>
          </table:table-cell>
          <table:table-cell table:style-name="ce33" office:value-type="string" calcext:value-type="string">
            <text:p>Firm White Polyester Felt Strip, 1/4" Thick, 1" Width, Plain Back</text:p>
          </table:table-cell>
          <table:table-cell table:style-name="ce33"/>
          <table:table-cell table:style-name="ce101"/>
          <table:table-cell table:style-name="ce33" office:value-type="string" calcext:value-type="string">
            <text:p>Mcmaster</text:p>
          </table:table-cell>
          <table:table-cell table:style-name="ce154" office:value-type="string" calcext:value-type="string">
            <text:p>88085K311</text:p>
          </table:table-cell>
          <table:table-cell table:style-name="ce154" office:value-type="float" office:value="0.9" calcext:value-type="float">
            <text:p>0.9</text:p>
          </table:table-cell>
          <table:table-cell table:style-name="ce33" office:value-type="string" calcext:value-type="string">
            <text:p>ft</text:p>
          </table:table-cell>
          <table:table-cell table:style-name="ce203" table:formula="of:=(((0.45)/12)/25.4)" office:value-type="currency" office:currency="USD" office:value="0.00147637795275591" calcext:value-type="currency">
            <text:p>$0.001</text:p>
          </table:table-cell>
          <table:table-cell table:style-name="ce200" table:formula="of:=SUM([.J104]*[.H104])" office:value-type="float" office:value="0.00132874015748031" calcext:value-type="float">
            <text:p>$0.00</text:p>
          </table:table-cell>
          <table:table-cell table:style-name="ce264"/>
          <table:table-cell table:style-name="ce286"/>
          <table:table-cell table:style-name="ce216" table:formula="of:=[.H104]*[.J104]" office:value-type="float" office:value="0.00132874015748031" calcext:value-type="float">
            <text:p>$0.00</text:p>
          </table:table-cell>
          <table:table-cell table:style-name="ce286"/>
          <table:table-cell table:style-name="ce330" table:formula="of:=[.H104]*3050/304.8" office:value-type="float" office:value="9.00590551181102" calcext:value-type="float">
            <text:p>9</text:p>
          </table:table-cell>
          <table:table-cell table:style-name="ce342" office:value-type="string" calcext:value-type="string">
            <text:p>PO09821</text:p>
          </table:table-cell>
          <table:table-cell table:style-name="ce369" office:value-type="date" office:date-value="2015-10-01" calcext:value-type="date">
            <text:p>10/01/15</text:p>
          </table:table-cell>
          <table:table-cell table:style-name="ce372" office:value-type="date" office:date-value="2015-10-08" calcext:value-type="date">
            <text:p>10/08/15</text:p>
          </table:table-cell>
          <table:table-cell table:style-name="ce412" office:value-type="string" calcext:value-type="string">
            <text:p>55 strips of 50 ft</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44" office:value-type="string" calcext:value-type="string">
            <text:p>Hardware</text:p>
          </table:table-cell>
          <table:table-cell table:style-name="ce45" office:value-type="string" calcext:value-type="string">
            <text:p>HD-MS0235</text:p>
          </table:table-cell>
          <table:table-cell table:style-name="ce45" office:value-type="string" calcext:value-type="string">
            <text:p>Metric Aluminum Unthreaded Spacer, 4.5mm OD, 8mm Length, M3 Screw Size</text:p>
          </table:table-cell>
          <table:table-cell table:style-name="ce45"/>
          <table:table-cell table:style-name="ce119" office:value-type="string" calcext:value-type="string">
            <text:p>11225-04164</text:p>
          </table:table-cell>
          <table:table-cell table:style-name="ce45" office:value-type="string" calcext:value-type="string">
            <text:p>Fastenal</text:p>
          </table:table-cell>
          <table:table-cell table:style-name="ce167" office:value-type="string" calcext:value-type="string">
            <text:p>94669A615</text:p>
          </table:table-cell>
          <table:table-cell table:style-name="ce197" office:value-type="float" office:value="4" calcext:value-type="float">
            <text:p>4</text:p>
          </table:table-cell>
          <table:table-cell table:style-name="ce45" office:value-type="string" calcext:value-type="string">
            <text:p>ea</text:p>
          </table:table-cell>
          <table:table-cell table:style-name="ce219" office:value-type="currency" office:currency="USD" office:value="0.21" calcext:value-type="currency">
            <text:p>$0.210</text:p>
          </table:table-cell>
          <table:table-cell table:style-name="ce253" table:formula="of:=SUM([.J105]*[.H105])" office:value-type="float" office:value="0.84" calcext:value-type="float">
            <text:p>$0.84</text:p>
          </table:table-cell>
          <table:table-cell table:style-name="ce268"/>
          <table:table-cell table:style-name="ce290"/>
          <table:table-cell table:style-name="ce305" table:formula="of:=[.H105]*[.J105]" office:value-type="float" office:value="0.84" calcext:value-type="float">
            <text:p>$0.84</text:p>
          </table:table-cell>
          <table:table-cell table:style-name="ce290"/>
          <table:table-cell table:style-name="ce329" table:formula="of:=[.H105]*[.P$2]" office:value-type="float" office:value="12200" calcext:value-type="float">
            <text:p>12,20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3" table:number-columns-repeated="2"/>
          <table:table-cell table:style-name="ce500" table:number-columns-repeated="3"/>
          <table:table-cell table:style-name="ce443" table:number-columns-repeated="990"/>
          <table:table-cell table:style-name="ce513" table:number-columns-repeated="9"/>
        </table:table-row>
        <table:table-row table:style-name="ro2">
          <table:table-cell table:style-name="ce33" office:value-type="string" calcext:value-type="string">
            <text:p>Electronic</text:p>
          </table:table-cell>
          <table:table-cell table:style-name="ce33" office:value-type="string" calcext:value-type="string">
            <text:p>EL-MS0073</text:p>
          </table:table-cell>
          <table:table-cell table:style-name="ce33" office:value-type="string" calcext:value-type="string">
            <text:p>Tubing, Corrugated Loom .25"</text:p>
          </table:table-cell>
          <table:table-cell table:style-name="ce33" office:value-type="string" calcext:value-type="string">
            <text:p>Panduit</text:p>
          </table:table-cell>
          <table:table-cell table:style-name="ce101"/>
          <table:table-cell table:style-name="ce33" office:value-type="string" calcext:value-type="string">
            <text:p>Electronics Distributors Corp (Distrubutor for Advanced Cable Tie) </text:p>
          </table:table-cell>
          <table:table-cell table:style-name="ce154"/>
          <table:table-cell table:style-name="ce154" table:formula="of:=70+275+350" office:value-type="float" office:value="695" calcext:value-type="float">
            <text:p>695</text:p>
          </table:table-cell>
          <table:table-cell table:style-name="ce33" office:value-type="string" calcext:value-type="string">
            <text:p>mm</text:p>
          </table:table-cell>
          <table:table-cell table:style-name="ce203" table:formula="of:=8.89/30480" office:value-type="currency" office:currency="USD" office:value="0.000291666666666667" calcext:value-type="currency">
            <text:p>$0.000</text:p>
          </table:table-cell>
          <table:table-cell table:style-name="ce200" table:formula="of:=SUM([.J106]*[.H106])" office:value-type="float" office:value="0.202708333333333" calcext:value-type="float">
            <text:p>$0.20</text:p>
          </table:table-cell>
          <table:table-cell table:style-name="ce260"/>
          <table:table-cell table:style-name="ce200"/>
          <table:table-cell table:style-name="ce216" table:formula="of:=[.H106]*[.J106]" office:value-type="float" office:value="0.202708333333333" calcext:value-type="float">
            <text:p>$0.20</text:p>
          </table:table-cell>
          <table:table-cell table:style-name="ce311"/>
          <table:table-cell table:style-name="ce331" table:formula="of:=[.H106]*3050/304.8" office:value-type="float" office:value="6954.56036745407" calcext:value-type="float">
            <office:annotation draw:style-name="gr1" draw:text-style-name="P2" svg:width="82.18pt" svg:height="40.65pt" svg:x="1418.74pt" svg:y="1403.49pt" draw:caption-point-x="-17.29pt" draw:caption-point-y="46.32pt">
              <dc:date>2015-08-20T00:00:00</dc:date>
              <text:p text:style-name="P1"><text:span text:style-name="T1">8/20 corrected figure ordered 9600 ft </text:span></text:p>
            </office:annotation>
            <text:p>6,955</text:p>
          </table:table-cell>
          <table:table-cell table:style-name="ce342" office:value-type="string" calcext:value-type="string">
            <text:p>PO08989</text:p>
          </table:table-cell>
          <table:table-cell table:style-name="ce369" office:value-type="date" office:date-value="2015-08-17" calcext:value-type="date">
            <text:p>08/17/15</text:p>
          </table:table-cell>
          <table:table-cell table:style-name="ce372" office:value-type="date" office:date-value="2015-10-15" calcext:value-type="date">
            <text:p>10/15/15</text:p>
          </table:table-cell>
          <table:table-cell table:style-name="ce412" office:value-type="string" calcext:value-type="string">
            <text:p>695 * 3050 / 304.8 = 6955 ft <text:s text:c="2"/>need 3 x 3200' rolls <text:s text:c="7"/>ordered 9600 ft 2 x 3200' rolls</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3" table:number-columns-repeated="4"/>
          <table:table-cell table:style-name="ce101"/>
          <table:table-cell table:style-name="ce33"/>
          <table:table-cell table:style-name="ce154" table:number-columns-repeated="2"/>
          <table:table-cell table:style-name="ce33"/>
          <table:table-cell table:style-name="ce203"/>
          <table:table-cell table:style-name="ce200"/>
          <table:table-cell table:style-name="ce260"/>
          <table:table-cell table:style-name="ce200"/>
          <table:table-cell table:style-name="ce216"/>
          <table:table-cell table:style-name="ce311"/>
          <table:table-cell table:style-name="ce331"/>
          <table:table-cell table:style-name="ce342"/>
          <table:table-cell table:style-name="ce369"/>
          <table:table-cell table:style-name="ce372"/>
          <table:table-cell table:style-name="ce412"/>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45" office:value-type="string" calcext:value-type="string">
            <text:p>Hardware</text:p>
          </table:table-cell>
          <table:table-cell table:style-name="ce45" office:value-type="string" calcext:value-type="string">
            <text:p>HD-BT0117</text:p>
          </table:table-cell>
          <table:table-cell table:style-name="ce45" office:value-type="string" calcext:value-type="string">
            <text:p>Black Alloy Steel Flat-Head Socket Cap Screw, Class 10.9, M8 Size, 40mm Length, 1.25mm Pitch</text:p>
          </table:table-cell>
          <table:table-cell table:style-name="ce45"/>
          <table:table-cell table:style-name="ce119"/>
          <table:table-cell table:style-name="ce144" office:value-type="string" calcext:value-type="string">
            <text:p>Fastenal</text:p>
          </table:table-cell>
          <table:table-cell table:style-name="ce126" office:value-type="float" office:value="1139965" calcext:value-type="float">
            <text:p>1139965</text:p>
          </table:table-cell>
          <table:table-cell table:style-name="ce197" office:value-type="float" office:value="1" calcext:value-type="float">
            <text:p>1</text:p>
          </table:table-cell>
          <table:table-cell table:style-name="ce45" office:value-type="string" calcext:value-type="string">
            <text:p>ea</text:p>
          </table:table-cell>
          <table:table-cell table:style-name="ce220" office:value-type="currency" office:currency="USD" office:value="0.117" calcext:value-type="currency">
            <text:p>$0.12</text:p>
          </table:table-cell>
          <table:table-cell table:style-name="ce254" table:formula="of:=SUM([.J108]*[.H108])" office:value-type="currency" office:currency="USD" office:value="0.117" calcext:value-type="currency">
            <text:p>$0.12</text:p>
          </table:table-cell>
          <table:table-cell table:style-name="ce269"/>
          <table:table-cell table:style-name="ce220" table:formula="of:=7.27/25" office:value-type="currency" office:currency="USD" office:value="0.2908" calcext:value-type="currency">
            <text:p>$0.29</text:p>
          </table:table-cell>
          <table:table-cell table:style-name="ce305" table:formula="of:=[.H108]*[.J108]" office:value-type="float" office:value="0.117" calcext:value-type="float">
            <text:p>$0.12</text:p>
          </table:table-cell>
          <table:table-cell table:style-name="ce314"/>
          <table:table-cell table:style-name="ce332" table:formula="of:=[.H108]*[.P$2]" office:value-type="float" office:value="3050" calcext:value-type="float">
            <text:p>3,050</text:p>
          </table:table-cell>
          <table:table-cell table:style-name="ce78"/>
          <table:table-cell table:style-name="ce382"/>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44" office:value-type="string" calcext:value-type="string">
            <text:p>91294A289</text:p>
          </table:table-cell>
          <table:table-cell table:style-name="ce499" table:number-columns-repeated="3"/>
          <table:table-cell table:style-name="ce444" table:number-columns-repeated="990"/>
          <table:table-cell table:style-name="ce513" table:number-columns-repeated="9"/>
        </table:table-row>
        <table:table-row table:style-name="ro2">
          <table:table-cell table:style-name="ce45" office:value-type="string" calcext:value-type="string">
            <text:p>Hardware</text:p>
          </table:table-cell>
          <table:table-cell table:style-name="ce45" office:value-type="string" calcext:value-type="string">
            <text:p>HD-BT0131</text:p>
          </table:table-cell>
          <table:table-cell table:style-name="ce45" office:value-type="string" calcext:value-type="string">
            <text:p>Black Alloy Steel Flat-Head Socket Cap Screw, Class 10.9, M8 Size, 45mm Length, 1.25mm Pitch</text:p>
          </table:table-cell>
          <table:table-cell table:style-name="ce45"/>
          <table:table-cell table:style-name="ce119"/>
          <table:table-cell table:style-name="ce144" office:value-type="string" calcext:value-type="string">
            <text:p>Fastenal</text:p>
          </table:table-cell>
          <table:table-cell table:style-name="ce126" office:value-type="string" calcext:value-type="string">
            <text:p>0154350</text:p>
          </table:table-cell>
          <table:table-cell table:style-name="ce197" office:value-type="float" office:value="1" calcext:value-type="float">
            <text:p>1</text:p>
          </table:table-cell>
          <table:table-cell table:style-name="ce45" office:value-type="string" calcext:value-type="string">
            <text:p>ea</text:p>
          </table:table-cell>
          <table:table-cell table:style-name="ce220" office:value-type="currency" office:currency="USD" office:value="0.1332" calcext:value-type="currency">
            <text:p>$0.13</text:p>
          </table:table-cell>
          <table:table-cell table:style-name="ce254" table:formula="of:=SUM([.J109]*[.H109])" office:value-type="currency" office:currency="USD" office:value="0.1332" calcext:value-type="currency">
            <text:p>$0.13</text:p>
          </table:table-cell>
          <table:table-cell table:style-name="ce269"/>
          <table:table-cell table:style-name="ce220" table:formula="of:=8.26/25" office:value-type="currency" office:currency="USD" office:value="0.3304" calcext:value-type="currency">
            <text:p>$0.33</text:p>
          </table:table-cell>
          <table:table-cell table:style-name="ce305" table:formula="of:=[.H109]*[.J109]" office:value-type="float" office:value="0.1332" calcext:value-type="float">
            <text:p>$0.13</text:p>
          </table:table-cell>
          <table:table-cell table:style-name="ce314"/>
          <table:table-cell table:style-name="ce332" table:formula="of:=[.H109]*[.P$2]" office:value-type="float" office:value="3050" calcext:value-type="float">
            <text:p>3,050</text:p>
          </table:table-cell>
          <table:table-cell table:style-name="ce78"/>
          <table:table-cell table:style-name="ce382"/>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44" office:value-type="string" calcext:value-type="string">
            <text:p>91294A290</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33" office:value-type="string" calcext:value-type="string">
            <text:p>Hardware</text:p>
          </table:table-cell>
          <table:table-cell table:style-name="ce33" office:value-type="string" calcext:value-type="string">
            <text:p>PP-MP0066</text:p>
          </table:table-cell>
          <table:table-cell table:style-name="ce33" office:value-type="string" calcext:value-type="string">
            <text:p>Metric Brass Heat-Set Insert for Plastics, Tapered, M2-.4 Internal Thread, 2.9MM Length</text:p>
          </table:table-cell>
          <table:table-cell table:style-name="ce33"/>
          <table:table-cell table:style-name="ce120" office:value-type="float" office:value="11126009" calcext:value-type="float">
            <text:p>11126009</text:p>
          </table:table-cell>
          <table:table-cell table:style-name="ce33" office:value-type="string" calcext:value-type="string">
            <text:p>Fastenal</text:p>
          </table:table-cell>
          <table:table-cell table:style-name="ce120" office:value-type="float" office:value="11126009" calcext:value-type="float">
            <text:p>11126009</text:p>
          </table:table-cell>
          <table:table-cell table:style-name="ce154" office:value-type="float" office:value="13" calcext:value-type="float">
            <text:p>13</text:p>
          </table:table-cell>
          <table:table-cell table:style-name="ce33" office:value-type="string" calcext:value-type="string">
            <text:p>ea</text:p>
          </table:table-cell>
          <table:table-cell table:style-name="ce221" office:value-type="currency" office:currency="USD" office:value="0.07" calcext:value-type="currency">
            <text:p>$0.07</text:p>
          </table:table-cell>
          <table:table-cell table:style-name="ce200" table:formula="of:=SUM([.J110]*[.H110])" office:value-type="float" office:value="0.91" calcext:value-type="float">
            <text:p>$0.91</text:p>
          </table:table-cell>
          <table:table-cell table:style-name="ce260"/>
          <table:table-cell table:style-name="ce291" office:value-type="currency" office:currency="USD" office:value="0.0888" calcext:value-type="currency">
            <text:p>$0.09</text:p>
          </table:table-cell>
          <table:table-cell table:style-name="ce216" table:formula="of:=[.H110]*[.J110]" office:value-type="float" office:value="0.91" calcext:value-type="float">
            <text:p>$0.91</text:p>
          </table:table-cell>
          <table:table-cell table:style-name="ce311"/>
          <table:table-cell table:style-name="ce321" table:formula="of:=[.H110]*[.P$2]" office:value-type="float" office:value="39650" calcext:value-type="float">
            <text:p>39,650</text:p>
          </table:table-cell>
          <table:table-cell table:style-name="ce355" office:value-type="string" calcext:value-type="string">
            <text:p>PO09816</text:p>
          </table:table-cell>
          <table:table-cell table:style-name="ce369" office:value-type="date" office:date-value="2015-09-30" calcext:value-type="date">
            <text:p>09/30/15</text:p>
          </table:table-cell>
          <table:table-cell table:style-name="ce372" office:value-type="string" calcext:value-type="string">
            <text:p>see notes</text:p>
          </table:table-cell>
          <table:table-cell table:style-name="ce412" office:value-type="string" calcext:value-type="string">
            <text:p><text:s/>40,000 10/8 <text:s/>completes liability with fastenal moving to CEH for 2016</text:p>
          </table:table-cell>
          <table:table-cell table:style-name="ce51" office:value-type="string" calcext:value-type="string">
            <text:p>Mcmaster</text:p>
          </table:table-cell>
          <table:table-cell table:style-name="ce451" office:value-type="string" calcext:value-type="string">
            <text:p>94180A307</text:p>
          </table:table-cell>
          <table:table-cell table:style-name="ce436" table:number-columns-repeated="3"/>
          <table:table-cell table:style-name="ce51" table:number-columns-repeated="990"/>
          <table:table-cell table:number-columns-repeated="9"/>
        </table:table-row>
        <table:table-row table:style-name="ro9">
          <table:table-cell table:style-name="ce45" office:value-type="string" calcext:value-type="string">
            <text:p>Hardware</text:p>
          </table:table-cell>
          <table:table-cell table:style-name="ce45" office:value-type="string" calcext:value-type="string">
            <text:p>HD-BT0107</text:p>
          </table:table-cell>
          <table:table-cell table:style-name="ce45" office:value-type="string" calcext:value-type="string">
            <text:p>Metric Class 12.9 Socket Head Cap Screw Alloy Steel, Black, M2 Thread, 10mm Length, 0.4mm Pitch</text:p>
          </table:table-cell>
          <table:table-cell table:style-name="ce45"/>
          <table:table-cell table:style-name="ce119" office:value-type="string" calcext:value-type="string">
            <text:p>0134599</text:p>
          </table:table-cell>
          <table:table-cell table:style-name="ce144" office:value-type="string" calcext:value-type="string">
            <text:p>Fastenal</text:p>
          </table:table-cell>
          <table:table-cell table:style-name="ce119" office:value-type="string" calcext:value-type="string">
            <text:p>0134599</text:p>
          </table:table-cell>
          <table:table-cell table:style-name="ce197" office:value-type="float" office:value="12" calcext:value-type="float">
            <text:p>12</text:p>
          </table:table-cell>
          <table:table-cell table:style-name="ce45" office:value-type="string" calcext:value-type="string">
            <text:p>ea</text:p>
          </table:table-cell>
          <table:table-cell table:style-name="ce222" office:value-type="currency" office:currency="USD" office:value="0.0219" calcext:value-type="currency">
            <text:p>$0.02</text:p>
          </table:table-cell>
          <table:table-cell table:style-name="ce253" table:formula="of:=SUM([.J111]*[.H111])" office:value-type="float" office:value="0.2628" calcext:value-type="float">
            <text:p>$0.26</text:p>
          </table:table-cell>
          <table:table-cell table:style-name="ce269"/>
          <table:table-cell table:style-name="ce292" office:value-type="currency" office:currency="USD" office:value="0.0367" calcext:value-type="currency">
            <text:p>$0.04</text:p>
          </table:table-cell>
          <table:table-cell table:style-name="ce305" table:formula="of:=[.H111]*[.J111]" office:value-type="float" office:value="0.2628" calcext:value-type="float">
            <text:p>$0.26</text:p>
          </table:table-cell>
          <table:table-cell table:style-name="ce314"/>
          <table:table-cell table:style-name="ce332" table:formula="of:=[.H111]*1520" office:value-type="float" office:value="18240" calcext:value-type="float">
            <text:p>18,240</text:p>
          </table:table-cell>
          <table:table-cell table:style-name="ce78"/>
          <table:table-cell table:style-name="ce381"/>
          <table:table-cell table:style-name="ce402"/>
          <table:table-cell table:style-name="ce412" office:value-type="string" calcext:value-type="string">
            <text:p>8000 pcs requested delivery 10/16</text:p>
          </table:table-cell>
          <table:table-cell table:style-name="ce444" office:value-type="string" calcext:value-type="string">
            <text:p>Mcmaster</text:p>
          </table:table-cell>
          <table:table-cell table:style-name="ce452" office:value-type="string" calcext:value-type="string">
            <text:p>91290A017</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WA0012</text:p>
          </table:table-cell>
          <table:table-cell table:style-name="ce45" office:value-type="string" calcext:value-type="string">
            <text:p>Steel Flat Washer, DIN 125 zinc-plated class 4,M2 screw sz, 5mm OD, .25mm-.35mm thick</text:p>
          </table:table-cell>
          <table:table-cell table:style-name="ce45"/>
          <table:table-cell table:style-name="ce119" office:value-type="float" office:value="40350" calcext:value-type="float">
            <text:p>40350</text:p>
          </table:table-cell>
          <table:table-cell table:style-name="ce144" office:value-type="string" calcext:value-type="string">
            <text:p>Fastenal</text:p>
          </table:table-cell>
          <table:table-cell table:style-name="ce126" office:value-type="float" office:value="40350" calcext:value-type="float">
            <text:p>40350</text:p>
          </table:table-cell>
          <table:table-cell table:style-name="ce197" office:value-type="float" office:value="12" calcext:value-type="float">
            <text:p>12</text:p>
          </table:table-cell>
          <table:table-cell table:style-name="ce45" office:value-type="string" calcext:value-type="string">
            <text:p>ea</text:p>
          </table:table-cell>
          <table:table-cell table:style-name="ce222" office:value-type="currency" office:currency="USD" office:value="0.0015" calcext:value-type="currency">
            <text:p>$0.00</text:p>
          </table:table-cell>
          <table:table-cell table:style-name="ce253" table:formula="of:=SUM([.J112]*[.H112])" office:value-type="float" office:value="0.018" calcext:value-type="float">
            <text:p>$0.02</text:p>
          </table:table-cell>
          <table:table-cell table:style-name="ce269"/>
          <table:table-cell table:style-name="ce292" office:value-type="currency" office:currency="USD" office:value="0.0034" calcext:value-type="currency">
            <text:p>$0.00</text:p>
          </table:table-cell>
          <table:table-cell table:style-name="ce305" table:formula="of:=[.H112]*[.J112]" office:value-type="float" office:value="0.018" calcext:value-type="float">
            <text:p>$0.02</text:p>
          </table:table-cell>
          <table:table-cell table:style-name="ce314"/>
          <table:table-cell table:style-name="ce332" table:formula="of:=[.H112]*[.P$2]" office:value-type="float" office:value="36600" calcext:value-type="float">
            <text:p>36,600</text:p>
          </table:table-cell>
          <table:table-cell table:style-name="ce78"/>
          <table:table-cell table:style-name="ce381"/>
          <table:table-cell table:style-name="ce402"/>
          <table:table-cell table:style-name="ce412" office:value-type="string" calcext:value-type="string">
            <text:p>12,000 pcs requested delivery 10/19</text:p>
          </table:table-cell>
          <table:table-cell table:style-name="ce444" office:value-type="string" calcext:value-type="string">
            <text:p>Mcmaster</text:p>
          </table:table-cell>
          <table:table-cell table:style-name="ce452" office:value-type="string" calcext:value-type="string">
            <text:p>91166A180 </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MS0230</text:p>
          </table:table-cell>
          <table:table-cell table:style-name="ce45" office:value-type="string" calcext:value-type="string">
            <text:p>M2 x 6 SHCS, Black-Oxide</text:p>
          </table:table-cell>
          <table:table-cell table:style-name="ce45"/>
          <table:table-cell table:style-name="ce121" office:value-type="string" calcext:value-type="string">
            <text:p>8050-0206</text:p>
          </table:table-cell>
          <table:table-cell table:style-name="ce144" office:value-type="string" calcext:value-type="string">
            <text:p>Fastenal</text:p>
          </table:table-cell>
          <table:table-cell table:style-name="ce121" office:value-type="string" calcext:value-type="string">
            <text:p>8050-0206</text:p>
          </table:table-cell>
          <table:table-cell table:style-name="ce197" office:value-type="float" office:value="1" calcext:value-type="float">
            <text:p>1</text:p>
          </table:table-cell>
          <table:table-cell table:style-name="ce45" office:value-type="string" calcext:value-type="string">
            <text:p>ea</text:p>
          </table:table-cell>
          <table:table-cell table:style-name="ce223" office:value-type="currency" office:currency="USD" office:value="0.0282" calcext:value-type="currency">
            <text:p>$0.03</text:p>
          </table:table-cell>
          <table:table-cell table:style-name="ce253" table:formula="of:=SUM([.J113]*[.H113])" office:value-type="float" office:value="0.0282" calcext:value-type="float">
            <text:p>$0.03</text:p>
          </table:table-cell>
          <table:table-cell table:style-name="ce269"/>
          <table:table-cell table:style-name="ce293" office:value-type="currency" office:currency="USD" office:value="0.01" calcext:value-type="currency">
            <text:p>$0.01</text:p>
          </table:table-cell>
          <table:table-cell table:style-name="ce305" table:formula="of:=[.H113]*[.J113]" office:value-type="float" office:value="0.0282" calcext:value-type="float">
            <text:p>$0.03</text:p>
          </table:table-cell>
          <table:table-cell table:style-name="ce314"/>
          <table:table-cell table:style-name="ce332" table:formula="of:=[.H113]*[.P$2]" office:value-type="float" office:value="3050" calcext:value-type="float">
            <text:p>3,050</text:p>
          </table:table-cell>
          <table:table-cell table:style-name="ce78"/>
          <table:table-cell table:style-name="ce382"/>
          <table:table-cell table:style-name="ce402"/>
          <table:table-cell table:style-name="ce425" office:value-type="string" calcext:value-type="string">
            <text:p>Bin stock program Provided Fastenal totals for Foxglove demand and totals needed</text:p>
          </table:table-cell>
          <table:table-cell table:style-name="ce444"/>
          <table:table-cell table:style-name="ce452"/>
          <table:table-cell table:style-name="ce499" table:number-columns-repeated="3"/>
          <table:table-cell table:style-name="ce444" table:number-columns-repeated="990"/>
          <table:table-cell table:style-name="ce513" table:number-columns-repeated="9"/>
        </table:table-row>
        <table:table-row table:style-name="ro9">
          <table:table-cell table:style-name="ce33" office:value-type="string" calcext:value-type="string">
            <text:p>Hardware</text:p>
          </table:table-cell>
          <table:table-cell table:style-name="ce33" office:value-type="string" calcext:value-type="string">
            <text:p>HD-MS0030</text:p>
          </table:table-cell>
          <table:table-cell table:style-name="ce33" office:value-type="string" calcext:value-type="string">
            <text:p>Metric Brass Heat-Set Insert for Plastics Tapered, M3-.5 Internal Thread, 3.8mm Length</text:p>
          </table:table-cell>
          <table:table-cell table:style-name="ce33"/>
          <table:table-cell table:style-name="ce101" office:value-type="float" office:value="11125995" calcext:value-type="float">
            <text:p>11125995</text:p>
          </table:table-cell>
          <table:table-cell table:style-name="ce39" office:value-type="string" calcext:value-type="string">
            <text:p>Fastenal</text:p>
          </table:table-cell>
          <table:table-cell table:style-name="ce165" office:value-type="float" office:value="11125995" calcext:value-type="float">
            <text:p>11125995</text:p>
          </table:table-cell>
          <table:table-cell table:style-name="ce174" office:value-type="float" office:value="79" calcext:value-type="float">
            <text:p>79</text:p>
          </table:table-cell>
          <table:table-cell table:style-name="ce33" office:value-type="string" calcext:value-type="string">
            <text:p>ea</text:p>
          </table:table-cell>
          <table:table-cell table:style-name="ce224" office:value-type="currency" office:currency="USD" office:value="0.035" calcext:value-type="currency">
            <text:p>$0.04</text:p>
          </table:table-cell>
          <table:table-cell table:style-name="ce200" table:formula="of:=SUM([.J114]*[.H114])" office:value-type="float" office:value="2.765" calcext:value-type="float">
            <text:p>$2.77</text:p>
          </table:table-cell>
          <table:table-cell table:style-name="ce260"/>
          <table:table-cell table:style-name="ce224" office:value-type="currency" office:currency="USD" office:value="0.0732" calcext:value-type="currency">
            <text:p>$0.07</text:p>
          </table:table-cell>
          <table:table-cell table:style-name="ce216" table:formula="of:=[.H114]*[.J114]" office:value-type="float" office:value="2.765" calcext:value-type="float">
            <text:p>$2.77</text:p>
          </table:table-cell>
          <table:table-cell table:style-name="ce311"/>
          <table:table-cell table:style-name="ce321" table:formula="of:=[.H114]*[.P$2]" office:value-type="float" office:value="240950" calcext:value-type="float">
            <text:p>240,950</text:p>
          </table:table-cell>
          <table:table-cell table:style-name="ce355" office:value-type="string" calcext:value-type="string">
            <text:p>PO09816</text:p>
          </table:table-cell>
          <table:table-cell table:style-name="ce368" office:value-type="date" office:date-value="2015-09-30" calcext:value-type="date">
            <text:p>09/30/15</text:p>
          </table:table-cell>
          <table:table-cell table:style-name="ce372" office:value-type="string" calcext:value-type="string">
            <text:p>see notes</text:p>
          </table:table-cell>
          <table:table-cell table:style-name="ce412" office:value-type="string" calcext:value-type="string">
            <text:p><text:s/>Fastenal <text:s/>1500 Pcs 10/8 34000 pcs 10/12 <text:s/>180,000 delivery 12/8/15 <text:s/>completes liability with fastenal moving to CEH for 2016</text:p>
          </table:table-cell>
          <table:table-cell table:style-name="ce445" office:value-type="date" office:date-value="2014-10-16" calcext:value-type="date">
            <text:p>10/16/14</text:p>
          </table:table-cell>
          <table:table-cell table:style-name="ce445" office:value-type="date" office:date-value="2015-01-05" calcext:value-type="date">
            <text:p>01/05/15</text:p>
          </table:table-cell>
          <table:table-cell table:style-name="ce177" office:value-type="string" calcext:value-type="string">
            <text:p>PO04956</text:p>
          </table:table-cell>
          <table:table-cell table:style-name="ce445" office:value-type="date" office:date-value="2014-10-16" calcext:value-type="date">
            <text:p>10/16/14</text:p>
          </table:table-cell>
          <table:table-cell table:style-name="ce445" office:value-type="date" office:date-value="2015-01-05" calcext:value-type="date">
            <text:p>01/05/15</text:p>
          </table:table-cell>
          <table:table-cell table:style-name="ce177" office:value-type="string" calcext:value-type="string">
            <text:p>PO04956</text:p>
          </table:table-cell>
          <table:table-cell table:style-name="ce445" office:value-type="date" office:date-value="2014-10-16" calcext:value-type="date">
            <text:p>10/16/14</text:p>
          </table:table-cell>
          <table:table-cell table:style-name="ce445" office:value-type="date" office:date-value="2015-01-05" calcext:value-type="date">
            <text:p>01/05/15</text:p>
          </table:table-cell>
          <table:table-cell table:style-name="ce51" table:number-columns-repeated="987"/>
          <table:table-cell table:number-columns-repeated="9"/>
        </table:table-row>
        <table:table-row table:style-name="ro9">
          <table:table-cell table:style-name="ce33" office:value-type="string" calcext:value-type="string">
            <text:p>Hardware</text:p>
          </table:table-cell>
          <table:table-cell table:style-name="ce33" office:value-type="string" calcext:value-type="string">
            <text:p>HD-MS0158</text:p>
          </table:table-cell>
          <table:table-cell table:style-name="ce60" office:value-type="string" calcext:value-type="string">
            <text:p>Metric Brass Heat-Set Insert For Plastics Tapered, M5-.8 Internal Thread, 6.7mm Length</text:p>
          </table:table-cell>
          <table:table-cell table:style-name="ce33"/>
          <table:table-cell table:style-name="ce101" office:value-type="float" office:value="11125997" calcext:value-type="float">
            <text:p>11125997</text:p>
          </table:table-cell>
          <table:table-cell table:style-name="ce39" office:value-type="string" calcext:value-type="string">
            <text:p>Fastenal</text:p>
          </table:table-cell>
          <table:table-cell table:style-name="ce165" office:value-type="float" office:value="11125997" calcext:value-type="float">
            <text:p>11125997</text:p>
          </table:table-cell>
          <table:table-cell table:style-name="ce154" office:value-type="float" office:value="13" calcext:value-type="float">
            <text:p>13</text:p>
          </table:table-cell>
          <table:table-cell table:style-name="ce33" office:value-type="string" calcext:value-type="string">
            <text:p>ea</text:p>
          </table:table-cell>
          <table:table-cell table:style-name="ce224" office:value-type="currency" office:currency="USD" office:value="0.074" calcext:value-type="currency">
            <text:p>$0.07</text:p>
          </table:table-cell>
          <table:table-cell table:style-name="ce200" table:formula="of:=SUM([.J115]*[.H115])" office:value-type="float" office:value="0.962" calcext:value-type="float">
            <text:p>$0.96</text:p>
          </table:table-cell>
          <table:table-cell table:style-name="ce260"/>
          <table:table-cell table:style-name="ce224" office:value-type="currency" office:currency="USD" office:value="0.1695" calcext:value-type="currency">
            <text:p>$0.17</text:p>
          </table:table-cell>
          <table:table-cell table:style-name="ce216" table:formula="of:=[.H115]*[.J115]" office:value-type="float" office:value="0.962" calcext:value-type="float">
            <text:p>$0.96</text:p>
          </table:table-cell>
          <table:table-cell table:style-name="ce311"/>
          <table:table-cell table:style-name="ce321" table:formula="of:=[.H115]*[.P$2]" office:value-type="float" office:value="39650" calcext:value-type="float">
            <text:p>39,650</text:p>
          </table:table-cell>
          <table:table-cell table:style-name="ce355" office:value-type="string" calcext:value-type="string">
            <text:p>PO09816</text:p>
          </table:table-cell>
          <table:table-cell table:style-name="ce368" office:value-type="date" office:date-value="2015-09-30" calcext:value-type="date">
            <text:p>09/30/15</text:p>
          </table:table-cell>
          <table:table-cell table:style-name="ce372" office:value-type="string" calcext:value-type="string">
            <text:p>see notes</text:p>
          </table:table-cell>
          <table:table-cell table:style-name="ce412" office:value-type="string" calcext:value-type="string">
            <text:p><text:s/>Fastenal <text:s/>10,000 Pcs 10/8 <text:s/>30,000 12/8 completes liability with fastenal moving to CEH for 2016</text:p>
          </table:table-cell>
          <table:table-cell table:style-name="ce51" office:value-type="string" calcext:value-type="string">
            <text:p>Mcmaster</text:p>
          </table:table-cell>
          <table:table-cell table:style-name="ce451" office:value-type="string" calcext:value-type="string">
            <text:p>94180A361 - As of 09/17/2014 they have a 2 week lead time on this part. I don't want to fill in because Fastenal Rep is hoping to get units from the Manufacturer sooner, just can't promise</text:p>
          </table:table-cell>
          <table:table-cell table:style-name="ce436" table:number-columns-repeated="3"/>
          <table:table-cell table:style-name="ce51" table:number-columns-repeated="990"/>
          <table:table-cell table:number-columns-repeated="9"/>
        </table:table-row>
        <table:table-row table:style-name="ro9">
          <table:table-cell table:style-name="ce45" office:value-type="string" calcext:value-type="string">
            <text:p>Hardware</text:p>
          </table:table-cell>
          <table:table-cell table:style-name="ce45" office:value-type="string" calcext:value-type="string">
            <text:p>HD-NT0001</text:p>
          </table:table-cell>
          <table:table-cell table:style-name="ce45" office:value-type="string" calcext:value-type="string">
            <text:p>M3 Nyloc Nut, Zinc Plated</text:p>
          </table:table-cell>
          <table:table-cell table:style-name="ce45"/>
          <table:table-cell table:style-name="ce119" office:value-type="string" calcext:value-type="string">
            <text:p>40143</text:p>
          </table:table-cell>
          <table:table-cell table:style-name="ce144" office:value-type="string" calcext:value-type="string">
            <text:p>Fastenal</text:p>
          </table:table-cell>
          <table:table-cell table:style-name="ce126" office:value-type="float" office:value="40143" calcext:value-type="float">
            <text:p>40143</text:p>
          </table:table-cell>
          <table:table-cell table:style-name="ce197" office:value-type="float" office:value="6" calcext:value-type="float">
            <text:p>6</text:p>
          </table:table-cell>
          <table:table-cell table:style-name="ce45" office:value-type="string" calcext:value-type="string">
            <text:p>ea</text:p>
          </table:table-cell>
          <table:table-cell table:style-name="ce225" office:value-type="currency" office:currency="USD" office:value="0.0494" calcext:value-type="currency">
            <text:p>$0.05</text:p>
          </table:table-cell>
          <table:table-cell table:style-name="ce253" table:formula="of:=SUM([.J116]*[.H116])" office:value-type="float" office:value="0.2964" calcext:value-type="float">
            <text:p>$0.30</text:p>
          </table:table-cell>
          <table:table-cell table:style-name="ce269"/>
          <table:table-cell table:style-name="ce294" office:value-type="currency" office:currency="USD" office:value="0.0146" calcext:value-type="currency">
            <text:p>$0.01</text:p>
          </table:table-cell>
          <table:table-cell table:style-name="ce305" table:formula="of:=[.H116]*[.J116]" office:value-type="float" office:value="0.2964" calcext:value-type="float">
            <text:p>$0.30</text:p>
          </table:table-cell>
          <table:table-cell table:style-name="ce314"/>
          <table:table-cell table:style-name="ce332" table:formula="of:=[.H116]*[.P$2]" office:value-type="float" office:value="18300" calcext:value-type="float">
            <text:p>18,30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0576A102</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NT0004</text:p>
          </table:table-cell>
          <table:table-cell table:style-name="ce45" office:value-type="string" calcext:value-type="string">
            <text:p>M3 Nut, Zinc Plated</text:p>
          </table:table-cell>
          <table:table-cell table:style-name="ce45"/>
          <table:table-cell table:style-name="ce119" office:value-type="string" calcext:value-type="string">
            <text:p>40302</text:p>
          </table:table-cell>
          <table:table-cell table:style-name="ce144" office:value-type="string" calcext:value-type="string">
            <text:p>Fastenal</text:p>
          </table:table-cell>
          <table:table-cell table:style-name="ce119" office:value-type="string" calcext:value-type="string">
            <text:p>40302</text:p>
          </table:table-cell>
          <table:table-cell table:style-name="ce197" office:value-type="float" office:value="3" calcext:value-type="float">
            <text:p>3</text:p>
          </table:table-cell>
          <table:table-cell table:style-name="ce45" office:value-type="string" calcext:value-type="string">
            <text:p>ea</text:p>
          </table:table-cell>
          <table:table-cell table:style-name="ce226" office:value-type="currency" office:currency="USD" office:value="0.0055" calcext:value-type="currency">
            <text:p>$0.01</text:p>
          </table:table-cell>
          <table:table-cell table:style-name="ce253" table:formula="of:=SUM([.J117]*[.H117])" office:value-type="float" office:value="0.0165" calcext:value-type="float">
            <text:p>$0.02</text:p>
          </table:table-cell>
          <table:table-cell table:style-name="ce144"/>
          <table:table-cell table:style-name="ce295" office:value-type="currency" office:currency="USD" office:value="0.0092" calcext:value-type="currency">
            <text:p>$0.01</text:p>
          </table:table-cell>
          <table:table-cell table:style-name="ce305" table:formula="of:=[.H117]*[.J117]" office:value-type="float" office:value="0.0165" calcext:value-type="float">
            <text:p>$0.02</text:p>
          </table:table-cell>
          <table:table-cell table:style-name="ce314"/>
          <table:table-cell table:style-name="ce332" table:formula="of:=[.H117]*[.P$2]" office:value-type="float" office:value="9150" calcext:value-type="float">
            <text:p>9,1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6" office:value-type="string" calcext:value-type="string">
            <text:p>Mcmaster</text:p>
          </table:table-cell>
          <table:table-cell table:style-name="ce452" office:value-type="string" calcext:value-type="string">
            <text:p>90591A121</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012</text:p>
          </table:table-cell>
          <table:table-cell table:style-name="ce45" office:value-type="string" calcext:value-type="string">
            <text:p>M3 Set Screw (Grub Screw)</text:p>
          </table:table-cell>
          <table:table-cell table:style-name="ce45"/>
          <table:table-cell table:style-name="ce122" office:value-type="string" calcext:value-type="string">
            <text:p>40818</text:p>
          </table:table-cell>
          <table:table-cell table:style-name="ce144" office:value-type="string" calcext:value-type="string">
            <text:p>Fastenal</text:p>
          </table:table-cell>
          <table:table-cell table:style-name="ce127" office:value-type="float" office:value="40818" calcext:value-type="float">
            <text:p>40818</text:p>
          </table:table-cell>
          <table:table-cell table:style-name="ce197" office:value-type="float" office:value="7" calcext:value-type="float">
            <text:p>7</text:p>
          </table:table-cell>
          <table:table-cell table:style-name="ce45" office:value-type="string" calcext:value-type="string">
            <text:p>ea</text:p>
          </table:table-cell>
          <table:table-cell table:style-name="ce222" office:value-type="currency" office:currency="USD" office:value="0.025" calcext:value-type="currency">
            <text:p>$0.03</text:p>
          </table:table-cell>
          <table:table-cell table:style-name="ce253" table:formula="of:=SUM([.J118]*[.H118])" office:value-type="float" office:value="0.175" calcext:value-type="float">
            <text:p>$0.18</text:p>
          </table:table-cell>
          <table:table-cell table:style-name="ce269"/>
          <table:table-cell table:style-name="ce292" office:value-type="currency" office:currency="USD" office:value="0.0168" calcext:value-type="currency">
            <text:p>$0.02</text:p>
          </table:table-cell>
          <table:table-cell table:style-name="ce305" table:formula="of:=[.H118]*[.J118]" office:value-type="float" office:value="0.175" calcext:value-type="float">
            <text:p>$0.18</text:p>
          </table:table-cell>
          <table:table-cell table:style-name="ce314"/>
          <table:table-cell table:style-name="ce332" table:formula="of:=[.H118]*[.P$2]" office:value-type="float" office:value="21350" calcext:value-type="float">
            <text:p>21,3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1390A100</text:p>
          </table:table-cell>
          <table:table-cell table:style-name="ce500" table:number-columns-repeated="3"/>
          <table:table-cell table:style-name="ce443"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WA0001</text:p>
          </table:table-cell>
          <table:table-cell table:style-name="ce45" office:value-type="string" calcext:value-type="string">
            <text:p>M3 Washer, Steel, Zinc Plated</text:p>
          </table:table-cell>
          <table:table-cell table:style-name="ce45"/>
          <table:table-cell table:style-name="ce123" office:value-type="float" office:value="40352" calcext:value-type="float">
            <text:p>40352</text:p>
          </table:table-cell>
          <table:table-cell table:style-name="ce144" office:value-type="string" calcext:value-type="string">
            <text:p>Fastenal</text:p>
          </table:table-cell>
          <table:table-cell table:style-name="ce123" office:value-type="float" office:value="40352" calcext:value-type="float">
            <text:p>40352</text:p>
          </table:table-cell>
          <table:table-cell table:style-name="ce197" office:value-type="float" office:value="73" calcext:value-type="float">
            <text:p>73</text:p>
          </table:table-cell>
          <table:table-cell table:style-name="ce45" office:value-type="string" calcext:value-type="string">
            <text:p>ea</text:p>
          </table:table-cell>
          <table:table-cell table:style-name="ce222" office:value-type="currency" office:currency="USD" office:value="0.0016" calcext:value-type="currency">
            <text:p>$0.00</text:p>
          </table:table-cell>
          <table:table-cell table:style-name="ce253" table:formula="of:=SUM([.J119]*[.H119])" office:value-type="float" office:value="0.1168" calcext:value-type="float">
            <text:p>$0.12</text:p>
          </table:table-cell>
          <table:table-cell table:style-name="ce269"/>
          <table:table-cell table:style-name="ce292" office:value-type="currency" office:currency="USD" office:value="0.0017" calcext:value-type="currency">
            <text:p>$0.00</text:p>
          </table:table-cell>
          <table:table-cell table:style-name="ce305" table:formula="of:=[.H119]*[.J119]" office:value-type="float" office:value="0.1168" calcext:value-type="float">
            <text:p>$0.12</text:p>
          </table:table-cell>
          <table:table-cell table:style-name="ce314"/>
          <table:table-cell table:style-name="ce332" table:formula="of:=[.H119]*[.P$2]" office:value-type="float" office:value="222650" calcext:value-type="float">
            <text:p>222,6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1166A210 </text:p>
          </table:table-cell>
          <table:table-cell table:style-name="ce500" table:number-columns-repeated="3"/>
          <table:table-cell table:style-name="ce443"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044</text:p>
          </table:table-cell>
          <table:table-cell table:style-name="ce45" office:value-type="string" calcext:value-type="string">
            <text:p>M3 x 5 Bolt, SHCS Black-Oxide</text:p>
          </table:table-cell>
          <table:table-cell table:style-name="ce45"/>
          <table:table-cell table:style-name="ce119" office:value-type="float" office:value="39501" calcext:value-type="float">
            <text:p>39501</text:p>
          </table:table-cell>
          <table:table-cell table:style-name="ce144" office:value-type="string" calcext:value-type="string">
            <text:p>Fastenal</text:p>
          </table:table-cell>
          <table:table-cell table:style-name="ce168" office:value-type="float" office:value="39501" calcext:value-type="float">
            <text:p>39501</text:p>
          </table:table-cell>
          <table:table-cell table:style-name="ce197" office:value-type="float" office:value="4" calcext:value-type="float">
            <text:p>4</text:p>
          </table:table-cell>
          <table:table-cell table:style-name="ce45" office:value-type="string" calcext:value-type="string">
            <text:p>ea</text:p>
          </table:table-cell>
          <table:table-cell table:style-name="ce226" office:value-type="currency" office:currency="USD" office:value="0.0222" calcext:value-type="currency">
            <text:p>$0.02</text:p>
          </table:table-cell>
          <table:table-cell table:style-name="ce253" table:formula="of:=SUM([.J120]*[.H120])" office:value-type="float" office:value="0.0888" calcext:value-type="float">
            <text:p>$0.09</text:p>
          </table:table-cell>
          <table:table-cell table:style-name="ce144"/>
          <table:table-cell table:style-name="ce295" office:value-type="currency" office:currency="USD" office:value="0.0233" calcext:value-type="currency">
            <text:p>$0.02</text:p>
          </table:table-cell>
          <table:table-cell table:style-name="ce305" table:formula="of:=[.H120]*[.J120]" office:value-type="float" office:value="0.0888" calcext:value-type="float">
            <text:p>$0.09</text:p>
          </table:table-cell>
          <table:table-cell table:style-name="ce314"/>
          <table:table-cell table:style-name="ce332" table:formula="of:=[.H120]*[.P$2]" office:value-type="float" office:value="12200" calcext:value-type="float">
            <text:p>12,200</text:p>
          </table:table-cell>
          <table:table-cell table:style-name="ce78"/>
          <table:table-cell table:style-name="ce381"/>
          <table:table-cell table:style-name="ce402"/>
          <table:table-cell table:style-name="ce412" office:value-type="string" calcext:value-type="string">
            <text:p>3000 pcs requested delivery 10/19</text:p>
          </table:table-cell>
          <table:table-cell table:style-name="ce444"/>
          <table:table-cell table:style-name="ce452"/>
          <table:table-cell table:style-name="ce499" table:number-columns-repeated="3"/>
          <table:table-cell table:style-name="ce444" table:number-columns-repeated="990"/>
          <table:table-cell table:style-name="ce513" table:number-columns-repeated="9"/>
        </table:table-row>
        <table:table-row table:style-name="ro9">
          <table:table-cell table:style-name="ce46" office:value-type="string" calcext:value-type="string">
            <text:p>Hardware</text:p>
          </table:table-cell>
          <table:table-cell table:style-name="ce46" office:value-type="string" calcext:value-type="string">
            <text:p>HD-BT0140</text:p>
          </table:table-cell>
          <table:table-cell table:style-name="ce46" office:value-type="string" calcext:value-type="string">
            <text:p>M3 x 6 Bolt, BHCS Black-Oxide</text:p>
          </table:table-cell>
          <table:table-cell table:style-name="ce46"/>
          <table:table-cell table:style-name="ce121" office:value-type="string" calcext:value-type="string">
            <text:p>39502</text:p>
          </table:table-cell>
          <table:table-cell table:style-name="ce145" office:value-type="string" calcext:value-type="string">
            <text:p>Fastenal</text:p>
          </table:table-cell>
          <table:table-cell table:style-name="ce169" office:value-type="float" office:value="39502" calcext:value-type="float">
            <text:p>39502</text:p>
          </table:table-cell>
          <table:table-cell table:style-name="ce198" office:value-type="float" office:value="12" calcext:value-type="float">
            <text:p>12</text:p>
          </table:table-cell>
          <table:table-cell table:style-name="ce46" office:value-type="string" calcext:value-type="string">
            <text:p>ea</text:p>
          </table:table-cell>
          <table:table-cell table:style-name="ce226" office:value-type="currency" office:currency="USD" office:value="0.0208" calcext:value-type="currency">
            <text:p>$0.02</text:p>
          </table:table-cell>
          <table:table-cell table:style-name="ce253" table:formula="of:=SUM([.J121]*[.H121])" office:value-type="float" office:value="0.2496" calcext:value-type="float">
            <text:p>$0.25</text:p>
          </table:table-cell>
          <table:table-cell table:style-name="ce144"/>
          <table:table-cell table:style-name="ce295"/>
          <table:table-cell table:style-name="ce305" table:formula="of:=[.H121]*[.J121]" office:value-type="float" office:value="0.2496" calcext:value-type="float">
            <text:p>$0.25</text:p>
          </table:table-cell>
          <table:table-cell table:style-name="ce314"/>
          <table:table-cell table:style-name="ce332" table:formula="of:=[.H121]*[.P$2]" office:value-type="float" office:value="36600" calcext:value-type="float">
            <text:p>36,600</text:p>
          </table:table-cell>
          <table:table-cell table:style-name="ce78"/>
          <table:table-cell table:style-name="ce381"/>
          <table:table-cell table:style-name="ce402"/>
          <table:table-cell table:style-name="ce412" office:value-type="string" calcext:value-type="string">
            <text:p>12,000 pcs requested delivery 10/19</text:p>
          </table:table-cell>
          <table:table-cell table:style-name="ce444"/>
          <table:table-cell table:style-name="ce452"/>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128</text:p>
          </table:table-cell>
          <table:table-cell table:style-name="ce45" office:value-type="string" calcext:value-type="string">
            <text:p>M3 x 6 Bolt, FHCS Black-Oxide</text:p>
          </table:table-cell>
          <table:table-cell table:style-name="ce45"/>
          <table:table-cell table:style-name="ce119" office:value-type="string" calcext:value-type="string">
            <text:p>40921</text:p>
          </table:table-cell>
          <table:table-cell table:style-name="ce144" office:value-type="string" calcext:value-type="string">
            <text:p>Fastenal</text:p>
          </table:table-cell>
          <table:table-cell table:style-name="ce126" office:value-type="float" office:value="40921" calcext:value-type="float">
            <text:p>40921</text:p>
          </table:table-cell>
          <table:table-cell table:style-name="ce197" office:value-type="float" office:value="85" calcext:value-type="float">
            <text:p>85</text:p>
          </table:table-cell>
          <table:table-cell table:style-name="ce45" office:value-type="string" calcext:value-type="string">
            <text:p>ea</text:p>
          </table:table-cell>
          <table:table-cell table:style-name="ce227" office:value-type="currency" office:currency="USD" office:value="0.0373" calcext:value-type="currency">
            <text:p>$0.037</text:p>
          </table:table-cell>
          <table:table-cell table:style-name="ce253" table:formula="of:=SUM([.J122]*[.H122])" office:value-type="float" office:value="3.1705" calcext:value-type="float">
            <text:p>$3.17</text:p>
          </table:table-cell>
          <table:table-cell table:style-name="ce268"/>
          <table:table-cell table:style-name="ce290"/>
          <table:table-cell table:style-name="ce305" table:formula="of:=[.H122]*[.J122]" office:value-type="float" office:value="3.1705" calcext:value-type="float">
            <text:p>$3.17</text:p>
          </table:table-cell>
          <table:table-cell table:style-name="ce290"/>
          <table:table-cell table:style-name="ce332" table:formula="of:=[.H122]*[.P$2]" office:value-type="float" office:value="259250" calcext:value-type="float">
            <text:p>259,2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7" office:value-type="string" calcext:value-type="string">
            <text:p>Mcmaster</text:p>
          </table:table-cell>
          <table:table-cell table:style-name="ce453" office:value-type="string" calcext:value-type="string">
            <text:p>91294A126</text:p>
          </table:table-cell>
          <table:table-cell table:style-name="ce500" table:number-columns-repeated="3"/>
          <table:table-cell table:style-name="ce443"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104</text:p>
          </table:table-cell>
          <table:table-cell table:style-name="ce45" office:value-type="string" calcext:value-type="string">
            <text:p>M3 x 8 Bolt, BHCS, SST</text:p>
          </table:table-cell>
          <table:table-cell table:style-name="ce45"/>
          <table:table-cell table:style-name="ce119"/>
          <table:table-cell table:style-name="ce144" office:value-type="string" calcext:value-type="string">
            <text:p>Fastenal</text:p>
          </table:table-cell>
          <table:table-cell table:style-name="ce170" office:value-type="string" calcext:value-type="string">
            <text:p>MB251008A</text:p>
          </table:table-cell>
          <table:table-cell table:style-name="ce197" office:value-type="float" office:value="3" calcext:value-type="float">
            <text:p>3</text:p>
          </table:table-cell>
          <table:table-cell table:style-name="ce45" office:value-type="string" calcext:value-type="string">
            <text:p>ea</text:p>
          </table:table-cell>
          <table:table-cell table:style-name="ce228" office:value-type="currency" office:currency="USD" office:value="0.0882" calcext:value-type="currency">
            <text:p>$0.088</text:p>
          </table:table-cell>
          <table:table-cell table:style-name="ce253" table:formula="of:=SUM([.J123]*[.H123])" office:value-type="float" office:value="0.2646" calcext:value-type="float">
            <text:p>$0.26</text:p>
          </table:table-cell>
          <table:table-cell table:style-name="ce268"/>
          <table:table-cell table:style-name="ce290"/>
          <table:table-cell table:style-name="ce305" table:formula="of:=[.H123]*[.J123]" office:value-type="float" office:value="0.2646" calcext:value-type="float">
            <text:p>$0.26</text:p>
          </table:table-cell>
          <table:table-cell table:style-name="ce290"/>
          <table:table-cell table:style-name="ce332" table:formula="of:=[.H123]*[.P$2]" office:value-type="float" office:value="9150" calcext:value-type="float">
            <text:p>9,1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7" office:value-type="string" calcext:value-type="string">
            <text:p>Mcmaster</text:p>
          </table:table-cell>
          <table:table-cell table:style-name="ce454" office:value-type="string" calcext:value-type="string">
            <text:p>92095A181</text:p>
          </table:table-cell>
          <table:table-cell table:style-name="ce500" table:number-columns-repeated="3"/>
          <table:table-cell table:style-name="ce443"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137</text:p>
          </table:table-cell>
          <table:table-cell table:style-name="ce45" office:value-type="string" calcext:value-type="string">
            <text:p>M3 x 8 Bolt, BHCS, Black-Oxide</text:p>
          </table:table-cell>
          <table:table-cell table:style-name="ce45"/>
          <table:table-cell table:style-name="ce119" office:value-type="string" calcext:value-type="string">
            <text:p>40868</text:p>
          </table:table-cell>
          <table:table-cell table:style-name="ce144" office:value-type="string" calcext:value-type="string">
            <text:p>Fastenal</text:p>
          </table:table-cell>
          <table:table-cell table:style-name="ce171" office:value-type="float" office:value="40868" calcext:value-type="float">
            <text:p>40868</text:p>
          </table:table-cell>
          <table:table-cell table:style-name="ce197" office:value-type="float" office:value="17" calcext:value-type="float">
            <text:p>17</text:p>
          </table:table-cell>
          <table:table-cell table:style-name="ce45" office:value-type="string" calcext:value-type="string">
            <text:p>ea</text:p>
          </table:table-cell>
          <table:table-cell table:style-name="ce229" office:value-type="currency" office:currency="USD" office:value="0.0116" calcext:value-type="currency">
            <text:p>$0.012</text:p>
          </table:table-cell>
          <table:table-cell table:style-name="ce253" table:formula="of:=SUM([.J124]*[.H124])" office:value-type="float" office:value="0.1972" calcext:value-type="float">
            <text:p>$0.20</text:p>
          </table:table-cell>
          <table:table-cell table:style-name="ce268"/>
          <table:table-cell table:style-name="ce290"/>
          <table:table-cell table:style-name="ce305" table:formula="of:=[.H124]*[.J124]" office:value-type="float" office:value="0.1972" calcext:value-type="float">
            <text:p>$0.20</text:p>
          </table:table-cell>
          <table:table-cell table:style-name="ce290"/>
          <table:table-cell table:style-name="ce332" table:formula="of:=[.H124]*[.P$2]" office:value-type="float" office:value="51850" calcext:value-type="float">
            <text:p>51,850</text:p>
          </table:table-cell>
          <table:table-cell table:style-name="ce78"/>
          <table:table-cell table:style-name="ce381"/>
          <table:table-cell table:style-name="ce402"/>
          <table:table-cell table:style-name="ce412" office:value-type="string" calcext:value-type="string">
            <text:p>9000 pcs requested delivery 10/19</text:p>
          </table:table-cell>
          <table:table-cell table:style-name="ce447" office:value-type="string" calcext:value-type="string">
            <text:p>Mcmaster</text:p>
          </table:table-cell>
          <table:table-cell table:style-name="ce454" office:value-type="string" calcext:value-type="string">
            <text:p>91239A113</text:p>
          </table:table-cell>
          <table:table-cell table:style-name="ce500" table:number-columns-repeated="3"/>
          <table:table-cell table:style-name="ce443"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039</text:p>
          </table:table-cell>
          <table:table-cell table:style-name="ce45" office:value-type="string" calcext:value-type="string">
            <text:p>M3 x 12 Bolt, SHCS Black-Oxide</text:p>
          </table:table-cell>
          <table:table-cell table:style-name="ce45"/>
          <table:table-cell table:style-name="ce119" office:value-type="string" calcext:value-type="string">
            <text:p>39505</text:p>
          </table:table-cell>
          <table:table-cell table:style-name="ce144" office:value-type="string" calcext:value-type="string">
            <text:p>Fastenal</text:p>
          </table:table-cell>
          <table:table-cell table:style-name="ce126" office:value-type="float" office:value="39505" calcext:value-type="float">
            <text:p>39505</text:p>
          </table:table-cell>
          <table:table-cell table:style-name="ce197" office:value-type="float" office:value="45" calcext:value-type="float">
            <text:p>45</text:p>
          </table:table-cell>
          <table:table-cell table:style-name="ce45" office:value-type="string" calcext:value-type="string">
            <text:p>ea</text:p>
          </table:table-cell>
          <table:table-cell table:style-name="ce222" office:value-type="currency" office:currency="USD" office:value="0.0117" calcext:value-type="currency">
            <text:p>$0.01</text:p>
          </table:table-cell>
          <table:table-cell table:style-name="ce253" table:formula="of:=SUM([.J125]*[.H125])" office:value-type="float" office:value="0.5265" calcext:value-type="float">
            <text:p>$0.53</text:p>
          </table:table-cell>
          <table:table-cell table:style-name="ce269"/>
          <table:table-cell table:style-name="ce292" office:value-type="currency" office:currency="USD" office:value="0.0117" calcext:value-type="currency">
            <text:p>$0.01</text:p>
          </table:table-cell>
          <table:table-cell table:style-name="ce305" table:formula="of:=[.H125]*[.J125]" office:value-type="float" office:value="0.5265" calcext:value-type="float">
            <text:p>$0.53</text:p>
          </table:table-cell>
          <table:table-cell table:style-name="ce314"/>
          <table:table-cell table:style-name="ce332" table:formula="of:=[.H125]*[.P$2]" office:value-type="float" office:value="137250" calcext:value-type="float">
            <text:p>137,2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1290A117</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118</text:p>
          </table:table-cell>
          <table:table-cell table:style-name="ce65" office:value-type="string" calcext:value-type="string">
            <text:p>M3 x 14 Bolt FHCS, Black-Oxide</text:p>
          </table:table-cell>
          <table:table-cell table:style-name="ce45"/>
          <table:table-cell table:style-name="ce124" office:value-type="string" calcext:value-type="string">
            <text:p>40925</text:p>
          </table:table-cell>
          <table:table-cell table:style-name="ce146" office:value-type="string" calcext:value-type="string">
            <text:p>Fastenal</text:p>
          </table:table-cell>
          <table:table-cell table:style-name="ce172" office:value-type="float" office:value="40925" calcext:value-type="float">
            <text:p>40925</text:p>
          </table:table-cell>
          <table:table-cell table:style-name="ce197" office:value-type="float" office:value="2" calcext:value-type="float">
            <text:p>2</text:p>
          </table:table-cell>
          <table:table-cell table:style-name="ce45" office:value-type="string" calcext:value-type="string">
            <text:p>ea</text:p>
          </table:table-cell>
          <table:table-cell table:style-name="ce228" office:value-type="currency" office:currency="USD" office:value="0.0187" calcext:value-type="currency">
            <text:p>$0.019</text:p>
          </table:table-cell>
          <table:table-cell table:style-name="ce253" table:formula="of:=SUM([.J126]*[.H126])" office:value-type="float" office:value="0.0374" calcext:value-type="float">
            <text:p>$0.04</text:p>
          </table:table-cell>
          <table:table-cell table:style-name="ce268"/>
          <table:table-cell table:style-name="ce290"/>
          <table:table-cell table:style-name="ce305" table:formula="of:=[.H126]*[.J126]" office:value-type="float" office:value="0.0374" calcext:value-type="float">
            <text:p>$0.04</text:p>
          </table:table-cell>
          <table:table-cell table:style-name="ce290"/>
          <table:table-cell table:style-name="ce332" table:formula="of:=[.H126]*[.P$2]" office:value-type="float" office:value="6100" calcext:value-type="float">
            <text:p>6,100</text:p>
          </table:table-cell>
          <table:table-cell table:style-name="ce78"/>
          <table:table-cell table:style-name="ce381"/>
          <table:table-cell table:style-name="ce402"/>
          <table:table-cell table:style-name="ce412" office:value-type="string" calcext:value-type="string">
            <text:p>2000 requested delivery 10/19</text:p>
          </table:table-cell>
          <table:table-cell table:style-name="ce447" office:value-type="string" calcext:value-type="string">
            <text:p>Mcmaster</text:p>
          </table:table-cell>
          <table:table-cell table:style-name="ce454" office:value-type="string" calcext:value-type="string">
            <text:p>91294A133</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136</text:p>
          </table:table-cell>
          <table:table-cell table:style-name="ce65" office:value-type="string" calcext:value-type="string">
            <text:p>M3 x 12 Bolt FHCS, SST</text:p>
          </table:table-cell>
          <table:table-cell table:style-name="ce45"/>
          <table:table-cell table:style-name="ce125" office:value-type="string" calcext:value-type="string">
            <text:p>M42510012A4000</text:p>
          </table:table-cell>
          <table:table-cell table:style-name="ce146" office:value-type="string" calcext:value-type="string">
            <text:p>Fastenal</text:p>
          </table:table-cell>
          <table:table-cell table:style-name="ce173" office:value-type="string" calcext:value-type="string">
            <text:p>M42510012A4000</text:p>
          </table:table-cell>
          <table:table-cell table:style-name="ce197" office:value-type="float" office:value="4" calcext:value-type="float">
            <text:p>4</text:p>
          </table:table-cell>
          <table:table-cell table:style-name="ce45" office:value-type="string" calcext:value-type="string">
            <text:p>ea</text:p>
          </table:table-cell>
          <table:table-cell table:style-name="ce229" office:value-type="currency" office:currency="USD" office:value="0.05" calcext:value-type="currency">
            <text:p>$0.050</text:p>
          </table:table-cell>
          <table:table-cell table:style-name="ce253" table:formula="of:=SUM([.J127]*[.H127])" office:value-type="float" office:value="0.2" calcext:value-type="float">
            <text:p>$0.20</text:p>
          </table:table-cell>
          <table:table-cell table:style-name="ce268"/>
          <table:table-cell table:style-name="ce290"/>
          <table:table-cell table:style-name="ce305" table:formula="of:=[.H127]*[.J127]" office:value-type="float" office:value="0.2" calcext:value-type="float">
            <text:p>$0.20</text:p>
          </table:table-cell>
          <table:table-cell table:style-name="ce290"/>
          <table:table-cell table:style-name="ce332" table:formula="of:=[.H127]*[.P$2]" office:value-type="float" office:value="12200" calcext:value-type="float">
            <text:p>12,200</text:p>
          </table:table-cell>
          <table:table-cell table:style-name="ce78"/>
          <table:table-cell table:style-name="ce381"/>
          <table:table-cell table:style-name="ce402"/>
          <table:table-cell table:style-name="ce412" office:value-type="string" calcext:value-type="string">
            <text:p>6000 pcs requested delivery</text:p>
          </table:table-cell>
          <table:table-cell table:style-name="ce443" office:value-type="string" calcext:value-type="string">
            <text:p>Mcmaster</text:p>
          </table:table-cell>
          <table:table-cell table:style-name="ce443" office:value-type="string" calcext:value-type="string">
            <text:p>92125A132</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135</text:p>
          </table:table-cell>
          <table:table-cell table:style-name="ce65" office:value-type="string" calcext:value-type="string">
            <text:p>M3 x 25 Bolt FLCS, Black-Oxide</text:p>
          </table:table-cell>
          <table:table-cell table:style-name="ce45"/>
          <table:table-cell table:style-name="ce119" office:value-type="string" calcext:value-type="string">
            <text:p>40929</text:p>
          </table:table-cell>
          <table:table-cell table:style-name="ce144" office:value-type="string" calcext:value-type="string">
            <text:p>Fastenal</text:p>
          </table:table-cell>
          <table:table-cell table:style-name="ce126" office:value-type="float" office:value="40929" calcext:value-type="float">
            <text:p>40929</text:p>
          </table:table-cell>
          <table:table-cell table:style-name="ce197" office:value-type="float" office:value="4" calcext:value-type="float">
            <text:p>4</text:p>
          </table:table-cell>
          <table:table-cell table:style-name="ce45" office:value-type="string" calcext:value-type="string">
            <text:p>ea</text:p>
          </table:table-cell>
          <table:table-cell table:style-name="ce230" office:value-type="currency" office:currency="USD" office:value="0.0325" calcext:value-type="currency">
            <text:p>$0.03</text:p>
          </table:table-cell>
          <table:table-cell table:style-name="ce253" table:formula="of:=SUM([.J128]*[.H128])" office:value-type="float" office:value="0.13" calcext:value-type="float">
            <text:p>$0.13</text:p>
          </table:table-cell>
          <table:table-cell table:style-name="ce269"/>
          <table:table-cell table:style-name="ce294" office:value-type="currency" office:currency="USD" office:value="0.08" calcext:value-type="currency">
            <text:p>$0.08</text:p>
          </table:table-cell>
          <table:table-cell table:style-name="ce305" table:formula="of:=[.H128]*[.J128]" office:value-type="float" office:value="0.13" calcext:value-type="float">
            <text:p>$0.13</text:p>
          </table:table-cell>
          <table:table-cell table:style-name="ce314"/>
          <table:table-cell table:style-name="ce332" table:formula="of:=[.H128]*[.P$2]" office:value-type="float" office:value="12200" calcext:value-type="float">
            <text:p>12,20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table:table-cell table:style-name="ce455"/>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041</text:p>
          </table:table-cell>
          <table:table-cell table:style-name="ce45" office:value-type="string" calcext:value-type="string">
            <text:p>M3 x 25 Bolt, SHCS Black-Oxide</text:p>
          </table:table-cell>
          <table:table-cell table:style-name="ce45"/>
          <table:table-cell table:style-name="ce126" office:value-type="float" office:value="39508" calcext:value-type="float">
            <text:p>39508</text:p>
          </table:table-cell>
          <table:table-cell table:style-name="ce144" office:value-type="string" calcext:value-type="string">
            <text:p>Fastenal </text:p>
          </table:table-cell>
          <table:table-cell table:style-name="ce126" office:value-type="float" office:value="39508" calcext:value-type="float">
            <text:p>39508</text:p>
          </table:table-cell>
          <table:table-cell table:style-name="ce197" office:value-type="float" office:value="1" calcext:value-type="float">
            <text:p>1</text:p>
          </table:table-cell>
          <table:table-cell table:style-name="ce45" office:value-type="string" calcext:value-type="string">
            <text:p>ea</text:p>
          </table:table-cell>
          <table:table-cell table:style-name="ce231" office:value-type="currency" office:currency="USD" office:value="0.0283" calcext:value-type="currency">
            <text:p>$0.03</text:p>
          </table:table-cell>
          <table:table-cell table:style-name="ce253" table:formula="of:=SUM([.J129]*[.H129])" office:value-type="float" office:value="0.0283" calcext:value-type="float">
            <text:p>$0.03</text:p>
          </table:table-cell>
          <table:table-cell table:style-name="ce269"/>
          <table:table-cell table:style-name="ce292" office:value-type="currency" office:currency="USD" office:value="0.025" calcext:value-type="currency">
            <text:p>$0.03</text:p>
          </table:table-cell>
          <table:table-cell table:style-name="ce305" table:formula="of:=[.H129]*[.J129]" office:value-type="float" office:value="0.0283" calcext:value-type="float">
            <text:p>$0.03</text:p>
          </table:table-cell>
          <table:table-cell table:style-name="ce314"/>
          <table:table-cell table:style-name="ce332" table:formula="of:=[.H129]*[.P$2]" office:value-type="float" office:value="3050" calcext:value-type="float">
            <text:p>3,0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1290A125</text:p>
          </table:table-cell>
          <table:table-cell table:style-name="ce500" table:number-columns-repeated="3"/>
          <table:table-cell table:style-name="ce443"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NT0011</text:p>
          </table:table-cell>
          <table:table-cell table:style-name="ce45" office:value-type="string" calcext:value-type="string">
            <text:p>M4 Nut,Zinc-Plated Steel</text:p>
          </table:table-cell>
          <table:table-cell table:style-name="ce45"/>
          <table:table-cell table:style-name="ce126" office:value-type="float" office:value="40143" calcext:value-type="float">
            <text:p>40143</text:p>
          </table:table-cell>
          <table:table-cell table:style-name="ce144" office:value-type="string" calcext:value-type="string">
            <text:p>Fastenal</text:p>
          </table:table-cell>
          <table:table-cell table:style-name="ce126" office:value-type="float" office:value="40143" calcext:value-type="float">
            <text:p>40143</text:p>
          </table:table-cell>
          <table:table-cell table:style-name="ce197" office:value-type="float" office:value="4" calcext:value-type="float">
            <text:p>4</text:p>
          </table:table-cell>
          <table:table-cell table:style-name="ce45" office:value-type="string" calcext:value-type="string">
            <text:p>ea</text:p>
          </table:table-cell>
          <table:table-cell table:style-name="ce232" office:value-type="currency" office:currency="USD" office:value="0.0058" calcext:value-type="currency">
            <text:p>$0.01</text:p>
          </table:table-cell>
          <table:table-cell table:style-name="ce253" table:formula="of:=SUM([.J130]*[.H130])" office:value-type="float" office:value="0.0232" calcext:value-type="float">
            <text:p>$0.02</text:p>
          </table:table-cell>
          <table:table-cell table:style-name="ce269"/>
          <table:table-cell table:style-name="ce292" office:value-type="currency" office:currency="USD" office:value="0.0048" calcext:value-type="currency">
            <text:p>$0.00</text:p>
          </table:table-cell>
          <table:table-cell table:style-name="ce305" table:formula="of:=[.H130]*[.J130]" office:value-type="float" office:value="0.0232" calcext:value-type="float">
            <text:p>$0.02</text:p>
          </table:table-cell>
          <table:table-cell table:style-name="ce314"/>
          <table:table-cell table:style-name="ce332" table:formula="of:=[.H130]*[.P$2]" office:value-type="float" office:value="12200" calcext:value-type="float">
            <text:p>12,20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0591A141</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WA0005</text:p>
          </table:table-cell>
          <table:table-cell table:style-name="ce45" office:value-type="string" calcext:value-type="string">
            <text:p>M4 Washer</text:p>
          </table:table-cell>
          <table:table-cell table:style-name="ce45"/>
          <table:table-cell table:style-name="ce126" office:value-type="float" office:value="40353" calcext:value-type="float">
            <text:p>40353</text:p>
          </table:table-cell>
          <table:table-cell table:style-name="ce144" office:value-type="string" calcext:value-type="string">
            <text:p>Fastenal</text:p>
          </table:table-cell>
          <table:table-cell table:style-name="ce126" office:value-type="float" office:value="40353" calcext:value-type="float">
            <text:p>40353</text:p>
          </table:table-cell>
          <table:table-cell table:style-name="ce197" office:value-type="float" office:value="6" calcext:value-type="float">
            <text:p>6</text:p>
          </table:table-cell>
          <table:table-cell table:style-name="ce45" office:value-type="string" calcext:value-type="string">
            <text:p>ea</text:p>
          </table:table-cell>
          <table:table-cell table:style-name="ce231" office:value-type="currency" office:currency="USD" office:value="0.0027" calcext:value-type="currency">
            <text:p>$0.00</text:p>
          </table:table-cell>
          <table:table-cell table:style-name="ce253" table:formula="of:=SUM([.J131]*[.H131])" office:value-type="float" office:value="0.0162" calcext:value-type="float">
            <text:p>$0.02</text:p>
          </table:table-cell>
          <table:table-cell table:style-name="ce269"/>
          <table:table-cell table:style-name="ce292" office:value-type="currency" office:currency="USD" office:value="0.0034" calcext:value-type="currency">
            <text:p>$0.00</text:p>
          </table:table-cell>
          <table:table-cell table:style-name="ce305" table:formula="of:=[.H131]*[.J131]" office:value-type="float" office:value="0.0162" calcext:value-type="float">
            <text:p>$0.02</text:p>
          </table:table-cell>
          <table:table-cell table:style-name="ce314"/>
          <table:table-cell table:style-name="ce332" table:formula="of:=[.H131]*[.P$2]" office:value-type="float" office:value="18300" calcext:value-type="float">
            <text:p>18,30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1166A230</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MS0229</text:p>
          </table:table-cell>
          <table:table-cell table:style-name="ce45" office:value-type="string" calcext:value-type="string">
            <text:p>M4 x 25 Bolt, SHCS Black-Oxide</text:p>
          </table:table-cell>
          <table:table-cell table:style-name="ce45"/>
          <table:table-cell table:style-name="ce119" office:value-type="string" calcext:value-type="string">
            <text:p>11103314</text:p>
          </table:table-cell>
          <table:table-cell table:style-name="ce147" office:value-type="string" calcext:value-type="string">
            <text:p>Fastenal</text:p>
          </table:table-cell>
          <table:table-cell table:style-name="ce170" office:value-type="float" office:value="11103314" calcext:value-type="float">
            <text:p>11103314</text:p>
          </table:table-cell>
          <table:table-cell table:style-name="ce197" office:value-type="float" office:value="2" calcext:value-type="float">
            <text:p>2</text:p>
          </table:table-cell>
          <table:table-cell table:style-name="ce45" office:value-type="string" calcext:value-type="string">
            <text:p>ea</text:p>
          </table:table-cell>
          <table:table-cell table:style-name="ce233" office:value-type="currency" office:currency="USD" office:value="0.316" calcext:value-type="currency">
            <text:p>$0.316</text:p>
          </table:table-cell>
          <table:table-cell table:style-name="ce253" table:formula="of:=SUM([.J132]*[.H132])" office:value-type="float" office:value="0.632" calcext:value-type="float">
            <text:p>$0.63</text:p>
          </table:table-cell>
          <table:table-cell table:style-name="ce268"/>
          <table:table-cell table:style-name="ce290"/>
          <table:table-cell table:style-name="ce305" table:formula="of:=[.H132]*[.J132]" office:value-type="float" office:value="0.632" calcext:value-type="float">
            <text:p>$0.63</text:p>
          </table:table-cell>
          <table:table-cell table:style-name="ce290"/>
          <table:table-cell table:style-name="ce332" table:formula="of:=[.H132]*[.P$2]" office:value-type="float" office:value="6100" calcext:value-type="float">
            <text:p>6,10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7" office:value-type="string" calcext:value-type="string">
            <text:p>Mcmaster</text:p>
          </table:table-cell>
          <table:table-cell table:style-name="ce454" office:value-type="string" calcext:value-type="string">
            <text:p>91290A176</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052</text:p>
          </table:table-cell>
          <table:table-cell table:style-name="ce45" office:value-type="string" calcext:value-type="string">
            <text:p>M4 x 55 Bolt, SHCS Black-Oxide</text:p>
          </table:table-cell>
          <table:table-cell table:style-name="ce45"/>
          <table:table-cell table:style-name="ce126" office:value-type="string" calcext:value-type="string">
            <text:p>ZT2530055PF0000</text:p>
          </table:table-cell>
          <table:table-cell table:style-name="ce144" office:value-type="string" calcext:value-type="string">
            <text:p>Fastenal</text:p>
          </table:table-cell>
          <table:table-cell table:style-name="ce126" office:value-type="string" calcext:value-type="string">
            <text:p>ZT2530055PF0000</text:p>
          </table:table-cell>
          <table:table-cell table:style-name="ce197" office:value-type="float" office:value="2" calcext:value-type="float">
            <text:p>2</text:p>
          </table:table-cell>
          <table:table-cell table:style-name="ce45" office:value-type="string" calcext:value-type="string">
            <text:p>ea</text:p>
          </table:table-cell>
          <table:table-cell table:style-name="ce231" office:value-type="currency" office:currency="USD" office:value="0.0782" calcext:value-type="currency">
            <text:p>$0.08</text:p>
          </table:table-cell>
          <table:table-cell table:style-name="ce253" table:formula="of:=SUM([.J133]*[.H133])" office:value-type="float" office:value="0.1564" calcext:value-type="float">
            <text:p>$0.16</text:p>
          </table:table-cell>
          <table:table-cell table:style-name="ce269"/>
          <table:table-cell table:style-name="ce292" office:value-type="currency" office:currency="USD" office:value="0.0783" calcext:value-type="currency">
            <text:p>$0.08</text:p>
          </table:table-cell>
          <table:table-cell table:style-name="ce305" table:formula="of:=[.H133]*[.J133]" office:value-type="float" office:value="0.1564" calcext:value-type="float">
            <text:p>$0.16</text:p>
          </table:table-cell>
          <table:table-cell table:style-name="ce314"/>
          <table:table-cell table:style-name="ce332" table:formula="of:=[.H133]*[.P$2]" office:value-type="float" office:value="6100" calcext:value-type="float">
            <text:p>6,10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1290A187</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WA0007</text:p>
          </table:table-cell>
          <table:table-cell table:style-name="ce45" office:value-type="string" calcext:value-type="string">
            <text:p>M5 Washer, Steel, Zinc Plated</text:p>
          </table:table-cell>
          <table:table-cell table:style-name="ce45"/>
          <table:table-cell table:style-name="ce127" office:value-type="string" calcext:value-type="string">
            <text:p>8200-0050</text:p>
          </table:table-cell>
          <table:table-cell table:style-name="ce45" office:value-type="string" calcext:value-type="string">
            <text:p>Fastenal</text:p>
          </table:table-cell>
          <table:table-cell table:style-name="ce127" office:value-type="float" office:value="1140354" calcext:value-type="float">
            <text:p>1140354</text:p>
          </table:table-cell>
          <table:table-cell table:style-name="ce197" office:value-type="float" office:value="11" calcext:value-type="float">
            <text:p>11</text:p>
          </table:table-cell>
          <table:table-cell table:style-name="ce45" office:value-type="string" calcext:value-type="string">
            <text:p>ea</text:p>
          </table:table-cell>
          <table:table-cell table:style-name="ce233" office:value-type="currency" office:currency="USD" office:value="0.0035" calcext:value-type="currency">
            <text:p>$0.004</text:p>
          </table:table-cell>
          <table:table-cell table:style-name="ce253" table:formula="of:=SUM([.J134]*[.H134])" office:value-type="float" office:value="0.0385" calcext:value-type="float">
            <text:p>$0.04</text:p>
          </table:table-cell>
          <table:table-cell table:style-name="ce269"/>
          <table:table-cell table:style-name="ce292"/>
          <table:table-cell table:style-name="ce305" table:formula="of:=[.H134]*[.J134]" office:value-type="float" office:value="0.0385" calcext:value-type="float">
            <text:p>$0.04</text:p>
          </table:table-cell>
          <table:table-cell table:style-name="ce314"/>
          <table:table-cell table:style-name="ce332" table:formula="of:=[.H134]*[.P$2]" office:value-type="float" office:value="33550" calcext:value-type="float">
            <text:p>33,5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6" office:value-type="string" calcext:value-type="string">
            <text:p>91166A240</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048</text:p>
          </table:table-cell>
          <table:table-cell table:style-name="ce45" office:value-type="string" calcext:value-type="string">
            <text:p>M5 x 10 Bolt, SHCS Black-Oxide</text:p>
          </table:table-cell>
          <table:table-cell table:style-name="ce45"/>
          <table:table-cell table:style-name="ce126" office:value-type="float" office:value="39544" calcext:value-type="float">
            <text:p>39544</text:p>
          </table:table-cell>
          <table:table-cell table:style-name="ce144" office:value-type="string" calcext:value-type="string">
            <text:p>Fastenal</text:p>
          </table:table-cell>
          <table:table-cell table:style-name="ce126" office:value-type="float" office:value="39544" calcext:value-type="float">
            <text:p>39544</text:p>
          </table:table-cell>
          <table:table-cell table:style-name="ce197" office:value-type="float" office:value="6" calcext:value-type="float">
            <text:p>6</text:p>
          </table:table-cell>
          <table:table-cell table:style-name="ce45" office:value-type="string" calcext:value-type="string">
            <text:p>ea</text:p>
          </table:table-cell>
          <table:table-cell table:style-name="ce222" office:value-type="currency" office:currency="USD" office:value="0.021" calcext:value-type="currency">
            <text:p>$0.02</text:p>
          </table:table-cell>
          <table:table-cell table:style-name="ce253" table:formula="of:=SUM([.J135]*[.H135])" office:value-type="float" office:value="0.126" calcext:value-type="float">
            <text:p>$0.13</text:p>
          </table:table-cell>
          <table:table-cell table:style-name="ce269"/>
          <table:table-cell table:style-name="ce292" office:value-type="currency" office:currency="USD" office:value="0.021" calcext:value-type="currency">
            <text:p>$0.02</text:p>
          </table:table-cell>
          <table:table-cell table:style-name="ce305" table:formula="of:=[.H135]*[.J135]" office:value-type="float" office:value="0.126" calcext:value-type="float">
            <text:p>$0.13</text:p>
          </table:table-cell>
          <table:table-cell table:style-name="ce314"/>
          <table:table-cell table:style-name="ce332" table:formula="of:=[.H135]*[.P$2]" office:value-type="float" office:value="18300" calcext:value-type="float">
            <text:p>18,300</text:p>
          </table:table-cell>
          <table:table-cell table:style-name="ce197"/>
          <table:table-cell table:style-name="ce383"/>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1290A224</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BT0049</text:p>
          </table:table-cell>
          <table:table-cell table:style-name="ce45" office:value-type="string" calcext:value-type="string">
            <text:p>M5 x 14 Bolt, SHCS Black_Oxide</text:p>
          </table:table-cell>
          <table:table-cell table:style-name="ce45"/>
          <table:table-cell table:style-name="ce128" office:value-type="float" office:value="1139539" calcext:value-type="float">
            <text:p>1139539</text:p>
          </table:table-cell>
          <table:table-cell table:style-name="ce144" office:value-type="string" calcext:value-type="string">
            <text:p>Fastenal</text:p>
          </table:table-cell>
          <table:table-cell table:style-name="ce168" office:value-type="float" office:value="1139539" calcext:value-type="float">
            <text:p>1139539</text:p>
          </table:table-cell>
          <table:table-cell table:style-name="ce197" office:value-type="float" office:value="5" calcext:value-type="float">
            <text:p>5</text:p>
          </table:table-cell>
          <table:table-cell table:style-name="ce45" office:value-type="string" calcext:value-type="string">
            <text:p>ea</text:p>
          </table:table-cell>
          <table:table-cell table:style-name="ce222" office:value-type="currency" office:currency="USD" office:value="0.0229" calcext:value-type="currency">
            <text:p>$0.02</text:p>
          </table:table-cell>
          <table:table-cell table:style-name="ce253" table:formula="of:=SUM([.J136]*[.H136])" office:value-type="float" office:value="0.1145" calcext:value-type="float">
            <text:p>$0.11</text:p>
          </table:table-cell>
          <table:table-cell table:style-name="ce269"/>
          <table:table-cell table:style-name="ce292" office:value-type="currency" office:currency="USD" office:value="0.025" calcext:value-type="currency">
            <text:p>$0.03</text:p>
          </table:table-cell>
          <table:table-cell table:style-name="ce305" table:formula="of:=[.H136]*[.J136]" office:value-type="float" office:value="0.1145" calcext:value-type="float">
            <text:p>$0.11</text:p>
          </table:table-cell>
          <table:table-cell table:style-name="ce314"/>
          <table:table-cell table:style-name="ce332" table:formula="of:=[.H136]*[.P$2]" office:value-type="float" office:value="15250" calcext:value-type="float">
            <text:p>15,250</text:p>
          </table:table-cell>
          <table:table-cell table:style-name="ce356"/>
          <table:table-cell table:style-name="ce383"/>
          <table:table-cell table:style-name="ce402"/>
          <table:table-cell table:style-name="ce425" office:value-type="string" calcext:value-type="string">
            <text:p>Bin stock program Provided Fastenal totals for Foxglove demand and totals needed</text:p>
          </table:table-cell>
          <table:table-cell table:style-name="ce444"/>
          <table:table-cell table:style-name="ce452"/>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NT0002</text:p>
          </table:table-cell>
          <table:table-cell table:style-name="ce45" office:value-type="string" calcext:value-type="string">
            <text:p>M8 Nyloc Nut, Zinc Plated</text:p>
          </table:table-cell>
          <table:table-cell table:style-name="ce45"/>
          <table:table-cell table:style-name="ce119" office:value-type="string" calcext:value-type="string">
            <text:p>40163</text:p>
          </table:table-cell>
          <table:table-cell table:style-name="ce144" office:value-type="string" calcext:value-type="string">
            <text:p>Fastenal</text:p>
          </table:table-cell>
          <table:table-cell table:style-name="ce126" office:value-type="float" office:value="40163" calcext:value-type="float">
            <text:p>40163</text:p>
          </table:table-cell>
          <table:table-cell table:style-name="ce197" office:value-type="float" office:value="3" calcext:value-type="float">
            <text:p>3</text:p>
          </table:table-cell>
          <table:table-cell table:style-name="ce45" office:value-type="string" calcext:value-type="string">
            <text:p>ea</text:p>
          </table:table-cell>
          <table:table-cell table:style-name="ce222" office:value-type="currency" office:currency="USD" office:value="0.0321" calcext:value-type="currency">
            <text:p>$0.03</text:p>
          </table:table-cell>
          <table:table-cell table:style-name="ce253" table:formula="of:=SUM([.J137]*[.H137])" office:value-type="float" office:value="0.0963" calcext:value-type="float">
            <text:p>$0.10</text:p>
          </table:table-cell>
          <table:table-cell table:style-name="ce269"/>
          <table:table-cell table:style-name="ce292" office:value-type="currency" office:currency="USD" office:value="0.0547" calcext:value-type="currency">
            <text:p>$0.05</text:p>
          </table:table-cell>
          <table:table-cell table:style-name="ce305" table:formula="of:=[.H137]*[.J137]" office:value-type="float" office:value="0.0963" calcext:value-type="float">
            <text:p>$0.10</text:p>
          </table:table-cell>
          <table:table-cell table:style-name="ce314"/>
          <table:table-cell table:style-name="ce332" table:formula="of:=[.H137]*[.P$2]" office:value-type="float" office:value="9150" calcext:value-type="float">
            <text:p>9,1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0576A117</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WA0006</text:p>
          </table:table-cell>
          <table:table-cell table:style-name="ce45" office:value-type="string" calcext:value-type="string">
            <text:p>M8 Washer, Steel, Zinc Plated</text:p>
          </table:table-cell>
          <table:table-cell table:style-name="ce45"/>
          <table:table-cell table:style-name="ce126" office:value-type="float" office:value="1140357" calcext:value-type="float">
            <text:p>1140357</text:p>
          </table:table-cell>
          <table:table-cell table:style-name="ce144" office:value-type="string" calcext:value-type="string">
            <text:p>Fastenal</text:p>
          </table:table-cell>
          <table:table-cell table:style-name="ce126" office:value-type="string" calcext:value-type="string">
            <text:p>A1062TR-ND</text:p>
          </table:table-cell>
          <table:table-cell table:style-name="ce197" office:value-type="float" office:value="9" calcext:value-type="float">
            <text:p>9</text:p>
          </table:table-cell>
          <table:table-cell table:style-name="ce45" office:value-type="string" calcext:value-type="string">
            <text:p>ea</text:p>
          </table:table-cell>
          <table:table-cell table:style-name="ce222" office:value-type="currency" office:currency="USD" office:value="0.0096" calcext:value-type="currency">
            <text:p>$0.01</text:p>
          </table:table-cell>
          <table:table-cell table:style-name="ce253" table:formula="of:=SUM([.J138]*[.H138])" office:value-type="float" office:value="0.0864" calcext:value-type="float">
            <text:p>$0.09</text:p>
          </table:table-cell>
          <table:table-cell table:style-name="ce269"/>
          <table:table-cell table:style-name="ce292" office:value-type="currency" office:currency="USD" office:value="0.0117" calcext:value-type="currency">
            <text:p>$0.01</text:p>
          </table:table-cell>
          <table:table-cell table:style-name="ce305" table:formula="of:=[.H138]*[.J138]" office:value-type="float" office:value="0.0864" calcext:value-type="float">
            <text:p>$0.09</text:p>
          </table:table-cell>
          <table:table-cell table:style-name="ce314"/>
          <table:table-cell table:style-name="ce332" table:formula="of:=[.H138]*[.P$2]" office:value-type="float" office:value="27450" calcext:value-type="float">
            <text:p>27,450</text:p>
          </table:table-cell>
          <table:table-cell table:style-name="ce78"/>
          <table:table-cell table:style-name="ce381"/>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1166A270</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65" office:value-type="string" calcext:value-type="string">
            <text:p>HD-WA0008</text:p>
          </table:table-cell>
          <table:table-cell table:style-name="ce45" office:value-type="string" calcext:value-type="string">
            <text:p>Metric Spring Steel Shim - DIN 988 0.5mm Thick, 8mm ID, 14mm OD</text:p>
          </table:table-cell>
          <table:table-cell table:style-name="ce45"/>
          <table:table-cell table:style-name="ce119" office:value-type="string" calcext:value-type="string">
            <text:p>11511045</text:p>
          </table:table-cell>
          <table:table-cell table:style-name="ce144" office:value-type="string" calcext:value-type="string">
            <text:p>Fastenal</text:p>
          </table:table-cell>
          <table:table-cell table:style-name="ce126" office:value-type="float" office:value="11511045" calcext:value-type="float">
            <text:p>11511045</text:p>
          </table:table-cell>
          <table:table-cell table:style-name="ce197" office:value-type="float" office:value="1" calcext:value-type="float">
            <text:p>1</text:p>
          </table:table-cell>
          <table:table-cell table:style-name="ce45" office:value-type="string" calcext:value-type="string">
            <text:p>ea</text:p>
          </table:table-cell>
          <table:table-cell table:style-name="ce226" office:value-type="currency" office:currency="USD" office:value="0.0518" calcext:value-type="currency">
            <text:p>$0.05</text:p>
          </table:table-cell>
          <table:table-cell table:style-name="ce253" table:formula="of:=SUM([.J139]*[.H139])" office:value-type="float" office:value="0.0518" calcext:value-type="float">
            <text:p>$0.05</text:p>
          </table:table-cell>
          <table:table-cell table:style-name="ce269"/>
          <table:table-cell table:style-name="ce295" office:value-type="currency" office:currency="USD" office:value="0.05" calcext:value-type="currency">
            <text:p>$0.05</text:p>
          </table:table-cell>
          <table:table-cell table:style-name="ce305" table:formula="of:=[.H139]*[.J139]" office:value-type="float" office:value="0.0518" calcext:value-type="float">
            <text:p>$0.05</text:p>
          </table:table-cell>
          <table:table-cell table:style-name="ce314"/>
          <table:table-cell table:style-name="ce332" office:value-type="float" office:value="3000" calcext:value-type="float">
            <text:p>3,000</text:p>
          </table:table-cell>
          <table:table-cell table:style-name="ce356"/>
          <table:table-cell table:style-name="ce383"/>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7" office:value-type="string" calcext:value-type="string">
            <text:p>98055A114</text:p>
          </table:table-cell>
          <table:table-cell table:style-name="ce500" table:number-columns-repeated="3"/>
          <table:table-cell table:style-name="ce443"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65" office:value-type="string" calcext:value-type="string">
            <text:p>HD-WA0009</text:p>
          </table:table-cell>
          <table:table-cell table:style-name="ce45" office:value-type="string" calcext:value-type="string">
            <text:p>Metric Spring Steel Shim - DIN 988 1.0mm Thick, 8mm ID, 14mm OD</text:p>
          </table:table-cell>
          <table:table-cell table:style-name="ce45"/>
          <table:table-cell table:style-name="ce119" office:value-type="string" calcext:value-type="string">
            <text:p>11511046</text:p>
          </table:table-cell>
          <table:table-cell table:style-name="ce144" office:value-type="string" calcext:value-type="string">
            <text:p>Fastenal</text:p>
          </table:table-cell>
          <table:table-cell table:style-name="ce126" office:value-type="float" office:value="1151146" calcext:value-type="float">
            <text:p>1151146</text:p>
          </table:table-cell>
          <table:table-cell table:style-name="ce197" office:value-type="float" office:value="1" calcext:value-type="float">
            <text:p>1</text:p>
          </table:table-cell>
          <table:table-cell table:style-name="ce45" office:value-type="string" calcext:value-type="string">
            <text:p>ea</text:p>
          </table:table-cell>
          <table:table-cell table:style-name="ce226" office:value-type="currency" office:currency="USD" office:value="0.0518" calcext:value-type="currency">
            <text:p>$0.05</text:p>
          </table:table-cell>
          <table:table-cell table:style-name="ce253" table:formula="of:=SUM([.J140]*[.H140])" office:value-type="float" office:value="0.0518" calcext:value-type="float">
            <text:p>$0.05</text:p>
          </table:table-cell>
          <table:table-cell table:style-name="ce269"/>
          <table:table-cell table:style-name="ce295" office:value-type="currency" office:currency="USD" office:value="0.06" calcext:value-type="currency">
            <text:p>$0.06</text:p>
          </table:table-cell>
          <table:table-cell table:style-name="ce305" table:formula="of:=[.H140]*[.J140]" office:value-type="float" office:value="0.0518" calcext:value-type="float">
            <text:p>$0.05</text:p>
          </table:table-cell>
          <table:table-cell table:style-name="ce314"/>
          <table:table-cell table:style-name="ce332" table:formula="of:=[.H140]*[.P$2]" office:value-type="float" office:value="3050" calcext:value-type="float">
            <text:p>3,050</text:p>
          </table:table-cell>
          <table:table-cell table:style-name="ce356"/>
          <table:table-cell table:style-name="ce383"/>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7" office:value-type="string" calcext:value-type="string">
            <text:p>98055A115</text:p>
          </table:table-cell>
          <table:table-cell table:style-name="ce499" table:number-columns-repeated="3"/>
          <table:table-cell table:style-name="ce444" table:number-columns-repeated="990"/>
          <table:table-cell table:style-name="ce513" table:number-columns-repeated="9"/>
        </table:table-row>
        <table:table-row table:style-name="ro9">
          <table:table-cell table:style-name="ce45" office:value-type="string" calcext:value-type="string">
            <text:p>Hardware</text:p>
          </table:table-cell>
          <table:table-cell table:style-name="ce45" office:value-type="string" calcext:value-type="string">
            <text:p>HD-MS0031</text:p>
          </table:table-cell>
          <table:table-cell table:style-name="ce45" office:value-type="string" calcext:value-type="string">
            <text:p>Thumb Screw Knob for M4 SHCS, Black</text:p>
          </table:table-cell>
          <table:table-cell table:style-name="ce45"/>
          <table:table-cell table:style-name="ce119" office:value-type="string" calcext:value-type="string">
            <text:p>11102951</text:p>
          </table:table-cell>
          <table:table-cell table:style-name="ce144" office:value-type="string" calcext:value-type="string">
            <text:p>Fastenal</text:p>
          </table:table-cell>
          <table:table-cell table:style-name="ce126" office:value-type="float" office:value="11102951" calcext:value-type="float">
            <text:p>11102951</text:p>
          </table:table-cell>
          <table:table-cell table:style-name="ce197" office:value-type="float" office:value="2" calcext:value-type="float">
            <text:p>2</text:p>
          </table:table-cell>
          <table:table-cell table:style-name="ce45" office:value-type="string" calcext:value-type="string">
            <text:p>ea</text:p>
          </table:table-cell>
          <table:table-cell table:style-name="ce222" office:value-type="currency" office:currency="USD" office:value="0.0826" calcext:value-type="currency">
            <text:p>$0.08</text:p>
          </table:table-cell>
          <table:table-cell table:style-name="ce253" table:formula="of:=SUM([.J141]*[.H141])" office:value-type="float" office:value="0.1652" calcext:value-type="float">
            <text:p>$0.17</text:p>
          </table:table-cell>
          <table:table-cell table:style-name="ce269"/>
          <table:table-cell table:style-name="ce292" office:value-type="currency" office:currency="USD" office:value="0.0952" calcext:value-type="currency">
            <text:p>$0.10</text:p>
          </table:table-cell>
          <table:table-cell table:style-name="ce305" table:formula="of:=[.H141]*[.J141]" office:value-type="float" office:value="0.1652" calcext:value-type="float">
            <text:p>$0.17</text:p>
          </table:table-cell>
          <table:table-cell table:style-name="ce314"/>
          <table:table-cell table:style-name="ce332" table:formula="of:=[.H141]*[.P$2]" office:value-type="float" office:value="6100" calcext:value-type="float">
            <text:p>6,100</text:p>
          </table:table-cell>
          <table:table-cell table:style-name="ce356"/>
          <table:table-cell table:style-name="ce383"/>
          <table:table-cell table:style-name="ce402"/>
          <table:table-cell table:style-name="ce425" office:value-type="string" calcext:value-type="string">
            <text:p>Bin stock program Provided Fastenal totals for Foxglove demand and totals needed</text:p>
          </table:table-cell>
          <table:table-cell table:style-name="ce444" office:value-type="string" calcext:value-type="string">
            <text:p>Mcmaster</text:p>
          </table:table-cell>
          <table:table-cell table:style-name="ce452" office:value-type="string" calcext:value-type="string">
            <text:p>91175A062</text:p>
          </table:table-cell>
          <table:table-cell table:style-name="ce500" table:number-columns-repeated="3"/>
          <table:table-cell table:style-name="ce443" table:number-columns-repeated="990"/>
          <table:table-cell table:style-name="ce513" table:number-columns-repeated="9"/>
        </table:table-row>
        <table:table-row table:style-name="ro12">
          <table:table-cell table:style-name="ce45" office:value-type="string" calcext:value-type="string">
            <text:p>Hardware</text:p>
          </table:table-cell>
          <table:table-cell table:style-name="ce45" office:value-type="string" calcext:value-type="string">
            <text:p>HD-BT0120</text:p>
          </table:table-cell>
          <table:table-cell table:style-name="ce88" office:value-type="string" calcext:value-type="string">
            <text:p>Alloy Steel Shoulder Screw, 6mm Diameter x 10mm Long Shoulder, M5 Thread</text:p>
          </table:table-cell>
          <table:table-cell table:style-name="ce45"/>
          <table:table-cell table:style-name="ce129" office:value-type="float" office:value="40000" calcext:value-type="float">
            <text:p>40000</text:p>
          </table:table-cell>
          <table:table-cell table:style-name="ce45" office:value-type="string" calcext:value-type="string">
            <text:p>Fastenal</text:p>
          </table:table-cell>
          <table:table-cell table:style-name="ce170" office:value-type="float" office:value="40000" calcext:value-type="float">
            <text:p>40000</text:p>
          </table:table-cell>
          <table:table-cell table:style-name="ce197" office:value-type="float" office:value="2" calcext:value-type="float">
            <text:p>2</text:p>
          </table:table-cell>
          <table:table-cell table:style-name="ce45" office:value-type="string" calcext:value-type="string">
            <text:p>ea</text:p>
          </table:table-cell>
          <table:table-cell table:style-name="ce229" office:value-type="currency" office:currency="USD" office:value="0.5533" calcext:value-type="currency">
            <text:p>$0.553</text:p>
          </table:table-cell>
          <table:table-cell table:style-name="ce253" table:formula="of:=SUM([.J142]*[.H142])" office:value-type="float" office:value="1.1066" calcext:value-type="float">
            <text:p>$1.11</text:p>
          </table:table-cell>
          <table:table-cell table:style-name="ce268"/>
          <table:table-cell table:style-name="ce290"/>
          <table:table-cell table:style-name="ce305" table:formula="of:=[.H142]*[.J142]" office:value-type="float" office:value="1.1066" calcext:value-type="float">
            <text:p>$1.11</text:p>
          </table:table-cell>
          <table:table-cell table:style-name="ce290"/>
          <table:table-cell table:style-name="ce332" table:formula="of:=[.H142]*[.P$2]" office:value-type="float" office:value="6100" calcext:value-type="float">
            <text:p>6,100</text:p>
          </table:table-cell>
          <table:table-cell table:style-name="ce78"/>
          <table:table-cell table:style-name="ce381"/>
          <table:table-cell table:style-name="ce402"/>
          <table:table-cell table:style-name="ce412" office:value-type="string" calcext:value-type="string">
            <text:p>Requested 4000 pcs delivery 10/19</text:p>
          </table:table-cell>
          <table:table-cell table:style-name="ce443" office:value-type="string" calcext:value-type="string">
            <text:p>Mcmaster</text:p>
          </table:table-cell>
          <table:table-cell table:style-name="ce458" office:value-type="string" calcext:value-type="string">
            <text:p>92981A100</text:p>
          </table:table-cell>
          <table:table-cell table:style-name="ce500" table:number-columns-repeated="3"/>
          <table:table-cell table:style-name="ce443" table:number-columns-repeated="990"/>
          <table:table-cell table:style-name="ce513" table:number-columns-repeated="9"/>
        </table:table-row>
        <table:table-row table:style-name="ro9">
          <table:table-cell table:style-name="ce33" table:number-columns-repeated="2"/>
          <table:table-cell table:style-name="ce89"/>
          <table:table-cell table:style-name="ce33"/>
          <table:table-cell table:style-name="ce130"/>
          <table:table-cell table:style-name="ce33"/>
          <table:table-cell table:style-name="ce152"/>
          <table:table-cell table:style-name="ce154"/>
          <table:table-cell table:style-name="ce33"/>
          <table:table-cell table:style-name="ce234"/>
          <table:table-cell table:style-name="ce200"/>
          <table:table-cell table:style-name="ce264"/>
          <table:table-cell table:style-name="ce286"/>
          <table:table-cell table:style-name="ce216"/>
          <table:table-cell table:style-name="ce286"/>
          <table:table-cell table:style-name="ce321"/>
          <table:table-cell table:style-name="ce342"/>
          <table:table-cell table:style-name="ce369"/>
          <table:table-cell table:style-name="ce372"/>
          <table:table-cell table:style-name="ce412"/>
          <table:table-cell/>
          <table:table-cell table:style-name="ce459"/>
          <table:table-cell table:number-columns-repeated="1002"/>
        </table:table-row>
        <table:table-row table:style-name="ro13">
          <table:table-cell table:style-name="ce33" office:value-type="string" calcext:value-type="string">
            <text:p>Hardware</text:p>
          </table:table-cell>
          <table:table-cell table:style-name="ce33" office:value-type="string" calcext:value-type="string">
            <text:p>HD-MS0058</text:p>
          </table:table-cell>
          <table:table-cell table:style-name="ce33" office:value-type="string" calcext:value-type="string">
            <text:p>Wire Tie, 8"</text:p>
          </table:table-cell>
          <table:table-cell table:style-name="ce33"/>
          <table:table-cell table:style-name="ce107" office:value-type="string" calcext:value-type="string">
            <text:p>63126</text:p>
          </table:table-cell>
          <table:table-cell table:style-name="ce39" office:value-type="string" calcext:value-type="string">
            <text:p>Electronics Distributors Corp (Distrubutor for Advanced Cable Tie) </text:p>
          </table:table-cell>
          <table:table-cell table:style-name="ce174" office:value-type="string" calcext:value-type="string">
            <text:p>APU-08-18-0-M</text:p>
          </table:table-cell>
          <table:table-cell table:style-name="ce154" office:value-type="float" office:value="29" calcext:value-type="float">
            <text:p>29</text:p>
          </table:table-cell>
          <table:table-cell table:style-name="ce33" office:value-type="string" calcext:value-type="string">
            <text:p>ea</text:p>
          </table:table-cell>
          <table:table-cell table:style-name="ce235" office:value-type="currency" office:currency="USD" office:value="0.023" calcext:value-type="currency">
            <text:p>$0.02</text:p>
          </table:table-cell>
          <table:table-cell table:style-name="ce200" table:formula="of:=SUM([.J144]*[.H144])" office:value-type="float" office:value="0.667" calcext:value-type="float">
            <text:p>$0.67</text:p>
          </table:table-cell>
          <table:table-cell table:style-name="ce260" table:formula="of:=SUM([.K108:.K144])" office:value-type="float" office:value="14.0257" calcext:value-type="float">
            <text:p>14.03</text:p>
          </table:table-cell>
          <table:table-cell table:style-name="ce291" office:value-type="currency" office:currency="USD" office:value="0.023" calcext:value-type="currency">
            <text:p>$0.02</text:p>
          </table:table-cell>
          <table:table-cell table:style-name="ce216" table:formula="of:=[.H144]*[.J144]" office:value-type="float" office:value="0.667" calcext:value-type="float">
            <text:p>$0.67</text:p>
          </table:table-cell>
          <table:table-cell table:style-name="ce311" table:formula="of:=SUM([.N108:.N144])" office:value-type="float" office:value="14.0257" calcext:value-type="float">
            <text:p>14.03</text:p>
          </table:table-cell>
          <table:table-cell table:style-name="ce321" table:formula="of:=[.H144]*[.P$2]" office:value-type="float" office:value="88450" calcext:value-type="float">
            <text:p>88,450</text:p>
          </table:table-cell>
          <table:table-cell table:style-name="ce342" office:value-type="string" calcext:value-type="string">
            <text:p>PO08989</text:p>
          </table:table-cell>
          <table:table-cell table:style-name="ce369" office:value-type="date" office:date-value="2015-08-18" calcext:value-type="date">
            <text:p>08/18/15</text:p>
          </table:table-cell>
          <table:table-cell table:style-name="ce372" office:value-type="date" office:date-value="2015-10-15" calcext:value-type="date">
            <text:p>10/15/15</text:p>
          </table:table-cell>
          <table:table-cell table:style-name="ce412" office:value-type="string" calcext:value-type="string">
            <text:p>received</text:p>
          </table:table-cell>
          <table:table-cell table:style-name="ce51" office:value-type="string" calcext:value-type="string">
            <text:p>McMaster </text:p>
          </table:table-cell>
          <table:table-cell table:style-name="ce460" office:value-type="string" calcext:value-type="string">
            <text:p>7130K32</text:p>
          </table:table-cell>
          <table:table-cell table:number-columns-repeated="1002"/>
        </table:table-row>
        <table:table-row table:style-name="ro9">
          <table:table-cell table:style-name="ce33" office:value-type="string" calcext:value-type="string">
            <text:p>Hardware</text:p>
          </table:table-cell>
          <table:table-cell table:style-name="ce33" office:value-type="string" calcext:value-type="string">
            <text:p>HD-MS0249</text:p>
          </table:table-cell>
          <table:table-cell table:style-name="ce33" office:value-type="string" calcext:value-type="string">
            <text:p>UV-Resistant Cable Tie Holder, Adhesive Back/Screw Mount, 4-Way, for.18" Maximum Tie, Black</text:p>
          </table:table-cell>
          <table:table-cell table:style-name="ce33"/>
          <table:table-cell table:style-name="ce101"/>
          <table:table-cell table:style-name="ce39" office:value-type="string" calcext:value-type="string">
            <text:p>EDC (Electronics Distributors Corp.</text:p>
          </table:table-cell>
          <table:table-cell table:style-name="ce175" office:value-type="string" calcext:value-type="string">
            <text:p>7582k22</text:p>
          </table:table-cell>
          <table:table-cell table:style-name="ce154" office:value-type="float" office:value="5" calcext:value-type="float">
            <text:p>5</text:p>
          </table:table-cell>
          <table:table-cell table:style-name="ce33" office:value-type="string" calcext:value-type="string">
            <text:p>ea</text:p>
          </table:table-cell>
          <table:table-cell table:style-name="ce234" office:value-type="currency" office:currency="USD" office:value="0.24" calcext:value-type="currency">
            <text:p>$0.240</text:p>
          </table:table-cell>
          <table:table-cell table:style-name="ce200" table:formula="of:=SUM([.J145]*[.H145])" office:value-type="float" office:value="1.2" calcext:value-type="float">
            <text:p>$1.20</text:p>
          </table:table-cell>
          <table:table-cell table:style-name="ce264"/>
          <table:table-cell table:style-name="ce286"/>
          <table:table-cell table:style-name="ce216" table:formula="of:=[.H145]*[.J145]" office:value-type="float" office:value="1.2" calcext:value-type="float">
            <text:p>$1.20</text:p>
          </table:table-cell>
          <table:table-cell table:style-name="ce286"/>
          <table:table-cell table:style-name="ce321" table:formula="of:=[.H145]*[.P$2]" office:value-type="float" office:value="15250" calcext:value-type="float">
            <text:p>15,250</text:p>
          </table:table-cell>
          <table:table-cell table:style-name="ce342" office:value-type="string" calcext:value-type="string">
            <text:p>PO08989, PO09811</text:p>
          </table:table-cell>
          <table:table-cell table:style-name="ce369" office:value-type="date" office:date-value="2015-08-18" calcext:value-type="date">
            <text:p>08/18/15</text:p>
          </table:table-cell>
          <table:table-cell table:style-name="ce372" office:value-type="date" office:date-value="2015-10-15" calcext:value-type="date">
            <text:p>10/15/15</text:p>
          </table:table-cell>
          <table:table-cell table:style-name="ce412" office:value-type="string" calcext:value-type="string">
            <text:p>received</text:p>
          </table:table-cell>
          <table:table-cell table:number-columns-repeated="1004"/>
        </table:table-row>
        <table:table-row table:style-name="ro9">
          <table:table-cell table:style-name="ce47" office:value-type="string" calcext:value-type="string">
            <text:p>Consumable </text:p>
          </table:table-cell>
          <table:table-cell table:style-name="ce66" office:value-type="string" calcext:value-type="string">
            <text:p>TL-CS0040</text:p>
          </table:table-cell>
          <table:table-cell table:style-name="ce90" office:value-type="string" calcext:value-type="string">
            <text:p>Extreme-Temperature Pipe Sealant &amp; Threadlocker, 4 oz bottle, blue</text:p>
          </table:table-cell>
          <table:table-cell table:style-name="ce47"/>
          <table:table-cell table:style-name="ce131"/>
          <table:table-cell table:style-name="ce148" office:value-type="string" calcext:value-type="string">
            <text:p>Mcmaster</text:p>
          </table:table-cell>
          <table:table-cell table:style-name="ce176" office:value-type="string" calcext:value-type="string">
            <text:p>7604A55</text:p>
          </table:table-cell>
          <table:table-cell table:style-name="ce179" office:value-type="float" office:value="0.1" calcext:value-type="float">
            <text:p>0.1</text:p>
          </table:table-cell>
          <table:table-cell table:style-name="ce47" office:value-type="string" calcext:value-type="string">
            <text:p>g</text:p>
          </table:table-cell>
          <table:table-cell table:style-name="ce234" table:formula="of:=41.74/628" office:value-type="currency" office:currency="USD" office:value="0.0664649681528663" calcext:value-type="currency">
            <text:p>$0.066</text:p>
          </table:table-cell>
          <table:table-cell table:style-name="ce200" table:formula="of:=SUM([.J146]*[.H146])" office:value-type="float" office:value="0.00664649681528663" calcext:value-type="float">
            <text:p>$0.01</text:p>
          </table:table-cell>
          <table:table-cell table:style-name="ce264"/>
          <table:table-cell table:style-name="ce286"/>
          <table:table-cell table:style-name="ce216" table:formula="of:=[.H146]*[.J146]" office:value-type="float" office:value="0.00664649681528663" calcext:value-type="float">
            <text:p>$0.01</text:p>
          </table:table-cell>
          <table:table-cell table:style-name="ce286"/>
          <table:table-cell table:style-name="ce321"/>
          <table:table-cell table:style-name="ce342" office:value-type="string" calcext:value-type="string">
            <text:p>PO10546</text:p>
          </table:table-cell>
          <table:table-cell table:style-name="ce369" office:value-type="date" office:date-value="2015-11-10" calcext:value-type="date">
            <text:p>11/10/15</text:p>
          </table:table-cell>
          <table:table-cell table:style-name="ce372" office:value-type="date" office:date-value="2015-11-12" calcext:value-type="date">
            <text:p>11/12/15</text:p>
          </table:table-cell>
          <table:table-cell table:style-name="ce412" office:value-type="string" calcext:value-type="string">
            <text:p>We have to purchase this as needed. 6 month shelf life – Bob Bowman will advise when to reorder this</text:p>
          </table:table-cell>
          <table:table-cell table:number-columns-repeated="1004"/>
        </table:table-row>
        <table:table-row table:style-name="ro9">
          <table:table-cell table:style-name="ce33" office:value-type="string" calcext:value-type="string">
            <text:p>Consumable </text:p>
          </table:table-cell>
          <table:table-cell table:style-name="ce33" office:value-type="string" calcext:value-type="string">
            <text:p>TL-CS0169</text:p>
          </table:table-cell>
          <table:table-cell table:style-name="ce33" office:value-type="string" calcext:value-type="string">
            <text:p>Loctite® Threadlocker 220, 0.34 oz. Bottle</text:p>
          </table:table-cell>
          <table:table-cell table:style-name="ce33"/>
          <table:table-cell table:style-name="ce101" office:value-type="string" calcext:value-type="string">
            <text:p>1810A315</text:p>
          </table:table-cell>
          <table:table-cell table:style-name="ce39" office:value-type="string" calcext:value-type="string">
            <text:p>Mcmaster</text:p>
          </table:table-cell>
          <table:table-cell table:style-name="ce175" office:value-type="string" calcext:value-type="string">
            <text:p>1810A315</text:p>
          </table:table-cell>
          <table:table-cell table:style-name="ce179" office:value-type="float" office:value="0.1" calcext:value-type="float">
            <text:p>0.1</text:p>
          </table:table-cell>
          <table:table-cell table:style-name="ce47" office:value-type="string" calcext:value-type="string">
            <text:p>g</text:p>
          </table:table-cell>
          <table:table-cell table:style-name="ce234" table:formula="of:=41.74/628" office:value-type="currency" office:currency="USD" office:value="0.0664649681528663" calcext:value-type="currency">
            <text:p>$0.066</text:p>
          </table:table-cell>
          <table:table-cell table:style-name="ce200" table:formula="of:=SUM([.J147]*[.H147])" office:value-type="float" office:value="0.00664649681528663" calcext:value-type="float">
            <text:p>$0.01</text:p>
          </table:table-cell>
          <table:table-cell table:style-name="ce264"/>
          <table:table-cell table:style-name="ce286"/>
          <table:table-cell table:style-name="ce216" table:formula="of:=[.H147]*[.J147]" office:value-type="float" office:value="0.00664649681528663" calcext:value-type="float">
            <text:p>$0.01</text:p>
          </table:table-cell>
          <table:table-cell table:style-name="ce286"/>
          <table:table-cell table:style-name="ce321"/>
          <table:table-cell table:style-name="ce348"/>
          <table:table-cell table:style-name="ce375"/>
          <table:table-cell table:style-name="ce387" office:value-type="string" calcext:value-type="string">
            <text:p>see notes</text:p>
          </table:table-cell>
          <table:table-cell table:style-name="ce419" office:value-type="string" calcext:value-type="string">
            <text:p>2/3/16 per Mickey I am adding this to the BOM in replace of TL-CS0140 but I do not show TL-CS0140 was ever on this BOM.TS <text:s text:c="3"/>** PLEASE JUST ORDER THIS AS NEEDED DUE TO EXPIRATION DATES VS. CONSUMPTION.TS) <text:s/></text:p>
          </table:table-cell>
          <table:table-cell table:number-columns-repeated="1004"/>
        </table:table-row>
        <table:table-row table:style-name="ro2">
          <table:table-cell table:style-name="ce33" office:value-type="string" calcext:value-type="string">
            <text:p>Mechanical</text:p>
          </table:table-cell>
          <table:table-cell table:style-name="ce33" office:value-type="string" calcext:value-type="string">
            <text:p>HD-RD0037</text:p>
          </table:table-cell>
          <table:table-cell table:style-name="ce33" office:value-type="string" calcext:value-type="string">
            <text:p>Drive Rod 10mm (Rev D)</text:p>
          </table:table-cell>
          <table:table-cell table:style-name="ce33"/>
          <table:table-cell table:style-name="ce99"/>
          <table:table-cell table:style-name="ce33" office:value-type="string" calcext:value-type="string">
            <text:p>Thomson</text:p>
          </table:table-cell>
          <table:table-cell table:style-name="ce154"/>
          <table:table-cell table:style-name="ce154" office:value-type="float" office:value="2" calcext:value-type="float">
            <text:p>2</text:p>
          </table:table-cell>
          <table:table-cell table:style-name="ce33" office:value-type="string" calcext:value-type="string">
            <text:p>ea</text:p>
          </table:table-cell>
          <table:table-cell table:style-name="ce203" office:value-type="currency" office:currency="USD" office:value="16.94" calcext:value-type="currency">
            <text:p>$16.940</text:p>
          </table:table-cell>
          <table:table-cell table:style-name="ce200" table:formula="of:=SUM([.J148]*[.H148])" office:value-type="float" office:value="33.88" calcext:value-type="float">
            <text:p>$33.88</text:p>
          </table:table-cell>
          <table:table-cell table:style-name="ce264"/>
          <table:table-cell table:style-name="ce286"/>
          <table:table-cell table:style-name="ce216" table:formula="of:=[.H148]*[.J148]" office:value-type="float" office:value="33.88" calcext:value-type="float">
            <text:p>$33.88</text:p>
          </table:table-cell>
          <table:table-cell table:style-name="ce286"/>
          <table:table-cell table:style-name="ce321" table:formula="of:=[.H148]*[.P$2]" office:value-type="float" office:value="6100" calcext:value-type="float">
            <text:p>6,100</text:p>
          </table:table-cell>
          <table:table-cell table:style-name="ce348" office:value-type="string" calcext:value-type="string">
            <text:p>PO09901</text:p>
          </table:table-cell>
          <table:table-cell table:style-name="ce375" office:value-type="date" office:date-value="2015-10-05" calcext:value-type="date">
            <text:p>10/05/15</text:p>
          </table:table-cell>
          <table:table-cell table:style-name="ce387" office:value-type="string" calcext:value-type="string">
            <text:p>See notes </text:p>
          </table:table-cell>
          <table:table-cell table:style-name="ce419" office:value-type="string" calcext:value-type="string">
            <text:p>Deliver schedule = 1525 Units 10/30/15, 11/25/15, 12/23/15, 1/22/16</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Mechanical</text:p>
          </table:table-cell>
          <table:table-cell table:style-name="ce33" office:value-type="string" calcext:value-type="string">
            <text:p>HD-NT0047</text:p>
          </table:table-cell>
          <table:table-cell table:style-name="ce33" office:value-type="string" calcext:value-type="string">
            <text:p>10mm x 2mm Flange mount supernut</text:p>
          </table:table-cell>
          <table:table-cell table:style-name="ce33"/>
          <table:table-cell table:style-name="ce101" office:value-type="string" calcext:value-type="string">
            <text:p>MTS10 x 2m</text:p>
          </table:table-cell>
          <table:table-cell table:style-name="ce33" office:value-type="string" calcext:value-type="string">
            <text:p>Thomson</text:p>
          </table:table-cell>
          <table:table-cell table:style-name="ce154"/>
          <table:table-cell table:style-name="ce154" office:value-type="float" office:value="2" calcext:value-type="float">
            <text:p>2</text:p>
          </table:table-cell>
          <table:table-cell table:style-name="ce33" office:value-type="string" calcext:value-type="string">
            <text:p>ea</text:p>
          </table:table-cell>
          <table:table-cell table:style-name="ce203" office:value-type="currency" office:currency="USD" office:value="4.81" calcext:value-type="currency">
            <text:p>$4.810</text:p>
          </table:table-cell>
          <table:table-cell table:style-name="ce200" table:formula="of:=SUM([.J149]*[.H149])" office:value-type="float" office:value="9.62" calcext:value-type="float">
            <text:p>$9.62</text:p>
          </table:table-cell>
          <table:table-cell table:style-name="ce264"/>
          <table:table-cell table:style-name="ce286"/>
          <table:table-cell table:style-name="ce216" table:formula="of:=[.H149]*[.J149]" office:value-type="float" office:value="9.62" calcext:value-type="float">
            <text:p>$9.62</text:p>
          </table:table-cell>
          <table:table-cell table:style-name="ce286"/>
          <table:table-cell table:style-name="ce321" table:formula="of:=[.H149]*[.P$2]" office:value-type="float" office:value="6100" calcext:value-type="float">
            <text:p>6,100</text:p>
          </table:table-cell>
          <table:table-cell table:style-name="ce348" office:value-type="string" calcext:value-type="string">
            <text:p>PO09901</text:p>
          </table:table-cell>
          <table:table-cell table:style-name="ce375" office:value-type="date" office:date-value="2015-10-05" calcext:value-type="date">
            <text:p>10/05/15</text:p>
          </table:table-cell>
          <table:table-cell table:style-name="ce387" office:value-type="string" calcext:value-type="string">
            <text:p>see notes</text:p>
          </table:table-cell>
          <table:table-cell table:style-name="ce419" office:value-type="string" calcext:value-type="string">
            <text:p>Deliver schedule = 1525 Units 10/30/15, 11/25/15, 12/23/15, 1/22/16</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35"/>
          <table:table-cell table:style-name="ce264"/>
          <table:table-cell table:style-name="ce286"/>
          <table:table-cell table:style-name="ce216" table:formula="of:=[.H150]*[.J150]" office:value-type="float" office:value="0" calcext:value-type="float">
            <text:p/>
          </table:table-cell>
          <table:table-cell table:style-name="ce286"/>
          <table:table-cell table:style-name="ce321"/>
          <table:table-cell table:style-name="ce348"/>
          <table:table-cell table:style-name="ce375"/>
          <table:table-cell table:style-name="ce387"/>
          <table:table-cell table:style-name="ce419"/>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48" office:value-type="string" calcext:value-type="string">
            <text:p>Mechanical</text:p>
          </table:table-cell>
          <table:table-cell table:style-name="ce67" office:value-type="string" calcext:value-type="string">
            <text:p>HD-MS0311</text:p>
          </table:table-cell>
          <table:table-cell table:style-name="ce48" office:value-type="string" calcext:value-type="string">
            <text:p>Ultem PEI, 0.010" x 26" x 90ft rolls (CONFIRM THIS LENGTH IF WE CHANGE VENDORS) </text:p>
          </table:table-cell>
          <table:table-cell table:style-name="ce94"/>
          <table:table-cell table:style-name="ce132" office:value-type="string" calcext:value-type="string">
            <text:p>SULT1000NA.010X26.000X90FT</text:p>
          </table:table-cell>
          <table:table-cell table:style-name="ce37" office:value-type="string" calcext:value-type="string">
            <text:p>SABIC / Professional Plastics </text:p>
          </table:table-cell>
          <table:table-cell table:style-name="ce177"/>
          <table:table-cell table:style-name="ce177" table:formula="of:=1/300" office:value-type="float" office:value="0.00333333333333333" calcext:value-type="float">
            <text:p>0.0033333333333</text:p>
          </table:table-cell>
          <table:table-cell table:style-name="ce37" office:value-type="string" calcext:value-type="string">
            <text:p>ea</text:p>
          </table:table-cell>
          <table:table-cell table:style-name="ce236" office:value-type="currency" office:currency="USD" office:value="730" calcext:value-type="currency">
            <text:p>$730.000</text:p>
          </table:table-cell>
          <table:table-cell table:style-name="ce245" table:formula="of:=SUM([.J151]*[.H151])" office:value-type="float" office:value="2.43333333333333" calcext:value-type="float">
            <text:p>$2.43</text:p>
          </table:table-cell>
          <table:table-cell table:style-name="ce270" table:formula="of:=[.$L$2]*[.H151]" office:value-type="float" office:value="0" calcext:value-type="float">
            <text:p>0</text:p>
          </table:table-cell>
          <table:table-cell table:style-name="ce95" table:number-columns-repeated="3"/>
          <table:table-cell table:style-name="ce333" office:value-type="string" calcext:value-type="string">
            <text:p>11 rolls</text:p>
          </table:table-cell>
          <table:table-cell table:style-name="ce333" office:value-type="string" calcext:value-type="string">
            <text:p>no order at this time</text:p>
          </table:table-cell>
          <table:table-cell table:style-name="ce384"/>
          <table:table-cell table:style-name="ce403" office:value-type="string" calcext:value-type="string">
            <text:p>see notes</text:p>
          </table:table-cell>
          <table:table-cell table:style-name="ce426" office:value-type="string" calcext:value-type="string">
            <text:p>Per Toni- 'we will review in December'Toni has these / Calculations for PEI ~ 20 cm lengths are used and we get 3 units off of the width of 26” we need 200mm lengths so we will need 9656.16 feet of material / 65 foot rolls = 10.09 rolls at $730.00 per = 7365.70 / 3050 = </text:p>
          </table:table-cell>
          <table:table-cell table:style-name="ce95" table:number-columns-repeated="1004"/>
        </table:table-row>
        <table:table-row table:style-name="ro2">
          <table:table-cell table:style-name="ce48" office:value-type="string" calcext:value-type="string">
            <text:p>Mechanical</text:p>
          </table:table-cell>
          <table:table-cell table:style-name="ce67" office:value-type="string" calcext:value-type="string">
            <text:p>HD-MS0310</text:p>
          </table:table-cell>
          <table:table-cell table:style-name="ce48" office:value-type="string" calcext:value-type="string">
            <text:p>3M 468MP Adhesive Transfer Tape – 26” x 60 yards</text:p>
          </table:table-cell>
          <table:table-cell table:style-name="ce95"/>
          <table:table-cell table:style-name="ce107" office:value-type="string" calcext:value-type="string">
            <text:p>TAPE3M468MP.005X26.000X60YD .005" </text:p>
          </table:table-cell>
          <table:table-cell table:style-name="ce37" office:value-type="string" calcext:value-type="string">
            <text:p>Whorthen / Pack -n- Tape </text:p>
          </table:table-cell>
          <table:table-cell table:style-name="ce177"/>
          <table:table-cell table:style-name="ce177" table:formula="of:=1/1020" office:value-type="float" office:value="0.000980392156862745" calcext:value-type="float">
            <text:p>0.0009803921569</text:p>
          </table:table-cell>
          <table:table-cell table:style-name="ce37" office:value-type="string" calcext:value-type="string">
            <text:p>ea</text:p>
          </table:table-cell>
          <table:table-cell table:style-name="ce236" office:value-type="currency" office:currency="USD" office:value="402.39" calcext:value-type="currency">
            <text:p>$402.390</text:p>
          </table:table-cell>
          <table:table-cell table:style-name="ce245" table:formula="of:=SUM([.J152]*[.H152])" office:value-type="float" office:value="0.3945" calcext:value-type="float">
            <text:p>$0.39</text:p>
          </table:table-cell>
          <table:table-cell table:style-name="ce270" table:formula="of:=[.$L$2]*[.H152]" office:value-type="float" office:value="0" calcext:value-type="float">
            <text:p>0</text:p>
          </table:table-cell>
          <table:table-cell table:style-name="ce216"/>
          <table:table-cell table:style-name="ce216" table:formula="of:=[.H152]*[.J152]" office:value-type="float" office:value="0.3945" calcext:value-type="float">
            <text:p>$0.39</text:p>
          </table:table-cell>
          <table:table-cell table:style-name="ce311"/>
          <table:table-cell table:style-name="ce334"/>
          <table:table-cell table:style-name="ce333" office:value-type="string" calcext:value-type="string">
            <text:p>no order at this time</text:p>
          </table:table-cell>
          <table:table-cell table:style-name="ce368"/>
          <table:table-cell table:style-name="ce372" office:value-type="string" calcext:value-type="string">
            <text:p>see notes</text:p>
          </table:table-cell>
          <table:table-cell table:style-name="ce412" office:value-type="string" calcext:value-type="string">
            <text:p>Per Toni- 'we will review in December'</text:p>
          </table:table-cell>
          <table:table-cell table:style-name="ce51"/>
          <table:table-cell table:style-name="ce435"/>
          <table:table-cell table:style-name="ce436" table:number-columns-repeated="3"/>
          <table:table-cell table:style-name="ce51" table:number-columns-repeated="990"/>
          <table:table-cell table:number-columns-repeated="9"/>
        </table:table-row>
        <table:table-row table:style-name="ro9">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35"/>
          <table:table-cell table:style-name="ce264"/>
          <table:table-cell table:style-name="ce286"/>
          <table:table-cell table:style-name="ce216" table:formula="of:=[.H153]*[.J153]" office:value-type="float" office:value="0" calcext:value-type="float">
            <text:p/>
          </table:table-cell>
          <table:table-cell table:style-name="ce286"/>
          <table:table-cell table:style-name="ce326"/>
          <table:table-cell table:style-name="ce348"/>
          <table:table-cell table:style-name="ce375"/>
          <table:table-cell table:style-name="ce387"/>
          <table:table-cell table:style-name="ce419"/>
          <table:table-cell table:number-columns-repeated="2"/>
          <table:table-cell table:style-name="ce501" table:number-columns-repeated="3"/>
          <table:table-cell table:style-name="ce448" table:number-columns-repeated="990"/>
          <table:table-cell table:number-columns-repeated="9"/>
        </table:table-row>
        <table:table-row table:style-name="ro2">
          <table:table-cell table:style-name="ce33" office:value-type="string" calcext:value-type="string">
            <text:p>Electronic</text:p>
          </table:table-cell>
          <table:table-cell table:style-name="ce39" office:value-type="string" calcext:value-type="string">
            <text:p>EL-CA0030</text:p>
          </table:table-cell>
          <table:table-cell table:style-name="ce33" office:value-type="string" calcext:value-type="string">
            <text:p>6ft 18AWG Power Cord Cable w/ 3 Conductor PC Power Connector Socket (C13/5-15P) – Black</text:p>
          </table:table-cell>
          <table:table-cell table:style-name="ce33"/>
          <table:table-cell table:style-name="ce101"/>
          <table:table-cell table:style-name="ce33" office:value-type="string" calcext:value-type="string">
            <text:p>Linvox</text:p>
          </table:table-cell>
          <table:table-cell table:style-name="ce156" office:value-type="float" office:value="5279" calcext:value-type="float">
            <text:p>5279</text:p>
          </table:table-cell>
          <table:table-cell table:style-name="ce154" office:value-type="float" office:value="1" calcext:value-type="float">
            <text:p>1</text:p>
          </table:table-cell>
          <table:table-cell table:style-name="ce33" office:value-type="string" calcext:value-type="string">
            <text:p>ea</text:p>
          </table:table-cell>
          <table:table-cell table:style-name="ce212" office:value-type="float" office:value="1.1" calcext:value-type="float">
            <text:p>$1.10</text:p>
          </table:table-cell>
          <table:table-cell table:style-name="ce200" table:formula="of:=SUM([.J154]*[.H154])" office:value-type="float" office:value="1.1" calcext:value-type="float">
            <text:p>$1.10</text:p>
          </table:table-cell>
          <table:table-cell table:style-name="ce39"/>
          <table:table-cell table:style-name="ce216" office:value-type="float" office:value="1.65" calcext:value-type="float">
            <text:p>$1.65</text:p>
          </table:table-cell>
          <table:table-cell table:style-name="ce216" table:formula="of:=[.H154]*[.J154]" office:value-type="float" office:value="1.1" calcext:value-type="float">
            <text:p>$1.10</text:p>
          </table:table-cell>
          <table:table-cell table:style-name="ce39"/>
          <table:table-cell table:style-name="ce321" table:formula="of:=[.H154]*[.P$2]" office:value-type="float" office:value="3050" calcext:value-type="float">
            <text:p>3,050</text:p>
          </table:table-cell>
          <table:table-cell table:style-name="ce341" office:value-type="string" calcext:value-type="string">
            <text:p>PO08976</text:p>
          </table:table-cell>
          <table:table-cell table:style-name="ce379" office:value-type="date" office:date-value="2015-08-18" calcext:value-type="date">
            <text:p>08/18/15</text:p>
          </table:table-cell>
          <table:table-cell table:style-name="ce395" office:value-type="date" office:date-value="2015-10-18" calcext:value-type="date">
            <text:p>10/18/15</text:p>
          </table:table-cell>
          <table:table-cell table:style-name="ce412" office:value-type="string" calcext:value-type="string">
            <text:p>Confirmed – email ship 10/12 for 10/18 dock date. K</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Electronic</text:p>
          </table:table-cell>
          <table:table-cell table:style-name="ce33" office:value-type="string" calcext:value-type="string">
            <text:p>EL-CA0063</text:p>
          </table:table-cell>
          <table:table-cell table:style-name="ce33" office:value-type="string" calcext:value-type="string">
            <text:p>6ft USB 2.0 A/B Gold Device Cable Ferrite Chokes A Male B Male</text:p>
          </table:table-cell>
          <table:table-cell table:style-name="ce33"/>
          <table:table-cell table:style-name="ce101" office:value-type="string" calcext:value-type="string">
            <text:p>U023-006</text:p>
          </table:table-cell>
          <table:table-cell table:style-name="ce33" office:value-type="string" calcext:value-type="string">
            <text:p>EDC (Electronics Distributors Corp.</text:p>
          </table:table-cell>
          <table:table-cell table:style-name="ce178" office:value-type="string" calcext:value-type="string">
            <text:p>Tripplite U023-006 </text:p>
          </table:table-cell>
          <table:table-cell table:style-name="ce154" office:value-type="float" office:value="1" calcext:value-type="float">
            <text:p>1</text:p>
          </table:table-cell>
          <table:table-cell table:style-name="ce33" office:value-type="string" calcext:value-type="string">
            <text:p>ea</text:p>
          </table:table-cell>
          <table:table-cell table:style-name="ce200" office:value-type="float" office:value="2.89" calcext:value-type="float">
            <text:p>$2.89</text:p>
          </table:table-cell>
          <table:table-cell table:style-name="ce200" table:formula="of:=SUM([.J155]*[.H155])" office:value-type="float" office:value="2.89" calcext:value-type="float">
            <text:p>$2.89</text:p>
          </table:table-cell>
          <table:table-cell table:style-name="ce260" table:formula="of:=SUM([.K154:.K155])" office:value-type="float" office:value="3.99" calcext:value-type="float">
            <text:p>3.99</text:p>
          </table:table-cell>
          <table:table-cell table:style-name="ce200" office:value-type="float" office:value="1.09" calcext:value-type="float">
            <text:p>$1.09</text:p>
          </table:table-cell>
          <table:table-cell table:style-name="ce216" table:formula="of:=[.H155]*[.J155]" office:value-type="float" office:value="2.89" calcext:value-type="float">
            <text:p>$2.89</text:p>
          </table:table-cell>
          <table:table-cell table:style-name="ce311" table:formula="of:=SUM([.N154:.N155])" office:value-type="float" office:value="3.99" calcext:value-type="float">
            <text:p>3.99</text:p>
          </table:table-cell>
          <table:table-cell table:style-name="ce321" table:formula="of:=[.H155]*[.P$2]" office:value-type="float" office:value="3050" calcext:value-type="float">
            <text:p>3,050</text:p>
          </table:table-cell>
          <table:table-cell table:style-name="ce342" office:value-type="string" calcext:value-type="string">
            <text:p>PO08989</text:p>
          </table:table-cell>
          <table:table-cell table:style-name="ce385" office:value-type="date" office:date-value="2015-08-18" calcext:value-type="date">
            <text:p>08/18/15</text:p>
          </table:table-cell>
          <table:table-cell table:style-name="ce404" office:value-type="date" office:date-value="2015-10-18" calcext:value-type="date">
            <text:p>10/18/15</text:p>
          </table:table-cell>
          <table:table-cell table:style-name="ce412" office:value-type="string" calcext:value-type="string">
            <text:p>received</text:p>
          </table:table-cell>
          <table:table-cell table:style-name="ce95"/>
          <table:table-cell table:style-name="ce51"/>
          <table:table-cell table:style-name="ce436" table:number-columns-repeated="3"/>
          <table:table-cell table:style-name="ce51" table:number-columns-repeated="990"/>
          <table:table-cell table:number-columns-repeated="9"/>
        </table:table-row>
        <table:table-row table:style-name="ro9">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35"/>
          <table:table-cell table:style-name="ce271"/>
          <table:table-cell table:style-name="ce296"/>
          <table:table-cell table:style-name="ce216" table:formula="of:=[.H156]*[.J156]" office:value-type="float" office:value="0" calcext:value-type="float">
            <text:p/>
          </table:table-cell>
          <table:table-cell table:style-name="ce296"/>
          <table:table-cell table:style-name="ce335"/>
          <table:table-cell table:style-name="ce357"/>
          <table:table-cell table:style-name="ce386"/>
          <table:table-cell table:style-name="ce405"/>
          <table:table-cell table:style-name="ce427"/>
          <table:table-cell table:style-name="ce448" table:number-columns-repeated="2"/>
          <table:table-cell table:style-name="ce436" table:number-columns-repeated="3"/>
          <table:table-cell table:style-name="ce51" table:number-columns-repeated="990"/>
          <table:table-cell table:number-columns-repeated="9"/>
        </table:table-row>
        <table:table-row table:style-name="ro6">
          <table:table-cell table:style-name="ce33" office:value-type="string" calcext:value-type="string">
            <text:p>Electronic</text:p>
          </table:table-cell>
          <table:table-cell table:style-name="ce33" office:value-type="string" calcext:value-type="string">
            <text:p>PP-MP0028</text:p>
          </table:table-cell>
          <table:table-cell table:style-name="ce39" office:value-type="string" calcext:value-type="string">
            <text:p>AC Power Entry Modules SC MT FUSED .25" TAB</text:p>
          </table:table-cell>
          <table:table-cell table:style-name="ce33" office:value-type="string" calcext:value-type="string">
            <text:p>Bulgin</text:p>
          </table:table-cell>
          <table:table-cell table:style-name="ce101" office:value-type="string" calcext:value-type="string">
            <text:p>PF0030/63</text:p>
          </table:table-cell>
          <table:table-cell table:style-name="ce33" office:value-type="string" calcext:value-type="string">
            <text:p>Heilind </text:p>
          </table:table-cell>
          <table:table-cell table:style-name="ce154" office:value-type="string" calcext:value-type="string">
            <text:p>161-PF0030/63</text:p>
          </table:table-cell>
          <table:table-cell table:style-name="ce154" office:value-type="float" office:value="1" calcext:value-type="float">
            <text:p>1</text:p>
          </table:table-cell>
          <table:table-cell table:style-name="ce33" office:value-type="string" calcext:value-type="string">
            <text:p>ea</text:p>
          </table:table-cell>
          <table:table-cell table:style-name="ce237" office:value-type="currency" office:currency="USD" office:value="2.69" calcext:value-type="currency">
            <text:p>$2.69</text:p>
          </table:table-cell>
          <table:table-cell table:style-name="ce249" table:formula="of:=SUM([.J157]*[.H157])" office:value-type="float" office:value="2.69" calcext:value-type="float">
            <text:p>$2.69</text:p>
          </table:table-cell>
          <table:table-cell table:style-name="ce260"/>
          <table:table-cell table:style-name="ce297" office:value-type="currency" office:currency="USD" office:value="3.16" calcext:value-type="currency">
            <text:p>$3.16</text:p>
          </table:table-cell>
          <table:table-cell table:style-name="ce216" table:formula="of:=[.H157]*[.J157]" office:value-type="float" office:value="2.69" calcext:value-type="float">
            <text:p>$2.69</text:p>
          </table:table-cell>
          <table:table-cell table:style-name="ce311"/>
          <table:table-cell table:style-name="ce321" table:formula="of:=[.H157]*[.P$2]" office:value-type="float" office:value="3050" calcext:value-type="float">
            <text:p>3,050</text:p>
          </table:table-cell>
          <table:table-cell table:style-name="ce342" office:value-type="string" calcext:value-type="string">
            <text:p>PO08967</text:p>
          </table:table-cell>
          <table:table-cell table:style-name="ce369" office:value-type="date" office:date-value="2015-08-25" calcext:value-type="date">
            <text:p>08/25/15</text:p>
          </table:table-cell>
          <table:table-cell table:style-name="ce372" office:value-type="date" office:date-value="2015-10-16" calcext:value-type="date">
            <text:p>10/16/15</text:p>
          </table:table-cell>
          <table:table-cell table:style-name="ce412" office:value-type="string" calcext:value-type="string">
            <text:p>Toni working w/heilindLT 12-14 wks Heilind, expediting. Digikey has some stock, high cost Mouser has some stock also</text:p>
          </table:table-cell>
          <table:table-cell table:style-name="ce51" table:number-columns-repeated="2"/>
          <table:table-cell table:number-columns-repeated="1002"/>
        </table:table-row>
        <table:table-row table:style-name="ro6">
          <table:table-cell table:style-name="ce33" office:value-type="string" calcext:value-type="string">
            <text:p>Electronic</text:p>
          </table:table-cell>
          <table:table-cell table:style-name="ce33" office:value-type="string" calcext:value-type="string">
            <text:p>EL-MS0096</text:p>
          </table:table-cell>
          <table:table-cell table:style-name="ce39" office:value-type="string" calcext:value-type="string">
            <text:p>Cartridge Fuses 125V 7A 5X20 MA UL LBC</text:p>
          </table:table-cell>
          <table:table-cell table:style-name="ce33"/>
          <table:table-cell table:style-name="ce101" office:value-type="string" calcext:value-type="string">
            <text:p>F4710-ND</text:p>
          </table:table-cell>
          <table:table-cell table:style-name="ce33" office:value-type="string" calcext:value-type="string">
            <text:p>Mouser</text:p>
          </table:table-cell>
          <table:table-cell table:style-name="ce154" office:value-type="string" calcext:value-type="string">
            <text:p>576-0233007.MXP</text:p>
          </table:table-cell>
          <table:table-cell table:style-name="ce154" office:value-type="float" office:value="2" calcext:value-type="float">
            <text:p>2</text:p>
          </table:table-cell>
          <table:table-cell table:style-name="ce33" office:value-type="string" calcext:value-type="string">
            <text:p>ea</text:p>
          </table:table-cell>
          <table:table-cell table:style-name="ce237" office:value-type="currency" office:currency="USD" office:value="0.381" calcext:value-type="currency">
            <text:p>$0.38</text:p>
          </table:table-cell>
          <table:table-cell table:style-name="ce249" table:formula="of:=SUM([.J158]*[.H158])" office:value-type="float" office:value="0.762" calcext:value-type="float">
            <text:p>$0.76</text:p>
          </table:table-cell>
          <table:table-cell table:style-name="ce260"/>
          <table:table-cell table:style-name="ce297" office:value-type="currency" office:currency="USD" office:value="0.445" calcext:value-type="currency">
            <text:p>$0.45</text:p>
          </table:table-cell>
          <table:table-cell table:style-name="ce216" table:formula="of:=[.H158]*[.J158]" office:value-type="float" office:value="0.762" calcext:value-type="float">
            <text:p>$0.76</text:p>
          </table:table-cell>
          <table:table-cell table:style-name="ce311"/>
          <table:table-cell table:style-name="ce321" table:formula="of:=[.H158]*[.P$2]" office:value-type="float" office:value="6100" calcext:value-type="float">
            <text:p>6,100</text:p>
          </table:table-cell>
          <table:table-cell table:style-name="ce342" office:value-type="string" calcext:value-type="string">
            <text:p>PO08974</text:p>
          </table:table-cell>
          <table:table-cell table:style-name="ce369" office:value-type="date" office:date-value="2015-09-30" calcext:value-type="date">
            <text:p>09/30/15</text:p>
          </table:table-cell>
          <table:table-cell table:style-name="ce372" office:value-type="date" office:date-value="2015-11-11" calcext:value-type="date">
            <text:p>11/11/15</text:p>
          </table:table-cell>
          <table:table-cell table:style-name="ce412" office:value-type="string" calcext:value-type="string">
            <text:p>Received Mouser =5185 pcs will deliver 11/11/15 </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9">
          <table:table-cell table:style-name="ce33" office:value-type="string" calcext:value-type="string">
            <text:p>Electronic</text:p>
          </table:table-cell>
          <table:table-cell table:style-name="ce60" office:value-type="string" calcext:value-type="string">
            <text:p>EL-WR0040</text:p>
          </table:table-cell>
          <table:table-cell table:style-name="ce39" office:value-type="string" calcext:value-type="string">
            <text:p>Wire - Single Conductor 20AWG SOLID PTFE, RED </text:p>
          </table:table-cell>
          <table:table-cell table:style-name="ce33"/>
          <table:table-cell table:style-name="ce101"/>
          <table:table-cell table:style-name="ce33" office:value-type="string" calcext:value-type="string">
            <text:p>Mouser </text:p>
          </table:table-cell>
          <table:table-cell table:style-name="ce154" office:value-type="string" calcext:value-type="string">
            <text:p>602-2856/1-100-03</text:p>
          </table:table-cell>
          <table:table-cell table:style-name="ce154" office:value-type="float" office:value="200" calcext:value-type="float">
            <text:p>200</text:p>
          </table:table-cell>
          <table:table-cell table:style-name="ce33" office:value-type="string" calcext:value-type="string">
            <text:p>mm</text:p>
          </table:table-cell>
          <table:table-cell table:style-name="ce237" table:formula="of:=((118.4/100)/12)/25.4" office:value-type="currency" office:currency="USD" office:value="0.00388451443569554" calcext:value-type="currency">
            <text:p>$0.00</text:p>
          </table:table-cell>
          <table:table-cell table:style-name="ce249" table:formula="of:=SUM([.J159]*[.H159])" office:value-type="float" office:value="0.776902887139108" calcext:value-type="float">
            <text:p>$0.78</text:p>
          </table:table-cell>
          <table:table-cell table:style-name="ce260"/>
          <table:table-cell table:style-name="ce237" table:formula="of:=((112.77/100)/12)/25.4" office:value-type="currency" office:currency="USD" office:value="0.0036998031496063" calcext:value-type="currency">
            <text:p>$0.00</text:p>
          </table:table-cell>
          <table:table-cell table:style-name="ce216" table:formula="of:=[.H159]*[.J159]" office:value-type="float" office:value="0.776902887139108" calcext:value-type="float">
            <text:p>$0.78</text:p>
          </table:table-cell>
          <table:table-cell table:style-name="ce311"/>
          <table:table-cell table:style-name="ce321" office:value-type="string" calcext:value-type="string">
            <text:p>20 Rolls </text:p>
          </table:table-cell>
          <table:table-cell table:style-name="ce342" office:value-type="string" calcext:value-type="string">
            <text:p>PO08974</text:p>
          </table:table-cell>
          <table:table-cell table:style-name="ce369" office:value-type="date" office:date-value="2015-09-30" calcext:value-type="date">
            <text:p>09/30/15</text:p>
          </table:table-cell>
          <table:table-cell table:style-name="ce372"/>
          <table:table-cell table:style-name="ce412" office:value-type="string" calcext:value-type="string">
            <text:p>received</text:p>
          </table:table-cell>
          <table:table-cell table:style-name="ce51" table:number-columns-repeated="2"/>
          <table:table-cell table:style-name="ce501" table:number-columns-repeated="3"/>
          <table:table-cell table:style-name="ce448" table:number-columns-repeated="990"/>
          <table:table-cell table:number-columns-repeated="9"/>
        </table:table-row>
        <table:table-row table:style-name="ro9">
          <table:table-cell table:style-name="ce38" office:value-type="string" calcext:value-type="string">
            <text:p>Electronic</text:p>
          </table:table-cell>
          <table:table-cell table:style-name="ce39" office:value-type="string" calcext:value-type="string">
            <text:p>EL-MS0008</text:p>
          </table:table-cell>
          <table:table-cell table:style-name="ce38" office:value-type="string" calcext:value-type="string">
            <text:p>Heavy Duty Power Connectors HOUSING ONLY, BLACK POWERPOLE 15/45</text:p>
          </table:table-cell>
          <table:table-cell table:style-name="ce38" office:value-type="string" calcext:value-type="string">
            <text:p>Anderson</text:p>
          </table:table-cell>
          <table:table-cell table:style-name="ce112"/>
          <table:table-cell table:style-name="ce38" office:value-type="string" calcext:value-type="string">
            <text:p>SAGER</text:p>
          </table:table-cell>
          <table:table-cell table:style-name="ce115" office:value-type="string" calcext:value-type="string">
            <text:p>879-1327G6-BK</text:p>
          </table:table-cell>
          <table:table-cell table:style-name="ce115" office:value-type="float" office:value="2" calcext:value-type="float">
            <text:p>2</text:p>
          </table:table-cell>
          <table:table-cell table:style-name="ce38" office:value-type="string" calcext:value-type="string">
            <text:p>ea</text:p>
          </table:table-cell>
          <table:table-cell table:style-name="ce238" office:value-type="currency" office:currency="USD" office:value="0.192" calcext:value-type="currency">
            <text:p>$0.19</text:p>
          </table:table-cell>
          <table:table-cell table:style-name="ce238" table:formula="of:=[.H160]*[.J160]" office:value-type="currency" office:currency="USD" office:value="0.384" calcext:value-type="currency">
            <text:p>$0.38</text:p>
          </table:table-cell>
          <table:table-cell table:style-name="ce264"/>
          <table:table-cell table:style-name="ce287" office:value-type="currency" office:currency="USD" office:value="0.261" calcext:value-type="currency">
            <text:p>$0.26</text:p>
          </table:table-cell>
          <table:table-cell table:style-name="ce216" table:formula="of:=[.H160]*[.J160]" office:value-type="float" office:value="0.384" calcext:value-type="float">
            <text:p>$0.38</text:p>
          </table:table-cell>
          <table:table-cell table:style-name="ce315"/>
          <table:table-cell table:style-name="ce321" table:formula="of:=[.H160]*[.P$2]" office:value-type="float" office:value="6100" calcext:value-type="float">
            <text:p>6,100</text:p>
          </table:table-cell>
          <table:table-cell table:style-name="ce342" office:value-type="string" calcext:value-type="string">
            <text:p>PO09100</text:p>
          </table:table-cell>
          <table:table-cell table:style-name="ce369" office:value-type="date" office:date-value="2015-08-25" calcext:value-type="date">
            <text:p>08/25/15</text:p>
          </table:table-cell>
          <table:table-cell table:style-name="ce372" office:value-type="date" office:date-value="2015-09-08" calcext:value-type="date">
            <text:p>09/08/15</text:p>
          </table:table-cell>
          <table:table-cell table:style-name="ce419" office:value-type="string" calcext:value-type="string">
            <text:p>received </text:p>
          </table:table-cell>
          <table:table-cell table:number-columns-repeated="2"/>
          <table:table-cell table:style-name="ce436" table:number-columns-repeated="3"/>
          <table:table-cell table:style-name="ce51" table:number-columns-repeated="990"/>
          <table:table-cell table:number-columns-repeated="9"/>
        </table:table-row>
        <table:table-row table:style-name="ro9">
          <table:table-cell table:style-name="ce38" office:value-type="string" calcext:value-type="string">
            <text:p>Electronic</text:p>
          </table:table-cell>
          <table:table-cell table:style-name="ce39" office:value-type="string" calcext:value-type="string">
            <text:p>EL-MS0010</text:p>
          </table:table-cell>
          <table:table-cell table:style-name="ce38" office:value-type="string" calcext:value-type="string">
            <text:p>Heavy Duty Power Connectors POWERPOLE 15A CONT</text:p>
          </table:table-cell>
          <table:table-cell table:style-name="ce38" office:value-type="string" calcext:value-type="string">
            <text:p>Anderson</text:p>
          </table:table-cell>
          <table:table-cell table:style-name="ce112"/>
          <table:table-cell table:style-name="ce38" office:value-type="string" calcext:value-type="string">
            <text:p>Mouser</text:p>
          </table:table-cell>
          <table:table-cell table:style-name="ce115" office:value-type="string" calcext:value-type="string">
            <text:p>879-1332-BK</text:p>
          </table:table-cell>
          <table:table-cell table:style-name="ce115" office:value-type="float" office:value="2" calcext:value-type="float">
            <text:p>2</text:p>
          </table:table-cell>
          <table:table-cell table:style-name="ce38" office:value-type="string" calcext:value-type="string">
            <text:p>ea</text:p>
          </table:table-cell>
          <table:table-cell table:style-name="ce238" office:value-type="currency" office:currency="USD" office:value="0.1" calcext:value-type="currency">
            <text:p>$0.10</text:p>
          </table:table-cell>
          <table:table-cell table:style-name="ce238" table:formula="of:=[.H161]*[.J161]" office:value-type="currency" office:currency="USD" office:value="0.2" calcext:value-type="currency">
            <text:p>$0.20</text:p>
          </table:table-cell>
          <table:table-cell table:style-name="ce260" table:formula="of:=SUM([.K157:.K161])" office:value-type="float" office:value="4.81290288713911" calcext:value-type="float">
            <text:p>4.81</text:p>
          </table:table-cell>
          <table:table-cell table:style-name="ce287" office:value-type="currency" office:currency="USD" office:value="0.1" calcext:value-type="currency">
            <text:p>$0.10</text:p>
          </table:table-cell>
          <table:table-cell table:style-name="ce216" table:formula="of:=[.H161]*[.J161]" office:value-type="float" office:value="0.2" calcext:value-type="float">
            <text:p>$0.20</text:p>
          </table:table-cell>
          <table:table-cell table:style-name="ce311" table:formula="of:=SUM([.N157:.N161])" office:value-type="float" office:value="4.81290288713911" calcext:value-type="float">
            <text:p>4.81</text:p>
          </table:table-cell>
          <table:table-cell table:style-name="ce321" table:formula="of:=[.H161]*[.P$2]" office:value-type="float" office:value="6100" calcext:value-type="float">
            <text:p>6,100</text:p>
          </table:table-cell>
          <table:table-cell table:style-name="ce300" office:value-type="string" calcext:value-type="string">
            <text:p>PO09812</text:p>
          </table:table-cell>
          <table:table-cell table:style-name="ce374" office:value-type="date" office:date-value="2015-10-30" calcext:value-type="date">
            <text:p>10/30/15</text:p>
          </table:table-cell>
          <table:table-cell table:style-name="ce387" office:value-type="date" office:date-value="2015-11-04" calcext:value-type="date">
            <text:p>11/04/15</text:p>
          </table:table-cell>
          <table:table-cell table:style-name="ce412" office:value-type="string" calcext:value-type="string">
            <text:p>received </text:p>
          </table:table-cell>
          <table:table-cell table:style-name="ce51" table:number-columns-repeated="2"/>
          <table:table-cell table:style-name="ce501" table:number-columns-repeated="3"/>
          <table:table-cell table:style-name="ce448" table:number-columns-repeated="990"/>
          <table:table-cell table:number-columns-repeated="9"/>
        </table:table-row>
        <table:table-row table:style-name="ro9">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35"/>
          <table:table-cell table:style-name="ce271"/>
          <table:table-cell table:style-name="ce296"/>
          <table:table-cell table:style-name="ce216" table:formula="of:=[.H162]*[.J162]" office:value-type="float" office:value="0" calcext:value-type="float">
            <text:p/>
          </table:table-cell>
          <table:table-cell table:style-name="ce296"/>
          <table:table-cell table:style-name="ce335"/>
          <table:table-cell table:style-name="ce357"/>
          <table:table-cell table:style-name="ce386"/>
          <table:table-cell table:style-name="ce405"/>
          <table:table-cell table:style-name="ce427"/>
          <table:table-cell table:style-name="ce448" table:number-columns-repeated="2"/>
          <table:table-cell table:style-name="ce436" table:number-columns-repeated="3"/>
          <table:table-cell table:style-name="ce51" table:number-columns-repeated="990"/>
          <table:table-cell table:number-columns-repeated="9"/>
        </table:table-row>
        <table:table-row table:style-name="ro14">
          <table:table-cell table:style-name="ce33" office:value-type="string" calcext:value-type="string">
            <text:p>Electronics</text:p>
          </table:table-cell>
          <table:table-cell table:style-name="ce68" office:value-type="string" calcext:value-type="string">
            <text:p>PC-BD0029</text:p>
          </table:table-cell>
          <table:table-cell table:style-name="ce91" office:value-type="string" calcext:value-type="string">
            <text:p>Silicon Heater, 24V, 168mm x 168mm, Self Adhesive, w/ connectors</text:p>
          </table:table-cell>
          <table:table-cell table:style-name="ce91"/>
          <table:table-cell table:style-name="ce133" office:value-type="string" calcext:value-type="string">
            <text:p>NPH PC-BD0029</text:p>
          </table:table-cell>
          <table:table-cell table:style-name="ce91" office:value-type="string" calcext:value-type="string">
            <text:p>National Plastic Heater</text:p>
          </table:table-cell>
          <table:table-cell table:style-name="ce174" office:value-type="string" calcext:value-type="string">
            <text:p>NPH PC-BD0029</text:p>
          </table:table-cell>
          <table:table-cell table:style-name="ce174" office:value-type="float" office:value="1" calcext:value-type="float">
            <text:p>1</text:p>
          </table:table-cell>
          <table:table-cell table:style-name="ce91" office:value-type="string" calcext:value-type="string">
            <text:p>ea</text:p>
          </table:table-cell>
          <table:table-cell table:style-name="ce212" office:value-type="float" office:value="27.95" calcext:value-type="float">
            <text:p>$27.95</text:p>
          </table:table-cell>
          <table:table-cell table:style-name="ce238" table:formula="of:=[.H163]*[.J163]" office:value-type="currency" office:currency="USD" office:value="27.95" calcext:value-type="currency">
            <text:p>$27.95</text:p>
          </table:table-cell>
          <table:table-cell table:style-name="ce260" table:formula="of:=SUM([.K163])" office:value-type="float" office:value="27.95" calcext:value-type="float">
            <text:p>27.95</text:p>
          </table:table-cell>
          <table:table-cell table:style-name="ce216" office:value-type="float" office:value="27.95" calcext:value-type="float">
            <text:p>$27.95</text:p>
          </table:table-cell>
          <table:table-cell table:style-name="ce216" table:formula="of:=[.H163]*[.J163]" office:value-type="float" office:value="27.95" calcext:value-type="float">
            <text:p>$27.95</text:p>
          </table:table-cell>
          <table:table-cell table:style-name="ce311" table:formula="of:=SUM([.N163])" office:value-type="float" office:value="27.95" calcext:value-type="float">
            <text:p>27.95</text:p>
          </table:table-cell>
          <table:table-cell table:style-name="ce321" office:value-type="float" office:value="3050" calcext:value-type="float">
            <text:p>3,050</text:p>
          </table:table-cell>
          <table:table-cell table:style-name="ce174" office:value-type="string" calcext:value-type="string">
            <text:p>PO08878</text:p>
          </table:table-cell>
          <table:table-cell table:style-name="ce368" office:value-type="date" office:date-value="2015-08-07" calcext:value-type="date">
            <text:p>08/07/15</text:p>
          </table:table-cell>
          <table:table-cell table:style-name="ce372" office:value-type="string" calcext:value-type="string">
            <text:p>see notes</text:p>
          </table:table-cell>
          <table:table-cell table:style-name="ce412" office:value-type="string" calcext:value-type="string">
            <text:p><text:s/>Received 800 10/13 <text:s/>next delivery 800 12/5 - <text:s/>800 2/2/16 - 650 3/29/16</text:p>
          </table:table-cell>
          <table:table-cell table:style-name="ce51" table:number-columns-repeated="2"/>
          <table:table-cell table:number-columns-repeated="1002"/>
        </table:table-row>
        <table:table-row table:style-name="ro9">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35"/>
          <table:table-cell table:style-name="ce271"/>
          <table:table-cell table:style-name="ce296"/>
          <table:table-cell table:style-name="ce216" table:formula="of:=[.H164]*[.J164]" office:value-type="float" office:value="0" calcext:value-type="float">
            <text:p/>
          </table:table-cell>
          <table:table-cell table:style-name="ce296"/>
          <table:table-cell table:style-name="ce335"/>
          <table:table-cell table:style-name="ce357"/>
          <table:table-cell table:style-name="ce386"/>
          <table:table-cell table:style-name="ce405"/>
          <table:table-cell table:style-name="ce427"/>
          <table:table-cell table:style-name="ce448" table:number-columns-repeated="2"/>
          <table:table-cell table:number-columns-repeated="1002"/>
        </table:table-row>
        <table:table-row table:style-name="ro18">
          <table:table-cell table:style-name="ce33" office:value-type="string" calcext:value-type="string">
            <text:p>Electronic</text:p>
          </table:table-cell>
          <table:table-cell table:style-name="ce68" office:value-type="string" calcext:value-type="string">
            <text:p>EL-FA0020</text:p>
          </table:table-cell>
          <table:table-cell table:style-name="ce91" office:value-type="string" calcext:value-type="string">
            <text:p>RFB2008 Micro Blower with 30awg wire that is 250mm long</text:p>
          </table:table-cell>
          <table:table-cell table:style-name="ce91"/>
          <table:table-cell table:style-name="ce133"/>
          <table:table-cell table:style-name="ce91" office:value-type="string" calcext:value-type="string">
            <text:p>Pelonis</text:p>
          </table:table-cell>
          <table:table-cell table:style-name="ce174"/>
          <table:table-cell table:style-name="ce174" office:value-type="float" office:value="1" calcext:value-type="float">
            <text:p>1</text:p>
          </table:table-cell>
          <table:table-cell table:style-name="ce91" office:value-type="string" calcext:value-type="string">
            <text:p>ea</text:p>
          </table:table-cell>
          <table:table-cell table:style-name="ce212" office:value-type="float" office:value="6.54" calcext:value-type="float">
            <text:p>$6.54</text:p>
          </table:table-cell>
          <table:table-cell table:style-name="ce238" table:formula="of:=[.H165]*[.J165]" office:value-type="currency" office:currency="USD" office:value="6.54" calcext:value-type="currency">
            <text:p>$6.54</text:p>
          </table:table-cell>
          <table:table-cell table:style-name="ce260" table:formula="of:=SUM([.K165])" office:value-type="float" office:value="6.54" calcext:value-type="float">
            <text:p>6.54</text:p>
          </table:table-cell>
          <table:table-cell table:style-name="ce216" office:value-type="float" office:value="8.73" calcext:value-type="float">
            <text:p>$8.73</text:p>
          </table:table-cell>
          <table:table-cell table:style-name="ce216" table:formula="of:=[.H165]*[.J165]" office:value-type="float" office:value="6.54" calcext:value-type="float">
            <text:p>$6.54</text:p>
          </table:table-cell>
          <table:table-cell table:style-name="ce311" table:formula="of:=SUM([.N165])" office:value-type="float" office:value="6.54" calcext:value-type="float">
            <text:p>6.54</text:p>
          </table:table-cell>
          <table:table-cell table:style-name="ce321" table:formula="of:=[.H165]*[.P$2]" office:value-type="float" office:value="3050" calcext:value-type="float">
            <text:p>3,050</text:p>
          </table:table-cell>
          <table:table-cell table:style-name="ce174" office:value-type="string" calcext:value-type="string">
            <text:p>PO05810</text:p>
          </table:table-cell>
          <table:table-cell table:style-name="ce368" office:value-type="date" office:date-value="2015-01-06" calcext:value-type="date">
            <text:p>01/06/15</text:p>
          </table:table-cell>
          <table:table-cell table:style-name="ce372" office:value-type="string" calcext:value-type="string">
            <text:p>See notes</text:p>
          </table:table-cell>
          <table:table-cell table:style-name="ce428" office:value-type="string" calcext:value-type="string">
            <text:p>Received 9850 pcs balance of 150 pc <text:s/>Make sure this is ordered with 30awg wire that is 250mm long (DONE) 1600 pc shipping 1/12/ and Bal to follow another 4 weeks – All should be in by 2/13. These units were written on an annual PO with a delivery schedule under PO05810</text:p>
          </table:table-cell>
          <table:table-cell table:style-name="ce51" table:number-columns-repeated="2"/>
          <table:table-cell table:number-columns-repeated="1002"/>
        </table:table-row>
        <table:table-row table:style-name="ro9">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238"/>
          <table:table-cell table:style-name="ce264"/>
          <table:table-cell table:style-name="ce286"/>
          <table:table-cell table:style-name="ce216" table:formula="of:=[.H166]*[.J166]" office:value-type="float" office:value="0" calcext:value-type="float">
            <text:p/>
          </table:table-cell>
          <table:table-cell table:style-name="ce286"/>
          <table:table-cell table:style-name="ce321"/>
          <table:table-cell table:style-name="ce348"/>
          <table:table-cell table:style-name="ce375"/>
          <table:table-cell table:style-name="ce387"/>
          <table:table-cell table:style-name="ce419"/>
          <table:table-cell table:number-columns-repeated="2"/>
          <table:table-cell table:style-name="ce436" table:number-columns-repeated="3"/>
          <table:table-cell table:style-name="ce51" table:number-columns-repeated="990"/>
          <table:table-cell table:number-columns-repeated="9"/>
        </table:table-row>
        <table:table-row table:style-name="ro9">
          <table:table-cell table:style-name="ce33" office:value-type="string" calcext:value-type="string">
            <text:p>Electronic</text:p>
          </table:table-cell>
          <table:table-cell table:style-name="ce33" office:value-type="string" calcext:value-type="string">
            <text:p>EL-SW0023</text:p>
          </table:table-cell>
          <table:table-cell table:style-name="ce33" office:value-type="string" calcext:value-type="string">
            <text:p>SWITCH ROCKER DPST 20A 250V, illuminated red</text:p>
          </table:table-cell>
          <table:table-cell table:style-name="ce33"/>
          <table:table-cell table:style-name="ce101" office:value-type="string" calcext:value-type="string">
            <text:p>R5BBLKREDFF2</text:p>
          </table:table-cell>
          <table:table-cell table:style-name="ce33" office:value-type="string" calcext:value-type="string">
            <text:p>Heilind</text:p>
          </table:table-cell>
          <table:table-cell table:style-name="ce154" office:value-type="string" calcext:value-type="string">
            <text:p>KCD4 – 4 legs</text:p>
          </table:table-cell>
          <table:table-cell table:style-name="ce154" office:value-type="float" office:value="1" calcext:value-type="float">
            <text:p>1</text:p>
          </table:table-cell>
          <table:table-cell table:style-name="ce33" office:value-type="string" calcext:value-type="string">
            <text:p>ea</text:p>
          </table:table-cell>
          <table:table-cell table:style-name="ce203" office:value-type="currency" office:currency="USD" office:value="1.4687" calcext:value-type="currency">
            <text:p>$1.469</text:p>
          </table:table-cell>
          <table:table-cell table:style-name="ce238" table:formula="of:=[.H167]*[.J167]" office:value-type="currency" office:currency="USD" office:value="1.4687" calcext:value-type="currency">
            <text:p>$1.47</text:p>
          </table:table-cell>
          <table:table-cell table:style-name="ce264"/>
          <table:table-cell table:style-name="ce286"/>
          <table:table-cell table:style-name="ce216" table:formula="of:=[.H167]*[.J167]" office:value-type="float" office:value="1.4687" calcext:value-type="float">
            <text:p>$1.47</text:p>
          </table:table-cell>
          <table:table-cell table:style-name="ce286"/>
          <table:table-cell table:style-name="ce321" table:formula="of:=[.H167]*[.P$2]" office:value-type="float" office:value="3050" calcext:value-type="float">
            <text:p>3,050</text:p>
          </table:table-cell>
          <table:table-cell table:style-name="ce348" office:value-type="string" calcext:value-type="string">
            <text:p>PO08879 / PO08916</text:p>
          </table:table-cell>
          <table:table-cell table:style-name="ce375" office:value-type="date" office:date-value="2015-08-07" calcext:value-type="date">
            <text:p>08/07/15</text:p>
          </table:table-cell>
          <table:table-cell table:style-name="ce387" office:value-type="date" office:date-value="2015-12-01" calcext:value-type="date">
            <text:p>12/01/15</text:p>
          </table:table-cell>
          <table:table-cell table:style-name="ce419" office:value-type="string" calcext:value-type="string">
            <text:p>12-14 wk lead time Also see PO8916 for Cyclops to fill in until Heilind can land. </text:p>
          </table:table-cell>
          <table:table-cell table:number-columns-repeated="1004"/>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35"/>
          <table:table-cell table:style-name="ce264"/>
          <table:table-cell table:style-name="ce286"/>
          <table:table-cell table:style-name="ce216" table:formula="of:=[.H168]*[.J168]" office:value-type="float" office:value="0" calcext:value-type="float">
            <text:p/>
          </table:table-cell>
          <table:table-cell table:style-name="ce286"/>
          <table:table-cell table:style-name="ce321"/>
          <table:table-cell table:style-name="ce348"/>
          <table:table-cell table:style-name="ce375"/>
          <table:table-cell table:style-name="ce387"/>
          <table:table-cell table:style-name="ce419"/>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Electronic</text:p>
          </table:table-cell>
          <table:table-cell table:style-name="ce33" office:value-type="string" calcext:value-type="string">
            <text:p>EL-MT0001</text:p>
          </table:table-cell>
          <table:table-cell table:style-name="ce33" office:value-type="string" calcext:value-type="string">
            <text:p>NEMA 17 Stepper Motors</text:p>
          </table:table-cell>
          <table:table-cell table:style-name="ce39"/>
          <table:table-cell table:style-name="ce108"/>
          <table:table-cell table:style-name="ce33" office:value-type="string" calcext:value-type="string">
            <text:p>FTX</text:p>
          </table:table-cell>
          <table:table-cell table:style-name="ce154" office:value-type="string" calcext:value-type="string">
            <text:p>SY42STH47-1504A</text:p>
          </table:table-cell>
          <table:table-cell table:style-name="ce154" office:value-type="float" office:value="5" calcext:value-type="float">
            <text:p>5</text:p>
          </table:table-cell>
          <table:table-cell table:style-name="ce33" office:value-type="string" calcext:value-type="string">
            <text:p>ea</text:p>
          </table:table-cell>
          <table:table-cell table:style-name="ce200" office:value-type="float" office:value="7.5" calcext:value-type="float">
            <text:p>$7.50</text:p>
          </table:table-cell>
          <table:table-cell table:style-name="ce200" table:formula="of:=SUM([.J169]*[.H169])" office:value-type="float" office:value="37.5" calcext:value-type="float">
            <text:p>$37.50</text:p>
          </table:table-cell>
          <table:table-cell table:style-name="ce260" table:formula="of:=SUM([.K169])" office:value-type="float" office:value="37.5" calcext:value-type="float">
            <text:p>37.50</text:p>
          </table:table-cell>
          <table:table-cell table:style-name="ce216" office:value-type="float" office:value="7.5" calcext:value-type="float">
            <text:p>$7.50</text:p>
          </table:table-cell>
          <table:table-cell table:style-name="ce216" table:formula="of:=[.H169]*[.J169]" office:value-type="float" office:value="37.5" calcext:value-type="float">
            <text:p>$37.50</text:p>
          </table:table-cell>
          <table:table-cell table:style-name="ce311" table:formula="of:=SUM([.N169])" office:value-type="float" office:value="37.5" calcext:value-type="float">
            <text:p>37.50</text:p>
          </table:table-cell>
          <table:table-cell table:style-name="ce321" table:formula="of:=[.H169]*[.P$2]" office:value-type="float" office:value="15250" calcext:value-type="float">
            <text:p>15,250</text:p>
          </table:table-cell>
          <table:table-cell table:style-name="ce300" office:value-type="string" calcext:value-type="string">
            <text:p>PO08876</text:p>
          </table:table-cell>
          <table:table-cell table:style-name="ce374" office:value-type="date" office:date-value="2015-08-10" calcext:value-type="date">
            <text:p>08/10/15</text:p>
          </table:table-cell>
          <table:table-cell table:style-name="ce387" office:value-type="date" office:date-value="2015-10-14" calcext:value-type="date">
            <text:p>10/14/15</text:p>
          </table:table-cell>
          <table:table-cell table:style-name="ce429" office:value-type="string" calcext:value-type="string">
            <text:p>Received 15,250 <text:s/>8/7/2015 Ginger brought the cost from 7.50 to 7.20 per unit – Tsimpson <text:s/>(These are still coming by sea, Per George, invetory levels should be OK until sea shipment arrives. T) </text:p>
          </table:table-cell>
          <table:table-cell table:style-name="ce51" table:number-columns-repeated="2"/>
          <table:table-cell table:number-columns-repeated="1002"/>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35"/>
          <table:table-cell table:style-name="ce264"/>
          <table:table-cell table:style-name="ce286"/>
          <table:table-cell table:style-name="ce216" table:formula="of:=[.H170]*[.J170]" office:value-type="float" office:value="0" calcext:value-type="float">
            <text:p/>
          </table:table-cell>
          <table:table-cell table:style-name="ce286"/>
          <table:table-cell table:style-name="ce321"/>
          <table:table-cell table:style-name="ce348"/>
          <table:table-cell table:style-name="ce375"/>
          <table:table-cell table:style-name="ce387"/>
          <table:table-cell table:style-name="ce419"/>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Electronic</text:p>
          </table:table-cell>
          <table:table-cell table:style-name="ce47" office:value-type="string" calcext:value-type="string">
            <text:p>PC-BD0052</text:p>
          </table:table-cell>
          <table:table-cell table:style-name="ce58" office:value-type="string" calcext:value-type="string">
            <text:p>Mini RAMBo 1.1b, assembled board only</text:p>
          </table:table-cell>
          <table:table-cell table:style-name="ce33"/>
          <table:table-cell table:style-name="ce101"/>
          <table:table-cell table:style-name="ce33" office:value-type="string" calcext:value-type="string">
            <text:p>UltiMachine</text:p>
          </table:table-cell>
          <table:table-cell table:style-name="ce154"/>
          <table:table-cell table:style-name="ce154" office:value-type="float" office:value="1" calcext:value-type="float">
            <text:p>1</text:p>
          </table:table-cell>
          <table:table-cell table:style-name="ce33" office:value-type="string" calcext:value-type="string">
            <text:p>ea</text:p>
          </table:table-cell>
          <table:table-cell table:style-name="ce212" office:value-type="float" office:value="57" calcext:value-type="float">
            <text:p>$57.00</text:p>
          </table:table-cell>
          <table:table-cell table:style-name="ce200" table:formula="of:=SUM([.J171]*[.H171])" office:value-type="float" office:value="57" calcext:value-type="float">
            <text:p>$57.00</text:p>
          </table:table-cell>
          <table:table-cell table:style-name="ce260" table:formula="of:=SUM([.K171])" office:value-type="float" office:value="57" calcext:value-type="float">
            <text:p>57.00</text:p>
          </table:table-cell>
          <table:table-cell table:style-name="ce216" office:value-type="float" office:value="57" calcext:value-type="float">
            <text:p>$57.00</text:p>
          </table:table-cell>
          <table:table-cell table:style-name="ce216" table:formula="of:=[.H171]*[.J171]" office:value-type="float" office:value="57" calcext:value-type="float">
            <text:p>$57.00</text:p>
          </table:table-cell>
          <table:table-cell table:style-name="ce311" table:formula="of:=SUM([.N171])" office:value-type="float" office:value="57" calcext:value-type="float">
            <text:p>57.00</text:p>
          </table:table-cell>
          <table:table-cell table:style-name="ce321" table:formula="of:=[.H171]*[.P$2]" office:value-type="float" office:value="3050" calcext:value-type="float">
            <text:p>3,050</text:p>
          </table:table-cell>
          <table:table-cell table:style-name="ce358" office:value-type="string" calcext:value-type="string">
            <text:p>PO08998</text:p>
          </table:table-cell>
          <table:table-cell table:style-name="ce387" office:value-type="date" office:date-value="2015-08-24" calcext:value-type="date">
            <text:p>08/24/15</text:p>
          </table:table-cell>
          <table:table-cell table:style-name="ce387" office:value-type="string" calcext:value-type="string">
            <text:p>SEE NOTES</text:p>
          </table:table-cell>
          <table:table-cell table:style-name="ce412" office:value-type="string" calcext:value-type="string">
            <text:p>800 10/1, 800 11/25, 800 1/14, 650 3/1/16</text:p>
          </table:table-cell>
          <table:table-cell table:style-name="ce51" table:number-columns-repeated="2"/>
          <table:table-cell table:number-columns-repeated="1002"/>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35"/>
          <table:table-cell table:style-name="ce264"/>
          <table:table-cell table:style-name="ce286"/>
          <table:table-cell table:style-name="ce216" table:formula="of:=[.H172]*[.J172]" office:value-type="float" office:value="0" calcext:value-type="float">
            <text:p/>
          </table:table-cell>
          <table:table-cell table:style-name="ce286"/>
          <table:table-cell table:style-name="ce321"/>
          <table:table-cell table:style-name="ce348"/>
          <table:table-cell table:style-name="ce375"/>
          <table:table-cell table:style-name="ce387"/>
          <table:table-cell table:style-name="ce419"/>
          <table:table-cell table:number-columns-repeated="1004"/>
        </table:table-row>
        <table:table-row table:style-name="ro6">
          <table:table-cell table:style-name="ce33" office:value-type="string" calcext:value-type="string">
            <text:p>Mechanical</text:p>
          </table:table-cell>
          <table:table-cell table:style-name="ce33" office:value-type="string" calcext:value-type="string">
            <text:p>HD-MS0282</text:p>
          </table:table-cell>
          <table:table-cell table:style-name="ce33" office:value-type="string" calcext:value-type="string">
            <text:p>608-2RS ABEC3/C3 Rubber Sealed Bearing – BLACK</text:p>
          </table:table-cell>
          <table:table-cell table:style-name="ce96"/>
          <table:table-cell table:style-name="ce32"/>
          <table:table-cell table:style-name="ce33" office:value-type="string" calcext:value-type="string">
            <text:p>Just Great Bearings </text:p>
          </table:table-cell>
          <table:table-cell table:style-name="ce32" office:value-type="string" calcext:value-type="string">
            <text:p>608-2RS ABEC3/C3</text:p>
          </table:table-cell>
          <table:table-cell table:style-name="ce154" office:value-type="float" office:value="7" calcext:value-type="float">
            <text:p>7</text:p>
          </table:table-cell>
          <table:table-cell table:style-name="ce33" office:value-type="string" calcext:value-type="string">
            <text:p>ea</text:p>
          </table:table-cell>
          <table:table-cell table:style-name="ce212" office:value-type="float" office:value="0.42" calcext:value-type="float">
            <text:p>$0.42</text:p>
          </table:table-cell>
          <table:table-cell table:style-name="ce200" table:formula="of:=SUM([.J173]*[.H173])" office:value-type="float" office:value="2.94" calcext:value-type="float">
            <text:p>$2.94</text:p>
          </table:table-cell>
          <table:table-cell table:style-name="ce260" table:formula="of:=SUM([.K173])" office:value-type="float" office:value="2.94" calcext:value-type="float">
            <text:p>2.94</text:p>
          </table:table-cell>
          <table:table-cell table:style-name="ce216" table:formula="of:=53.88/100" office:value-type="float" office:value="0.5388" calcext:value-type="float">
            <text:p>$0.54</text:p>
          </table:table-cell>
          <table:table-cell table:style-name="ce216" table:formula="of:=[.H173]*[.J173]" office:value-type="float" office:value="2.94" calcext:value-type="float">
            <text:p>$2.94</text:p>
          </table:table-cell>
          <table:table-cell table:style-name="ce311" table:formula="of:=SUM([.N173])" office:value-type="float" office:value="2.94" calcext:value-type="float">
            <text:p>2.94</text:p>
          </table:table-cell>
          <table:table-cell table:style-name="ce321" table:formula="of:=[.H173]*[.P$2]" office:value-type="float" office:value="21350" calcext:value-type="float">
            <text:p>21,350</text:p>
          </table:table-cell>
          <table:table-cell table:style-name="ce359" office:value-type="string" calcext:value-type="string">
            <text:p>PO08875</text:p>
          </table:table-cell>
          <table:table-cell table:style-name="ce379" office:value-type="date" office:date-value="2015-08-10" calcext:value-type="date">
            <text:p>08/10/15</text:p>
          </table:table-cell>
          <table:table-cell table:style-name="ce395" office:value-type="date" office:date-value="2015-10-14" calcext:value-type="date">
            <text:p>10/14/15</text:p>
          </table:table-cell>
          <table:table-cell table:style-name="ce430" office:value-type="string" calcext:value-type="string">
            <text:p>SB Confirmed delivery middle October.</text:p>
          </table:table-cell>
          <table:table-cell table:style-name="ce51" table:number-columns-repeated="2"/>
          <table:table-cell table:number-columns-repeated="1002"/>
        </table:table-row>
        <table:table-row table:style-name="ro6">
          <table:table-cell table:style-name="ce47" office:value-type="string" calcext:value-type="string">
            <text:p>Mechanical</text:p>
          </table:table-cell>
          <table:table-cell table:style-name="ce47" office:value-type="string" calcext:value-type="string">
            <text:p>HD-MS0277</text:p>
          </table:table-cell>
          <table:table-cell table:style-name="ce47" office:value-type="string" calcext:value-type="string">
            <text:p>Bearing 627 Ball Bearings 627 RS – BLACK</text:p>
          </table:table-cell>
          <table:table-cell table:style-name="ce47"/>
          <table:table-cell table:style-name="ce131"/>
          <table:table-cell table:style-name="ce33" office:value-type="string" calcext:value-type="string">
            <text:p>Just Great Bearings </text:p>
          </table:table-cell>
          <table:table-cell table:style-name="ce179" office:value-type="string" calcext:value-type="string">
            <text:p>627-2RS</text:p>
          </table:table-cell>
          <table:table-cell table:style-name="ce179" office:value-type="float" office:value="4" calcext:value-type="float">
            <text:p>4</text:p>
          </table:table-cell>
          <table:table-cell table:style-name="ce47" office:value-type="string" calcext:value-type="string">
            <text:p>ea</text:p>
          </table:table-cell>
          <table:table-cell table:style-name="ce212" office:value-type="float" office:value="0.65" calcext:value-type="float">
            <text:p>$0.65</text:p>
          </table:table-cell>
          <table:table-cell table:style-name="ce200" table:formula="of:=SUM([.J174]*[.H174])" office:value-type="float" office:value="2.6" calcext:value-type="float">
            <text:p>$2.60</text:p>
          </table:table-cell>
          <table:table-cell table:style-name="ce260" table:formula="of:=SUM([.K174])" office:value-type="float" office:value="2.6" calcext:value-type="float">
            <text:p>2.60</text:p>
          </table:table-cell>
          <table:table-cell table:style-name="ce216" table:formula="of:=53.88/100" office:value-type="float" office:value="0.5388" calcext:value-type="float">
            <text:p>$0.54</text:p>
          </table:table-cell>
          <table:table-cell table:style-name="ce216" table:formula="of:=[.H174]*[.J174]" office:value-type="float" office:value="2.6" calcext:value-type="float">
            <text:p>$2.60</text:p>
          </table:table-cell>
          <table:table-cell table:style-name="ce311" table:formula="of:=SUM([.N174])" office:value-type="float" office:value="2.6" calcext:value-type="float">
            <text:p>2.60</text:p>
          </table:table-cell>
          <table:table-cell table:style-name="ce321" table:formula="of:=[.H174]*[.P$2]" office:value-type="float" office:value="12200" calcext:value-type="float">
            <text:p>12,200</text:p>
          </table:table-cell>
          <table:table-cell table:style-name="ce359" office:value-type="string" calcext:value-type="string">
            <text:p>PO08875</text:p>
          </table:table-cell>
          <table:table-cell table:style-name="ce379" office:value-type="date" office:date-value="2015-08-10" calcext:value-type="date">
            <text:p>08/10/15</text:p>
          </table:table-cell>
          <table:table-cell table:style-name="ce395" office:value-type="date" office:date-value="2015-10-14" calcext:value-type="date">
            <text:p>10/14/15</text:p>
          </table:table-cell>
          <table:table-cell table:style-name="ce430" office:value-type="string" calcext:value-type="string">
            <text:p>SB Confirmed delivery middle October.</text:p>
          </table:table-cell>
          <table:table-cell table:style-name="ce51" table:number-columns-repeated="2"/>
          <table:table-cell table:number-columns-repeated="1002"/>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50"/>
          <table:table-cell table:style-name="ce200" table:formula="of:=SUM([.J175]*[.H175])" office:value-type="float" office:value="0" calcext:value-type="float">
            <text:p/>
          </table:table-cell>
          <table:table-cell table:style-name="ce264"/>
          <table:table-cell table:style-name="ce286"/>
          <table:table-cell table:style-name="ce216" table:formula="of:=[.H175]*[.J175]" office:value-type="float" office:value="0" calcext:value-type="float">
            <text:p/>
          </table:table-cell>
          <table:table-cell table:style-name="ce286"/>
          <table:table-cell table:style-name="ce321"/>
          <table:table-cell table:style-name="ce348"/>
          <table:table-cell table:style-name="ce375"/>
          <table:table-cell table:style-name="ce387"/>
          <table:table-cell table:style-name="ce419"/>
          <table:table-cell table:number-columns-repeated="1004"/>
        </table:table-row>
        <table:table-row table:style-name="ro2">
          <table:table-cell table:style-name="ce39" office:value-type="string" calcext:value-type="string">
            <text:p>Etching</text:p>
          </table:table-cell>
          <table:table-cell table:style-name="ce39" office:value-type="string" calcext:value-type="string">
            <text:p>PP-FP0059</text:p>
          </table:table-cell>
          <table:table-cell table:style-name="ce39" office:value-type="string" calcext:value-type="string">
            <text:p>Laser Etching Serivces for the Mini Electronics Cover</text:p>
          </table:table-cell>
          <table:table-cell table:style-name="ce39"/>
          <table:table-cell table:style-name="ce108"/>
          <table:table-cell table:style-name="ce39" office:value-type="string" calcext:value-type="string">
            <text:p>Laser Engraving Designs, LLC</text:p>
          </table:table-cell>
          <table:table-cell table:style-name="ce165"/>
          <table:table-cell table:style-name="ce165" office:value-type="float" office:value="1" calcext:value-type="float">
            <text:p>1</text:p>
          </table:table-cell>
          <table:table-cell table:style-name="ce39" office:value-type="string" calcext:value-type="string">
            <text:p>ea</text:p>
          </table:table-cell>
          <table:table-cell table:style-name="ce239" office:value-type="currency" office:currency="USD" office:value="9.91" calcext:value-type="currency">
            <text:p>$9.91</text:p>
          </table:table-cell>
          <table:table-cell table:style-name="ce200" table:formula="of:=SUM([.J176]*[.H176])" office:value-type="float" office:value="9.91" calcext:value-type="float">
            <text:p>$9.91</text:p>
          </table:table-cell>
          <table:table-cell table:style-name="ce39" table:number-columns-repeated="2"/>
          <table:table-cell table:style-name="ce216" table:formula="of:=[.H176]*[.J176]" office:value-type="float" office:value="9.91" calcext:value-type="float">
            <text:p>$9.91</text:p>
          </table:table-cell>
          <table:table-cell table:style-name="ce39"/>
          <table:table-cell table:style-name="ce321" table:formula="of:=[.H176]*[.P$2]" office:value-type="float" office:value="3050" calcext:value-type="float">
            <text:p>3,050</text:p>
          </table:table-cell>
          <table:table-cell table:style-name="ce348" office:value-type="string" calcext:value-type="string">
            <text:p>PO09734, 09721, 09722, 09723, 09724 </text:p>
          </table:table-cell>
          <table:table-cell table:style-name="ce375" office:value-type="date" office:date-value="2015-09-22" calcext:value-type="date">
            <text:p>09/22/15</text:p>
          </table:table-cell>
          <table:table-cell table:style-name="ce387" office:value-type="string" calcext:value-type="string">
            <text:p>See Notes </text:p>
          </table:table-cell>
          <table:table-cell table:style-name="ce419" office:value-type="string" calcext:value-type="string">
            <text:p>Delivery schedule coincides with Rapid PO's. </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9" table:number-columns-repeated="4"/>
          <table:table-cell table:style-name="ce108"/>
          <table:table-cell table:style-name="ce39"/>
          <table:table-cell table:style-name="ce165" table:number-columns-repeated="2"/>
          <table:table-cell table:style-name="ce39"/>
          <table:table-cell table:style-name="ce148"/>
          <table:table-cell table:style-name="ce39" table:number-columns-repeated="3"/>
          <table:table-cell table:style-name="ce216" table:formula="of:=[.H177]*[.J177]" office:value-type="float" office:value="0" calcext:value-type="float">
            <text:p/>
          </table:table-cell>
          <table:table-cell table:style-name="ce39"/>
          <table:table-cell table:style-name="ce321"/>
          <table:table-cell table:style-name="ce348"/>
          <table:table-cell table:style-name="ce375"/>
          <table:table-cell table:style-name="ce387"/>
          <table:table-cell table:style-name="ce419"/>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Packaging</text:p>
          </table:table-cell>
          <table:table-cell table:style-name="ce50" office:value-type="string" calcext:value-type="string">
            <text:p>SH-PG0075</text:p>
          </table:table-cell>
          <table:table-cell table:style-name="ce50" office:value-type="string" calcext:value-type="string">
            <text:p>1.5# RECY &amp; 2# CROSSLINK W/ 10030 CH URETHANE </text:p>
          </table:table-cell>
          <table:table-cell table:style-name="ce35"/>
          <table:table-cell table:style-name="ce103"/>
          <table:table-cell table:style-name="ce35" office:value-type="string" calcext:value-type="string">
            <text:p>Shipper's Supply</text:p>
          </table:table-cell>
          <table:table-cell table:style-name="ce156" office:value-type="string" calcext:value-type="string">
            <text:p>20140922SA </text:p>
          </table:table-cell>
          <table:table-cell table:style-name="ce156" office:value-type="float" office:value="1" calcext:value-type="float">
            <text:p>1</text:p>
          </table:table-cell>
          <table:table-cell table:style-name="ce35" office:value-type="string" calcext:value-type="string">
            <text:p>ea</text:p>
          </table:table-cell>
          <table:table-cell table:style-name="ce212" office:value-type="float" office:value="20.53" calcext:value-type="float">
            <text:p>$20.53</text:p>
          </table:table-cell>
          <table:table-cell table:style-name="ce200" table:formula="of:=SUM([.J178]*[.H178])" office:value-type="float" office:value="20.53" calcext:value-type="float">
            <text:p>$20.53</text:p>
          </table:table-cell>
          <table:table-cell table:style-name="ce264"/>
          <table:table-cell table:style-name="ce286"/>
          <table:table-cell table:style-name="ce216" table:formula="of:=[.H178]*[.J178]" office:value-type="float" office:value="20.53" calcext:value-type="float">
            <text:p>$20.53</text:p>
          </table:table-cell>
          <table:table-cell table:style-name="ce286"/>
          <table:table-cell table:style-name="ce321" table:formula="of:=[.H178]*[.P$2]" office:value-type="float" office:value="3050" calcext:value-type="float">
            <text:p>3,050</text:p>
          </table:table-cell>
          <table:table-cell table:style-name="ce348" office:value-type="string" calcext:value-type="string">
            <text:p>PO09943</text:p>
          </table:table-cell>
          <table:table-cell table:style-name="ce375" office:value-type="date" office:date-value="2015-10-19" calcext:value-type="date">
            <text:p>10/19/15</text:p>
          </table:table-cell>
          <table:table-cell table:style-name="ce387" office:value-type="date" office:date-value="2015-11-11" calcext:value-type="date">
            <text:p>11/11/15</text:p>
          </table:table-cell>
          <table:table-cell table:style-name="ce419" office:value-type="string" calcext:value-type="string">
            <text:p>Ordered 1500 pcs Ben approved print size issues with shippers supply Kim, on this line and the line below, confirm with Steven and Ben that we are good to go on ordering these now. Thanks, T </text:p>
          </table:table-cell>
          <table:table-cell table:number-columns-repeated="2"/>
          <table:table-cell table:style-name="ce436" table:number-columns-repeated="3"/>
          <table:table-cell table:style-name="ce51" table:number-columns-repeated="990"/>
          <table:table-cell table:number-columns-repeated="9"/>
        </table:table-row>
        <table:table-row table:style-name="ro19">
          <table:table-cell table:style-name="ce35" office:value-type="string" calcext:value-type="string">
            <text:p>Packaging</text:p>
          </table:table-cell>
          <table:table-cell table:style-name="ce50" office:value-type="string" calcext:value-type="string">
            <text:p>SH-PG0076</text:p>
          </table:table-cell>
          <table:table-cell table:style-name="ce50" office:value-type="string" calcext:value-type="string">
            <text:p>22x17x19 275# dw white/ OUTSIDE PRINT 2 COLOR</text:p>
          </table:table-cell>
          <table:table-cell table:style-name="ce35"/>
          <table:table-cell table:style-name="ce103"/>
          <table:table-cell table:style-name="ce35" office:value-type="string" calcext:value-type="string">
            <text:p>Shipper's Supply</text:p>
          </table:table-cell>
          <table:table-cell table:style-name="ce156"/>
          <table:table-cell table:style-name="ce156" office:value-type="float" office:value="1" calcext:value-type="float">
            <text:p>1</text:p>
          </table:table-cell>
          <table:table-cell table:style-name="ce35" office:value-type="string" calcext:value-type="string">
            <text:p>ea</text:p>
          </table:table-cell>
          <table:table-cell table:style-name="ce240" office:value-type="currency" office:currency="USD" office:value="3.7" calcext:value-type="currency">
            <text:p>$3.70</text:p>
          </table:table-cell>
          <table:table-cell table:style-name="ce200" table:formula="of:=SUM([.J179]*[.H179])" office:value-type="float" office:value="3.7" calcext:value-type="float">
            <text:p>$3.70</text:p>
          </table:table-cell>
          <table:table-cell table:style-name="ce264"/>
          <table:table-cell table:style-name="ce286"/>
          <table:table-cell table:style-name="ce216" table:formula="of:=[.H179]*[.J179]" office:value-type="float" office:value="3.7" calcext:value-type="float">
            <text:p>$3.70</text:p>
          </table:table-cell>
          <table:table-cell table:style-name="ce286"/>
          <table:table-cell table:style-name="ce321" table:formula="of:=[.H179]*[.P$2]" office:value-type="float" office:value="3050" calcext:value-type="float">
            <text:p>3,050</text:p>
          </table:table-cell>
          <table:table-cell table:style-name="ce348" office:value-type="string" calcext:value-type="string">
            <text:p>PO09943</text:p>
          </table:table-cell>
          <table:table-cell table:style-name="ce375" office:value-type="date" office:date-value="2015-10-19" calcext:value-type="date">
            <text:p>10/19/15</text:p>
          </table:table-cell>
          <table:table-cell table:style-name="ce387" office:value-type="date" office:date-value="2015-11-11" calcext:value-type="date">
            <text:p>11/11/15</text:p>
          </table:table-cell>
          <table:table-cell table:style-name="ce419" office:value-type="string" calcext:value-type="string">
            <text:p>Ordered 1500 pcs Ben approved print size issues with shippers supply Kim, on this line and the line below, confirm with Steven and Ben that we are good to go on ordering these now. Thanks, T </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Packaging</text:p>
          </table:table-cell>
          <table:table-cell table:style-name="ce50" office:value-type="string" calcext:value-type="string">
            <text:p>SH-PG0085</text:p>
          </table:table-cell>
          <table:table-cell table:style-name="ce50" office:value-type="string" calcext:value-type="string">
            <text:p>3" x 55 yards 3.1 Mil Uline Clear Carton Sealing Tape 24 <text:s/>rolls/case</text:p>
          </table:table-cell>
          <table:table-cell table:style-name="ce35"/>
          <table:table-cell table:style-name="ce103"/>
          <table:table-cell table:style-name="ce35" office:value-type="string" calcext:value-type="string">
            <text:p>Uline</text:p>
          </table:table-cell>
          <table:table-cell table:style-name="ce156" office:value-type="string" calcext:value-type="string">
            <text:p>S-14567</text:p>
          </table:table-cell>
          <table:table-cell table:style-name="ce156" office:value-type="float" office:value="0.018" calcext:value-type="float">
            <text:p>0.018</text:p>
          </table:table-cell>
          <table:table-cell table:style-name="ce35" office:value-type="string" calcext:value-type="string">
            <text:p>mm</text:p>
          </table:table-cell>
          <table:table-cell table:style-name="ce240" office:value-type="currency" office:currency="USD" office:value="4.95" calcext:value-type="currency">
            <text:p>$4.95</text:p>
          </table:table-cell>
          <table:table-cell table:style-name="ce200" table:formula="of:=SUM([.J180]*[.H180])" office:value-type="float" office:value="0.0891" calcext:value-type="float">
            <text:p>$0.09</text:p>
          </table:table-cell>
          <table:table-cell table:style-name="ce264"/>
          <table:table-cell table:style-name="ce286"/>
          <table:table-cell table:style-name="ce216" table:formula="of:=[.H180]*[.J180]" office:value-type="float" office:value="0.0891" calcext:value-type="float">
            <text:p>$0.09</text:p>
          </table:table-cell>
          <table:table-cell table:style-name="ce286"/>
          <table:table-cell table:style-name="ce321" table:formula="of:=[.H180]*[.P$2]" office:value-type="float" office:value="54.9" calcext:value-type="float">
            <text:p>55</text:p>
          </table:table-cell>
          <table:table-cell table:style-name="ce348" office:value-type="string" calcext:value-type="string">
            <text:p>PO09888</text:p>
          </table:table-cell>
          <table:table-cell table:style-name="ce375" office:value-type="date" office:date-value="2015-10-23" calcext:value-type="date">
            <text:p>10/23/15</text:p>
          </table:table-cell>
          <table:table-cell table:style-name="ce387" office:value-type="date" office:date-value="2015-10-30" calcext:value-type="date">
            <text:p>10/30/15</text:p>
          </table:table-cell>
          <table:table-cell table:style-name="ce419" office:value-type="string" calcext:value-type="string">
            <text:p>received</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Packaging</text:p>
          </table:table-cell>
          <table:table-cell table:style-name="ce50" office:value-type="string" calcext:value-type="string">
            <text:p>DC-LB0028</text:p>
          </table:table-cell>
          <table:table-cell table:style-name="ce50" office:value-type="string" calcext:value-type="string">
            <text:p>Label, Lulzbot Mini Barcode</text:p>
          </table:table-cell>
          <table:table-cell table:style-name="ce35"/>
          <table:table-cell table:style-name="ce103"/>
          <table:table-cell table:style-name="ce149" office:value-type="string" calcext:value-type="string">
            <text:p>The print shop of loveland</text:p>
          </table:table-cell>
          <table:table-cell table:style-name="ce156"/>
          <table:table-cell table:style-name="ce156" office:value-type="float" office:value="1" calcext:value-type="float">
            <text:p>1</text:p>
          </table:table-cell>
          <table:table-cell table:style-name="ce35" office:value-type="string" calcext:value-type="string">
            <text:p>ea</text:p>
          </table:table-cell>
          <table:table-cell table:style-name="ce240" office:value-type="currency" office:currency="USD" office:value="0.14" calcext:value-type="currency">
            <text:p>$0.14</text:p>
          </table:table-cell>
          <table:table-cell table:style-name="ce200" table:formula="of:=SUM([.J181]*[.H181])" office:value-type="float" office:value="0.14" calcext:value-type="float">
            <text:p>$0.14</text:p>
          </table:table-cell>
          <table:table-cell table:style-name="ce264"/>
          <table:table-cell table:style-name="ce286"/>
          <table:table-cell table:style-name="ce216" table:formula="of:=[.H181]*[.J181]" office:value-type="float" office:value="0.14" calcext:value-type="float">
            <text:p>$0.14</text:p>
          </table:table-cell>
          <table:table-cell table:style-name="ce286"/>
          <table:table-cell table:style-name="ce321" table:formula="of:=[.H181]*[.P$2]" office:value-type="float" office:value="3050" calcext:value-type="float">
            <text:p>3,050</text:p>
          </table:table-cell>
          <table:table-cell table:style-name="ce348" office:value-type="string" calcext:value-type="string">
            <text:p>PO10435</text:p>
          </table:table-cell>
          <table:table-cell table:style-name="ce375" office:value-type="date" office:date-value="2015-11-05" calcext:value-type="date">
            <text:p>11/05/15</text:p>
          </table:table-cell>
          <table:table-cell table:style-name="ce387" office:value-type="date" office:date-value="2015-11-20" calcext:value-type="date">
            <text:p>11/20/15</text:p>
          </table:table-cell>
          <table:table-cell table:style-name="ce419" office:value-type="string" calcext:value-type="string">
            <text:p>Confirmed 11/20 delivery</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Packaging</text:p>
          </table:table-cell>
          <table:table-cell table:style-name="ce69" office:value-type="string" calcext:value-type="string">
            <text:p>DC-LB0029</text:p>
          </table:table-cell>
          <table:table-cell table:style-name="ce50" office:value-type="string" calcext:value-type="string">
            <text:p>Mini v1 serial number sticker</text:p>
          </table:table-cell>
          <table:table-cell table:style-name="ce35"/>
          <table:table-cell table:style-name="ce103"/>
          <table:table-cell table:style-name="ce149" office:value-type="string" calcext:value-type="string">
            <text:p>The print shop of loveland</text:p>
          </table:table-cell>
          <table:table-cell table:style-name="ce156"/>
          <table:table-cell table:style-name="ce199" office:value-type="float" office:value="1" calcext:value-type="float">
            <text:p>1</text:p>
          </table:table-cell>
          <table:table-cell table:style-name="ce35" office:value-type="string" calcext:value-type="string">
            <text:p>ea</text:p>
          </table:table-cell>
          <table:table-cell table:style-name="ce240" office:value-type="currency" office:currency="USD" office:value="0.014" calcext:value-type="currency">
            <text:p>$0.01</text:p>
          </table:table-cell>
          <table:table-cell table:style-name="ce200" table:formula="of:=SUM([.J182]*[.H182])" office:value-type="float" office:value="0.014" calcext:value-type="float">
            <text:p>$0.01</text:p>
          </table:table-cell>
          <table:table-cell table:style-name="ce264"/>
          <table:table-cell table:style-name="ce286"/>
          <table:table-cell table:style-name="ce216" table:formula="of:=[.H182]*[.J182]" office:value-type="float" office:value="0.014" calcext:value-type="float">
            <text:p>$0.01</text:p>
          </table:table-cell>
          <table:table-cell table:style-name="ce286"/>
          <table:table-cell table:style-name="ce321" table:formula="of:=[.H182]*[.P$2]" office:value-type="float" office:value="3050" calcext:value-type="float">
            <text:p>3,050</text:p>
          </table:table-cell>
          <table:table-cell table:style-name="ce348" office:value-type="string" calcext:value-type="string">
            <text:p>PO10435</text:p>
          </table:table-cell>
          <table:table-cell table:style-name="ce375" office:value-type="date" office:date-value="2015-11-05" calcext:value-type="date">
            <text:p>11/05/15</text:p>
          </table:table-cell>
          <table:table-cell table:style-name="ce387" office:value-type="date" office:date-value="2015-11-20" calcext:value-type="date">
            <text:p>11/20/15</text:p>
          </table:table-cell>
          <table:table-cell table:style-name="ce419" office:value-type="string" calcext:value-type="string">
            <text:p>Confirmed 11/20 delivery</text:p>
          </table:table-cell>
          <table:table-cell table:number-columns-repeated="2"/>
          <table:table-cell table:style-name="ce436" table:number-columns-repeated="3"/>
          <table:table-cell table:style-name="ce51" table:number-columns-repeated="990"/>
          <table:table-cell table:number-columns-repeated="9"/>
        </table:table-row>
        <table:table-row table:style-name="ro20">
          <table:table-cell table:style-name="ce49" office:value-type="string" calcext:value-type="string">
            <text:p>Packaging</text:p>
          </table:table-cell>
          <table:table-cell table:style-name="ce70" office:value-type="string" calcext:value-type="string">
            <text:p>RM-HI0025</text:p>
          </table:table-cell>
          <table:table-cell table:style-name="ce70" office:value-type="string" calcext:value-type="string">
            <text:p>HIPS, 1 meter Sample, Lulzbot Green</text:p>
          </table:table-cell>
          <table:table-cell table:style-name="ce49"/>
          <table:table-cell table:style-name="ce134"/>
          <table:table-cell table:style-name="ce49" office:value-type="string" calcext:value-type="string">
            <text:p>Aleph Objects</text:p>
          </table:table-cell>
          <table:table-cell table:style-name="ce180"/>
          <table:table-cell table:style-name="ce180" office:value-type="float" office:value="1" calcext:value-type="float">
            <text:p>1</text:p>
          </table:table-cell>
          <table:table-cell table:style-name="ce49" office:value-type="string" calcext:value-type="string">
            <text:p>ea</text:p>
          </table:table-cell>
          <table:table-cell table:style-name="ce241" office:value-type="currency" office:currency="USD" office:value="0.03" calcext:value-type="currency">
            <text:p>$0.03</text:p>
          </table:table-cell>
          <table:table-cell table:style-name="ce255" table:formula="of:=SUM([.J183]*[.H183])" office:value-type="float" office:value="0.03" calcext:value-type="float">
            <text:p>$0.03</text:p>
          </table:table-cell>
          <table:table-cell table:style-name="ce272"/>
          <table:table-cell table:style-name="ce298"/>
          <table:table-cell table:style-name="ce306" table:formula="of:=[.H183]*[.J183]" office:value-type="float" office:value="0.03" calcext:value-type="float">
            <text:p>$0.03</text:p>
          </table:table-cell>
          <table:table-cell table:style-name="ce298"/>
          <table:table-cell table:style-name="ce336" office:value-type="string" calcext:value-type="string">
            <text:p>48-60 kg</text:p>
          </table:table-cell>
          <table:table-cell table:style-name="ce360" office:value-type="string" calcext:value-type="string">
            <text:p>PO09728</text:p>
          </table:table-cell>
          <table:table-cell table:style-name="ce388" office:value-type="date" office:date-value="2015-09-22" calcext:value-type="date">
            <text:p>09/22/15</text:p>
          </table:table-cell>
          <table:table-cell table:style-name="ce406" office:value-type="date" office:date-value="2015-10-26" calcext:value-type="date">
            <text:p>10/26/15</text:p>
          </table:table-cell>
          <table:table-cell table:style-name="ce431" office:value-type="string" calcext:value-type="string">
            <text:p>Confirmed Order RM-HI0024 1kg spools</text:p>
          </table:table-cell>
          <table:table-cell table:style-name="ce449" table:number-columns-repeated="2"/>
          <table:table-cell table:style-name="ce502" table:number-columns-repeated="3"/>
          <table:table-cell table:style-name="ce506" table:number-columns-repeated="990"/>
          <table:table-cell table:style-name="ce514" table:number-columns-repeated="9"/>
        </table:table-row>
        <table:table-row table:style-name="ro2">
          <table:table-cell table:style-name="ce35" office:value-type="string" calcext:value-type="string">
            <text:p>Packaging</text:p>
          </table:table-cell>
          <table:table-cell table:style-name="ce50" office:value-type="string" calcext:value-type="string">
            <text:p>SH-PG0002</text:p>
          </table:table-cell>
          <table:table-cell table:style-name="ce50" office:value-type="string" calcext:value-type="string">
            <text:p>3 x 4" 2 Mil Reclosable Polypropylene Bags</text:p>
          </table:table-cell>
          <table:table-cell table:style-name="ce35"/>
          <table:table-cell table:style-name="ce103"/>
          <table:table-cell table:style-name="ce35" office:value-type="string" calcext:value-type="string">
            <text:p>Uline</text:p>
          </table:table-cell>
          <table:table-cell table:style-name="ce156" office:value-type="string" calcext:value-type="string">
            <text:p>S-1292</text:p>
          </table:table-cell>
          <table:table-cell table:style-name="ce156" office:value-type="float" office:value="1" calcext:value-type="float">
            <text:p>1</text:p>
          </table:table-cell>
          <table:table-cell table:style-name="ce35" office:value-type="string" calcext:value-type="string">
            <text:p>ea</text:p>
          </table:table-cell>
          <table:table-cell table:style-name="ce240" table:formula="of:=17/1000" office:value-type="currency" office:currency="USD" office:value="0.017" calcext:value-type="currency">
            <text:p>$0.02</text:p>
          </table:table-cell>
          <table:table-cell table:style-name="ce200" table:formula="of:=SUM([.J184]*[.H184])" office:value-type="float" office:value="0.017" calcext:value-type="float">
            <text:p>$0.02</text:p>
          </table:table-cell>
          <table:table-cell table:style-name="ce264"/>
          <table:table-cell table:style-name="ce286"/>
          <table:table-cell table:style-name="ce216" table:formula="of:=[.H184]*[.J184]" office:value-type="float" office:value="0.017" calcext:value-type="float">
            <text:p>$0.02</text:p>
          </table:table-cell>
          <table:table-cell table:style-name="ce286"/>
          <table:table-cell table:style-name="ce321" table:formula="of:=[.H184]*[.P$2]" office:value-type="float" office:value="3050" calcext:value-type="float">
            <text:p>3,050</text:p>
          </table:table-cell>
          <table:table-cell table:style-name="ce348" office:value-type="string" calcext:value-type="string">
            <text:p>PO09888</text:p>
          </table:table-cell>
          <table:table-cell table:style-name="ce375" office:value-type="date" office:date-value="2015-10-07" calcext:value-type="date">
            <text:p>10/07/15</text:p>
          </table:table-cell>
          <table:table-cell table:style-name="ce387" office:value-type="date" office:date-value="2015-10-15" calcext:value-type="date">
            <text:p>10/15/15</text:p>
          </table:table-cell>
          <table:table-cell table:style-name="ce419" office:value-type="string" calcext:value-type="string">
            <text:p>received</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Packaging</text:p>
          </table:table-cell>
          <table:table-cell table:style-name="ce50" office:value-type="string" calcext:value-type="string">
            <text:p>SH-PG0083</text:p>
          </table:table-cell>
          <table:table-cell table:style-name="ce50" office:value-type="string" calcext:value-type="string">
            <text:p>9 x 12" 8 Mil Reclosable Bags</text:p>
          </table:table-cell>
          <table:table-cell table:style-name="ce35"/>
          <table:table-cell table:style-name="ce103"/>
          <table:table-cell table:style-name="ce35" office:value-type="string" calcext:value-type="string">
            <text:p>Uline</text:p>
          </table:table-cell>
          <table:table-cell table:style-name="ce156" office:value-type="string" calcext:value-type="string">
            <text:p>S-13440</text:p>
          </table:table-cell>
          <table:table-cell table:style-name="ce156" office:value-type="float" office:value="1" calcext:value-type="float">
            <text:p>1</text:p>
          </table:table-cell>
          <table:table-cell table:style-name="ce35" office:value-type="string" calcext:value-type="string">
            <text:p>ea</text:p>
          </table:table-cell>
          <table:table-cell table:style-name="ce240" table:formula="of:=137/500" office:value-type="currency" office:currency="USD" office:value="0.274" calcext:value-type="currency">
            <text:p>$0.27</text:p>
          </table:table-cell>
          <table:table-cell table:style-name="ce200" table:formula="of:=SUM([.J185]*[.H185])" office:value-type="float" office:value="0.274" calcext:value-type="float">
            <text:p>$0.27</text:p>
          </table:table-cell>
          <table:table-cell table:style-name="ce264"/>
          <table:table-cell table:style-name="ce286"/>
          <table:table-cell table:style-name="ce216" table:formula="of:=[.H185]*[.J185]" office:value-type="float" office:value="0.274" calcext:value-type="float">
            <text:p>$0.27</text:p>
          </table:table-cell>
          <table:table-cell table:style-name="ce286"/>
          <table:table-cell table:style-name="ce321" table:formula="of:=[.H185]*[.P$2]" office:value-type="float" office:value="3050" calcext:value-type="float">
            <text:p>3,050</text:p>
          </table:table-cell>
          <table:table-cell table:style-name="ce348" office:value-type="string" calcext:value-type="string">
            <text:p>PO09888</text:p>
          </table:table-cell>
          <table:table-cell table:style-name="ce375" office:value-type="date" office:date-value="2015-10-07" calcext:value-type="date">
            <text:p>10/07/15</text:p>
          </table:table-cell>
          <table:table-cell table:style-name="ce387" office:value-type="date" office:date-value="2015-10-15" calcext:value-type="date">
            <text:p>10/15/15</text:p>
          </table:table-cell>
          <table:table-cell table:style-name="ce419" office:value-type="string" calcext:value-type="string">
            <text:p>received</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Packaging</text:p>
          </table:table-cell>
          <table:table-cell table:style-name="ce50" office:value-type="string" calcext:value-type="string">
            <text:p>SH-PG0084</text:p>
          </table:table-cell>
          <table:table-cell table:style-name="ce50" office:value-type="string" calcext:value-type="string">
            <text:p>6 x 10" 6 Mil Reclosable Bags</text:p>
          </table:table-cell>
          <table:table-cell table:style-name="ce35"/>
          <table:table-cell table:style-name="ce103"/>
          <table:table-cell table:style-name="ce35" office:value-type="string" calcext:value-type="string">
            <text:p>Uline</text:p>
          </table:table-cell>
          <table:table-cell table:style-name="ce156" office:value-type="string" calcext:value-type="string">
            <text:p>S-17767</text:p>
          </table:table-cell>
          <table:table-cell table:style-name="ce156" office:value-type="float" office:value="1" calcext:value-type="float">
            <text:p>1</text:p>
          </table:table-cell>
          <table:table-cell table:style-name="ce35" office:value-type="string" calcext:value-type="string">
            <text:p>ea</text:p>
          </table:table-cell>
          <table:table-cell table:style-name="ce240" table:formula="of:=166/1000" office:value-type="currency" office:currency="USD" office:value="0.166" calcext:value-type="currency">
            <text:p>$0.17</text:p>
          </table:table-cell>
          <table:table-cell table:style-name="ce200" table:formula="of:=SUM([.J186]*[.H186])" office:value-type="float" office:value="0.166" calcext:value-type="float">
            <text:p>$0.17</text:p>
          </table:table-cell>
          <table:table-cell table:style-name="ce264"/>
          <table:table-cell table:style-name="ce286"/>
          <table:table-cell table:style-name="ce216" table:formula="of:=[.H186]*[.J186]" office:value-type="float" office:value="0.166" calcext:value-type="float">
            <text:p>$0.17</text:p>
          </table:table-cell>
          <table:table-cell table:style-name="ce286"/>
          <table:table-cell table:style-name="ce321" table:formula="of:=[.H186]*[.P$2]" office:value-type="float" office:value="3050" calcext:value-type="float">
            <text:p>3,050</text:p>
          </table:table-cell>
          <table:table-cell table:style-name="ce348" office:value-type="string" calcext:value-type="string">
            <text:p>PO09888</text:p>
          </table:table-cell>
          <table:table-cell table:style-name="ce375" office:value-type="date" office:date-value="2015-10-07" calcext:value-type="date">
            <text:p>10/07/15</text:p>
          </table:table-cell>
          <table:table-cell table:style-name="ce387" office:value-type="date" office:date-value="2015-10-15" calcext:value-type="date">
            <text:p>10/15/15</text:p>
          </table:table-cell>
          <table:table-cell table:style-name="ce419" office:value-type="string" calcext:value-type="string">
            <text:p>received</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Packaging</text:p>
          </table:table-cell>
          <table:table-cell table:style-name="ce50" office:value-type="string" calcext:value-type="string">
            <text:p>DC-MS0028</text:p>
          </table:table-cell>
          <table:table-cell table:style-name="ce50" office:value-type="string" calcext:value-type="string">
            <text:p>Packing List, Mini 2.2</text:p>
          </table:table-cell>
          <table:table-cell table:style-name="ce35"/>
          <table:table-cell table:style-name="ce103"/>
          <table:table-cell table:style-name="ce149" office:value-type="string" calcext:value-type="string">
            <text:p>The print shop of loveland</text:p>
          </table:table-cell>
          <table:table-cell table:style-name="ce156"/>
          <table:table-cell table:style-name="ce156" office:value-type="float" office:value="1" calcext:value-type="float">
            <text:p>1</text:p>
          </table:table-cell>
          <table:table-cell table:style-name="ce35" office:value-type="string" calcext:value-type="string">
            <text:p>ea</text:p>
          </table:table-cell>
          <table:table-cell table:style-name="ce240" office:value-type="currency" office:currency="USD" office:value="0.24" calcext:value-type="currency">
            <text:p>$0.24</text:p>
          </table:table-cell>
          <table:table-cell table:style-name="ce200" table:formula="of:=SUM([.J187]*[.H187])" office:value-type="float" office:value="0.24" calcext:value-type="float">
            <text:p>$0.24</text:p>
          </table:table-cell>
          <table:table-cell table:style-name="ce264"/>
          <table:table-cell table:style-name="ce286"/>
          <table:table-cell table:style-name="ce216" table:formula="of:=[.H187]*[.J187]" office:value-type="float" office:value="0.24" calcext:value-type="float">
            <text:p>$0.24</text:p>
          </table:table-cell>
          <table:table-cell table:style-name="ce286"/>
          <table:table-cell table:style-name="ce321" table:formula="of:=[.H187]*[.P$2]" office:value-type="float" office:value="3050" calcext:value-type="float">
            <text:p>3,050</text:p>
          </table:table-cell>
          <table:table-cell table:style-name="ce348" office:value-type="string" calcext:value-type="string">
            <text:p>PO10435</text:p>
          </table:table-cell>
          <table:table-cell table:style-name="ce375" office:value-type="date" office:date-value="2015-11-04" calcext:value-type="date">
            <text:p>11/04/15</text:p>
          </table:table-cell>
          <table:table-cell table:style-name="ce387" office:value-type="date" office:date-value="2015-11-20" calcext:value-type="date">
            <text:p>11/20/15</text:p>
          </table:table-cell>
          <table:table-cell table:style-name="ce419" office:value-type="string" calcext:value-type="string">
            <text:p>Confirmed 11/20 delivery</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5" office:value-type="string" calcext:value-type="string">
            <text:p>Packaging</text:p>
          </table:table-cell>
          <table:table-cell table:style-name="ce50" office:value-type="string" calcext:value-type="string">
            <text:p>DC-MS0029</text:p>
          </table:table-cell>
          <table:table-cell table:style-name="ce92" office:value-type="string" calcext:value-type="string">
            <text:p>Quality assurance record Mini 2.4</text:p>
          </table:table-cell>
          <table:table-cell table:style-name="ce35"/>
          <table:table-cell table:style-name="ce103"/>
          <table:table-cell table:style-name="ce149" office:value-type="string" calcext:value-type="string">
            <text:p>The print shop of loveland</text:p>
          </table:table-cell>
          <table:table-cell table:style-name="ce156"/>
          <table:table-cell table:style-name="ce156" office:value-type="float" office:value="1" calcext:value-type="float">
            <text:p>1</text:p>
          </table:table-cell>
          <table:table-cell table:style-name="ce35" office:value-type="string" calcext:value-type="string">
            <text:p>ea</text:p>
          </table:table-cell>
          <table:table-cell table:style-name="ce240" office:value-type="currency" office:currency="USD" office:value="0.72" calcext:value-type="currency">
            <text:p>$0.72</text:p>
          </table:table-cell>
          <table:table-cell table:style-name="ce200" table:formula="of:=SUM([.J188]*[.H188])" office:value-type="float" office:value="0.72" calcext:value-type="float">
            <text:p>$0.72</text:p>
          </table:table-cell>
          <table:table-cell table:style-name="ce264"/>
          <table:table-cell table:style-name="ce286"/>
          <table:table-cell table:style-name="ce216" table:formula="of:=[.H188]*[.J188]" office:value-type="float" office:value="0.72" calcext:value-type="float">
            <text:p>$0.72</text:p>
          </table:table-cell>
          <table:table-cell table:style-name="ce286"/>
          <table:table-cell table:style-name="ce321" table:formula="of:=[.H188]*[.P$2]" office:value-type="float" office:value="3050" calcext:value-type="float">
            <text:p>3,050</text:p>
          </table:table-cell>
          <table:table-cell table:style-name="ce348" office:value-type="string" calcext:value-type="string">
            <text:p>PO10435</text:p>
          </table:table-cell>
          <table:table-cell table:style-name="ce375" office:value-type="date" office:date-value="2015-11-04" calcext:value-type="date">
            <text:p>11/04/15</text:p>
          </table:table-cell>
          <table:table-cell table:style-name="ce387" office:value-type="date" office:date-value="2015-11-20" calcext:value-type="date">
            <text:p>11/20/15</text:p>
          </table:table-cell>
          <table:table-cell table:style-name="ce419" office:value-type="string" calcext:value-type="string">
            <text:p>Confirmed 11/20 delivery</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50" office:value-type="string" calcext:value-type="string">
            <text:p>Packaging</text:p>
          </table:table-cell>
          <table:table-cell table:style-name="ce50" office:value-type="string" calcext:value-type="string">
            <text:p>DC-MS0030</text:p>
          </table:table-cell>
          <table:table-cell table:style-name="ce92" office:value-type="string" calcext:value-type="string">
            <text:p>Lulzbot Mini Poster</text:p>
          </table:table-cell>
          <table:table-cell table:style-name="ce50"/>
          <table:table-cell table:style-name="ce135"/>
          <table:table-cell table:style-name="ce149" office:value-type="string" calcext:value-type="string">
            <text:p>The print shop of loveland</text:p>
          </table:table-cell>
          <table:table-cell table:style-name="ce135"/>
          <table:table-cell table:style-name="ce135" office:value-type="float" office:value="1" calcext:value-type="float">
            <text:p>1</text:p>
          </table:table-cell>
          <table:table-cell table:style-name="ce50" office:value-type="string" calcext:value-type="string">
            <text:p>ea</text:p>
          </table:table-cell>
          <table:table-cell table:style-name="ce240" office:value-type="currency" office:currency="USD" office:value="0.75" calcext:value-type="currency">
            <text:p>$0.75</text:p>
          </table:table-cell>
          <table:table-cell table:style-name="ce200" table:formula="of:=SUM([.J189]*[.H189])" office:value-type="float" office:value="0.75" calcext:value-type="float">
            <text:p>$0.75</text:p>
          </table:table-cell>
          <table:table-cell table:style-name="ce264"/>
          <table:table-cell table:style-name="ce286"/>
          <table:table-cell table:style-name="ce216" table:formula="of:=[.H189]*[.J189]" office:value-type="float" office:value="0.75" calcext:value-type="float">
            <text:p>$0.75</text:p>
          </table:table-cell>
          <table:table-cell table:style-name="ce286"/>
          <table:table-cell table:style-name="ce321" table:formula="of:=[.H189]*[.P$2]" office:value-type="float" office:value="3050" calcext:value-type="float">
            <text:p>3,050</text:p>
          </table:table-cell>
          <table:table-cell table:style-name="ce348" office:value-type="string" calcext:value-type="string">
            <text:p>PO10435</text:p>
          </table:table-cell>
          <table:table-cell table:style-name="ce375" office:value-type="date" office:date-value="2015-11-04" calcext:value-type="date">
            <text:p>11/04/15</text:p>
          </table:table-cell>
          <table:table-cell table:style-name="ce387" office:value-type="date" office:date-value="2015-11-20" calcext:value-type="date">
            <text:p>11/20/15</text:p>
          </table:table-cell>
          <table:table-cell table:style-name="ce419" office:value-type="string" calcext:value-type="string">
            <text:p>Confirmed 11/20 delivery</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50" office:value-type="string" calcext:value-type="string">
            <text:p>Packaging</text:p>
          </table:table-cell>
          <table:table-cell table:style-name="ce50" office:value-type="string" calcext:value-type="string">
            <text:p>DC-MS0031</text:p>
          </table:table-cell>
          <table:table-cell table:style-name="ce92" office:value-type="string" calcext:value-type="string">
            <text:p>Mini Warning sheet</text:p>
          </table:table-cell>
          <table:table-cell table:style-name="ce50"/>
          <table:table-cell table:style-name="ce135"/>
          <table:table-cell table:style-name="ce149" office:value-type="string" calcext:value-type="string">
            <text:p>The print shop of loveland</text:p>
          </table:table-cell>
          <table:table-cell table:style-name="ce135"/>
          <table:table-cell table:style-name="ce135" office:value-type="float" office:value="1" calcext:value-type="float">
            <text:p>1</text:p>
          </table:table-cell>
          <table:table-cell table:style-name="ce50" office:value-type="string" calcext:value-type="string">
            <text:p>ea</text:p>
          </table:table-cell>
          <table:table-cell table:style-name="ce240" office:value-type="currency" office:currency="USD" office:value="0.07" calcext:value-type="currency">
            <text:p>$0.07</text:p>
          </table:table-cell>
          <table:table-cell table:style-name="ce200" table:formula="of:=SUM([.J190]*[.H190])" office:value-type="float" office:value="0.07" calcext:value-type="float">
            <text:p>$0.07</text:p>
          </table:table-cell>
          <table:table-cell table:style-name="ce264"/>
          <table:table-cell table:style-name="ce286"/>
          <table:table-cell table:style-name="ce216" table:formula="of:=[.H190]*[.J190]" office:value-type="float" office:value="0.07" calcext:value-type="float">
            <text:p>$0.07</text:p>
          </table:table-cell>
          <table:table-cell table:style-name="ce286"/>
          <table:table-cell table:style-name="ce321" table:formula="of:=[.H190]*[.P$2]" office:value-type="float" office:value="3050" calcext:value-type="float">
            <text:p>3,050</text:p>
          </table:table-cell>
          <table:table-cell table:style-name="ce348" office:value-type="string" calcext:value-type="string">
            <text:p>PO10435</text:p>
          </table:table-cell>
          <table:table-cell table:style-name="ce375" office:value-type="date" office:date-value="2015-11-04" calcext:value-type="date">
            <text:p>11/04/15</text:p>
          </table:table-cell>
          <table:table-cell table:style-name="ce387" office:value-type="date" office:date-value="2015-11-20" calcext:value-type="date">
            <text:p>11/20/15</text:p>
          </table:table-cell>
          <table:table-cell table:style-name="ce419" office:value-type="string" calcext:value-type="string">
            <text:p>Confirmed 11/20 delivery</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50" office:value-type="string" calcext:value-type="string">
            <text:p>Packaging</text:p>
          </table:table-cell>
          <table:table-cell table:style-name="ce50" office:value-type="string" calcext:value-type="string">
            <text:p>DC-MS0032</text:p>
          </table:table-cell>
          <table:table-cell table:style-name="ce92" office:value-type="string" calcext:value-type="string">
            <text:p>Quick start guide, Mini</text:p>
          </table:table-cell>
          <table:table-cell table:style-name="ce50"/>
          <table:table-cell table:style-name="ce135"/>
          <table:table-cell table:style-name="ce149" office:value-type="string" calcext:value-type="string">
            <text:p>Citizen Printing</text:p>
          </table:table-cell>
          <table:table-cell table:style-name="ce135"/>
          <table:table-cell table:style-name="ce135" office:value-type="float" office:value="1" calcext:value-type="float">
            <text:p>1</text:p>
          </table:table-cell>
          <table:table-cell table:style-name="ce50" office:value-type="string" calcext:value-type="string">
            <text:p>ea</text:p>
          </table:table-cell>
          <table:table-cell table:style-name="ce240" office:value-type="currency" office:currency="USD" office:value="0.95" calcext:value-type="currency">
            <text:p>$0.95</text:p>
          </table:table-cell>
          <table:table-cell table:style-name="ce200" table:formula="of:=SUM([.J191]*[.H191])" office:value-type="float" office:value="0.95" calcext:value-type="float">
            <text:p>$0.95</text:p>
          </table:table-cell>
          <table:table-cell table:style-name="ce264"/>
          <table:table-cell table:style-name="ce286"/>
          <table:table-cell table:style-name="ce216" table:formula="of:=[.H191]*[.J191]" office:value-type="float" office:value="0.95" calcext:value-type="float">
            <text:p>$0.95</text:p>
          </table:table-cell>
          <table:table-cell table:style-name="ce286"/>
          <table:table-cell table:style-name="ce321" table:formula="of:=[.H191]*[.P$2]" office:value-type="float" office:value="3050" calcext:value-type="float">
            <text:p>3,050</text:p>
          </table:table-cell>
          <table:table-cell table:style-name="ce348" office:value-type="string" calcext:value-type="string">
            <text:p>PO10435</text:p>
          </table:table-cell>
          <table:table-cell table:style-name="ce375" office:value-type="date" office:date-value="2015-11-04" calcext:value-type="date">
            <text:p>11/04/15</text:p>
          </table:table-cell>
          <table:table-cell table:style-name="ce387" office:value-type="date" office:date-value="2015-11-20" calcext:value-type="date">
            <text:p>11/20/15</text:p>
          </table:table-cell>
          <table:table-cell table:style-name="ce419" office:value-type="string" calcext:value-type="string">
            <text:p>Confirmed 11/20 delivery</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50" office:value-type="string" calcext:value-type="string">
            <text:p>Packaging</text:p>
          </table:table-cell>
          <table:table-cell table:style-name="ce50" office:value-type="string" calcext:value-type="string">
            <text:p>DC-MS0033</text:p>
          </table:table-cell>
          <table:table-cell table:style-name="ce92" office:value-type="string" calcext:value-type="string">
            <text:p>CE Declaration of Conformity, Mini v1.0</text:p>
          </table:table-cell>
          <table:table-cell table:style-name="ce50"/>
          <table:table-cell table:style-name="ce135"/>
          <table:table-cell table:style-name="ce149" office:value-type="string" calcext:value-type="string">
            <text:p>The print shop of loveland</text:p>
          </table:table-cell>
          <table:table-cell table:style-name="ce135"/>
          <table:table-cell table:style-name="ce135" office:value-type="float" office:value="1" calcext:value-type="float">
            <text:p>1</text:p>
          </table:table-cell>
          <table:table-cell table:style-name="ce50" office:value-type="string" calcext:value-type="string">
            <text:p>ea</text:p>
          </table:table-cell>
          <table:table-cell table:style-name="ce240" office:value-type="currency" office:currency="USD" office:value="0.114" calcext:value-type="currency">
            <text:p>$0.11</text:p>
          </table:table-cell>
          <table:table-cell table:style-name="ce200" table:formula="of:=SUM([.J192]*[.H192])" office:value-type="float" office:value="0.114" calcext:value-type="float">
            <text:p>$0.11</text:p>
          </table:table-cell>
          <table:table-cell table:style-name="ce264"/>
          <table:table-cell table:style-name="ce286"/>
          <table:table-cell table:style-name="ce216" table:formula="of:=[.H192]*[.J192]" office:value-type="float" office:value="0.114" calcext:value-type="float">
            <text:p>$0.11</text:p>
          </table:table-cell>
          <table:table-cell table:style-name="ce286"/>
          <table:table-cell table:style-name="ce321" table:formula="of:=[.H192]*[.P$2]" office:value-type="float" office:value="3050" calcext:value-type="float">
            <text:p>3,050</text:p>
          </table:table-cell>
          <table:table-cell table:style-name="ce348" office:value-type="string" calcext:value-type="string">
            <text:p>PO10435</text:p>
          </table:table-cell>
          <table:table-cell table:style-name="ce375" office:value-type="date" office:date-value="2015-11-04" calcext:value-type="date">
            <text:p>11/04/15</text:p>
          </table:table-cell>
          <table:table-cell table:style-name="ce387" office:value-type="date" office:date-value="2015-11-20" calcext:value-type="date">
            <text:p>11/20/15</text:p>
          </table:table-cell>
          <table:table-cell table:style-name="ce419" office:value-type="string" calcext:value-type="string">
            <text:p>Confirmed 11/20 delivery</text:p>
          </table:table-cell>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51" office:value-type="string" calcext:value-type="string">
            <text:p>Packaging</text:p>
          </table:table-cell>
          <table:table-cell table:style-name="ce71" office:value-type="string" calcext:value-type="string">
            <text:p>DC-LB0063</text:p>
          </table:table-cell>
          <table:table-cell table:style-name="ce71" office:value-type="string" calcext:value-type="string">
            <text:p>Modification Warning Insert Modification 2.75 x 8.5 on 100 lb. Astrobright Lift Off Lemon Very Bright</text:p>
          </table:table-cell>
          <table:table-cell table:style-name="ce71"/>
          <table:table-cell table:style-name="ce136"/>
          <table:table-cell table:style-name="ce71" office:value-type="string" calcext:value-type="string">
            <text:p>The print shop of loveland</text:p>
          </table:table-cell>
          <table:table-cell table:style-name="ce181"/>
          <table:table-cell table:style-name="ce182" office:value-type="float" office:value="1" calcext:value-type="float">
            <text:p>1</text:p>
          </table:table-cell>
          <table:table-cell table:style-name="ce71" office:value-type="string" calcext:value-type="string">
            <text:p>ea</text:p>
          </table:table-cell>
          <table:table-cell table:style-name="ce242" office:value-type="currency" office:currency="USD" office:value="0.0702" calcext:value-type="currency">
            <text:p>$0.070</text:p>
          </table:table-cell>
          <table:table-cell table:style-name="ce245" table:formula="of:=SUM([.J193]*[.H193])" office:value-type="float" office:value="0.0702" calcext:value-type="float">
            <text:p>$0.07</text:p>
          </table:table-cell>
          <table:table-cell table:style-name="ce273"/>
          <table:table-cell table:style-name="ce299" table:number-columns-repeated="3"/>
          <table:table-cell table:style-name="ce337"/>
          <table:table-cell table:style-name="ce348" office:value-type="string" calcext:value-type="string">
            <text:p>PO10435</text:p>
          </table:table-cell>
          <table:table-cell table:style-name="ce389" office:value-type="date" office:date-value="2015-11-04" calcext:value-type="date">
            <text:p>11/04/15</text:p>
          </table:table-cell>
          <table:table-cell table:style-name="ce387" office:value-type="date" office:date-value="2015-11-20" calcext:value-type="date">
            <text:p>11/20/15</text:p>
          </table:table-cell>
          <table:table-cell table:style-name="ce419" office:value-type="string" calcext:value-type="string">
            <text:p>Confirmed 11/20 delivery</text:p>
          </table:table-cell>
          <table:table-cell table:style-name="ce95" table:number-columns-repeated="1004"/>
        </table:table-row>
        <table:table-row table:style-name="ro2">
          <table:table-cell table:style-name="ce52" office:value-type="string" calcext:value-type="string">
            <text:p>Packaging</text:p>
          </table:table-cell>
          <table:table-cell table:style-name="ce71" office:value-type="string" calcext:value-type="string">
            <text:p>DC-LB0062</text:p>
          </table:table-cell>
          <table:table-cell table:style-name="ce71" office:value-type="string" calcext:value-type="string">
            <text:p>Clam Knife Sheath Sticker - Caution Sharp Blade! (1"x2.5" Rectangle)</text:p>
          </table:table-cell>
          <table:table-cell table:style-name="ce71"/>
          <table:table-cell table:style-name="ce136"/>
          <table:table-cell table:style-name="ce71" office:value-type="string" calcext:value-type="string">
            <text:p>Sticker Giant</text:p>
          </table:table-cell>
          <table:table-cell table:style-name="ce182"/>
          <table:table-cell table:style-name="ce182" office:value-type="float" office:value="1" calcext:value-type="float">
            <text:p>1</text:p>
          </table:table-cell>
          <table:table-cell table:style-name="ce71" office:value-type="string" calcext:value-type="string">
            <text:p>ea</text:p>
          </table:table-cell>
          <table:table-cell table:style-name="ce242" office:value-type="currency" office:currency="USD" office:value="0.03255" calcext:value-type="currency">
            <text:p>$0.033</text:p>
          </table:table-cell>
          <table:table-cell table:style-name="ce245" table:formula="of:=SUM([.J194]*[.H194])" office:value-type="float" office:value="0.03255" calcext:value-type="float">
            <text:p>$0.03</text:p>
          </table:table-cell>
          <table:table-cell table:style-name="ce274"/>
          <table:table-cell table:style-name="ce300"/>
          <table:table-cell table:style-name="ce216"/>
          <table:table-cell table:style-name="ce299"/>
          <table:table-cell table:style-name="ce337"/>
          <table:table-cell table:style-name="ce333" office:value-type="string" calcext:value-type="string">
            <text:p>PO09268</text:p>
          </table:table-cell>
          <table:table-cell table:style-name="ce389" office:value-type="date" office:date-value="2015-09-11" calcext:value-type="date">
            <text:p>09/11/15</text:p>
          </table:table-cell>
          <table:table-cell table:style-name="ce407" office:value-type="date" office:date-value="2015-09-30" calcext:value-type="date">
            <text:p>09/30/15</text:p>
          </table:table-cell>
          <table:table-cell table:style-name="ce426" office:value-type="string" calcext:value-type="string">
            <text:p>received</text:p>
          </table:table-cell>
          <table:table-cell table:style-name="ce95" table:number-columns-repeated="1004"/>
        </table:table-row>
        <table:table-row table:style-name="ro2">
          <table:table-cell table:style-name="ce35" table:number-columns-repeated="4"/>
          <table:table-cell table:style-name="ce103"/>
          <table:table-cell table:style-name="ce35"/>
          <table:table-cell table:style-name="ce156" table:number-columns-repeated="2"/>
          <table:table-cell table:style-name="ce35"/>
          <table:table-cell table:style-name="ce240"/>
          <table:table-cell table:style-name="ce200" table:formula="of:=SUM([.J195]*[.H195])" office:value-type="float" office:value="0" calcext:value-type="float">
            <text:p/>
          </table:table-cell>
          <table:table-cell table:style-name="ce264"/>
          <table:table-cell table:style-name="ce286"/>
          <table:table-cell table:style-name="ce216" table:formula="of:=[.H195]*[.J195]" office:value-type="float" office:value="0" calcext:value-type="float">
            <text:p/>
          </table:table-cell>
          <table:table-cell table:style-name="ce286"/>
          <table:table-cell table:style-name="ce326"/>
          <table:table-cell table:style-name="ce348"/>
          <table:table-cell table:style-name="ce375"/>
          <table:table-cell table:style-name="ce387"/>
          <table:table-cell table:style-name="ce419"/>
          <table:table-cell table:number-columns-repeated="2"/>
          <table:table-cell table:style-name="ce436" table:number-columns-repeated="3"/>
          <table:table-cell table:style-name="ce51" table:number-columns-repeated="990"/>
          <table:table-cell table:number-columns-repeated="9"/>
        </table:table-row>
        <table:table-row table:style-name="ro2">
          <table:table-cell table:style-name="ce33" office:value-type="string" calcext:value-type="string">
            <text:p>Tools</text:p>
          </table:table-cell>
          <table:table-cell table:style-name="ce60" office:value-type="string" calcext:value-type="string">
            <text:p>TL-MS0020</text:p>
          </table:table-cell>
          <table:table-cell table:style-name="ce33" office:value-type="string" calcext:value-type="string">
            <text:p>.003 Stainless Steel/Straight Instrument Cleaner Brush</text:p>
          </table:table-cell>
          <table:table-cell table:style-name="ce33"/>
          <table:table-cell table:style-name="ce101"/>
          <table:table-cell table:style-name="ce33" office:value-type="string" calcext:value-type="string">
            <text:p>GORDON BRUSH MFG CO, INC </text:p>
          </table:table-cell>
          <table:table-cell table:style-name="ce154" office:value-type="float" office:value="906501" calcext:value-type="float">
            <text:p>906501</text:p>
          </table:table-cell>
          <table:table-cell table:style-name="ce154" office:value-type="float" office:value="1" calcext:value-type="float">
            <text:p>1</text:p>
          </table:table-cell>
          <table:table-cell table:style-name="ce33" office:value-type="string" calcext:value-type="string">
            <text:p>ea</text:p>
          </table:table-cell>
          <table:table-cell table:style-name="ce212" office:value-type="float" office:value="5.29" calcext:value-type="float">
            <text:p>$5.29</text:p>
          </table:table-cell>
          <table:table-cell table:style-name="ce200" table:formula="of:=SUM([.J196]*[.H196])" office:value-type="float" office:value="5.29" calcext:value-type="float">
            <text:p>$5.29</text:p>
          </table:table-cell>
          <table:table-cell table:style-name="ce260" table:formula="of:=SUM([.K196])" office:value-type="float" office:value="5.29" calcext:value-type="float">
            <text:p>5.29</text:p>
          </table:table-cell>
          <table:table-cell table:style-name="ce200" office:value-type="float" office:value="2" calcext:value-type="float">
            <text:p>$2.00</text:p>
          </table:table-cell>
          <table:table-cell table:style-name="ce216" table:formula="of:=[.H196]*[.J196]" office:value-type="float" office:value="5.29" calcext:value-type="float">
            <text:p>$5.29</text:p>
          </table:table-cell>
          <table:table-cell table:style-name="ce311" table:formula="of:=SUM([.N196])" office:value-type="float" office:value="5.29" calcext:value-type="float">
            <text:p>5.29</text:p>
          </table:table-cell>
          <table:table-cell table:style-name="ce321" table:formula="of:=[.H196]*[.P$2]" office:value-type="float" office:value="3050" calcext:value-type="float">
            <text:p>3,050</text:p>
          </table:table-cell>
          <table:table-cell table:style-name="ce300" office:value-type="string" calcext:value-type="string">
            <text:p>PO08887</text:p>
          </table:table-cell>
          <table:table-cell table:style-name="ce374" office:value-type="date" office:date-value="2015-08-11" calcext:value-type="date">
            <text:p>08/11/15</text:p>
          </table:table-cell>
          <table:table-cell table:style-name="ce372" office:value-type="date" office:date-value="2015-10-23" calcext:value-type="date">
            <text:p>10/23/15</text:p>
          </table:table-cell>
          <table:table-cell table:style-name="ce412" office:value-type="string" calcext:value-type="string">
            <text:p>255 x 12 = 3060 <text:s/>Notified Gordon brush, early deliveries require prior approval. <text:s/>Confirm lead time. </text:p>
          </table:table-cell>
          <table:table-cell table:style-name="ce51" table:number-columns-repeated="2"/>
          <table:table-cell table:style-name="ce436" table:number-columns-repeated="3"/>
          <table:table-cell table:style-name="ce51" table:number-columns-repeated="990"/>
          <table:table-cell table:number-columns-repeated="9"/>
        </table:table-row>
        <table:table-row table:style-name="ro2">
          <table:table-cell table:style-name="ce53" office:value-type="string" calcext:value-type="string">
            <text:p>Tools</text:p>
          </table:table-cell>
          <table:table-cell table:style-name="ce72" office:value-type="string" calcext:value-type="string">
            <text:p>EL-MS0262</text:p>
          </table:table-cell>
          <table:table-cell table:style-name="ce93" office:value-type="string" calcext:value-type="string">
            <text:p>SWM Style USB Flash drive, 4gb, Black Pre-flashed with Data and Logo </text:p>
          </table:table-cell>
          <table:table-cell table:style-name="ce53"/>
          <table:table-cell table:style-name="ce137"/>
          <table:table-cell table:style-name="ce150" office:value-type="string" calcext:value-type="string">
            <text:p>Nexcopy </text:p>
          </table:table-cell>
          <table:table-cell table:style-name="ce183"/>
          <table:table-cell table:style-name="ce183" office:value-type="float" office:value="1" calcext:value-type="float">
            <text:p>1</text:p>
          </table:table-cell>
          <table:table-cell table:style-name="ce53" office:value-type="string" calcext:value-type="string">
            <text:p>ea</text:p>
          </table:table-cell>
          <table:table-cell table:style-name="ce243" office:value-type="float" office:value="3.95" calcext:value-type="float">
            <text:p>$3.95</text:p>
          </table:table-cell>
          <table:table-cell table:style-name="ce256" table:formula="of:=SUM([.J197]*[.H197])" office:value-type="float" office:value="3.95" calcext:value-type="float">
            <text:p>$3.95</text:p>
          </table:table-cell>
          <table:table-cell table:style-name="ce275"/>
          <table:table-cell table:style-name="ce256"/>
          <table:table-cell table:style-name="ce307" table:formula="of:=[.H197]*[.J197]" office:value-type="float" office:value="3.95" calcext:value-type="float">
            <text:p>$3.95</text:p>
          </table:table-cell>
          <table:table-cell table:style-name="ce316"/>
          <table:table-cell table:style-name="ce338" table:formula="of:=[.H197]*[.P$2]" office:value-type="float" office:value="3050" calcext:value-type="float">
            <text:p>3,050</text:p>
          </table:table-cell>
          <table:table-cell table:style-name="ce361" office:value-type="string" calcext:value-type="string">
            <text:p>PO09009</text:p>
          </table:table-cell>
          <table:table-cell table:style-name="ce390"/>
          <table:table-cell table:style-name="ce408"/>
          <table:table-cell table:style-name="ce432"/>
          <table:table-cell table:style-name="ce450" table:number-columns-repeated="2"/>
          <table:table-cell table:style-name="ce503" table:number-columns-repeated="3"/>
          <table:table-cell table:style-name="ce450" table:number-columns-repeated="990"/>
          <table:table-cell table:style-name="ce515" table:number-columns-repeated="9"/>
        </table:table-row>
        <table:table-row table:style-name="ro2">
          <table:table-cell table:style-name="ce33" office:value-type="string" calcext:value-type="string">
            <text:p>Tools</text:p>
          </table:table-cell>
          <table:table-cell table:style-name="ce33" office:value-type="string" calcext:value-type="string">
            <text:p>TL-HD0046</text:p>
          </table:table-cell>
          <table:table-cell table:style-name="ce33" office:value-type="string" calcext:value-type="string">
            <text:p>Pro Dental Pick, 5 3/4 in With Caps</text:p>
          </table:table-cell>
          <table:table-cell table:style-name="ce33"/>
          <table:table-cell table:style-name="ce101"/>
          <table:table-cell table:style-name="ce33" office:value-type="string" calcext:value-type="string">
            <text:p>Precision Products</text:p>
          </table:table-cell>
          <table:table-cell table:style-name="ce154" office:value-type="string" calcext:value-type="string">
            <text:p>(DP-19) M S V</text:p>
          </table:table-cell>
          <table:table-cell table:style-name="ce154" office:value-type="float" office:value="1" calcext:value-type="float">
            <text:p>1</text:p>
          </table:table-cell>
          <table:table-cell table:style-name="ce33" office:value-type="string" calcext:value-type="string">
            <text:p>ea</text:p>
          </table:table-cell>
          <table:table-cell table:style-name="ce212" office:value-type="float" office:value="1.15" calcext:value-type="float">
            <text:p>$1.15</text:p>
          </table:table-cell>
          <table:table-cell table:style-name="ce200" table:formula="of:=SUM([.J198]*[.H198])" office:value-type="float" office:value="1.15" calcext:value-type="float">
            <text:p>$1.15</text:p>
          </table:table-cell>
          <table:table-cell table:style-name="ce260" table:formula="of:=SUM([.K198])" office:value-type="float" office:value="1.15" calcext:value-type="float">
            <text:p>1.15</text:p>
          </table:table-cell>
          <table:table-cell table:style-name="ce200" office:value-type="float" office:value="1.05" calcext:value-type="float">
            <text:p>$1.05</text:p>
          </table:table-cell>
          <table:table-cell table:style-name="ce216" table:formula="of:=[.H198]*[.J198]" office:value-type="float" office:value="1.15" calcext:value-type="float">
            <text:p>$1.15</text:p>
          </table:table-cell>
          <table:table-cell table:style-name="ce311" table:formula="of:=SUM([.N198])" office:value-type="float" office:value="1.15" calcext:value-type="float">
            <text:p>1.15</text:p>
          </table:table-cell>
          <table:table-cell table:style-name="ce321" table:formula="of:=[.H198]*[.P$2]" office:value-type="float" office:value="3050" calcext:value-type="float">
            <text:p>3,050</text:p>
          </table:table-cell>
          <table:table-cell table:style-name="ce300" office:value-type="string" calcext:value-type="string">
            <text:p>PO09105</text:p>
          </table:table-cell>
          <table:table-cell table:style-name="ce374" office:value-type="date" office:date-value="2015-08-27" calcext:value-type="date">
            <text:p>08/27/15</text:p>
          </table:table-cell>
          <table:table-cell table:style-name="ce372" office:value-type="date" office:date-value="2015-10-16" calcext:value-type="date">
            <text:p>10/16/15</text:p>
          </table:table-cell>
          <table:table-cell table:style-name="ce412" office:value-type="string" calcext:value-type="string">
            <text:p>1894 shipped 10/6, balance will be 3 weeks per precision</text:p>
          </table:table-cell>
          <table:table-cell table:style-name="ce51" table:number-columns-repeated="2"/>
          <table:table-cell table:number-columns-repeated="1002"/>
        </table:table-row>
        <table:table-row table:style-name="ro2">
          <table:table-cell table:style-name="ce37" office:value-type="string" calcext:value-type="string">
            <text:p>Tools</text:p>
          </table:table-cell>
          <table:table-cell table:style-name="ce37" office:value-type="string" calcext:value-type="string">
            <text:p>TL-HD0009</text:p>
          </table:table-cell>
          <table:table-cell table:style-name="ce37" office:value-type="string" calcext:value-type="string">
            <text:p>7 1/2" Nylon Handle Clam Knife</text:p>
          </table:table-cell>
          <table:table-cell table:style-name="ce37"/>
          <table:table-cell table:style-name="ce107"/>
          <table:table-cell table:style-name="ce37" office:value-type="string" calcext:value-type="string">
            <text:p>WEBstaurant Store</text:p>
          </table:table-cell>
          <table:table-cell table:style-name="ce184" office:value-type="float" office:value="35340592" calcext:value-type="float">
            <text:p>35340592</text:p>
          </table:table-cell>
          <table:table-cell table:style-name="ce177" office:value-type="float" office:value="1" calcext:value-type="float">
            <text:p>1</text:p>
          </table:table-cell>
          <table:table-cell table:style-name="ce37" office:value-type="string" calcext:value-type="string">
            <text:p>ea</text:p>
          </table:table-cell>
          <table:table-cell table:style-name="ce236" office:value-type="currency" office:currency="USD" office:value="2.03" calcext:value-type="currency">
            <text:p>$2.030</text:p>
          </table:table-cell>
          <table:table-cell table:style-name="ce200" table:formula="of:=SUM([.J199]*[.H199])" office:value-type="float" office:value="2.03" calcext:value-type="float">
            <text:p>$2.03</text:p>
          </table:table-cell>
          <table:table-cell table:style-name="ce31"/>
          <table:table-cell table:style-name="ce245"/>
          <table:table-cell table:style-name="ce216" table:formula="of:=[.H199]*[.J199]" office:value-type="float" office:value="2.03" calcext:value-type="float">
            <text:p>$2.03</text:p>
          </table:table-cell>
          <table:table-cell table:style-name="ce317"/>
          <table:table-cell table:style-name="ce321" table:formula="of:=[.H199]*[.P$2]" office:value-type="float" office:value="3050" calcext:value-type="float">
            <text:p>3,050</text:p>
          </table:table-cell>
          <table:table-cell table:style-name="ce300" office:value-type="string" calcext:value-type="string">
            <text:p>PO09781</text:p>
          </table:table-cell>
          <table:table-cell table:style-name="ce374" office:value-type="date" office:date-value="2015-09-29" calcext:value-type="date">
            <text:p>09/29/15</text:p>
          </table:table-cell>
          <table:table-cell table:style-name="ce372" office:value-type="string" calcext:value-type="string">
            <text:p>pending</text:p>
          </table:table-cell>
          <table:table-cell table:style-name="ce412" office:value-type="string" calcext:value-type="string">
            <text:p><text:s/>requested delivery now, online order confirmation pending. do not see an online order for these……..TONI</text:p>
          </table:table-cell>
          <table:table-cell table:style-name="ce51" table:number-columns-repeated="2"/>
          <table:table-cell table:number-columns-repeated="1002"/>
        </table:table-row>
        <table:table-row table:style-name="ro2">
          <table:table-cell table:style-name="ce54" office:value-type="string" calcext:value-type="string">
            <text:p>Tools</text:p>
          </table:table-cell>
          <table:table-cell table:style-name="ce54" office:value-type="string" calcext:value-type="string">
            <text:p>TL-HD0049</text:p>
          </table:table-cell>
          <table:table-cell table:style-name="ce92" office:value-type="string" calcext:value-type="string">
            <text:p>6'' Deluxe Bent Stainless Steel Tweezer with Serrated Teeth</text:p>
          </table:table-cell>
          <table:table-cell table:style-name="ce54"/>
          <table:table-cell table:style-name="ce138"/>
          <table:table-cell table:style-name="ce54" office:value-type="string" calcext:value-type="string">
            <text:p>ROEDER</text:p>
          </table:table-cell>
          <table:table-cell table:style-name="ce138" office:value-type="string" calcext:value-type="string">
            <text:p>TWE6</text:p>
          </table:table-cell>
          <table:table-cell table:style-name="ce138" office:value-type="float" office:value="1" calcext:value-type="float">
            <text:p>1</text:p>
          </table:table-cell>
          <table:table-cell table:style-name="ce54" office:value-type="string" calcext:value-type="string">
            <text:p>ea</text:p>
          </table:table-cell>
          <table:table-cell table:style-name="ce244" office:value-type="currency" office:currency="USD" office:value="1.44" calcext:value-type="currency">
            <text:p>$1.440</text:p>
          </table:table-cell>
          <table:table-cell table:style-name="ce200" table:formula="of:=SUM([.J200]*[.H200])" office:value-type="float" office:value="1.44" calcext:value-type="float">
            <text:p>$1.44</text:p>
          </table:table-cell>
          <table:table-cell table:style-name="ce31"/>
          <table:table-cell table:style-name="ce245"/>
          <table:table-cell table:style-name="ce216" table:formula="of:=[.H200]*[.J200]" office:value-type="float" office:value="1.44" calcext:value-type="float">
            <text:p>$1.44</text:p>
          </table:table-cell>
          <table:table-cell table:style-name="ce317"/>
          <table:table-cell table:style-name="ce321" table:formula="of:=[.H200]*[.P$2]" office:value-type="float" office:value="3050" calcext:value-type="float">
            <text:p>3,050</text:p>
          </table:table-cell>
          <table:table-cell table:style-name="ce300" office:value-type="string" calcext:value-type="string">
            <text:p>PO08995</text:p>
          </table:table-cell>
          <table:table-cell table:style-name="ce374" office:value-type="date" office:date-value="2015-08-18" calcext:value-type="date">
            <text:p>08/18/15</text:p>
          </table:table-cell>
          <table:table-cell table:style-name="ce372" office:value-type="date" office:date-value="2015-10-19" calcext:value-type="date">
            <text:p>10/19/15</text:p>
          </table:table-cell>
          <table:table-cell table:style-name="ce412" office:value-type="string" calcext:value-type="string">
            <text:p>received</text:p>
          </table:table-cell>
          <table:table-cell table:style-name="ce51" table:number-columns-repeated="2"/>
          <table:table-cell table:number-columns-repeated="1002"/>
        </table:table-row>
        <table:table-row table:style-name="ro6">
          <table:table-cell table:style-name="ce54" office:value-type="string" calcext:value-type="string">
            <text:p>Tools</text:p>
          </table:table-cell>
          <table:table-cell table:style-name="ce54" office:value-type="string" calcext:value-type="string">
            <text:p>TL-HD0223</text:p>
          </table:table-cell>
          <table:table-cell table:style-name="ce92" office:value-type="string" calcext:value-type="string">
            <text:p>2mm Allen Wrench</text:p>
          </table:table-cell>
          <table:table-cell table:style-name="ce54"/>
          <table:table-cell table:style-name="ce138"/>
          <table:table-cell table:style-name="ce151" office:value-type="string" calcext:value-type="string">
            <text:p>MSC industrial</text:p>
          </table:table-cell>
          <table:table-cell table:style-name="ce185" office:value-type="float" office:value="5747035" calcext:value-type="float">
            <text:p>5747035</text:p>
          </table:table-cell>
          <table:table-cell table:style-name="ce138" office:value-type="float" office:value="1" calcext:value-type="float">
            <text:p>1</text:p>
          </table:table-cell>
          <table:table-cell table:style-name="ce54" office:value-type="string" calcext:value-type="string">
            <text:p>ea</text:p>
          </table:table-cell>
          <table:table-cell table:style-name="ce244" office:value-type="currency" office:currency="USD" office:value="0.17" calcext:value-type="currency">
            <text:p>$0.170</text:p>
          </table:table-cell>
          <table:table-cell table:style-name="ce200" table:formula="of:=SUM([.J201]*[.H201])" office:value-type="float" office:value="0.17" calcext:value-type="float">
            <text:p>$0.17</text:p>
          </table:table-cell>
          <table:table-cell table:style-name="ce31"/>
          <table:table-cell table:style-name="ce245"/>
          <table:table-cell table:style-name="ce216" table:formula="of:=[.H201]*[.J201]" office:value-type="float" office:value="0.17" calcext:value-type="float">
            <text:p>$0.17</text:p>
          </table:table-cell>
          <table:table-cell table:style-name="ce317"/>
          <table:table-cell table:style-name="ce321" table:formula="of:=[.H201]*[.P$2]" office:value-type="float" office:value="3050" calcext:value-type="float">
            <text:p>3,050</text:p>
          </table:table-cell>
          <table:table-cell table:style-name="ce300" office:value-type="string" calcext:value-type="string">
            <text:p>PO09001</text:p>
          </table:table-cell>
          <table:table-cell table:style-name="ce374" office:value-type="date" office:date-value="2015-09-30" calcext:value-type="date">
            <text:p>09/30/15</text:p>
          </table:table-cell>
          <table:table-cell table:style-name="ce372" office:value-type="date" office:date-value="2015-10-06" calcext:value-type="date">
            <text:p>10/06/15</text:p>
          </table:table-cell>
          <table:table-cell table:style-name="ce412" office:value-type="string" calcext:value-type="string">
            <text:p>received</text:p>
          </table:table-cell>
          <table:table-cell table:style-name="ce51" table:number-columns-repeated="2"/>
          <table:table-cell table:number-columns-repeated="1002"/>
        </table:table-row>
        <table:table-row table:style-name="ro2">
          <table:table-cell table:style-name="ce37" table:number-columns-repeated="4"/>
          <table:table-cell table:style-name="ce107"/>
          <table:table-cell table:style-name="ce37"/>
          <table:table-cell table:style-name="ce184"/>
          <table:table-cell table:style-name="ce177"/>
          <table:table-cell table:style-name="ce37"/>
          <table:table-cell table:style-name="ce245" table:number-columns-repeated="2"/>
          <table:table-cell table:style-name="ce276"/>
          <table:table-cell table:style-name="ce245"/>
          <table:table-cell table:style-name="ce308"/>
          <table:table-cell table:style-name="ce317"/>
          <table:table-cell table:style-name="ce320"/>
          <table:table-cell table:style-name="ce362"/>
          <table:table-cell table:style-name="ce373"/>
          <table:table-cell table:style-name="ce372"/>
          <table:table-cell table:style-name="ce412"/>
          <table:table-cell table:style-name="ce51" table:number-columns-repeated="2"/>
          <table:table-cell table:number-columns-repeated="1002"/>
        </table:table-row>
        <table:table-row table:style-name="ro2">
          <table:table-cell table:style-name="ce55" office:value-type="string" calcext:value-type="string">
            <text:p>Hardware</text:p>
          </table:table-cell>
          <table:table-cell table:style-name="ce55" office:value-type="string" calcext:value-type="string">
            <text:p>PP-MP0049</text:p>
          </table:table-cell>
          <table:table-cell table:style-name="ce55" office:value-type="string" calcext:value-type="string">
            <text:p>Cosmos ® mini Aluminum Chips VGA RAM Cooling Heatsinks 6(L)x6(W)x3.5(H)mm Industrial Packaging</text:p>
          </table:table-cell>
          <table:table-cell table:style-name="ce55"/>
          <table:table-cell table:style-name="ce139"/>
          <table:table-cell table:style-name="ce55" office:value-type="string" calcext:value-type="string">
            <text:p>PCCooler </text:p>
          </table:table-cell>
          <table:table-cell table:style-name="ce186"/>
          <table:table-cell table:style-name="ce186" office:value-type="float" office:value="1" calcext:value-type="float">
            <text:p>1</text:p>
          </table:table-cell>
          <table:table-cell table:style-name="ce55" office:value-type="string" calcext:value-type="string">
            <text:p>ea</text:p>
          </table:table-cell>
          <table:table-cell table:style-name="ce246" office:value-type="currency" office:currency="USD" office:value="0.035" calcext:value-type="currency">
            <text:p>$0.035</text:p>
          </table:table-cell>
          <table:table-cell table:style-name="ce200" table:formula="of:=SUM([.J203]*[.H203])" office:value-type="float" office:value="0.035" calcext:value-type="float">
            <text:p>$0.04</text:p>
          </table:table-cell>
          <table:table-cell table:style-name="ce277"/>
          <table:table-cell table:style-name="Default"/>
          <table:table-cell table:style-name="ce308"/>
          <table:table-cell table:style-name="ce317"/>
          <table:table-cell table:style-name="ce320" office:value-type="float" office:value="3050" calcext:value-type="float">
            <text:p>3,050</text:p>
          </table:table-cell>
          <table:table-cell table:style-name="ce362" office:value-type="string" calcext:value-type="string">
            <text:p>PO08884</text:p>
          </table:table-cell>
          <table:table-cell table:style-name="ce373" office:value-type="date" office:date-value="2015-08-28" calcext:value-type="date">
            <text:p>08/28/15</text:p>
          </table:table-cell>
          <table:table-cell table:style-name="ce372" office:value-type="date" office:date-value="2015-09-15" calcext:value-type="date">
            <text:p>09/15/15</text:p>
          </table:table-cell>
          <table:table-cell table:style-name="ce412" office:value-type="string" calcext:value-type="string">
            <text:p>We have 300K of these – we will never have to reorder these. </text:p>
          </table:table-cell>
          <table:table-cell table:style-name="ce51" table:number-columns-repeated="2"/>
          <table:table-cell table:number-columns-repeated="1002"/>
        </table:table-row>
        <table:table-row table:style-name="ro2">
          <table:table-cell table:style-name="ce37" table:number-columns-repeated="4"/>
          <table:table-cell table:style-name="ce107"/>
          <table:table-cell table:style-name="ce37"/>
          <table:table-cell table:style-name="ce184"/>
          <table:table-cell table:style-name="ce177"/>
          <table:table-cell table:style-name="ce37"/>
          <table:table-cell table:style-name="ce245"/>
          <table:table-cell table:style-name="ce200" table:formula="of:=SUM([.J204]*[.H204])" office:value-type="float" office:value="0" calcext:value-type="float">
            <text:p/>
          </table:table-cell>
          <table:table-cell table:style-name="ce276"/>
          <table:table-cell table:style-name="ce245"/>
          <table:table-cell table:style-name="ce308"/>
          <table:table-cell table:style-name="ce317"/>
          <table:table-cell table:style-name="ce320"/>
          <table:table-cell table:style-name="ce310"/>
          <table:table-cell table:style-name="ce373"/>
          <table:table-cell table:style-name="ce372"/>
          <table:table-cell table:style-name="ce412"/>
          <table:table-cell table:style-name="ce51" table:number-columns-repeated="2"/>
          <table:table-cell table:number-columns-repeated="1002"/>
        </table:table-row>
        <table:table-row table:style-name="ro2">
          <table:table-cell table:style-name="ce37"/>
          <table:table-cell table:style-name="ce37" office:value-type="string" calcext:value-type="string">
            <text:p>TL-HD0359</text:p>
          </table:table-cell>
          <table:table-cell table:style-name="ce37" office:value-type="string" calcext:value-type="string">
            <text:p>LASER ETCHING ON CLAM KNIFE</text:p>
          </table:table-cell>
          <table:table-cell table:style-name="ce37"/>
          <table:table-cell table:style-name="ce107"/>
          <table:table-cell table:style-name="ce37" office:value-type="string" calcext:value-type="string">
            <text:p>Laser Engraving Designs, LLC</text:p>
          </table:table-cell>
          <table:table-cell table:style-name="ce184"/>
          <table:table-cell table:style-name="ce177"/>
          <table:table-cell table:style-name="ce37"/>
          <table:table-cell table:style-name="ce245" office:value-type="float" office:value="0.47" calcext:value-type="float">
            <text:p>$0.47</text:p>
          </table:table-cell>
          <table:table-cell table:style-name="ce200" table:formula="of:=SUM([.J205]*[.H205])" office:value-type="float" office:value="0" calcext:value-type="float">
            <text:p/>
          </table:table-cell>
          <table:table-cell table:style-name="ce276"/>
          <table:table-cell table:style-name="ce245"/>
          <table:table-cell table:style-name="ce308"/>
          <table:table-cell table:style-name="ce317"/>
          <table:table-cell table:style-name="ce320" office:value-type="float" office:value="6100" calcext:value-type="float">
            <text:p>6,100</text:p>
          </table:table-cell>
          <table:table-cell table:style-name="ce363" office:value-type="string" calcext:value-type="string">
            <text:p>PO10297</text:p>
          </table:table-cell>
          <table:table-cell table:style-name="ce373" office:value-type="date" office:date-value="2015-11-05" calcext:value-type="date">
            <text:p>11/05/15</text:p>
          </table:table-cell>
          <table:table-cell table:style-name="ce372" office:value-type="date" office:date-value="2015-11-17" calcext:value-type="date">
            <text:p>11/17/15</text:p>
          </table:table-cell>
          <table:table-cell table:style-name="ce412" office:value-type="string" calcext:value-type="string">
            <text:p>Will deliver ~1000 11/17/15 <text:s/>3100 pcs Barry pcked up to start 11/9/15 </text:p>
          </table:table-cell>
          <table:table-cell table:style-name="ce51" table:number-columns-repeated="2"/>
          <table:table-cell table:number-columns-repeated="1002"/>
        </table:table-row>
        <table:table-row table:style-name="ro10">
          <table:table-cell table:style-name="ce37" office:value-type="string" calcext:value-type="string">
            <text:p>Electronic</text:p>
          </table:table-cell>
          <table:table-cell table:style-name="ce37" office:value-type="string" calcext:value-type="string">
            <text:p>EL-MS0361</text:p>
          </table:table-cell>
          <table:table-cell table:style-name="ce37" office:value-type="string" calcext:value-type="string">
            <text:p>16 AWG 6.0mm Pin Length Power Phase Black Single Wire - Insulated Ferrule</text:p>
          </table:table-cell>
          <table:table-cell table:style-name="ce97" office:value-type="string" calcext:value-type="string">
            <text:p>Panduit</text:p>
          </table:table-cell>
          <table:table-cell table:style-name="ce140" office:value-type="string" calcext:value-type="string">
            <text:p>FSD78-6-D</text:p>
          </table:table-cell>
          <table:table-cell table:style-name="ce97" office:value-type="string" calcext:value-type="string">
            <text:p>Fastenal</text:p>
          </table:table-cell>
          <table:table-cell table:style-name="ce187" office:value-type="float" office:value="749611" calcext:value-type="float">
            <text:p>749611</text:p>
          </table:table-cell>
          <table:table-cell table:style-name="ce177" office:value-type="float" office:value="6" calcext:value-type="float">
            <text:p>6</text:p>
          </table:table-cell>
          <table:table-cell table:style-name="ce37" office:value-type="string" calcext:value-type="string">
            <text:p>ea</text:p>
          </table:table-cell>
          <table:table-cell table:style-name="ce245" office:value-type="float" office:value="0.222" calcext:value-type="float">
            <text:p>$0.22</text:p>
          </table:table-cell>
          <table:table-cell table:style-name="ce200" table:formula="of:=SUM([.J206]*[.H206])" office:value-type="float" office:value="1.332" calcext:value-type="float">
            <text:p>$1.33</text:p>
          </table:table-cell>
          <table:table-cell table:style-name="ce276"/>
          <table:table-cell table:style-name="ce245"/>
          <table:table-cell table:style-name="ce308"/>
          <table:table-cell table:style-name="ce317"/>
          <table:table-cell table:style-name="ce339" office:value-type="float" office:value="12900" calcext:value-type="float">
            <text:p>12,900</text:p>
          </table:table-cell>
          <table:table-cell table:style-name="ce363" office:value-type="string" calcext:value-type="string">
            <text:p>PO12293</text:p>
          </table:table-cell>
          <table:table-cell table:style-name="ce373" office:value-type="date" office:date-value="2016-03-01" calcext:value-type="date">
            <text:p>03/01/16</text:p>
          </table:table-cell>
          <table:table-cell table:style-name="ce387" office:value-type="date" office:date-value="2016-03-07" calcext:value-type="date">
            <text:p>03/07/16</text:p>
          </table:table-cell>
          <table:table-cell table:style-name="ce412" office:value-type="string" calcext:value-type="string">
            <text:p>Fastenal quoted Panduit, Other stock has leadtime 3/28/16</text:p>
          </table:table-cell>
          <table:table-cell table:style-name="ce51" table:number-columns-repeated="2"/>
          <table:table-cell table:number-columns-repeated="1002"/>
        </table:table-row>
        <table:table-row table:style-name="ro10">
          <table:table-cell table:style-name="ce37" office:value-type="string" calcext:value-type="string">
            <text:p>Electronic</text:p>
          </table:table-cell>
          <table:table-cell table:style-name="ce37" office:value-type="string" calcext:value-type="string">
            <text:p>EL-MS0362</text:p>
          </table:table-cell>
          <table:table-cell table:style-name="ce37" office:value-type="string" calcext:value-type="string">
            <text:p>24 AWG 6.0mm Pin Length Single Wire - Insulated Ferrule</text:p>
          </table:table-cell>
          <table:table-cell table:style-name="ce97" office:value-type="string" calcext:value-type="string">
            <text:p>Panduit</text:p>
          </table:table-cell>
          <table:table-cell table:style-name="ce140" office:value-type="string" calcext:value-type="string">
            <text:p>FSD73-6-D</text:p>
          </table:table-cell>
          <table:table-cell table:style-name="ce97" office:value-type="string" calcext:value-type="string">
            <text:p>Fastenal</text:p>
          </table:table-cell>
          <table:table-cell table:style-name="ce187" office:value-type="float" office:value="749598" calcext:value-type="float">
            <text:p>749598</text:p>
          </table:table-cell>
          <table:table-cell table:style-name="ce177" office:value-type="float" office:value="2" calcext:value-type="float">
            <text:p>2</text:p>
          </table:table-cell>
          <table:table-cell table:style-name="ce37" office:value-type="string" calcext:value-type="string">
            <text:p>ea</text:p>
          </table:table-cell>
          <table:table-cell table:style-name="ce245" office:value-type="float" office:value="0.206" calcext:value-type="float">
            <text:p>$0.21</text:p>
          </table:table-cell>
          <table:table-cell table:style-name="ce200" table:formula="of:=SUM([.J207]*[.H207])" office:value-type="float" office:value="0.412" calcext:value-type="float">
            <text:p>$0.41</text:p>
          </table:table-cell>
          <table:table-cell table:style-name="ce276"/>
          <table:table-cell table:style-name="ce245"/>
          <table:table-cell table:style-name="ce308"/>
          <table:table-cell table:style-name="ce317"/>
          <table:table-cell table:style-name="ce339" office:value-type="float" office:value="4300" calcext:value-type="float">
            <text:p>4,300</text:p>
          </table:table-cell>
          <table:table-cell table:style-name="ce364" office:value-type="string" calcext:value-type="string">
            <text:p>PO12293</text:p>
          </table:table-cell>
          <table:table-cell table:style-name="ce391" office:value-type="date" office:date-value="2016-03-01" calcext:value-type="date">
            <text:p>03/01/16</text:p>
          </table:table-cell>
          <table:table-cell table:style-name="ce387" office:value-type="date" office:date-value="2016-03-07" calcext:value-type="date">
            <text:p>03/07/16</text:p>
          </table:table-cell>
          <table:table-cell table:style-name="ce412" office:value-type="string" calcext:value-type="string">
            <text:p>Fastenal quoted Panduit, Other stock has leadtime 3/28/16</text:p>
          </table:table-cell>
          <table:table-cell table:style-name="ce51" table:number-columns-repeated="2"/>
          <table:table-cell table:number-columns-repeated="1002"/>
        </table:table-row>
        <table:table-row table:style-name="ro2">
          <table:table-cell table:style-name="ce56" table:number-columns-repeated="4"/>
          <table:table-cell table:style-name="ce141"/>
          <table:table-cell table:style-name="ce56"/>
          <table:table-cell table:style-name="ce188" table:number-columns-repeated="2"/>
          <table:table-cell table:style-name="ce56" table:number-columns-repeated="3"/>
          <table:table-cell table:style-name="ce278"/>
          <table:table-cell table:style-name="ce301" table:number-columns-repeated="3"/>
          <table:table-cell table:style-name="ce339"/>
          <table:table-cell table:style-name="ce364"/>
          <table:table-cell table:style-name="ce391"/>
          <table:table-cell table:style-name="ce387"/>
          <table:table-cell table:style-name="ce412"/>
          <table:table-cell table:number-columns-repeated="1004"/>
        </table:table-row>
        <table:table-row table:style-name="ro2">
          <table:table-cell table:style-name="ce56" table:number-columns-repeated="4"/>
          <table:table-cell table:style-name="ce141"/>
          <table:table-cell table:style-name="ce56"/>
          <table:table-cell table:style-name="ce188" table:number-columns-repeated="2"/>
          <table:table-cell table:style-name="ce56" table:number-columns-repeated="3"/>
          <table:table-cell table:style-name="ce278"/>
          <table:table-cell table:style-name="ce301" table:number-columns-repeated="3"/>
          <table:table-cell table:style-name="ce340"/>
          <table:table-cell table:style-name="ce364"/>
          <table:table-cell table:style-name="ce391"/>
          <table:table-cell table:style-name="Default"/>
          <table:table-cell table:style-name="ce418"/>
          <table:table-cell table:number-columns-repeated="1004"/>
        </table:table-row>
        <table:table-row table:style-name="ro2">
          <table:table-cell table:style-name="ce56"/>
          <table:table-cell table:style-name="ce73"/>
          <table:table-cell table:style-name="ce56" office:value-type="string" calcext:value-type="string">
            <text:p>Don't order yet</text:p>
          </table:table-cell>
          <table:table-cell table:style-name="ce73"/>
          <table:table-cell table:style-name="ce141"/>
          <table:table-cell table:style-name="ce56"/>
          <table:table-cell table:style-name="ce188" table:number-columns-repeated="2"/>
          <table:table-cell table:style-name="ce56" table:number-columns-repeated="3"/>
          <table:table-cell table:style-name="ce278"/>
          <table:table-cell table:style-name="ce301" table:number-columns-repeated="3"/>
          <table:table-cell table:style-name="ce340"/>
          <table:table-cell table:style-name="ce364"/>
          <table:table-cell table:style-name="ce391"/>
          <table:table-cell table:style-name="ce387"/>
          <table:table-cell table:style-name="ce418"/>
          <table:table-cell table:number-columns-repeated="1004"/>
        </table:table-row>
        <table:table-row table:style-name="ro2">
          <table:table-cell table:style-name="ce56"/>
          <table:table-cell table:style-name="ce74"/>
          <table:table-cell table:style-name="ce56" office:value-type="string" calcext:value-type="string">
            <text:p>Clear to order long lead time items</text:p>
          </table:table-cell>
          <table:table-cell table:style-name="ce74"/>
          <table:table-cell table:style-name="ce141"/>
          <table:table-cell table:style-name="ce56"/>
          <table:table-cell table:style-name="ce188" table:number-columns-repeated="2"/>
          <table:table-cell table:style-name="ce56" table:number-columns-repeated="3"/>
          <table:table-cell table:style-name="ce278"/>
          <table:table-cell table:style-name="ce301" table:number-columns-repeated="3"/>
          <table:table-cell table:style-name="ce340"/>
          <table:table-cell table:style-name="ce364"/>
          <table:table-cell table:style-name="ce391"/>
          <table:table-cell table:style-name="ce387"/>
          <table:table-cell table:style-name="ce418"/>
          <table:table-cell table:number-columns-repeated="1004"/>
        </table:table-row>
        <table:table-row table:style-name="ro2">
          <table:table-cell table:style-name="ce56"/>
          <table:table-cell table:style-name="ce75"/>
          <table:table-cell table:style-name="ce56" office:value-type="string" calcext:value-type="string">
            <text:p>Kim – Please order</text:p>
          </table:table-cell>
          <table:table-cell table:style-name="ce75"/>
          <table:table-cell table:style-name="ce141"/>
          <table:table-cell table:style-name="ce56"/>
          <table:table-cell table:style-name="ce188" table:number-columns-repeated="2"/>
          <table:table-cell table:style-name="ce56" table:number-columns-repeated="3"/>
          <table:table-cell table:style-name="ce278"/>
          <table:table-cell table:style-name="ce301" table:number-columns-repeated="3"/>
          <table:table-cell table:style-name="ce340"/>
          <table:table-cell table:style-name="ce364"/>
          <table:table-cell table:style-name="ce391"/>
          <table:table-cell table:style-name="ce387"/>
          <table:table-cell table:style-name="ce418"/>
          <table:table-cell table:number-columns-repeated="1004"/>
        </table:table-row>
        <table:table-row table:style-name="ro2">
          <table:table-cell table:style-name="ce56"/>
          <table:table-cell table:style-name="ce76"/>
          <table:table-cell table:style-name="ce56" office:value-type="string" calcext:value-type="string">
            <text:p>Changed from red to Blue, can be ordered, purchasing please change to green</text:p>
          </table:table-cell>
          <table:table-cell table:style-name="ce56"/>
          <table:table-cell table:style-name="ce141"/>
          <table:table-cell table:style-name="ce56"/>
          <table:table-cell table:style-name="ce188" table:number-columns-repeated="2"/>
          <table:table-cell table:style-name="ce56" table:number-columns-repeated="3"/>
          <table:table-cell table:style-name="ce278"/>
          <table:table-cell table:style-name="ce301" table:number-columns-repeated="3"/>
          <table:table-cell table:style-name="ce340"/>
          <table:table-cell table:style-name="ce364"/>
          <table:table-cell table:style-name="ce391"/>
          <table:table-cell table:style-name="ce387"/>
          <table:table-cell table:style-name="ce418"/>
          <table:table-cell table:number-columns-repeated="1004"/>
        </table:table-row>
        <table:table-row table:style-name="ro2">
          <table:table-cell table:style-name="ce56" table:number-columns-repeated="4"/>
          <table:table-cell table:style-name="ce141"/>
          <table:table-cell table:style-name="ce56"/>
          <table:table-cell table:style-name="ce188" table:number-columns-repeated="2"/>
          <table:table-cell table:style-name="ce56" table:number-columns-repeated="3"/>
          <table:table-cell table:style-name="ce278"/>
          <table:table-cell table:style-name="ce301" table:number-columns-repeated="3"/>
          <table:table-cell table:style-name="ce340"/>
          <table:table-cell table:style-name="ce364"/>
          <table:table-cell table:style-name="ce391"/>
          <table:table-cell table:style-name="ce387"/>
          <table:table-cell table:style-name="ce418"/>
          <table:table-cell table:number-columns-repeated="1004"/>
        </table:table-row>
        <table:table-row table:style-name="ro2">
          <table:table-cell table:style-name="ce56"/>
          <table:table-cell table:style-name="Default" table:number-columns-repeated="5"/>
          <table:table-cell table:style-name="ce189"/>
          <table:table-cell table:style-name="ce188"/>
          <table:table-cell table:style-name="ce56" table:number-columns-repeated="2"/>
          <table:table-cell table:style-name="ce257" table:formula="of:=SUM([.K4:.K213])" office:value-type="float" office:value="603.978618965831" calcext:value-type="float">
            <text:p>$603.98</text:p>
          </table:table-cell>
          <table:table-cell table:style-name="ce278"/>
          <table:table-cell table:style-name="ce301" table:number-columns-repeated="3"/>
          <table:table-cell table:style-name="ce340"/>
          <table:table-cell table:style-name="ce364"/>
          <table:table-cell table:style-name="ce391"/>
          <table:table-cell table:style-name="ce387"/>
          <table:table-cell table:style-name="ce418"/>
          <table:table-cell table:number-columns-repeated="1004"/>
        </table:table-row>
        <table:table-row table:style-name="ro2">
          <table:table-cell/>
          <table:table-cell table:style-name="Default" table:number-columns-repeated="5"/>
          <table:table-cell table:style-name="ce189"/>
          <table:table-cell table:number-columns-repeated="1017"/>
        </table:table-row>
        <table:table-row table:style-name="ro2" table:number-rows-repeated="2">
          <table:table-cell table:number-columns-repeated="1024"/>
        </table:table-row>
        <table:table-row table:style-name="ro2">
          <table:table-cell/>
          <table:table-cell table:style-name="ce77" office:value-type="string" calcext:value-type="string">
            <text:p>EL-CA0031</text:p>
          </table:table-cell>
          <table:table-cell table:style-name="ce77" office:value-type="string" calcext:value-type="string">
            <text:p>6ft 18AWG England Power Cord Cable - H05VV-F NEMA C13 – Black</text:p>
          </table:table-cell>
          <table:table-cell table:style-name="ce77" table:number-columns-repeated="2"/>
          <table:table-cell table:style-name="ce77" office:value-type="string" calcext:value-type="string">
            <text:p>Linvox</text:p>
          </table:table-cell>
          <table:table-cell table:style-name="ce191" office:value-type="float" office:value="7691" calcext:value-type="float">
            <text:p>7691</text:p>
          </table:table-cell>
          <table:table-cell table:number-columns-repeated="8"/>
          <table:table-cell table:style-name="Default"/>
          <table:table-cell table:style-name="ce341" office:value-type="string" calcext:value-type="string">
            <text:p>PO08976</text:p>
          </table:table-cell>
          <table:table-cell office:value-type="date" office:date-value="2015-08-18" calcext:value-type="date">
            <text:p>08/18/15</text:p>
          </table:table-cell>
          <table:table-cell office:value-type="date" office:date-value="2015-10-18" calcext:value-type="date">
            <text:p>10/18/15</text:p>
          </table:table-cell>
          <table:table-cell office:value-type="string" calcext:value-type="string">
            <text:p>confirmed </text:p>
          </table:table-cell>
          <table:table-cell table:number-columns-repeated="1004"/>
        </table:table-row>
        <table:table-row table:style-name="ro2">
          <table:table-cell/>
          <table:table-cell table:style-name="ce77" office:value-type="string" calcext:value-type="string">
            <text:p>EL-CA0032</text:p>
          </table:table-cell>
          <table:table-cell table:style-name="ce77" office:value-type="string" calcext:value-type="string">
            <text:p>6ft 18AWG European Power Cord Cable - H05VV-F NEMA C13 – Black</text:p>
          </table:table-cell>
          <table:table-cell table:style-name="ce77" table:number-columns-repeated="2"/>
          <table:table-cell table:style-name="ce77" office:value-type="string" calcext:value-type="string">
            <text:p>Linvox</text:p>
          </table:table-cell>
          <table:table-cell table:style-name="ce191" office:value-type="float" office:value="7692" calcext:value-type="float">
            <text:p>7692</text:p>
          </table:table-cell>
          <table:table-cell table:number-columns-repeated="8"/>
          <table:table-cell table:style-name="Default"/>
          <table:table-cell table:style-name="ce341" office:value-type="string" calcext:value-type="string">
            <text:p>PO08976</text:p>
          </table:table-cell>
          <table:table-cell office:value-type="date" office:date-value="2015-08-18" calcext:value-type="date">
            <text:p>08/18/15</text:p>
          </table:table-cell>
          <table:table-cell office:value-type="date" office:date-value="2015-10-18" calcext:value-type="date">
            <text:p>10/18/15</text:p>
          </table:table-cell>
          <table:table-cell office:value-type="string" calcext:value-type="string">
            <text:p>confirmed </text:p>
          </table:table-cell>
          <table:table-cell table:number-columns-repeated="1004"/>
        </table:table-row>
        <table:table-row table:style-name="ro2" table:number-rows-repeated="2">
          <table:table-cell table:number-columns-repeated="1024"/>
        </table:table-row>
        <table:table-row table:style-name="ro2">
          <table:table-cell/>
          <table:table-cell table:style-name="ce78"/>
          <table:table-cell office:value-type="string" calcext:value-type="string">
            <text:p>BIN stocking program/Fastenal </text:p>
          </table:table-cell>
          <table:table-cell table:number-columns-repeated="1021"/>
        </table:table-row>
        <table:table-row table:style-name="ro2" table:number-rows-repeated="1048352">
          <table:table-cell table:number-columns-repeated="1024"/>
        </table:table-row>
        <table:table-row table:style-name="ro2">
          <table:table-cell table:number-columns-repeated="1024"/>
        </table:table-row>
      </table:table>
      <table:table table:name="Removed" table:style-name="ta1">
        <table:table-column table:style-name="co21" table:number-columns-repeated="9" table:default-cell-style-name="Default"/>
        <table:table-column table:style-name="co22" table:default-cell-style-name="Default"/>
        <table:table-column table:style-name="co21" table:number-columns-repeated="1014" table:default-cell-style-name="Default"/>
        <table:table-row table:style-name="ro15">
          <table:table-cell table:style-name="ce461" office:value-type="string" calcext:value-type="string">
            <text:p>THIS IS AN EXPERIMENTAL BOM, NOT THE MAIN BOM</text:p>
          </table:table-cell>
          <table:table-cell table:style-name="ce462" table:number-columns-repeated="10"/>
          <table:table-cell table:number-columns-repeated="1013"/>
        </table:table-row>
        <table:table-row table:style-name="ro15">
          <table:table-cell table:style-name="ce462" office:value-type="string" calcext:value-type="string">
            <text:p>Category</text:p>
          </table:table-cell>
          <table:table-cell table:style-name="ce462" office:value-type="string" calcext:value-type="string">
            <text:p>AO Part #</text:p>
          </table:table-cell>
          <table:table-cell table:style-name="ce462" office:value-type="string" calcext:value-type="string">
            <text:p>Description</text:p>
          </table:table-cell>
          <table:table-cell table:style-name="ce462" office:value-type="string" calcext:value-type="string">
            <text:p>Manufacturer</text:p>
          </table:table-cell>
          <table:table-cell table:style-name="ce462" office:value-type="string" calcext:value-type="string">
            <text:p>Manufacturer PN</text:p>
          </table:table-cell>
          <table:table-cell table:style-name="ce462" office:value-type="string" calcext:value-type="string">
            <text:p>Distributor</text:p>
          </table:table-cell>
          <table:table-cell table:style-name="ce462" office:value-type="string" calcext:value-type="string">
            <text:p>Distributor SKU</text:p>
          </table:table-cell>
          <table:table-cell table:style-name="ce462" office:value-type="string" calcext:value-type="string">
            <text:p>Qty Per</text:p>
          </table:table-cell>
          <table:table-cell table:style-name="ce462" office:value-type="string" calcext:value-type="string">
            <text:p>UOM</text:p>
          </table:table-cell>
          <table:table-cell table:style-name="ce462" office:value-type="string" calcext:value-type="string">
            <text:p>Price Per Unit</text:p>
          </table:table-cell>
          <table:table-cell table:style-name="ce462" office:value-type="string" calcext:value-type="string">
            <text:p>Price Total</text:p>
          </table:table-cell>
          <table:table-cell table:number-columns-repeated="1013"/>
        </table:table-row>
        <table:table-row table:style-name="ro15">
          <table:table-cell table:style-name="ce463" office:value-type="string" calcext:value-type="string">
            <text:p>Printed</text:p>
          </table:table-cell>
          <table:table-cell table:style-name="ce467"/>
          <table:table-cell table:style-name="ce464" office:value-type="string" calcext:value-type="string">
            <text:p>LCD Front</text:p>
          </table:table-cell>
          <table:table-cell table:style-name="ce464" table:number-columns-repeated="2"/>
          <table:table-cell table:style-name="ce464" office:value-type="string" calcext:value-type="string">
            <text:p>Aleph Objects</text:p>
          </table:table-cell>
          <table:table-cell table:style-name="ce464"/>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4" calcext:value-type="float">
            <text:p>$4.00</text:p>
          </table:table-cell>
          <table:table-cell table:style-name="ce475" table:formula="of:=SUM([.J3]*[.H3])" office:value-type="float" office:value="4" calcext:value-type="float">
            <text:p>$4.00</text:p>
          </table:table-cell>
          <table:table-cell table:style-name="ce466"/>
          <table:table-cell table:style-name="ce463" table:number-columns-repeated="999"/>
          <table:table-cell table:number-columns-repeated="13"/>
        </table:table-row>
        <table:table-row table:style-name="ro15">
          <table:table-cell table:style-name="ce463" office:value-type="string" calcext:value-type="string">
            <text:p>Printed</text:p>
          </table:table-cell>
          <table:table-cell table:style-name="ce467"/>
          <table:table-cell table:style-name="ce464" office:value-type="string" calcext:value-type="string">
            <text:p>LCD Back</text:p>
          </table:table-cell>
          <table:table-cell table:style-name="ce464" table:number-columns-repeated="2"/>
          <table:table-cell table:style-name="ce464" office:value-type="string" calcext:value-type="string">
            <text:p>Aleph Objects</text:p>
          </table:table-cell>
          <table:table-cell table:style-name="ce464"/>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4" calcext:value-type="float">
            <text:p>$4.00</text:p>
          </table:table-cell>
          <table:table-cell table:style-name="ce475" table:formula="of:=SUM([.J4]*[.H4])" office:value-type="float" office:value="4" calcext:value-type="float">
            <text:p>$4.00</text:p>
          </table:table-cell>
          <table:table-cell table:style-name="ce483" table:number-columns-repeated="1000"/>
          <table:table-cell table:number-columns-repeated="13"/>
        </table:table-row>
        <table:table-row table:style-name="ro15">
          <table:table-cell table:style-name="ce463" office:value-type="string" calcext:value-type="string">
            <text:p>Printed</text:p>
          </table:table-cell>
          <table:table-cell table:style-name="ce467"/>
          <table:table-cell table:style-name="ce464" office:value-type="string" calcext:value-type="string">
            <text:p>LCD Hinge</text:p>
          </table:table-cell>
          <table:table-cell table:style-name="ce464" table:number-columns-repeated="2"/>
          <table:table-cell table:style-name="ce464" office:value-type="string" calcext:value-type="string">
            <text:p>Aleph Objects</text:p>
          </table:table-cell>
          <table:table-cell table:style-name="ce464"/>
          <table:table-cell table:style-name="ce464" office:value-type="float" office:value="2" calcext:value-type="float">
            <text:p>2</text:p>
          </table:table-cell>
          <table:table-cell table:style-name="ce464" office:value-type="string" calcext:value-type="string">
            <text:p>ea</text:p>
          </table:table-cell>
          <table:table-cell table:style-name="ce475" office:value-type="float" office:value="0.5" calcext:value-type="float">
            <text:p>$0.50</text:p>
          </table:table-cell>
          <table:table-cell table:style-name="ce475" table:formula="of:=SUM([.J5]*[.H5])" office:value-type="float" office:value="1" calcext:value-type="float">
            <text:p>$1.00</text:p>
          </table:table-cell>
          <table:table-cell table:style-name="ce483" table:number-columns-repeated="1000"/>
          <table:table-cell table:number-columns-repeated="13"/>
        </table:table-row>
        <table:table-row table:style-name="ro15">
          <table:table-cell table:style-name="ce463" office:value-type="string" calcext:value-type="string">
            <text:p>Printed</text:p>
          </table:table-cell>
          <table:table-cell table:style-name="ce464"/>
          <table:table-cell table:style-name="ce464" office:value-type="string" calcext:value-type="string">
            <text:p>Bed Fan Shroud</text:p>
          </table:table-cell>
          <table:table-cell table:style-name="ce464" table:number-columns-repeated="2"/>
          <table:table-cell table:style-name="ce464" office:value-type="string" calcext:value-type="string">
            <text:p>Aleph Objects</text:p>
          </table:table-cell>
          <table:table-cell table:style-name="ce464"/>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0.5" calcext:value-type="float">
            <text:p>$0.50</text:p>
          </table:table-cell>
          <table:table-cell table:style-name="ce475" table:formula="of:=SUM([.J6]*[.H6])" office:value-type="float" office:value="0.5" calcext:value-type="float">
            <text:p>$0.50</text:p>
          </table:table-cell>
          <table:table-cell table:style-name="ce484"/>
          <table:table-cell table:style-name="ce475" table:number-columns-repeated="2"/>
          <table:table-cell table:style-name="ce484"/>
          <table:table-cell table:style-name="ce463" table:number-columns-repeated="996"/>
          <table:table-cell table:number-columns-repeated="13"/>
        </table:table-row>
        <table:table-row table:style-name="ro15">
          <table:table-cell table:style-name="ce463" office:value-type="string" calcext:value-type="string">
            <text:p>Printed</text:p>
          </table:table-cell>
          <table:table-cell table:style-name="ce467"/>
          <table:table-cell table:style-name="ce464" office:value-type="string" calcext:value-type="string">
            <text:p>Bed Fan Mount</text:p>
          </table:table-cell>
          <table:table-cell table:style-name="ce464" table:number-columns-repeated="2"/>
          <table:table-cell table:style-name="ce464" office:value-type="string" calcext:value-type="string">
            <text:p>Aleph Objects</text:p>
          </table:table-cell>
          <table:table-cell table:style-name="ce464"/>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2" calcext:value-type="float">
            <text:p>$2.00</text:p>
          </table:table-cell>
          <table:table-cell table:style-name="ce475" table:formula="of:=SUM([.J7]*[.H7])" office:value-type="float" office:value="2" calcext:value-type="float">
            <text:p>$2.00</text:p>
          </table:table-cell>
          <table:table-cell table:style-name="ce484"/>
          <table:table-cell table:style-name="ce475"/>
          <table:table-cell table:style-name="ce475" table:formula="of:=SUM([.M7]*[.H7])" office:value-type="float" office:value="0" calcext:value-type="float">
            <text:p/>
          </table:table-cell>
          <table:table-cell table:style-name="ce484"/>
          <table:table-cell table:style-name="ce463" table:number-columns-repeated="996"/>
          <table:table-cell table:number-columns-repeated="13"/>
        </table:table-row>
        <table:table-row table:style-name="ro15">
          <table:table-cell table:style-name="ce463"/>
          <table:table-cell table:style-name="ce467"/>
          <table:table-cell table:style-name="ce464" table:number-columns-repeated="7"/>
          <table:table-cell table:style-name="ce475" table:number-columns-repeated="2"/>
          <table:table-cell table:style-name="ce484"/>
          <table:table-cell table:style-name="ce475" table:number-columns-repeated="2"/>
          <table:table-cell table:style-name="ce484"/>
          <table:table-cell table:style-name="ce463" table:number-columns-repeated="996"/>
          <table:table-cell table:number-columns-repeated="13"/>
        </table:table-row>
        <table:table-row table:style-name="ro15">
          <table:table-cell table:style-name="ce22" office:value-type="string" calcext:value-type="string">
            <text:p>Hardware</text:p>
          </table:table-cell>
          <table:table-cell table:style-name="ce22" office:value-type="string" calcext:value-type="string">
            <text:p>HD-MS0209</text:p>
          </table:table-cell>
          <table:table-cell table:style-name="ce22" office:value-type="string" calcext:value-type="string">
            <text:p>Motor Isolator, cork 2mm</text:p>
          </table:table-cell>
          <table:table-cell table:style-name="ce22" table:number-columns-repeated="2"/>
          <table:table-cell table:style-name="ce22" office:value-type="string" calcext:value-type="string">
            <text:p>Custom Laser</text:p>
          </table:table-cell>
          <table:table-cell table:style-name="ce22"/>
          <table:table-cell table:style-name="ce22" office:value-type="float" office:value="4" calcext:value-type="float">
            <text:p>4</text:p>
          </table:table-cell>
          <table:table-cell table:style-name="ce22" office:value-type="string" calcext:value-type="string">
            <text:p>ea</text:p>
          </table:table-cell>
          <table:table-cell table:style-name="ce476" office:value-type="currency" office:currency="USD" office:value="0.6" calcext:value-type="currency">
            <text:p>$0.60</text:p>
          </table:table-cell>
          <table:table-cell table:style-name="ce475" table:formula="of:=SUM([.J9]*[.H9])" office:value-type="float" office:value="2.4" calcext:value-type="float">
            <text:p>$2.40</text:p>
          </table:table-cell>
          <table:table-cell table:style-name="ce485"/>
          <table:table-cell table:style-name="ce476"/>
          <table:table-cell table:style-name="ce475"/>
          <table:table-cell table:style-name="ce485"/>
          <table:table-cell table:style-name="ce463" table:number-columns-repeated="996"/>
          <table:table-cell table:number-columns-repeated="13"/>
        </table:table-row>
        <table:table-row table:style-name="ro15">
          <table:table-cell table:style-name="ce462" table:number-columns-repeated="11"/>
          <table:table-cell table:number-columns-repeated="1013"/>
        </table:table-row>
        <table:table-row table:style-name="ro16">
          <table:table-cell table:style-name="ce464" office:value-type="string" calcext:value-type="string">
            <text:p>Electronic</text:p>
          </table:table-cell>
          <table:table-cell table:style-name="ce22" office:value-type="string" calcext:value-type="string">
            <text:p>EL-CA0046</text:p>
          </table:table-cell>
          <table:table-cell table:style-name="ce22" office:value-type="string" calcext:value-type="string">
            <text:p>PANEL MOUNT USB CABLE - A MALE TO A FEMALE</text:p>
          </table:table-cell>
          <table:table-cell table:style-name="ce22" table:number-columns-repeated="2"/>
          <table:table-cell table:style-name="ce22" office:value-type="string" calcext:value-type="string">
            <text:p>Adafruit</text:p>
          </table:table-cell>
          <table:table-cell table:style-name="ce22" office:value-type="float" office:value="908" calcext:value-type="float">
            <text:p>908</text:p>
          </table:table-cell>
          <table:table-cell table:style-name="ce22" office:value-type="float" office:value="1" calcext:value-type="float">
            <text:p>1</text:p>
          </table:table-cell>
          <table:table-cell table:style-name="ce22" office:value-type="string" calcext:value-type="string">
            <text:p>ea</text:p>
          </table:table-cell>
          <table:table-cell table:style-name="ce475" office:value-type="float" office:value="3.16" calcext:value-type="float">
            <text:p>$3.16</text:p>
          </table:table-cell>
          <table:table-cell table:style-name="ce475" table:formula="of:=SUM([.J11]*[.H11])" office:value-type="float" office:value="3.16" calcext:value-type="float">
            <text:p>$3.16</text:p>
          </table:table-cell>
          <table:table-cell table:style-name="ce22" table:number-columns-repeated="3"/>
          <table:table-cell table:style-name="ce466" table:number-columns-repeated="3"/>
          <table:table-cell table:style-name="ce463" table:number-columns-repeated="1000"/>
          <table:table-cell table:number-columns-repeated="7"/>
        </table:table-row>
        <table:table-row table:style-name="ro16">
          <table:table-cell table:style-name="ce464" office:value-type="string" calcext:value-type="string">
            <text:p>Electronic</text:p>
          </table:table-cell>
          <table:table-cell table:style-name="ce22" office:value-type="string" calcext:value-type="string">
            <text:p>EL-CA0047</text:p>
          </table:table-cell>
          <table:table-cell table:style-name="ce22" office:value-type="string" calcext:value-type="string">
            <text:p>PANEL MOUNT ETHERNET EXTENSION CABLE</text:p>
          </table:table-cell>
          <table:table-cell table:style-name="ce22" table:number-columns-repeated="2"/>
          <table:table-cell table:style-name="ce22" office:value-type="string" calcext:value-type="string">
            <text:p>Adafruit</text:p>
          </table:table-cell>
          <table:table-cell table:style-name="ce22" office:value-type="float" office:value="909" calcext:value-type="float">
            <text:p>909</text:p>
          </table:table-cell>
          <table:table-cell table:style-name="ce22" office:value-type="float" office:value="1" calcext:value-type="float">
            <text:p>1</text:p>
          </table:table-cell>
          <table:table-cell table:style-name="ce22" office:value-type="string" calcext:value-type="string">
            <text:p>ea</text:p>
          </table:table-cell>
          <table:table-cell table:style-name="ce475" office:value-type="float" office:value="3.96" calcext:value-type="float">
            <text:p>$3.96</text:p>
          </table:table-cell>
          <table:table-cell table:style-name="ce475" table:formula="of:=SUM([.J12]*[.H12])" office:value-type="float" office:value="3.96" calcext:value-type="float">
            <text:p>$3.96</text:p>
          </table:table-cell>
          <table:table-cell table:style-name="ce22" table:number-columns-repeated="3"/>
          <table:table-cell table:style-name="ce466" table:number-columns-repeated="3"/>
          <table:table-cell table:style-name="ce463" table:number-columns-repeated="1000"/>
          <table:table-cell table:number-columns-repeated="7"/>
        </table:table-row>
        <table:table-row table:style-name="ro15">
          <table:table-cell table:style-name="ce463" office:value-type="string" calcext:value-type="string">
            <text:p>Electronic</text:p>
          </table:table-cell>
          <table:table-cell table:style-name="ce22" office:value-type="string" calcext:value-type="string">
            <text:p>EL-MS0138</text:p>
          </table:table-cell>
          <table:table-cell table:style-name="ce22" office:value-type="string" calcext:value-type="string">
            <text:p>SPEAKER 4OHM 3W 82DB 28X40MM</text:p>
          </table:table-cell>
          <table:table-cell table:style-name="ce22" table:number-columns-repeated="2"/>
          <table:table-cell table:style-name="ce469" office:value-type="string" calcext:value-type="string">
            <text:p>Digikey</text:p>
          </table:table-cell>
          <table:table-cell table:style-name="ce22" office:value-type="string" calcext:value-type="string">
            <text:p>668-1234-ND</text:p>
          </table:table-cell>
          <table:table-cell table:style-name="ce22" office:value-type="float" office:value="1" calcext:value-type="float">
            <text:p>1</text:p>
          </table:table-cell>
          <table:table-cell table:style-name="ce22" office:value-type="string" calcext:value-type="string">
            <text:p>ea</text:p>
          </table:table-cell>
          <table:table-cell table:style-name="ce476" office:value-type="currency" office:currency="USD" office:value="5.4" calcext:value-type="currency">
            <text:p>$5.40</text:p>
          </table:table-cell>
          <table:table-cell table:style-name="ce480" table:formula="of:=SUM([.J13]*[.H13])" office:value-type="float" office:value="5.4" calcext:value-type="float">
            <text:p>$5.40</text:p>
          </table:table-cell>
          <table:table-cell table:style-name="ce466" table:number-columns-repeated="3"/>
          <table:table-cell table:style-name="ce22" table:number-columns-repeated="1003"/>
          <table:table-cell table:number-columns-repeated="7"/>
        </table:table-row>
        <table:table-row table:style-name="ro15">
          <table:table-cell table:style-name="ce463" office:value-type="string" calcext:value-type="string">
            <text:p>Electronic</text:p>
          </table:table-cell>
          <table:table-cell office:value-type="string" calcext:value-type="string">
            <text:p>EL-MS0207</text:p>
          </table:table-cell>
          <table:table-cell table:style-name="ce469" office:value-type="string" calcext:value-type="string">
            <text:p>POT 10K OHM 17MM RD .06W CARB</text:p>
          </table:table-cell>
          <table:table-cell table:style-name="ce469" table:number-columns-repeated="2"/>
          <table:table-cell table:style-name="ce469" office:value-type="string" calcext:value-type="string">
            <text:p>Digikey</text:p>
          </table:table-cell>
          <table:table-cell table:style-name="ce469" office:value-type="string" calcext:value-type="string">
            <text:p>PDB182-E420K-103A-ND</text:p>
          </table:table-cell>
          <table:table-cell table:style-name="ce469" office:value-type="float" office:value="1" calcext:value-type="float">
            <text:p>1</text:p>
          </table:table-cell>
          <table:table-cell table:style-name="ce469" office:value-type="string" calcext:value-type="string">
            <text:p>ea</text:p>
          </table:table-cell>
          <table:table-cell table:style-name="ce477" office:value-type="currency" office:currency="USD" office:value="1.82" calcext:value-type="currency">
            <text:p>$1.82</text:p>
          </table:table-cell>
          <table:table-cell table:style-name="ce480" table:formula="of:=SUM([.J14]*[.H14])" office:value-type="float" office:value="1.82" calcext:value-type="float">
            <text:p>$1.82</text:p>
          </table:table-cell>
          <table:table-cell table:style-name="ce466" table:number-columns-repeated="3"/>
          <table:table-cell table:style-name="ce22" table:number-columns-repeated="1003"/>
          <table:table-cell table:number-columns-repeated="7"/>
        </table:table-row>
        <table:table-row table:style-name="ro17">
          <table:table-cell table:style-name="ce465" office:value-type="string" calcext:value-type="string">
            <text:p>Electronic</text:p>
          </table:table-cell>
          <table:table-cell table:style-name="ce468" office:value-type="string" calcext:value-type="string">
            <text:p>PC-CN0032</text:p>
          </table:table-cell>
          <table:table-cell table:style-name="ce465" office:value-type="string" calcext:value-type="string">
            <text:p>Term Block Plug 2POS STR 5.08MM</text:p>
          </table:table-cell>
          <table:table-cell table:style-name="ce468" table:number-columns-repeated="2"/>
          <table:table-cell table:style-name="ce468" office:value-type="string" calcext:value-type="string">
            <text:p>Digikey</text:p>
          </table:table-cell>
          <table:table-cell table:style-name="ce472" office:value-type="string" calcext:value-type="string">
            <text:p>WM7819-ND</text:p>
          </table:table-cell>
          <table:table-cell table:style-name="ce468" office:value-type="float" office:value="4" calcext:value-type="float">
            <text:p>4</text:p>
          </table:table-cell>
          <table:table-cell table:style-name="ce468" office:value-type="string" calcext:value-type="string">
            <text:p>ea</text:p>
          </table:table-cell>
          <table:table-cell table:style-name="ce478" office:value-type="currency" office:currency="USD" office:value="0.5586" calcext:value-type="currency">
            <text:p>$0.56</text:p>
          </table:table-cell>
          <table:table-cell table:style-name="ce481" table:formula="of:=[.H15]*[.J15]" office:value-type="currency" office:currency="USD" office:value="2.2344" calcext:value-type="currency">
            <text:p>$2.23</text:p>
          </table:table-cell>
          <table:table-cell table:style-name="ce485"/>
          <table:table-cell table:style-name="ce478"/>
          <table:table-cell table:style-name="ce475"/>
          <table:table-cell table:style-name="ce485"/>
          <table:table-cell table:style-name="ce22" table:number-columns-repeated="996"/>
          <table:table-cell table:number-columns-repeated="13"/>
        </table:table-row>
        <table:table-row table:style-name="ro15">
          <table:table-cell table:style-name="ce463"/>
          <table:table-cell/>
          <table:table-cell table:style-name="ce469" table:number-columns-repeated="7"/>
          <table:table-cell table:style-name="ce477"/>
          <table:table-cell table:style-name="ce480"/>
          <table:table-cell table:style-name="ce466" table:number-columns-repeated="3"/>
          <table:table-cell table:style-name="ce22" table:number-columns-repeated="1003"/>
          <table:table-cell table:number-columns-repeated="7"/>
        </table:table-row>
        <table:table-row table:style-name="ro15">
          <table:table-cell table:style-name="ce464" office:value-type="string" calcext:value-type="string">
            <text:p>Electronic</text:p>
          </table:table-cell>
          <table:table-cell table:style-name="ce464"/>
          <table:table-cell table:style-name="ce465" office:value-type="string" calcext:value-type="string">
            <text:p>Knobs &amp; Dials RIBBED .71" D T18 BK</text:p>
          </table:table-cell>
          <table:table-cell table:style-name="ce464" table:number-columns-repeated="2"/>
          <table:table-cell table:style-name="ce464" office:value-type="string" calcext:value-type="string">
            <text:p>Mouser</text:p>
          </table:table-cell>
          <table:table-cell table:style-name="ce464" office:value-type="string" calcext:value-type="string">
            <text:p>450-AE186</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0.41" calcext:value-type="float">
            <text:p>$0.41</text:p>
          </table:table-cell>
          <table:table-cell table:style-name="ce475" table:formula="of:=SUM([.J17]*[.H17])" office:value-type="float" office:value="0.41" calcext:value-type="float">
            <text:p>$0.41</text:p>
          </table:table-cell>
          <table:table-cell table:style-name="ce22" table:number-columns-repeated="1000"/>
          <table:table-cell table:number-columns-repeated="13"/>
        </table:table-row>
        <table:table-row table:style-name="ro15">
          <table:table-cell table:style-name="ce463"/>
          <table:table-cell/>
          <table:table-cell table:style-name="ce469" table:number-columns-repeated="7"/>
          <table:table-cell table:style-name="ce477"/>
          <table:table-cell table:style-name="ce480"/>
          <table:table-cell table:style-name="ce466" table:number-columns-repeated="3"/>
          <table:table-cell table:style-name="ce22" table:number-columns-repeated="1003"/>
          <table:table-cell table:number-columns-repeated="7"/>
        </table:table-row>
        <table:table-row table:style-name="ro16">
          <table:table-cell table:style-name="ce463" office:value-type="string" calcext:value-type="string">
            <text:p>Electronic</text:p>
          </table:table-cell>
          <table:table-cell table:style-name="ce464"/>
          <table:table-cell table:style-name="ce464" office:value-type="string" calcext:value-type="string">
            <text:p>Baseboard</text:p>
          </table:table-cell>
          <table:table-cell table:style-name="ce464" table:number-columns-repeated="2"/>
          <table:table-cell table:style-name="ce464" office:value-type="string" calcext:value-type="string">
            <text:p>Linksbrite</text:p>
          </table:table-cell>
          <table:table-cell table:style-name="ce464" office:value-type="string" calcext:value-type="string">
            <text:p>909-A20-OLINUXINOMIC</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25" calcext:value-type="float">
            <text:p>$25.00</text:p>
          </table:table-cell>
          <table:table-cell table:style-name="ce475" table:formula="of:=SUM([.J19]*[.H19])" office:value-type="float" office:value="25" calcext:value-type="float">
            <text:p>$25.00</text:p>
          </table:table-cell>
          <table:table-cell table:style-name="ce463" table:number-columns-repeated="1000"/>
          <table:table-cell table:number-columns-repeated="13"/>
        </table:table-row>
        <table:table-row table:style-name="ro16">
          <table:table-cell table:style-name="ce463" office:value-type="string" calcext:value-type="string">
            <text:p>Electronic</text:p>
          </table:table-cell>
          <table:table-cell table:style-name="ce464"/>
          <table:table-cell table:style-name="ce464" office:value-type="string" calcext:value-type="string">
            <text:p>Coreboard</text:p>
          </table:table-cell>
          <table:table-cell table:style-name="ce464" table:number-columns-repeated="2"/>
          <table:table-cell table:style-name="ce464" office:value-type="string" calcext:value-type="string">
            <text:p>Linksbrite</text:p>
          </table:table-cell>
          <table:table-cell table:style-name="ce464" office:value-type="string" calcext:value-type="string">
            <text:p>909-A13-LCD7-TS</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25" calcext:value-type="float">
            <text:p>$25.00</text:p>
          </table:table-cell>
          <table:table-cell table:style-name="ce475" table:formula="of:=SUM([.J20]*[.H20])" office:value-type="float" office:value="25" calcext:value-type="float">
            <text:p>$25.00</text:p>
          </table:table-cell>
          <table:table-cell table:style-name="ce463" table:number-columns-repeated="1000"/>
          <table:table-cell table:number-columns-repeated="13"/>
        </table:table-row>
        <table:table-row table:style-name="ro16">
          <table:table-cell table:style-name="ce463" office:value-type="string" calcext:value-type="string">
            <text:p>Electronic</text:p>
          </table:table-cell>
          <table:table-cell table:style-name="ce464"/>
          <table:table-cell table:style-name="ce464" office:value-type="string" calcext:value-type="string">
            <text:p>LCD</text:p>
          </table:table-cell>
          <table:table-cell table:style-name="ce464" table:number-columns-repeated="2"/>
          <table:table-cell table:style-name="ce464" office:value-type="string" calcext:value-type="string">
            <text:p>Linksbrite</text:p>
          </table:table-cell>
          <table:table-cell table:style-name="ce464"/>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25" calcext:value-type="float">
            <text:p>$25.00</text:p>
          </table:table-cell>
          <table:table-cell table:style-name="ce475" table:formula="of:=SUM([.J21]*[.H21])" office:value-type="float" office:value="25" calcext:value-type="float">
            <text:p>$25.00</text:p>
          </table:table-cell>
          <table:table-cell table:style-name="ce463" table:number-columns-repeated="1000"/>
          <table:table-cell table:number-columns-repeated="13"/>
        </table:table-row>
        <table:table-row table:style-name="ro15">
          <table:table-cell table:style-name="ce466" table:number-columns-repeated="9"/>
          <table:table-cell table:style-name="ce479"/>
          <table:table-cell table:style-name="ce480" table:formula="of:=SUM([.J22]*[.H22])" office:value-type="float" office:value="0" calcext:value-type="float">
            <text:p/>
          </table:table-cell>
          <table:table-cell table:style-name="ce466"/>
          <table:table-cell table:style-name="ce463" table:number-columns-repeated="999"/>
          <table:table-cell table:number-columns-repeated="13"/>
        </table:table-row>
        <table:table-row table:style-name="ro16">
          <table:table-cell table:style-name="ce463" office:value-type="string" calcext:value-type="string">
            <text:p>Electronic</text:p>
          </table:table-cell>
          <table:table-cell table:style-name="ce22" office:value-type="string" calcext:value-type="string">
            <text:p>OF-CP0140</text:p>
          </table:table-cell>
          <table:table-cell table:style-name="ce22" office:value-type="string" calcext:value-type="string">
            <text:p>Penguin Wireless N USB Adapter for GNU / Linux (TPE-N150USB)</text:p>
          </table:table-cell>
          <table:table-cell table:style-name="ce22" table:number-columns-repeated="2"/>
          <table:table-cell table:style-name="ce22" office:value-type="string" calcext:value-type="string">
            <text:p>ThinkPenguin.com </text:p>
          </table:table-cell>
          <table:table-cell table:style-name="ce22" office:value-type="string" calcext:value-type="string">
            <text:p>AR9271</text:p>
          </table:table-cell>
          <table:table-cell table:style-name="ce22" office:value-type="float" office:value="1" calcext:value-type="float">
            <text:p>1</text:p>
          </table:table-cell>
          <table:table-cell table:style-name="ce22" office:value-type="string" calcext:value-type="string">
            <text:p>ea</text:p>
          </table:table-cell>
          <table:table-cell table:style-name="ce476" office:value-type="currency" office:currency="USD" office:value="24.97" calcext:value-type="currency">
            <text:p>$24.97</text:p>
          </table:table-cell>
          <table:table-cell table:style-name="ce480" table:formula="of:=SUM([.J23]*[.H23])" office:value-type="float" office:value="24.97" calcext:value-type="float">
            <text:p>$24.97</text:p>
          </table:table-cell>
          <table:table-cell table:style-name="ce466"/>
          <table:table-cell table:style-name="ce463" table:number-columns-repeated="999"/>
          <table:table-cell table:number-columns-repeated="13"/>
        </table:table-row>
        <table:table-row table:style-name="ro15">
          <table:table-cell table:style-name="ce466" table:number-columns-repeated="9"/>
          <table:table-cell table:style-name="ce479"/>
          <table:table-cell table:style-name="ce480" table:formula="of:=SUM([.J24]*[.H24])" office:value-type="float" office:value="0" calcext:value-type="float">
            <text:p/>
          </table:table-cell>
          <table:table-cell table:style-name="ce466"/>
          <table:table-cell table:style-name="ce463" table:number-columns-repeated="999"/>
          <table:table-cell table:number-columns-repeated="13"/>
        </table:table-row>
        <table:table-row table:style-name="ro16">
          <table:table-cell table:style-name="ce22" office:value-type="string" calcext:value-type="string">
            <text:p>Electronic</text:p>
          </table:table-cell>
          <table:table-cell table:style-name="ce22" office:value-type="string" calcext:value-type="string">
            <text:p>EL-MS0176</text:p>
          </table:table-cell>
          <table:table-cell table:style-name="ce22" office:value-type="string" calcext:value-type="string">
            <text:p>Kingston Digital 8 GB microSD Class 10 UHS-1 Memory Card 30MB/s with Adapter SDC10/8GB</text:p>
          </table:table-cell>
          <table:table-cell table:style-name="ce22" table:number-columns-repeated="2"/>
          <table:table-cell table:style-name="ce22" office:value-type="string" calcext:value-type="string">
            <text:p>Amazon</text:p>
          </table:table-cell>
          <table:table-cell table:style-name="ce22"/>
          <table:table-cell table:style-name="ce22" office:value-type="float" office:value="1" calcext:value-type="float">
            <text:p>1</text:p>
          </table:table-cell>
          <table:table-cell table:style-name="ce22" office:value-type="string" calcext:value-type="string">
            <text:p>ea</text:p>
          </table:table-cell>
          <table:table-cell table:style-name="ce476" office:value-type="currency" office:currency="USD" office:value="5.82" calcext:value-type="currency">
            <text:p>$5.82</text:p>
          </table:table-cell>
          <table:table-cell table:style-name="ce480" table:formula="of:=SUM([.J25]*[.H25])" office:value-type="float" office:value="5.82" calcext:value-type="float">
            <text:p>$5.82</text:p>
          </table:table-cell>
          <table:table-cell table:style-name="ce22" table:number-columns-repeated="1000"/>
          <table:table-cell table:style-name="ce469" table:number-columns-repeated="2"/>
          <table:table-cell table:number-columns-repeated="11"/>
        </table:table-row>
        <table:table-row table:style-name="ro15">
          <table:table-cell table:style-name="ce22" table:number-columns-repeated="9"/>
          <table:table-cell table:style-name="ce476"/>
          <table:table-cell table:style-name="ce480"/>
          <table:table-cell table:style-name="ce22" table:number-columns-repeated="1000"/>
          <table:table-cell table:style-name="ce469" table:number-columns-repeated="2"/>
          <table:table-cell table:number-columns-repeated="11"/>
        </table:table-row>
        <table:table-row table:style-name="ro16">
          <table:table-cell table:style-name="ce464" office:value-type="string" calcext:value-type="string">
            <text:p>Electronic</text:p>
          </table:table-cell>
          <table:table-cell table:style-name="ce464"/>
          <table:table-cell table:style-name="ce470" office:value-type="string" calcext:value-type="string">
            <text:p>Heatsink Fan</text:p>
          </table:table-cell>
          <table:table-cell table:style-name="ce464" table:number-columns-repeated="2"/>
          <table:table-cell table:style-name="ce464" office:value-type="string" calcext:value-type="string">
            <text:p>Pelonis</text:p>
          </table:table-cell>
          <table:table-cell table:style-name="ce473" office:value-type="string" calcext:value-type="string">
            <text:p>RFB2008</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11.22" calcext:value-type="float">
            <text:p>$11.22</text:p>
          </table:table-cell>
          <table:table-cell table:style-name="ce475" table:formula="of:=SUM([.J27]*[.H27])" office:value-type="float" office:value="11.22" calcext:value-type="float">
            <text:p>$11.22</text:p>
          </table:table-cell>
          <table:table-cell table:style-name="ce485"/>
          <table:table-cell table:style-name="ce475" table:number-columns-repeated="2"/>
          <table:table-cell table:style-name="ce485"/>
          <table:table-cell table:style-name="ce463" table:number-columns-repeated="996"/>
          <table:table-cell table:number-columns-repeated="13"/>
        </table:table-row>
        <table:table-row table:style-name="ro15">
          <table:table-cell table:style-name="ce464" table:number-columns-repeated="2"/>
          <table:table-cell table:style-name="ce470"/>
          <table:table-cell table:style-name="ce464" table:number-columns-repeated="3"/>
          <table:table-cell table:style-name="ce468"/>
          <table:table-cell table:style-name="ce464" table:number-columns-repeated="2"/>
          <table:table-cell table:style-name="ce475" table:number-columns-repeated="2"/>
          <table:table-cell table:style-name="ce486"/>
          <table:table-cell table:style-name="ce475"/>
          <table:table-cell table:style-name="ce463"/>
          <table:table-cell table:style-name="ce486"/>
          <table:table-cell table:style-name="ce463" table:number-columns-repeated="996"/>
          <table:table-cell table:number-columns-repeated="13"/>
        </table:table-row>
        <table:table-row table:style-name="ro15">
          <table:table-cell table:style-name="ce22" office:value-type="string" calcext:value-type="string">
            <text:p>Hardware</text:p>
          </table:table-cell>
          <table:table-cell table:style-name="ce22"/>
          <table:table-cell table:style-name="ce22" office:value-type="string" calcext:value-type="string">
            <text:p>Steel Piano Hinge with Holes, Black, .040" Thick, 1-1/16" Width</text:p>
          </table:table-cell>
          <table:table-cell table:style-name="ce22" table:number-columns-repeated="2"/>
          <table:table-cell table:style-name="ce22" office:value-type="string" calcext:value-type="string">
            <text:p>Mcmaster</text:p>
          </table:table-cell>
          <table:table-cell table:style-name="ce22" office:value-type="string" calcext:value-type="string">
            <text:p>1569A933</text:p>
          </table:table-cell>
          <table:table-cell table:style-name="ce22" office:value-type="float" office:value="8" calcext:value-type="float">
            <text:p>8</text:p>
          </table:table-cell>
          <table:table-cell table:style-name="ce22" office:value-type="string" calcext:value-type="string">
            <text:p>in</text:p>
          </table:table-cell>
          <table:table-cell table:style-name="ce476" table:formula="of:=(22.3/6)/12" office:value-type="currency" office:currency="USD" office:value="0.309722222222222" calcext:value-type="currency">
            <text:p>$0.31</text:p>
          </table:table-cell>
          <table:table-cell table:style-name="ce482" table:formula="of:=SUM([.J29]*[.H29])" office:value-type="currency" office:currency="USD" office:value="2.47777777777778" calcext:value-type="currency">
            <text:p>$2.48</text:p>
          </table:table-cell>
          <table:table-cell table:style-name="ce486"/>
          <table:table-cell table:style-name="ce476"/>
          <table:table-cell table:style-name="ce475"/>
          <table:table-cell table:style-name="ce486"/>
          <table:table-cell table:style-name="ce463" table:number-columns-repeated="996"/>
          <table:table-cell table:number-columns-repeated="13"/>
        </table:table-row>
        <table:table-row table:style-name="ro15">
          <table:table-cell table:style-name="ce464" table:number-columns-repeated="2"/>
          <table:table-cell table:style-name="ce470"/>
          <table:table-cell table:style-name="ce464" table:number-columns-repeated="3"/>
          <table:table-cell table:style-name="ce468"/>
          <table:table-cell table:style-name="ce464" table:number-columns-repeated="2"/>
          <table:table-cell table:style-name="ce475" table:number-columns-repeated="2"/>
          <table:table-cell table:style-name="ce486"/>
          <table:table-cell table:style-name="ce475"/>
          <table:table-cell table:style-name="ce463"/>
          <table:table-cell table:style-name="ce486"/>
          <table:table-cell table:style-name="ce463" table:number-columns-repeated="996"/>
          <table:table-cell table:number-columns-repeated="13"/>
        </table:table-row>
        <table:table-row table:style-name="ro15">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J31]*[.H31])" office:value-type="float" office:value="7.9388" calcext:value-type="float">
            <text:p>$7.94</text:p>
          </table:table-cell>
          <table:table-cell/>
          <table:table-cell table:style-name="ce487" office:value-type="float" office:value="5" calcext:value-type="float">
            <text:p>$5.00</text:p>
          </table:table-cell>
          <table:table-cell table:style-name="ce487" table:formula="of:=SUM([.M31]*[.H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Z31]*[.X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C31]*[.X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P31]*[.AN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S31]*[.AN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BF31]*[.BD31])" office:value-type="float" office:value="7.9388" calcext:value-type="float">
            <text:p>$7.94</text:p>
          </table:table-cell>
          <table:table-cell/>
          <table:table-cell table:style-name="ce487" office:value-type="float" office:value="5" calcext:value-type="float">
            <text:p>$5.00</text:p>
          </table:table-cell>
          <table:table-cell table:style-name="ce487" table:formula="of:=SUM([.BI31]*[.BD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BV31]*[.BT31])" office:value-type="float" office:value="7.9388" calcext:value-type="float">
            <text:p>$7.94</text:p>
          </table:table-cell>
          <table:table-cell/>
          <table:table-cell table:style-name="ce487" office:value-type="float" office:value="5" calcext:value-type="float">
            <text:p>$5.00</text:p>
          </table:table-cell>
          <table:table-cell table:style-name="ce487" table:formula="of:=SUM([.BY31]*[.BT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CL31]*[.CJ31])" office:value-type="float" office:value="7.9388" calcext:value-type="float">
            <text:p>$7.94</text:p>
          </table:table-cell>
          <table:table-cell/>
          <table:table-cell table:style-name="ce487" office:value-type="float" office:value="5" calcext:value-type="float">
            <text:p>$5.00</text:p>
          </table:table-cell>
          <table:table-cell table:style-name="ce487" table:formula="of:=SUM([.CO31]*[.CJ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DB31]*[.CZ31])" office:value-type="float" office:value="7.9388" calcext:value-type="float">
            <text:p>$7.94</text:p>
          </table:table-cell>
          <table:table-cell/>
          <table:table-cell table:style-name="ce487" office:value-type="float" office:value="5" calcext:value-type="float">
            <text:p>$5.00</text:p>
          </table:table-cell>
          <table:table-cell table:style-name="ce487" table:formula="of:=SUM([.DE31]*[.CZ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DR31]*[.DP31])" office:value-type="float" office:value="7.9388" calcext:value-type="float">
            <text:p>$7.94</text:p>
          </table:table-cell>
          <table:table-cell/>
          <table:table-cell table:style-name="ce487" office:value-type="float" office:value="5" calcext:value-type="float">
            <text:p>$5.00</text:p>
          </table:table-cell>
          <table:table-cell table:style-name="ce487" table:formula="of:=SUM([.DU31]*[.DP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EH31]*[.EF31])" office:value-type="float" office:value="7.9388" calcext:value-type="float">
            <text:p>$7.94</text:p>
          </table:table-cell>
          <table:table-cell/>
          <table:table-cell table:style-name="ce487" office:value-type="float" office:value="5" calcext:value-type="float">
            <text:p>$5.00</text:p>
          </table:table-cell>
          <table:table-cell table:style-name="ce487" table:formula="of:=SUM([.EK31]*[.EF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EX31]*[.EV31])" office:value-type="float" office:value="7.9388" calcext:value-type="float">
            <text:p>$7.94</text:p>
          </table:table-cell>
          <table:table-cell/>
          <table:table-cell table:style-name="ce487" office:value-type="float" office:value="5" calcext:value-type="float">
            <text:p>$5.00</text:p>
          </table:table-cell>
          <table:table-cell table:style-name="ce487" table:formula="of:=SUM([.FA31]*[.EV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FN31]*[.FL31])" office:value-type="float" office:value="7.9388" calcext:value-type="float">
            <text:p>$7.94</text:p>
          </table:table-cell>
          <table:table-cell/>
          <table:table-cell table:style-name="ce487" office:value-type="float" office:value="5" calcext:value-type="float">
            <text:p>$5.00</text:p>
          </table:table-cell>
          <table:table-cell table:style-name="ce487" table:formula="of:=SUM([.FQ31]*[.FL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GD31]*[.GB31])" office:value-type="float" office:value="7.9388" calcext:value-type="float">
            <text:p>$7.94</text:p>
          </table:table-cell>
          <table:table-cell/>
          <table:table-cell table:style-name="ce487" office:value-type="float" office:value="5" calcext:value-type="float">
            <text:p>$5.00</text:p>
          </table:table-cell>
          <table:table-cell table:style-name="ce487" table:formula="of:=SUM([.GG31]*[.GB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GT31]*[.GR31])" office:value-type="float" office:value="7.9388" calcext:value-type="float">
            <text:p>$7.94</text:p>
          </table:table-cell>
          <table:table-cell/>
          <table:table-cell table:style-name="ce487" office:value-type="float" office:value="5" calcext:value-type="float">
            <text:p>$5.00</text:p>
          </table:table-cell>
          <table:table-cell table:style-name="ce487" table:formula="of:=SUM([.GW31]*[.GR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HJ31]*[.HH31])" office:value-type="float" office:value="7.9388" calcext:value-type="float">
            <text:p>$7.94</text:p>
          </table:table-cell>
          <table:table-cell/>
          <table:table-cell table:style-name="ce487" office:value-type="float" office:value="5" calcext:value-type="float">
            <text:p>$5.00</text:p>
          </table:table-cell>
          <table:table-cell table:style-name="ce487" table:formula="of:=SUM([.HM31]*[.HH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HZ31]*[.HX31])" office:value-type="float" office:value="7.9388" calcext:value-type="float">
            <text:p>$7.94</text:p>
          </table:table-cell>
          <table:table-cell/>
          <table:table-cell table:style-name="ce487" office:value-type="float" office:value="5" calcext:value-type="float">
            <text:p>$5.00</text:p>
          </table:table-cell>
          <table:table-cell table:style-name="ce487" table:formula="of:=SUM([.IC31]*[.HX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IP31]*[.IN31])" office:value-type="float" office:value="7.9388" calcext:value-type="float">
            <text:p>$7.94</text:p>
          </table:table-cell>
          <table:table-cell/>
          <table:table-cell table:style-name="ce487" office:value-type="float" office:value="5" calcext:value-type="float">
            <text:p>$5.00</text:p>
          </table:table-cell>
          <table:table-cell table:style-name="ce487" table:formula="of:=SUM([.IS31]*[.IN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JF31]*[.JD31])" office:value-type="float" office:value="7.9388" calcext:value-type="float">
            <text:p>$7.94</text:p>
          </table:table-cell>
          <table:table-cell/>
          <table:table-cell table:style-name="ce487" office:value-type="float" office:value="5" calcext:value-type="float">
            <text:p>$5.00</text:p>
          </table:table-cell>
          <table:table-cell table:style-name="ce487" table:formula="of:=SUM([.JI31]*[.JD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JV31]*[.JT31])" office:value-type="float" office:value="7.9388" calcext:value-type="float">
            <text:p>$7.94</text:p>
          </table:table-cell>
          <table:table-cell/>
          <table:table-cell table:style-name="ce487" office:value-type="float" office:value="5" calcext:value-type="float">
            <text:p>$5.00</text:p>
          </table:table-cell>
          <table:table-cell table:style-name="ce487" table:formula="of:=SUM([.JY31]*[.JT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KL31]*[.KJ31])" office:value-type="float" office:value="7.9388" calcext:value-type="float">
            <text:p>$7.94</text:p>
          </table:table-cell>
          <table:table-cell/>
          <table:table-cell table:style-name="ce487" office:value-type="float" office:value="5" calcext:value-type="float">
            <text:p>$5.00</text:p>
          </table:table-cell>
          <table:table-cell table:style-name="ce487" table:formula="of:=SUM([.KO31]*[.KJ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LB31]*[.KZ31])" office:value-type="float" office:value="7.9388" calcext:value-type="float">
            <text:p>$7.94</text:p>
          </table:table-cell>
          <table:table-cell/>
          <table:table-cell table:style-name="ce487" office:value-type="float" office:value="5" calcext:value-type="float">
            <text:p>$5.00</text:p>
          </table:table-cell>
          <table:table-cell table:style-name="ce487" table:formula="of:=SUM([.LE31]*[.KZ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LR31]*[.LP31])" office:value-type="float" office:value="7.9388" calcext:value-type="float">
            <text:p>$7.94</text:p>
          </table:table-cell>
          <table:table-cell/>
          <table:table-cell table:style-name="ce487" office:value-type="float" office:value="5" calcext:value-type="float">
            <text:p>$5.00</text:p>
          </table:table-cell>
          <table:table-cell table:style-name="ce487" table:formula="of:=SUM([.LU31]*[.LP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MH31]*[.MF31])" office:value-type="float" office:value="7.9388" calcext:value-type="float">
            <text:p>$7.94</text:p>
          </table:table-cell>
          <table:table-cell/>
          <table:table-cell table:style-name="ce487" office:value-type="float" office:value="5" calcext:value-type="float">
            <text:p>$5.00</text:p>
          </table:table-cell>
          <table:table-cell table:style-name="ce487" table:formula="of:=SUM([.MK31]*[.MF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MX31]*[.MV31])" office:value-type="float" office:value="7.9388" calcext:value-type="float">
            <text:p>$7.94</text:p>
          </table:table-cell>
          <table:table-cell/>
          <table:table-cell table:style-name="ce487" office:value-type="float" office:value="5" calcext:value-type="float">
            <text:p>$5.00</text:p>
          </table:table-cell>
          <table:table-cell table:style-name="ce487" table:formula="of:=SUM([.NA31]*[.MV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NN31]*[.NL31])" office:value-type="float" office:value="7.9388" calcext:value-type="float">
            <text:p>$7.94</text:p>
          </table:table-cell>
          <table:table-cell/>
          <table:table-cell table:style-name="ce487" office:value-type="float" office:value="5" calcext:value-type="float">
            <text:p>$5.00</text:p>
          </table:table-cell>
          <table:table-cell table:style-name="ce487" table:formula="of:=SUM([.NQ31]*[.NL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OD31]*[.OB31])" office:value-type="float" office:value="7.9388" calcext:value-type="float">
            <text:p>$7.94</text:p>
          </table:table-cell>
          <table:table-cell/>
          <table:table-cell table:style-name="ce487" office:value-type="float" office:value="5" calcext:value-type="float">
            <text:p>$5.00</text:p>
          </table:table-cell>
          <table:table-cell table:style-name="ce487" table:formula="of:=SUM([.OG31]*[.OB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OT31]*[.OR31])" office:value-type="float" office:value="7.9388" calcext:value-type="float">
            <text:p>$7.94</text:p>
          </table:table-cell>
          <table:table-cell/>
          <table:table-cell table:style-name="ce487" office:value-type="float" office:value="5" calcext:value-type="float">
            <text:p>$5.00</text:p>
          </table:table-cell>
          <table:table-cell table:style-name="ce487" table:formula="of:=SUM([.OW31]*[.OR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PJ31]*[.PH31])" office:value-type="float" office:value="7.9388" calcext:value-type="float">
            <text:p>$7.94</text:p>
          </table:table-cell>
          <table:table-cell/>
          <table:table-cell table:style-name="ce487" office:value-type="float" office:value="5" calcext:value-type="float">
            <text:p>$5.00</text:p>
          </table:table-cell>
          <table:table-cell table:style-name="ce487" table:formula="of:=SUM([.PM31]*[.PH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PZ31]*[.PX31])" office:value-type="float" office:value="7.9388" calcext:value-type="float">
            <text:p>$7.94</text:p>
          </table:table-cell>
          <table:table-cell/>
          <table:table-cell table:style-name="ce487" office:value-type="float" office:value="5" calcext:value-type="float">
            <text:p>$5.00</text:p>
          </table:table-cell>
          <table:table-cell table:style-name="ce487" table:formula="of:=SUM([.QC31]*[.PX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QP31]*[.QN31])" office:value-type="float" office:value="7.9388" calcext:value-type="float">
            <text:p>$7.94</text:p>
          </table:table-cell>
          <table:table-cell/>
          <table:table-cell table:style-name="ce487" office:value-type="float" office:value="5" calcext:value-type="float">
            <text:p>$5.00</text:p>
          </table:table-cell>
          <table:table-cell table:style-name="ce487" table:formula="of:=SUM([.QS31]*[.QN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RF31]*[.RD31])" office:value-type="float" office:value="7.9388" calcext:value-type="float">
            <text:p>$7.94</text:p>
          </table:table-cell>
          <table:table-cell/>
          <table:table-cell table:style-name="ce487" office:value-type="float" office:value="5" calcext:value-type="float">
            <text:p>$5.00</text:p>
          </table:table-cell>
          <table:table-cell table:style-name="ce487" table:formula="of:=SUM([.RI31]*[.RD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RV31]*[.RT31])" office:value-type="float" office:value="7.9388" calcext:value-type="float">
            <text:p>$7.94</text:p>
          </table:table-cell>
          <table:table-cell/>
          <table:table-cell table:style-name="ce487" office:value-type="float" office:value="5" calcext:value-type="float">
            <text:p>$5.00</text:p>
          </table:table-cell>
          <table:table-cell table:style-name="ce487" table:formula="of:=SUM([.RY31]*[.RT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SL31]*[.SJ31])" office:value-type="float" office:value="7.9388" calcext:value-type="float">
            <text:p>$7.94</text:p>
          </table:table-cell>
          <table:table-cell/>
          <table:table-cell table:style-name="ce487" office:value-type="float" office:value="5" calcext:value-type="float">
            <text:p>$5.00</text:p>
          </table:table-cell>
          <table:table-cell table:style-name="ce487" table:formula="of:=SUM([.SO31]*[.SJ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TB31]*[.SZ31])" office:value-type="float" office:value="7.9388" calcext:value-type="float">
            <text:p>$7.94</text:p>
          </table:table-cell>
          <table:table-cell/>
          <table:table-cell table:style-name="ce487" office:value-type="float" office:value="5" calcext:value-type="float">
            <text:p>$5.00</text:p>
          </table:table-cell>
          <table:table-cell table:style-name="ce487" table:formula="of:=SUM([.TE31]*[.SZ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TR31]*[.TP31])" office:value-type="float" office:value="7.9388" calcext:value-type="float">
            <text:p>$7.94</text:p>
          </table:table-cell>
          <table:table-cell/>
          <table:table-cell table:style-name="ce487" office:value-type="float" office:value="5" calcext:value-type="float">
            <text:p>$5.00</text:p>
          </table:table-cell>
          <table:table-cell table:style-name="ce487" table:formula="of:=SUM([.TU31]*[.TP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UH31]*[.UF31])" office:value-type="float" office:value="7.9388" calcext:value-type="float">
            <text:p>$7.94</text:p>
          </table:table-cell>
          <table:table-cell/>
          <table:table-cell table:style-name="ce487" office:value-type="float" office:value="5" calcext:value-type="float">
            <text:p>$5.00</text:p>
          </table:table-cell>
          <table:table-cell table:style-name="ce487" table:formula="of:=SUM([.UK31]*[.UF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UX31]*[.UV31])" office:value-type="float" office:value="7.9388" calcext:value-type="float">
            <text:p>$7.94</text:p>
          </table:table-cell>
          <table:table-cell/>
          <table:table-cell table:style-name="ce487" office:value-type="float" office:value="5" calcext:value-type="float">
            <text:p>$5.00</text:p>
          </table:table-cell>
          <table:table-cell table:style-name="ce487" table:formula="of:=SUM([.VA31]*[.UV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VN31]*[.VL31])" office:value-type="float" office:value="7.9388" calcext:value-type="float">
            <text:p>$7.94</text:p>
          </table:table-cell>
          <table:table-cell/>
          <table:table-cell table:style-name="ce487" office:value-type="float" office:value="5" calcext:value-type="float">
            <text:p>$5.00</text:p>
          </table:table-cell>
          <table:table-cell table:style-name="ce487" table:formula="of:=SUM([.VQ31]*[.VL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WD31]*[.WB31])" office:value-type="float" office:value="7.9388" calcext:value-type="float">
            <text:p>$7.94</text:p>
          </table:table-cell>
          <table:table-cell/>
          <table:table-cell table:style-name="ce487" office:value-type="float" office:value="5" calcext:value-type="float">
            <text:p>$5.00</text:p>
          </table:table-cell>
          <table:table-cell table:style-name="ce487" table:formula="of:=SUM([.WG31]*[.WB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WT31]*[.WR31])" office:value-type="float" office:value="7.9388" calcext:value-type="float">
            <text:p>$7.94</text:p>
          </table:table-cell>
          <table:table-cell/>
          <table:table-cell table:style-name="ce487" office:value-type="float" office:value="5" calcext:value-type="float">
            <text:p>$5.00</text:p>
          </table:table-cell>
          <table:table-cell table:style-name="ce487" table:formula="of:=SUM([.WW31]*[.WR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XJ31]*[.XH31])" office:value-type="float" office:value="7.9388" calcext:value-type="float">
            <text:p>$7.94</text:p>
          </table:table-cell>
          <table:table-cell/>
          <table:table-cell table:style-name="ce487" office:value-type="float" office:value="5" calcext:value-type="float">
            <text:p>$5.00</text:p>
          </table:table-cell>
          <table:table-cell table:style-name="ce487" table:formula="of:=SUM([.XM31]*[.XH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XZ31]*[.XX31])" office:value-type="float" office:value="7.9388" calcext:value-type="float">
            <text:p>$7.94</text:p>
          </table:table-cell>
          <table:table-cell/>
          <table:table-cell table:style-name="ce487" office:value-type="float" office:value="5" calcext:value-type="float">
            <text:p>$5.00</text:p>
          </table:table-cell>
          <table:table-cell table:style-name="ce487" table:formula="of:=SUM([.YC31]*[.XX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YP31]*[.YN31])" office:value-type="float" office:value="7.9388" calcext:value-type="float">
            <text:p>$7.94</text:p>
          </table:table-cell>
          <table:table-cell/>
          <table:table-cell table:style-name="ce487" office:value-type="float" office:value="5" calcext:value-type="float">
            <text:p>$5.00</text:p>
          </table:table-cell>
          <table:table-cell table:style-name="ce487" table:formula="of:=SUM([.YS31]*[.YN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ZF31]*[.ZD31])" office:value-type="float" office:value="7.9388" calcext:value-type="float">
            <text:p>$7.94</text:p>
          </table:table-cell>
          <table:table-cell/>
          <table:table-cell table:style-name="ce487" office:value-type="float" office:value="5" calcext:value-type="float">
            <text:p>$5.00</text:p>
          </table:table-cell>
          <table:table-cell table:style-name="ce487" table:formula="of:=SUM([.ZI31]*[.ZD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ZV31]*[.ZT31])" office:value-type="float" office:value="7.9388" calcext:value-type="float">
            <text:p>$7.94</text:p>
          </table:table-cell>
          <table:table-cell/>
          <table:table-cell table:style-name="ce487" office:value-type="float" office:value="5" calcext:value-type="float">
            <text:p>$5.00</text:p>
          </table:table-cell>
          <table:table-cell table:style-name="ce487" table:formula="of:=SUM([.ZY31]*[.ZT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AL31]*[.AAJ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AO31]*[.AAJ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BB31]*[.AAZ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BE31]*[.AAZ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BR31]*[.ABP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BU31]*[.ABP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CH31]*[.ACF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CK31]*[.ACF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CX31]*[.ACV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DA31]*[.ACV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DN31]*[.ADL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DQ31]*[.ADL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ED31]*[.AEB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EG31]*[.AEB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ET31]*[.AER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EW31]*[.AER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FJ31]*[.AFH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FM31]*[.AFH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FZ31]*[.AFX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GC31]*[.AFX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GP31]*[.AGN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GS31]*[.AGN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HF31]*[.AHD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HI31]*[.AHD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HV31]*[.AHT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HY31]*[.AHT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IL31]*[.AIJ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IO31]*[.AIJ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JB31]*[.AIZ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JE31]*[.AIZ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JR31]*[.AJP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JU31]*[.AJP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KH31]*[.AKF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KK31]*[.AKF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KX31]*[.AKV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LA31]*[.AKV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LN31]*[.ALL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LQ31]*[.ALL31])" office:value-type="float" office:value="5" calcext:value-type="float">
            <text:p>$5.00</text:p>
          </table:table-cell>
          <table:table-cell/>
          <table:table-cell table:style-name="ce463" office:value-type="string" calcext:value-type="string">
            <text:p>Remove?</text:p>
          </table:table-cell>
          <table:table-cell table:style-name="ce464" office:value-type="string" calcext:value-type="string">
            <text:p>Electronic</text:p>
          </table:table-cell>
          <table:table-cell table:style-name="ce464"/>
          <table:table-cell table:style-name="ce470" office:value-type="string" calcext:value-type="string">
            <text:p>BLOWER 12VDC 51.6 X 51.6 X 15MM</text:p>
          </table:table-cell>
          <table:table-cell table:style-name="ce464" table:number-columns-repeated="2"/>
          <table:table-cell table:style-name="ce464" office:value-type="string" calcext:value-type="string">
            <text:p>Digikey</text:p>
          </table:table-cell>
          <table:table-cell table:style-name="ce474" office:value-type="string" calcext:value-type="string">
            <text:p>259-1316-ND</text:p>
          </table:table-cell>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7.9388" calcext:value-type="float">
            <text:p>$7.94</text:p>
          </table:table-cell>
          <table:table-cell table:style-name="ce475" table:formula="of:=SUM([.AMD31]*[.AMB31])" office:value-type="float" office:value="7.9388" calcext:value-type="float">
            <text:p>$7.94</text:p>
          </table:table-cell>
          <table:table-cell/>
          <table:table-cell table:style-name="ce487" office:value-type="float" office:value="5" calcext:value-type="float">
            <text:p>$5.00</text:p>
          </table:table-cell>
          <table:table-cell table:style-name="ce487" table:formula="of:=SUM([.AMG31]*[.AMB31])" office:value-type="float" office:value="5" calcext:value-type="float">
            <text:p>$5.00</text:p>
          </table:table-cell>
          <table:table-cell/>
          <table:table-cell table:style-name="ce463" office:value-type="string" calcext:value-type="string">
            <text:p>Remove?</text:p>
          </table:table-cell>
        </table:table-row>
        <table:table-row table:style-name="ro15">
          <table:table-cell table:number-columns-repeated="1024"/>
        </table:table-row>
        <table:table-row table:style-name="ro15">
          <table:table-cell office:value-type="string" calcext:value-type="string">
            <text:p>Not removed, but likely can be reduced with smaller electronics</text:p>
          </table:table-cell>
          <table:table-cell table:number-columns-repeated="1023"/>
        </table:table-row>
        <table:table-row table:style-name="ro15">
          <table:table-cell table:style-name="ce463" office:value-type="string" calcext:value-type="string">
            <text:p>Mechanical</text:p>
          </table:table-cell>
          <table:table-cell table:style-name="ce464" office:value-type="string" calcext:value-type="string">
            <text:p>PP-FP0056</text:p>
          </table:table-cell>
          <table:table-cell table:style-name="ce464" office:value-type="string" calcext:value-type="string">
            <text:p>Electronics cover, Begonia</text:p>
          </table:table-cell>
          <table:table-cell table:style-name="ce471"/>
          <table:table-cell table:style-name="ce464"/>
          <table:table-cell table:style-name="ce464" office:value-type="string" calcext:value-type="string">
            <text:p>EPOCS</text:p>
          </table:table-cell>
          <table:table-cell table:style-name="ce464"/>
          <table:table-cell table:style-name="ce464" office:value-type="float" office:value="1" calcext:value-type="float">
            <text:p>1</text:p>
          </table:table-cell>
          <table:table-cell table:style-name="ce464" office:value-type="string" calcext:value-type="string">
            <text:p>ea</text:p>
          </table:table-cell>
          <table:table-cell table:style-name="ce475" office:value-type="float" office:value="56" calcext:value-type="float">
            <text:p>$56.00</text:p>
          </table:table-cell>
          <table:table-cell table:style-name="ce475" table:formula="of:=SUM([.J34]*[.H34])" office:value-type="float" office:value="56" calcext:value-type="float">
            <text:p>$56.00</text:p>
          </table:table-cell>
          <table:table-cell table:style-name="ce463" table:number-columns-repeated="1000"/>
          <table:table-cell table:number-columns-repeated="13"/>
        </table:table-row>
        <table:table-row table:style-name="ro15">
          <table:table-cell table:number-columns-repeated="1024"/>
        </table:table-row>
        <table:table-row table:style-name="ro15">
          <table:table-cell office:value-type="string" calcext:value-type="string">
            <text:p>Other misc cabling, pins, housings can be removed</text:p>
          </table:table-cell>
          <table:table-cell table:number-columns-repeated="1023"/>
        </table:table-row>
        <table:table-row table:style-name="ro15">
          <table:table-cell table:number-columns-repeated="1024"/>
        </table:table-row>
        <table:table-row table:style-name="ro2">
          <table:table-cell table:number-columns-repeated="1024"/>
        </table:table-row>
        <table:table-row table:style-name="ro15" table:number-rows-repeated="1048537">
          <table:table-cell table:number-columns-repeated="1024"/>
        </table:table-row>
        <table:table-row table:style-name="ro15">
          <table:table-cell table:number-columns-repeated="1024"/>
        </table:table-row>
      </table:table>
      <table:named-expressions>
        <table:named-expression table:name="__Anonymous_Sheet_DB__1" table:base-cell-address="$'Costed BOM'.$A$1" table:expression="#REF!"/>
      </table:named-expressions>
      <table:database-ranges>
        <table:database-range table:name="__Anonymous_Sheet_DB__0" table:target-range-address="'Costed BOM'.A4:'Costed BOM'.K10" table:contains-header="false">
          <table:sort>
            <table:sort-by table:field-number="6"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Arial1" svg:font-family="Arial" style:font-family-generic="swiss"/>
    <style:font-face style:name="Arial" svg:font-family="Arial" style:font-adornments="Regular" style:font-family-generic="swiss"/>
    <style:font-face style:name="Sans1" svg:font-family="Sans" style:font-adornments="Regular" style:font-family-generic="swiss"/>
    <style:font-face style:name="arial" svg:font-family="arial" style:font-family-generic="swiss"/>
    <style:font-face style:name="arial1" svg:font-family="arial" style:font-adornments="Regular" style:font-family-generic="swiss"/>
    <style:font-face style:name="Liberation Mono" svg:font-family="'Liberation Mono', 'Nimbus Mono L', 'DejaVu Sans Mono', Courier"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Bitstream Vera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2">
      <number:currency-symbol>$</number:currency-symbol>
      <number:number number:decimal-places="2" loext:min-decimal-places="2" number:min-integer-digits="1" number:grouping="true"/>
    </number:currency-style>
    <number:currency-style style:name="N123">
      <style:text-properties fo:color="#ff0000"/>
      <number:text>-</number:text>
      <number:currency-symbol>$</number:currency-symbol>
      <number:number number:decimal-places="2" loext:min-decimal-places="2" number:min-integer-digits="1" number:grouping="true"/>
    </number:currency-style>
    <number:currency-style style:name="N124P0" style:volatile="true">
      <number:currency-symbol>$</number:currency-symbol>
      <number:number number:decimal-places="2" loext:min-decimal-places="2" number:min-integer-digits="1" number:grouping="true"/>
    </number:currency-style>
    <number:currency-style style:name="N124P1" style:volatile="true">
      <style:text-properties fo:color="#ff0000"/>
      <number:text>-</number:text>
      <number:currency-symbol>$</number:currency-symbol>
      <number:number number:decimal-places="2" loext:min-decimal-places="2" number:min-integer-digits="1" number:grouping="true"/>
    </number:currency-style>
    <number:number-style style:name="N124">
      <number:text/>
      <style:map style:condition="value()&gt;0" style:apply-style-name="N124P0"/>
      <style:map style:condition="value()&lt;0" style:apply-style-name="N124P1"/>
    </number:number-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3" number:min-exponent-digits="1" loext:exponent-interval="3" loext:forced-exponent-sign="true"/>
    </number:number-style>
    <number:date-style style:name="N129">
      <number:day/>
      <number:text>-</number:text>
      <number:month number:textual="true"/>
    </number:date-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4P0" style:volatile="true">
      <number:text>$</number:text>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loext:min-decimal-places="0" number:min-integer-digits="1" number:grouping="true"/>
      <number:text> </number:text>
    </number:number-style>
    <number:number-style style:name="N143P1" style:volatile="true">
      <number:text> $(</number:text>
      <number:number number:decimal-places="0" loext:min-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loext:min-decimal-places="2" number:min-integer-digits="1" number:grouping="true"/>
      <number:text> </number:text>
    </number:number-style>
    <number:number-style style:name="N147P1" style:volatile="true">
      <number:text> (</number:text>
      <number:number number:decimal-places="2" loext:min-decimal-places="2" number:min-integer-digits="1" number:grouping="true"/>
      <number:text>)</number:text>
    </number:number-style>
    <number:number-style style:name="N147P2" style:volatile="true">
      <number:text> -</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loext:min-decimal-places="2" number:min-integer-digits="1" number:grouping="true"/>
      <number:text> </number:text>
    </number:number-style>
    <number:number-style style:name="N151P1" style:volatile="true">
      <number:text> $(</number:text>
      <number:number number:decimal-places="2" loext:min-decimal-places="2" number:min-integer-digits="1" number:grouping="true"/>
      <number:text>)</number:text>
    </number:number-style>
    <number:number-style style:name="N151P2" style:volatile="true">
      <number:text> $-</number:text>
      <number:number number:decimal-places="0" loext:min-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percentage-style style:name="N152">
      <number:number number:decimal-places="1" loext:min-decimal-places="1" number:min-integer-digits="1"/>
      <number:text>%</number:text>
    </number:percentage-style>
    <number:number-style style:name="N153">
      <number:number number:decimal-places="3" loext:min-decimal-places="3" number:min-integer-digits="1"/>
    </number:number-style>
    <number:number-style style:name="N154">
      <number:number number:decimal-places="9" loext:min-decimal-places="9" number:min-integer-digits="1"/>
    </number:number-style>
    <number:number-style style:name="N155">
      <number:number number:decimal-places="8" loext:min-decimal-places="8" number:min-integer-digits="1"/>
    </number:number-style>
    <number:number-style style:name="N156">
      <number:number number:decimal-places="7" loext:min-decimal-places="7" number:min-integer-digits="1"/>
    </number:number-style>
    <number:number-style style:name="N157">
      <number:number number:decimal-places="6" loext:min-decimal-places="6" number:min-integer-digits="1"/>
    </number:number-style>
    <number:number-style style:name="N158">
      <number:number number:decimal-places="5" loext:min-decimal-places="5" number:min-integer-digits="1"/>
    </number:number-style>
    <number:number-style style:name="N159">
      <number:number number:decimal-places="4" loext:min-decimal-places="4" number:min-integer-digits="1"/>
    </number:number-style>
    <number:percentage-style style:name="N160">
      <number:number number:decimal-places="3" loext:min-decimal-places="3" number:min-integer-digits="1"/>
      <number:text>%</number:text>
    </number:percentage-style>
    <number:percentage-style style:name="N161">
      <number:number number:decimal-places="4" loext:min-decimal-places="4" number:min-integer-digits="1"/>
      <number:text>%</number:text>
    </number:percentage-style>
    <number:percentage-style style:name="N162">
      <number:number number:decimal-places="5" loext:min-decimal-places="5" number:min-integer-digits="1"/>
      <number:text>%</number:text>
    </number:percentage-style>
    <number:number-style style:name="N163">
      <number:number number:decimal-places="1" loext:min-decimal-places="1" number:min-integer-digits="1"/>
    </number:number-style>
    <number:number-style style:name="N164">
      <number:number number:decimal-places="11" loext:min-decimal-places="11" number:min-integer-digits="1"/>
    </number:number-style>
    <number:number-style style:name="N165">
      <number:number number:decimal-places="10" loext:min-decimal-places="10" number:min-integer-digits="1"/>
    </number:number-style>
    <number:number-style style:name="N166">
      <number:number number:decimal-places="12" loext:min-decimal-places="12" number:min-integer-digits="1"/>
    </number:number-style>
    <number:number-style style:name="N167">
      <number:number number:decimal-places="13" loext:min-decimal-places="13" number:min-integer-digits="1"/>
    </number:number-style>
    <number:number-style style:name="N168">
      <number:number number:decimal-places="14" loext:min-decimal-places="14" number:min-integer-digits="1"/>
    </number:number-style>
    <number:number-style style:name="N169">
      <number:number number:decimal-places="15" loext:min-decimal-places="15" number:min-integer-digits="1"/>
    </number:number-style>
    <number:number-style style:name="N170">
      <number:number number:decimal-places="16" loext:min-decimal-places="16" number:min-integer-digits="1"/>
    </number:number-style>
    <number:percentage-style style:name="N171">
      <number:number number:decimal-places="6" loext:min-decimal-places="6" number:min-integer-digits="1"/>
      <number:text>%</number:text>
    </number:percentage-style>
    <number:number-style style:name="N172">
      <number:number number:decimal-places="3" loext:min-decimal-places="3" number:min-integer-digits="1" number:grouping="true"/>
    </number:number-style>
    <number:number-style style:name="N173">
      <number:number number:decimal-places="1" loext:min-decimal-places="1" number:min-integer-digits="1" number:grouping="true"/>
    </number:number-style>
    <number:currency-style style:name="N175P0" style:volatile="true">
      <number:currency-symbol number:language="en" number:country="US">$</number:currency-symbol>
      <number:number number:decimal-places="6" loext:min-decimal-places="6" number:min-integer-digits="1" number:grouping="true"/>
    </number:currency-style>
    <number:currency-style style:name="N175">
      <style:text-properties fo:color="#ff0000"/>
      <number:text>-</number:text>
      <number:currency-symbol number:language="en" number:country="US">$</number:currency-symbol>
      <number:number number:decimal-places="6" loext:min-decimal-places="6" number:min-integer-digits="1" number:grouping="true"/>
      <style:map style:condition="value()&gt;=0" style:apply-style-name="N175P0"/>
    </number:currency-style>
    <number:currency-style style:name="N177P0" style:volatile="true">
      <number:currency-symbol number:language="en" number:country="US">$</number:currency-symbol>
      <number:number number:decimal-places="4" loext:min-decimal-places="4" number:min-integer-digits="1" number:grouping="true"/>
    </number:currency-style>
    <number:currency-style style:name="N177">
      <style:text-properties fo:color="#ff0000"/>
      <number:text>-</number:text>
      <number:currency-symbol number:language="en" number:country="US">$</number:currency-symbol>
      <number:number number:decimal-places="4" loext:min-decimal-places="4" number:min-integer-digits="1" number:grouping="true"/>
      <style:map style:condition="value()&gt;=0" style:apply-style-name="N177P0"/>
    </number:currency-style>
    <number:number-style style:name="N178">
      <style:text-properties fo:color="#ff0000"/>
      <number:text>-</number:text>
      <number:number number:decimal-places="2" loext:min-decimal-places="2" number:min-integer-digits="1" number:grouping="true"/>
    </number:number-style>
    <number:number-style style:name="N179P0" style:volatile="true">
      <number:number number:decimal-places="2" loext:min-decimal-places="2" number:min-integer-digits="1" number:grouping="true"/>
    </number:number-style>
    <number:number-style style:name="N179P1" style:volatile="true">
      <style:text-properties fo:color="#ff0000"/>
      <number:text>-</number:text>
      <number:number number:decimal-places="2" loext:min-decimal-places="2" number:min-integer-digits="1" number:grouping="true"/>
    </number:number-style>
    <number:number-style style:name="N179">
      <number:text/>
      <style:map style:condition="value()&gt;0" style:apply-style-name="N179P0"/>
      <style:map style:condition="value()&lt;0" style:apply-style-name="N179P1"/>
    </number:number-style>
    <number:currency-style style:name="N181P0" style:volatile="true">
      <number:currency-symbol number:language="en" number:country="US">$</number:currency-symbol>
      <number:number number:decimal-places="3" loext:min-decimal-places="3" number:min-integer-digits="1" number:grouping="true"/>
    </number:currency-style>
    <number:currency-style style:name="N181">
      <style:text-properties fo:color="#ff0000"/>
      <number:text>-</number:text>
      <number:currency-symbol number:language="en" number:country="US">$</number:currency-symbol>
      <number:number number:decimal-places="3" loext:min-decimal-places="3" number:min-integer-digits="1" number:grouping="true"/>
      <style:map style:condition="value()&gt;=0" style:apply-style-name="N181P0"/>
    </number:currency-style>
    <number:number-style style:name="N185P0" style:volatile="true">
      <loext:text> $</loext:text>
      <loext:fill-character> </loext:fill-character>
      <number:number number:decimal-places="2" loext:min-decimal-places="2" number:min-integer-digits="1" number:grouping="true"/>
      <number:text> </number:text>
    </number:number-style>
    <number:number-style style:name="N185P1" style:volatile="true">
      <loext:text> $</loext:text>
      <loext:fill-character> </loext:fill-character>
      <number:text>(</number:text>
      <number:number number:decimal-places="2" loext:min-decimal-places="2" number:min-integer-digits="1" number:grouping="true"/>
      <number:text>)</number:text>
    </number:number-style>
    <number:number-style style:name="N185P2" style:volatile="true">
      <loext:text> $</loext:text>
      <loext:fill-character> </loext:fill-character>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number:text>
      <number:number number:decimal-places="2" loext:min-decimal-places="2" number:min-integer-digits="1" number:grouping="true"/>
    </number:number-style>
    <number:number-style style:name="N187">
      <style:text-properties fo:color="#ff0000"/>
      <number:text>-$</number:text>
      <number:number number:decimal-places="2" loext:min-decimal-places="2" number:min-integer-digits="1" number:grouping="true"/>
      <style:map style:condition="value()&gt;=0" style:apply-style-name="N187P0"/>
    </number:number-style>
    <number:number-style style:name="N188">
      <number:number number:decimal-places="2" loext:min-decimal-places="2" number:min-integer-digits="2"/>
    </number:number-style>
    <number:currency-style style:name="N190P0" style:volatile="true">
      <number:currency-symbol/>
      <number:number number:decimal-places="0" loext:min-decimal-places="0" number:min-integer-digits="1" number:grouping="true"/>
      <number:text> </number:text>
    </number:currency-style>
    <number:currency-style style:name="N190">
      <number:text>(</number:text>
      <number:currency-symbol/>
      <number:number number:decimal-places="0" loext:min-decimal-places="0" number:min-integer-digits="1" number:grouping="true"/>
      <number:text>)</number:text>
      <style:map style:condition="value()&gt;=0" style:apply-style-name="N190P0"/>
    </number:currency-style>
    <number:currency-style style:name="N191P0" style:volatile="true">
      <number:currency-symbol/>
      <number:number number:decimal-places="0" loext:min-decimal-places="0" number:min-integer-digits="1" number:grouping="true"/>
      <number:text> </number:text>
    </number:currency-style>
    <number:currency-style style:name="N191">
      <style:text-properties fo:color="#ff0000"/>
      <number:text>(</number:text>
      <number:currency-symbol/>
      <number:number number:decimal-places="0" loext:min-decimal-places="0" number:min-integer-digits="1" number:grouping="true"/>
      <number:text>)</number:text>
      <style:map style:condition="value()&gt;=0" style:apply-style-name="N191P0"/>
    </number:currency-style>
    <number:currency-style style:name="N193P0" style:volatile="true">
      <number:currency-symbol/>
      <number:number number:decimal-places="2" loext:min-decimal-places="2" number:min-integer-digits="1" number:grouping="true"/>
      <number:text> </number:text>
    </number:currency-style>
    <number:currency-style style:name="N193">
      <number:text>(</number:text>
      <number:currency-symbol/>
      <number:number number:decimal-places="2" loext:min-decimal-places="2" number:min-integer-digits="1" number:grouping="true"/>
      <number:text>)</number:text>
      <style:map style:condition="value()&gt;=0" style:apply-style-name="N193P0"/>
    </number:currency-style>
    <number:currency-style style:name="N194P0" style:volatile="true">
      <number:currency-symbol/>
      <number:number number:decimal-places="2" loext:min-decimal-places="2" number:min-integer-digits="1" number:grouping="true"/>
      <number:text> </number:text>
    </number:currency-style>
    <number:currency-style style:name="N194">
      <style:text-properties fo:color="#ff0000"/>
      <number:text>(</number:text>
      <number:currency-symbol/>
      <number:number number:decimal-places="2" loext:min-decimal-places="2" number:min-integer-digits="1" number:grouping="true"/>
      <number:text>)</number:text>
      <style:map style:condition="value()&gt;=0" style:apply-style-name="N194P0"/>
    </number:currency-style>
    <number:currency-style style:name="N197P0" style:volatile="true">
      <number:currency-symbol/>
      <number:number number:decimal-places="0" loext:min-decimal-places="0" number:min-integer-digits="1" number:grouping="true"/>
      <number:text> </number:text>
    </number:currency-style>
    <number:currency-style style:name="N197P1" style:volatile="true">
      <number:currency-symbol/>
      <number:text>(</number:text>
      <number:number number:decimal-places="0" loext:min-decimal-places="0" number:min-integer-digits="1" number:grouping="true"/>
      <number:text>)</number:text>
    </number:currency-style>
    <number:currency-style style:name="N197P2" style:volatile="true">
      <number:currency-symbol/>
      <number:text>- </number:text>
    </number:currency-style>
    <number:text-style style:name="N197">
      <number:text-content/>
      <number:text> </number:text>
      <style:map style:condition="value()&gt;0" style:apply-style-name="N197P0"/>
      <style:map style:condition="value()&lt;0" style:apply-style-name="N197P1"/>
      <style:map style:condition="value()=0" style:apply-style-name="N197P2"/>
    </number:text-style>
    <number:currency-style style:name="N200P0" style:volatile="true">
      <number:currency-symbol/>
      <number:number number:decimal-places="2" loext:min-decimal-places="2" number:min-integer-digits="1" number:grouping="true"/>
      <number:text> </number:text>
    </number:currency-style>
    <number:currency-style style:name="N200P1" style:volatile="true">
      <number:currency-symbol/>
      <number:text>(</number:text>
      <number:number number:decimal-places="2" loext:min-decimal-places="2" number:min-integer-digits="1" number:grouping="true"/>
      <number:text>)</number:text>
    </number:currency-style>
    <number:currency-style style:name="N200P2" style:volatile="true">
      <number:currency-symbol/>
      <number:text>-</number:text>
      <number:number number:decimal-places="0" loext:min-decimal-places="0" number:min-integer-digits="0"/>
      <number:text> </number:text>
    </number:currency-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1">
      <number:number number:decimal-places="0" loext:min-decimal-places="0" number:min-integer-digits="0" number:grouping="true"/>
    </number:number-style>
    <number:number-style style:name="N202">
      <number:number number:decimal-places="3" loext:min-decimal-places="3" number:min-integer-digits="0" number:grouping="true"/>
    </number:number-style>
    <number:number-style style:name="N203">
      <number:number number:decimal-places="0" loext:min-decimal-places="0" number:min-integer-digits="0"/>
    </number:number-style>
    <number:number-style style:name="N204">
      <number:number number:decimal-places="4" loext:min-decimal-places="4" number:min-integer-digits="1" number:grouping="true"/>
    </number:number-style>
    <number:currency-style style:name="N205">
      <number:currency-symbol>$</number:currency-symbol>
      <number:number number:decimal-places="3" loext:min-decimal-places="3" number:min-integer-digits="1" number:grouping="true"/>
    </number:currency-style>
    <number:currency-style style:name="N206P0" style:volatile="true">
      <number:currency-symbol>$</number:currency-symbol>
      <number:number number:decimal-places="3" loext:min-decimal-places="3" number:min-integer-digits="1" number:grouping="true"/>
    </number:currency-style>
    <number:number-style style:name="N206">
      <style:text-properties fo:color="#ff0000"/>
      <number:text>-$</number:text>
      <number:number number:decimal-places="3" loext:min-decimal-places="3" number:min-integer-digits="1" number:grouping="true"/>
      <style:map style:condition="value()&gt;=0" style:apply-style-name="N206P0"/>
    </number:number-style>
    <number:currency-style style:name="N207">
      <number:currency-symbol>$</number:currency-symbol>
      <number:number number:decimal-places="4" loext:min-decimal-places="4" number:min-integer-digits="1" number:grouping="true"/>
    </number:currency-style>
    <number:currency-style style:name="N208P0" style:volatile="true">
      <number:currency-symbol>$</number:currency-symbol>
      <number:number number:decimal-places="4" loext:min-decimal-places="4" number:min-integer-digits="1" number:grouping="true"/>
    </number:currency-style>
    <number:number-style style:name="N208">
      <style:text-properties fo:color="#ff0000"/>
      <number:text>-$</number:text>
      <number:number number:decimal-places="4" loext:min-decimal-places="4" number:min-integer-digits="1" number:grouping="true"/>
      <style:map style:condition="value()&gt;=0" style:apply-style-name="N208P0"/>
    </number:number-style>
    <number:number-style style:name="N209">
      <style:text-properties fo:color="#ff0000"/>
      <number:text>-$</number:text>
      <number:number number:decimal-places="2" loext:min-decimal-places="2" number:min-integer-digits="1" number:grouping="true"/>
    </number:number-style>
    <number:currency-style style:name="N210P0" style:volatile="true">
      <number:currency-symbol>$</number:currency-symbol>
      <number:number number:decimal-places="2" loext:min-decimal-places="2" number:min-integer-digits="1" number:grouping="true"/>
    </number:currency-style>
    <number:number-style style:name="N210P1" style:volatile="true">
      <style:text-properties fo:color="#ff0000"/>
      <number:text>-$</number:text>
      <number:number number:decimal-places="2" loext:min-decimal-places="2" number:min-integer-digits="1" number:grouping="true"/>
    </number:number-style>
    <number:number-style style:name="N210">
      <number:number number:min-integer-digits="1"/>
      <number:text/>
      <style:map style:condition="value()&gt;0" style:apply-style-name="N210P0"/>
      <style:map style:condition="value()&lt;0" style:apply-style-name="N210P1"/>
    </number:number-style>
    <number:currency-style style:name="N211P0" style:volatile="true">
      <number:currency-symbol>$</number:currency-symbol>
      <number:number number:decimal-places="2" loext:min-decimal-places="2" number:min-integer-digits="1" number:grouping="true"/>
    </number:currency-style>
    <number:number-style style:name="N211">
      <style:text-properties fo:color="#ff0000"/>
      <number:text>-$</number:text>
      <number:number number:decimal-places="2" loext:min-decimal-places="2" number:min-integer-digits="1" number:grouping="true"/>
      <style:map style:condition="value()&gt;=0" style:apply-style-name="N211P0"/>
    </number:number-style>
    <number:date-style style:name="N212">
      <number:month number:style="long"/>
      <number:text>/</number:text>
      <number:day number:style="long"/>
      <number:text>/</number:text>
      <number:year number:calendar="gregorian"/>
    </number:date-style>
    <number:number-style style:name="N216P0" style:volatile="true">
      <loext:fill-character> </loext:fill-character>
      <number:number number:decimal-places="0" loext:min-decimal-places="0" number:min-integer-digits="1" number:grouping="true"/>
      <number:text> </number:text>
    </number:number-style>
    <number:number-style style:name="N216P1" style:volatile="true">
      <loext:fill-character> </loext:fill-character>
      <number:text>(</number:text>
      <number:number number:decimal-places="0" loext:min-decimal-places="0" number:min-integer-digits="1" number:grouping="true"/>
      <number:text>)</number:text>
    </number:number-style>
    <number:number-style style:name="N216P2" style:volatile="true">
      <loext:fill-character> </loext:fill-character>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loext:text> $</loext:text>
      <loext:fill-character> </loext:fill-character>
      <number:number number:decimal-places="0" loext:min-decimal-places="0" number:min-integer-digits="1" number:grouping="true"/>
      <number:text> </number:text>
    </number:number-style>
    <number:number-style style:name="N220P1" style:volatile="true">
      <loext:text> $</loext:text>
      <loext:fill-character> </loext:fill-character>
      <number:text>(</number:text>
      <number:number number:decimal-places="0" loext:min-decimal-places="0" number:min-integer-digits="1" number:grouping="true"/>
      <number:text>)</number:text>
    </number:number-style>
    <number:number-style style:name="N220P2" style:volatile="true">
      <loext:text> $</loext:text>
      <loext:fill-character> </loext:fill-character>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4P0" style:volatile="true">
      <loext:fill-character> </loext:fill-character>
      <number:number number:decimal-places="2" loext:min-decimal-places="2" number:min-integer-digits="1" number:grouping="true"/>
      <number:text> </number:text>
    </number:number-style>
    <number:number-style style:name="N224P1" style:volatile="true">
      <loext:fill-character> </loext:fill-character>
      <number:text>(</number:text>
      <number:number number:decimal-places="2" loext:min-decimal-places="2" number:min-integer-digits="1" number:grouping="true"/>
      <number:text>)</number:text>
    </number:number-style>
    <number:number-style style:name="N224P2" style:volatile="true">
      <loext:fill-character> </loext:fill-character>
      <number:text>-</number:text>
      <number:number number:decimal-places="0" loext:min-decimal-places="0" number:min-integer-digits="0"/>
      <number:text>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5">
      <number:scientific-number number:decimal-places="1" loext:min-decimal-places="1" number:min-integer-digits="1" number:min-exponent-digits="1" loext:exponent-interval="3" loext:forced-exponent-sign="true"/>
    </number:number-style>
    <number:number-style style:name="N226">
      <number:text>$</number:text>
      <number:number number:decimal-places="4" loext:min-decimal-places="4" number:min-integer-digits="1" number:grouping="true"/>
    </number:number-style>
    <number:currency-style style:name="N228P0" style:volatile="true">
      <number:currency-symbol number:language="en" number:country="US">$</number:currency-symbol>
      <number:number number:decimal-places="5" loext:min-decimal-places="5" number:min-integer-digits="1" number:grouping="true"/>
    </number:currency-style>
    <number:currency-style style:name="N228">
      <style:text-properties fo:color="#ff0000"/>
      <number:text>-</number:text>
      <number:currency-symbol number:language="en" number:country="US">$</number:currency-symbol>
      <number:number number:decimal-places="5" loext:min-decimal-places="5" number:min-integer-digits="1" number:grouping="true"/>
      <style:map style:condition="value()&gt;=0" style:apply-style-name="N228P0"/>
    </number:currency-style>
    <number:currency-style style:name="N230P0" style:volatile="true">
      <number:currency-symbol>$</number:currency-symbol>
      <number:number number:decimal-places="4" loext:min-decimal-places="4" number:min-integer-digits="1" number:grouping="true"/>
    </number:currency-style>
    <number:currency-style style:name="N230P1" style:volatile="true">
      <style:text-properties fo:color="#ff0000"/>
      <number:text>-</number:text>
      <number:currency-symbol>$</number:currency-symbol>
      <number:number number:decimal-places="4" loext:min-decimal-places="4" number:min-integer-digits="1" number:grouping="true"/>
    </number:currency-style>
    <number:number-style style:name="N230">
      <number:text/>
      <style:map style:condition="value()&gt;0" style:apply-style-name="N230P0"/>
      <style:map style:condition="value()&lt;0" style:apply-style-name="N230P1"/>
    </number:number-style>
    <number:number-style style:name="N232P0" style:volatile="true">
      <number:text>Yes</number:text>
    </number:number-style>
    <number:number-style style:name="N232P1" style:volatile="true">
      <number:text>Yes</number:text>
    </number:number-style>
    <number:number-style style:name="N232">
      <number:text>No</number:text>
      <style:map style:condition="value()&gt;0" style:apply-style-name="N232P0"/>
      <style:map style:condition="value()&lt;0" style:apply-style-name="N232P1"/>
    </number:number-style>
    <number:number-style style:name="N234P0" style:volatile="true">
      <number:text>True</number:text>
    </number:number-style>
    <number:number-style style:name="N234P1" style:volatile="true">
      <number:text>True</number:text>
    </number:number-style>
    <number:number-style style:name="N234">
      <number:text>False</number:text>
      <style:map style:condition="value()&gt;0" style:apply-style-name="N234P0"/>
      <style:map style:condition="value()&lt;0" style:apply-style-name="N234P1"/>
    </number:number-style>
    <number:number-style style:name="N236P0" style:volatile="true">
      <number:text>On</number:text>
    </number:number-style>
    <number:number-style style:name="N236P1" style:volatile="true">
      <number:text>On</number:text>
    </number:number-style>
    <number:number-style style:name="N236">
      <number:text>Off</number:text>
      <style:map style:condition="value()&gt;0" style:apply-style-name="N236P0"/>
      <style:map style:condition="value()&lt;0" style:apply-style-name="N236P1"/>
    </number:number-style>
    <number:currency-style style:name="N238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238">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238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2" number:language="en" number:country="US">
      <number:currency-symbol number:language="en" number:country="US">$</number:currency-symbol>
      <number:number number:decimal-places="4" loext:min-decimal-places="4" number:min-integer-digits="1" number:grouping="true"/>
    </number:currency-style>
    <number:currency-style style:name="N10153P0" style:volatile="true" number:language="en" number:country="US">
      <number:currency-symbol number:language="en" number:country="US">$</number:currency-symbol>
      <number:number number:decimal-places="4" loext:min-decimal-places="4" number:min-integer-digits="1" number:grouping="true"/>
    </number:currency-style>
    <number:currency-style style:name="N10153" number:language="en" number:country="US">
      <style:text-properties fo:color="#ff0000"/>
      <number:text>-</number:text>
      <number:currency-symbol number:language="en" number:country="US">$</number:currency-symbol>
      <number:number number:decimal-places="4" loext:min-decimal-places="4" number:min-integer-digits="1" number:grouping="true"/>
      <style:map style:condition="value()&gt;=0" style:apply-style-name="N10153P0"/>
    </number:currency-style>
    <number:currency-style style:name="N10154" number:language="en" number:country="US">
      <number:currency-symbol number:language="en" number:country="US">$</number:currency-symbol>
      <number:number number:decimal-places="2" loext:min-decimal-places="2" number:min-integer-digits="1" number:grouping="true"/>
    </number:currency-style>
    <number:currency-style style:name="N1015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8" number:language="en" number:country="US">
      <number:text-content/>
      <number:text> </number:text>
      <style:map style:condition="value()&gt;0" style:apply-style-name="N10158P0"/>
      <style:map style:condition="value()&lt;0" style:apply-style-name="N10158P1"/>
      <style:map style:condition="value()=0" style:apply-style-name="N10158P2"/>
    </number:text-style>
    <style:style style:name="Default" style:family="table-cell">
      <style:text-properties style:font-name-asian="Droid Sans" style:font-family-asian="'Droid Sans'"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draw:marker draw:name="Arrowheads_20_1" draw:display-name="Arrowheads 1" svg:viewBox="0 0 20 30" svg:d="M10 0l-10 30h20z"/>
  </office:styles>
  <office:automatic-styles>
    <style:page-layout style:name="Mpm1">
      <style:page-layout-properties fo:page-width="792pt" fo:page-height="612pt" style:num-format="1" style:print-orientation="landscape"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1008pt" fo:page-height="612pt" style:num-format="1" style:print-orientation="landscape" fo:margin-top="14.4pt" fo:margin-bottom="14.4pt" fo:margin-left="14.4pt" fo:margin-right="14.4pt" style:print-page-order="ttb" loext:scale-to-X="1" loext:scale-to-Y="4" style:writing-mode="lr-tb" gnm:style-print=" annotations_at_end" style:print="annotations charts drawings objects"/>
      <style:header-style>
        <style:header-footer-properties fo:min-height="0pt" fo:margin-left="0pt" fo:margin-right="0pt" fo:margin-bottom="0pt" fo:border="none" fo:padding="0pt" style:shadow="none"/>
      </style:header-style>
      <style:footer-style>
        <style:header-footer-properties fo:min-height="0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00/00/0000</text:date>, <text:time style:data-style-name="N2" text:time-value="08:22:24.374819221">00:00:00</text:time></text:p>
        </style:region-right>
      </style:header>
      <style:header-left style:display="false"/>
      <style:footer>
        <text:p>Page <text:page-number>1</text:page-number> / <text:page-count>99</text:page-count></text:p>
      </style:footer>
      <style:footer-left style:display="false"/>
    </style:master-page>
    <style:master-page style:name="Costed_20_BOM" style:display-name="Costed BO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0T08:25:39.833627125</dc:date>
    <meta:creation-date>2012-12-21T12:42:34Z</meta:creation-date>
    <meta:editing-cycles>3043</meta:editing-cycles>
    <meta:editing-duration>P44DT16H25M29S</meta:editing-duration>
    <meta:generator>LibreOffice/5.0.4.2$Linux_X86_64 LibreOffice_project/2b9802c1994aa0b7dc6079e128979269cf95bc78</meta:generator>
    <meta:initial-creator>Tracy Ireland</meta:initial-creator>
    <meta:document-statistic meta:table-count="2" meta:cell-count="3657" meta:object-count="0"/>
  </office:meta>
</office:document-meta>
</file>